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text-properties style:font-name="Times New Roman" fo:font-weight="bold" style:font-weight-asian="bold" style:font-weight-complex="bold"/>
    </style:style>
    <style:style style:name="P17" style:family="paragraph" style:parent-style-name="Standard" style:list-style-name="L2">
      <style:text-properties style:font-name="Times New Roman" fo:font-weight="bold" style:font-weight-asian="bold" style:font-weight-complex="bold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0pt" style:font-size-asian="10pt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3f5fbf"/>
    </style:style>
    <style:style style:name="T8" style:family="text">
      <style:text-properties fo:color="#3f5fbf" style:text-underline-style="solid" style:text-underline-width="auto" style:text-underline-color="font-color"/>
    </style:style>
    <style:style style:name="T9" style:family="text">
      <style:text-properties fo:color="#7f9fbf" fo:font-weight="bold" style:font-weight-asian="bold" style:font-weight-complex="bold"/>
    </style:style>
    <style:style style:name="T10" style:family="text">
      <style:text-properties fo:color="#3f7f5f"/>
    </style:style>
    <style:style style:name="T11" style:family="text">
      <style:text-properties fo:color="#3f7f5f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Courier New" style:font-weight-asian="bold" style:font-name-complex="Courier New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Courier New" style:font-weight-asian="normal" style:font-name-complex="Courier New" style:font-weight-complex="normal"/>
    </style:style>
    <style:style style:name="T16" style:family="text">
      <style:text-properties fo:color="#0000c0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0000c0"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2a00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24" style:family="text">
      <style:text-properties style:font-name="Times New Roman" style:font-name-asian="Courier New" style:font-name-complex="Courier New"/>
    </style:style>
    <style:style style:name="T25" style:family="text">
      <style:text-properties fo:color="#646464"/>
    </style:style>
    <style:style style:name="T26" style:family="text">
      <style:text-properties fo:color="#7f7f9f"/>
    </style:style>
    <style:style style:name="T27" style:family="text">
      <style:text-properties style:font-name-asian="Courier New" style:font-name-complex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Source Code</text:p>
      <text:p text:style-name="P1"/>
      <text:p text:style-name="P3">Before Reading This Section:</text:p>
      <text:list xml:id="list5197623447965692056" text:style-name="L1">
        <text:list-item>
          <text:p text:style-name="P5">If you wish to browse code one file at a time you can find the full source code in Source Code folder that is packaged within the zip file this comes in.</text:p>
        </text:list-item>
        <text:list-item>
          <text:p text:style-name="P5">Classes will be broken up by package</text:p>
        </text:list-item>
        <text:list-item>
          <text:p text:style-name="P5">Blank classes have been omitted as they are simply place holders that will be expanded upon come next iteration</text:p>
        </text:list-item>
      </text:list>
      <text:p text:style-name="P4"/>
      <text:p text:style-name="P13"><text:span text:style-name="T12">Package: </text:span>Apps</text:p>
      <text:p text:style-name="P4">Class: AppMagicRealm.java</text:p>
      <text:p text:style-name="P7"><text:span text:style-name="T2"/></text:p>
      <text:p text:style-name="P7"><text:span text:style-name="T2">package</text:span><text:span text:style-name="T3"> app;</text:span></text:p>
      <text:p text:style-name="P18"/>
      <text:p text:style-name="P18"><text:span text:style-name="T2">import</text:span><text:span text:style-name="T3"> views.GameView;</text:span></text:p>
      <text:p text:style-name="P18"/>
      <text:p text:style-name="P19">/**</text:p>
      <text:p text:style-name="P19"><text:s/>* Main Class For The Magic Realm Game. Creates A Game View And Starts Everything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AppMagicRealm {</text:span></text:p>
      <text:p text:style-name="P18"><text:span text:style-name="T3"><text:tab/></text:span><text:span text:style-name="T10">// Main Method To Launch The Java </text:span><text:span text:style-name="T11">App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String[] args) {</text:span></text:p>
      <text:p text:style-name="P18"><text:span text:style-name="T3"><text:tab/><text:tab/></text:span><text:span text:style-name="T2">new</text:span><text:span text:style-name="T3"> GameView();</text:span></text:p>
      <text:p text:style-name="P20"><text:tab/>}</text:p>
      <text:p text:style-name="P20">}</text:p>
      <text:p text:style-name="P4"/>
      <text:p text:style-name="P13"><text:span text:style-name="T12">Package: Controller</text:span></text:p>
      <text:p text:style-name="P11"><text:span text:style-name="T12">Class:</text:span> AppMagicRealm.java</text:p>
      <text:p text:style-name="P11">package controller;<text:line-break/><text:line-break/>import java.util.ArrayList;<text:line-break/><text:line-break/>import views.GameView;<text:line-break/>import models.BoardModels.Clearing;<text:line-break/>import models.characterModels.PlayerBase;<text:line-break/>import models.characterModels.playerEnums.CharacterClass;<text:line-break/><text:line-break/>public class clientController {<text:line-break/><text:tab/><text:line-break/><text:tab/>private GameView parent;<text:line-break/><text:tab/>private int currentPlayerIndex;<text:line-break/><text:tab/>private PlayerBase currentPlayer;<text:line-break/><text:tab/>private ArrayList&lt;PlayerBase&gt; thePlayers;<text:line-break/><text:tab/><text:line-break/><text:tab/>private boolean gameStarted;<text:line-break/><text:line-break/><text:tab/>public clientController(GameView theView){<text:line-break/><text:tab/><text:tab/>parent = theView;<text:line-break/><text:tab/><text:tab/>currentPlayerIndex = 0;<text:line-break/><text:soft-page-break/><text:tab/><text:tab/>thePlayers = new ArrayList&lt;PlayerBase&gt;();<text:line-break/><text:tab/>}<text:line-break/><text:tab/><text:line-break/><text:tab/>// Adds The Player to The Game<text:line-break/><text:tab/>public void addPlayer(CharacterClass playerClass, String playerName){<text:line-break/><text:tab/><text:tab/>// Add The Player Into The List<text:line-break/><text:tab/><text:tab/>PlayerBase aPlayer = new PlayerBase(playerName, playerClass);<text:line-break/><text:tab/><text:tab/>thePlayers.add(aPlayer);<text:line-break/><text:tab/><text:tab/><text:line-break/><text:tab/><text:tab/>// If That Is The First Player, Set The Current Player To That<text:line-break/><text:tab/><text:tab/>if (thePlayers.size() == 1) {<text:line-break/><text:tab/><text:tab/><text:tab/>currentPlayer = aPlayer;<text:line-break/><text:tab/><text:tab/>}<text:line-break/><text:tab/>}<text:line-break/><text:tab/><text:line-break/><text:tab/>// Returns The player List From The Game<text:line-break/><text:tab/>public ArrayList&lt;PlayerBase&gt; getPlayers(){<text:line-break/><text:tab/><text:tab/>return thePlayers;<text:line-break/><text:tab/>}<text:line-break/><text:tab/><text:line-break/><text:tab/>// Moves To Next Player's Turn, Using Modulo Math<text:line-break/><text:tab/>public void moveToNextPlayer () {<text:line-break/><text:tab/><text:tab/>currentPlayerIndex++;<text:line-break/><text:tab/><text:tab/>currentPlayer = thePlayers.get(currentPlayerIndex % thePlayers.size());<text:line-break/><text:tab/><text:tab/>currentPlayer.startPlayerTurn();<text:line-break/><text:tab/>}<text:line-break/><text:tab/><text:line-break/><text:tab/>// Starts The Game When Called<text:line-break/><text:tab/>public void startGame () {<text:line-break/><text:tab/><text:tab/>gameStarted = true;<text:line-break/><text:tab/><text:tab/>for (PlayerBase p: thePlayers) {<text:line-break/><text:tab/><text:tab/><text:tab/>Clearing playerStart = parent.getBoardView().getDefaultClearingForClass(p.getPlayerClass());<text:line-break/><text:tab/><text:tab/><text:tab/>p.setCurrentClearing(playerStart);<text:line-break/><text:tab/><text:tab/><text:tab/>p.setHomeClearing(playerStart);<text:line-break/><text:tab/><text:tab/><text:tab/>playerStart.playerMovedToThis(p);<text:line-break/><text:tab/><text:tab/>}<text:line-break/><text:tab/>}<text:line-break/><text:line-break/><text:tab/>// Remove The Player From The List<text:line-break/><text:tab/>public void removePlayer(String playerToRemoveName) {<text:line-break/><text:tab/><text:tab/>for(int i = 0; i &lt; thePlayers.size(); i++){<text:line-break/><text:tab/><text:tab/><text:tab/>if(thePlayers.get(i).getName() == playerToRemoveName){<text:line-break/><text:tab/><text:tab/><text:tab/><text:tab/>thePlayers.remove(i);<text:line-break/><text:tab/><text:tab/><text:tab/><text:tab/>return;<text:line-break/><text:tab/><text:tab/><text:tab/>}<text:line-break/><text:tab/><text:tab/>}<text:line-break/><text:tab/>}<text:line-break/><text:tab/><text:line-break/><text:soft-page-break/><text:tab/>// Get Player By Name <text:line-break/><text:tab/>public PlayerBase getPlayer (String name, CharacterClass charClass) {<text:line-break/><text:tab/><text:tab/>for (PlayerBase p: thePlayers) {<text:line-break/><text:tab/><text:tab/><text:tab/>if (p.getName().equals(name) &amp;&amp; p.getPlayerClass() == charClass) {<text:line-break/><text:tab/><text:tab/><text:tab/><text:tab/>return p;<text:line-break/><text:tab/><text:tab/><text:tab/>}<text:line-break/><text:tab/><text:tab/>}<text:line-break/><text:tab/><text:tab/>return null;<text:line-break/><text:tab/>}<text:line-break/><text:tab/><text:line-break/><text:tab/>// Gather All Of The Unhidden Players<text:line-break/><text:tab/>public ArrayList&lt;PlayerBase&gt; getUnhiddenPlayers () {<text:line-break/><text:tab/><text:tab/>ArrayList&lt;PlayerBase&gt; returnVal = new ArrayList&lt;&gt;();<text:line-break/><text:tab/><text:tab/>for (PlayerBase p: thePlayers) {<text:line-break/><text:tab/><text:tab/><text:tab/>if (!p.isHidden()) {<text:line-break/><text:tab/><text:tab/><text:tab/><text:tab/>returnVal.add(p);<text:line-break/><text:tab/><text:tab/><text:tab/>}<text:line-break/><text:tab/><text:tab/>}<text:line-break/><text:tab/><text:tab/>return returnVal;<text:line-break/><text:tab/>}<text:line-break/><text:tab/><text:line-break/><text:tab/>/*----------------- <text:s/>Getters And Setters -------------------------*/<text:line-break/><text:tab/>public PlayerBase getCurrentPlayer() {<text:line-break/><text:tab/><text:tab/>return currentPlayer;<text:line-break/><text:tab/>}<text:line-break/><text:line-break/><text:tab/>public boolean isGameStarted() {<text:line-break/><text:tab/><text:tab/>return gameStarted;<text:line-break/><text:tab/>}<text:line-break/><text:line-break/><text:tab/>public void setGameStarted(boolean gameStarted) {<text:line-break/><text:tab/><text:tab/>this.gameStarted = gameStarted;<text:line-break/><text:tab/>}<text:line-break/>}<text:line-break/></text:p>
      <text:p text:style-name="P12">Class: <text:span text:style-name="T14">CombatPvP.java (Currently Unused)</text:span></text:p>
      <text:p text:style-name="P9"><text:span text:style-name="T1">package</text:span><text:span text:style-name="T14"> controller;</text:span></text:p>
      <text:p text:style-name="P18"/>
      <text:p text:style-name="P18"><text:span text:style-name="T2">import</text:span><text:span text:style-name="T3"> java.util.ArrayList;</text:span></text:p>
      <text:p text:style-name="P18"><text:span text:style-name="T2">import</text:span><text:span text:style-name="T3"> java.util.List;</text:span></text:p>
      <text:p text:style-name="P18"><text:span text:style-name="T2">import</text:span><text:span text:style-name="T3"> java.util.Set;</text:span></text:p>
      <text:p text:style-name="P18"/>
      <text:p text:style-name="P18"><text:span text:style-name="T2">import</text:span><text:span text:style-name="T3"> models.BoardModels.Clearing;</text:span></text:p>
      <text:p text:style-name="P18"><text:span text:style-name="T2">import</text:span><text:span text:style-name="T3"> models.characterModels.PlayerBase;</text:span></text:p>
      <text:p text:style-name="P18"><text:span text:style-name="T2">import</text:span><text:span text:style-name="T3"> models.characterModels.playerEnums.Weights;</text:span></text:p>
      <text:p text:style-name="P18"><text:span text:style-name="T2">import</text:span><text:span text:style-name="T3"> models.otherEntities.EntityBase;</text:span></text:p>
      <text:p text:style-name="P18"><text:span text:style-name="T2">import</text:span><text:span text:style-name="T3"> utils.GameUtils;</text:span></text:p>
      <text:p text:style-name="P18"/>
      <text:p text:style-name="P18"><text:span text:style-name="T2">public</text:span><text:span text:style-name="T3"> </text:span><text:span text:style-name="T2">class</text:span><text:span text:style-name="T3"> CombatPvP {</text:span></text:p>
      <text:p text:style-name="P18"><text:span text:style-name="T3"><text:tab/></text:span><text:span text:style-name="T2">private</text:span><text:span text:style-name="T3"> List&lt;Clearing&gt; </text:span><text:span text:style-name="T16">currClearings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lastRound</text:span><text:span text:style-name="T3">, </text:span><text:span text:style-name="T16">currRound</text:span><text:span text:style-name="T3">;</text:span></text:p>
      <text:p text:style-name="P18"><text:span text:style-name="T3"><text:tab/></text:span><text:span text:style-name="T2">private</text:span><text:span text:style-name="T3"> PlayerBase[] </text:span><text:span text:style-name="T16">currOrder</text:span><text:span text:style-name="T3">;</text:span></text:p>
      <text:p text:style-name="P18"><text:soft-page-break/><text:span text:style-name="T3"><text:tab/></text:span><text:span text:style-name="T10">//will be the entry point in the end for </text:span><text:span text:style-name="T11">pvp</text:span><text:span text:style-name="T10"> combat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combatPvP(PlayerBase[] players){</text:span></text:p>
      <text:p text:style-name="P18"><text:span text:style-name="T3"><text:tab/><text:tab/></text:span><text:span text:style-name="T16">currClearings</text:span><text:span text:style-name="T3"> = </text:span><text:span text:style-name="T2">new</text:span><text:span text:style-name="T3"> ArrayList&lt;Clearing&gt;();</text:span></text:p>
      <text:p text:style-name="P18"><text:span text:style-name="T3"><text:tab/><text:tab/></text:span><text:span text:style-name="T16">lastRound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</text:span></text:p>
      <text:p text:style-name="P18"><text:span text:style-name="T3"><text:tab/><text:tab/><text:tab/></text:span><text:span text:style-name="T16">currClearings</text:span><text:span text:style-name="T3">.add(players[i].getCurrentClearing());</text:span></text:p>
      <text:p text:style-name="P18"><text:span text:style-name="T3"><text:tab/><text:tab/></text:span><text:span text:style-name="T2">while</text:span><text:span text:style-name="T3">(</text:span><text:span text:style-name="T2">true</text:span><text:span text:style-name="T3">){</text:span></text:p>
      <text:p text:style-name="P18"><text:span text:style-name="T3"><text:tab/><text:tab/><text:tab/></text:span><text:span text:style-name="T16">currRound</text:span><text:span text:style-name="T3"> = </text:span><text:span text:style-name="T2">false</text:span><text:span text:style-name="T3">;</text:span></text:p>
      <text:p text:style-name="P20"><text:tab/><text:tab/><text:tab/></text:p>
      <text:p text:style-name="P20"><text:tab/><text:tab/><text:tab/>preparation(players);</text:p>
      <text:p text:style-name="P20"><text:tab/><text:tab/><text:tab/></text:p>
      <text:p text:style-name="P18"><text:span text:style-name="T3"><text:tab/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18"><text:span text:style-name="T3"><text:tab/><text:tab/><text:tab/><text:tab/></text:span><text:span text:style-name="T2">for</text:span><text:span text:style-name="T3">(</text:span><text:span text:style-name="T2">int</text:span><text:span text:style-name="T3"> j = 0; j &lt; </text:span><text:span text:style-name="T16">currClearings</text:span><text:span text:style-name="T3">.size(); ++j){</text:span></text:p>
      <text:p text:style-name="P18"><text:span text:style-name="T3"><text:tab/><text:tab/><text:tab/><text:tab/><text:tab/></text:span><text:span text:style-name="T2">if</text:span><text:span text:style-name="T3">(!</text:span><text:span text:style-name="T16">currClearings</text:span><text:span text:style-name="T3">.get(j).getEntitiesInClearing().contains(players[i])){</text:span></text:p>
      <text:p text:style-name="P18"><text:span text:style-name="T3"><text:tab/><text:tab/><text:tab/><text:tab/><text:tab/><text:tab/></text:span><text:span text:style-name="T16">currClearings</text:span><text:span text:style-name="T3">.remove(j);</text:span></text:p>
      <text:p text:style-name="P20"><text:tab/><text:tab/><text:tab/><text:tab/><text:tab/>}</text:p>
      <text:p text:style-name="P20"><text:tab/><text:tab/><text:tab/><text:tab/>}</text:p>
      <text:p text:style-name="P20"><text:tab/><text:tab/><text:tab/>}</text:p>
      <text:p text:style-name="P18"><text:span text:style-name="T3"><text:tab/><text:tab/><text:tab/></text:span><text:span text:style-name="T2">if</text:span><text:span text:style-name="T3">((</text:span><text:span text:style-name="T16">currRound</text:span><text:span text:style-name="T3"> &amp;&amp; </text:span><text:span text:style-name="T16">lastRound</text:span><text:span text:style-name="T3">) || (</text:span><text:span text:style-name="T16">currClearings</text:span><text:span text:style-name="T3">.size() == 0)){</text:span></text:p>
      <text:p text:style-name="P18"><text:span text:style-name="T3"><text:tab/><text:tab/><text:tab/><text:tab/></text:span><text:span text:style-name="T2">break</text:span><text:span text:style-name="T3">;</text:span></text:p>
      <text:p text:style-name="P20"><text:tab/><text:tab/><text:tab/>}</text:p>
      <text:p text:style-name="P18"><text:span text:style-name="T3"><text:tab/><text:tab/><text:tab/></text:span><text:span text:style-name="T16">lastRound</text:span><text:span text:style-name="T3"> = </text:span><text:span text:style-name="T16">currRound</text:span><text:span text:style-name="T3">;</text:span>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10">/*</text:span></text:p>
      <text:p text:style-name="P22"><text:tab/> * Encounter</text:p>
      <text:p text:style-name="P18"><text:span text:style-name="T10"><text:tab/> * </text:span><text:span text:style-name="T9">TODO</text:span></text:p>
      <text:p text:style-name="P22"><text:tab/> * <text:span text:style-name="T19">Albert</text:span> - look into preparation</text:p>
      <text:p text:style-name="P22"><text:tab/> * preparation</text:p>
      <text:p text:style-name="P22"><text:tab/> * -determine first character for clearing</text:p>
      <text:p text:style-name="P22"><text:tab/> *</text:p>
      <text:p text:style-name="P22"><text:tab/> */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preparation(PlayerBase[] players){</text:span></text:p>
      <text:p text:style-name="P18"><text:span text:style-name="T3"><text:tab/><text:tab/></text:span><text:span text:style-name="T10">//have to see if natives will attack players</text:span></text:p>
      <text:p text:style-name="P18"><text:span text:style-name="T3"><text:tab/><text:tab/></text:span><text:span text:style-name="T10">//can increase how the natives will act "buy drinks"</text:span></text:p>
      <text:p text:style-name="P18"><text:span text:style-name="T3"><text:tab/><text:tab/></text:span><text:span text:style-name="T10">//non-alert native horses</text:span></text:p>
      <text:p text:style-name="P18"/>
      <text:p text:style-name="P20"><text:tab/><text:tab/></text:p>
      <text:p text:style-name="P20"><text:tab/><text:tab/>luring(players);</text:p>
      <text:p text:style-name="P20"><text:tab/>}</text:p>
      <text:p text:style-name="P20"><text:tab/></text:p>
      <text:p text:style-name="P18"><text:span text:style-name="T3"><text:tab/></text:span><text:span text:style-name="T10">/* luring</text:span></text:p>
      <text:p text:style-name="P22"><text:tab/> * -first character turn</text:p>
      <text:p text:style-name="P22"><text:tab/> * --character can lure <text:span text:style-name="T19">unhired</text:span> of any number to own sheet.</text:p>
      <text:p text:style-name="P22"><text:tab/> * --<text:span text:style-name="T19">hirelings</text:span> can lure only one</text:p>
      <text:p text:style-name="P22"><text:tab/> * --can not be <text:span text:style-name="T19">relured</text:span> to other <text:span text:style-name="T19">hirelings</text:span></text:p>
      <text:p text:style-name="P22"><text:tab/> * --does not change hidden</text:p>
      <text:p text:style-name="P22"><text:tab/> * -repeat till all characters have had turn/no more the lure</text:p>
      <text:p text:style-name="P22"><text:tab/> * -pick unassigned <text:span text:style-name="T19">unhired</text:span></text:p>
      <text:p text:style-name="P22"><text:tab/> * --all represented <text:span text:style-name="T19">charcters</text:span> roll</text:p>
      <text:p text:style-name="P22"><text:tab/> * --high roll takes</text:p>
      <text:p text:style-name="P22"><text:tab/> * --if character present move to sheet</text:p>
      <text:p text:style-name="P22"><text:tab/> * --else move to <text:span text:style-name="T19">unhired</text:span> sheet</text:p>
      <text:p text:style-name="P22"><text:tab/> * -repeat until all assigned</text:p>
      <text:p text:style-name="P18"><text:span text:style-name="T10"><text:tab/> */</text:span><text:span text:style-name="T3"> </text:span></text:p>
      <text:p text:style-name="P20"><text:tab/></text:p>
      <text:p text:style-name="P18"><text:soft-page-break/><text:span text:style-name="T3"><text:tab/></text:span><text:span text:style-name="T10">//</text:span><text:span text:style-name="T9">TODO</text:span></text:p>
      <text:p text:style-name="P18"><text:span text:style-name="T3"><text:tab/></text:span><text:span text:style-name="T10">//</text:span><text:span text:style-name="T11">Albert</text:span><text:span text:style-name="T10"> - think about the return values and parameters for this</text:span></text:p>
      <text:p text:style-name="P20"><text:tab/></text:p>
      <text:p text:style-name="P18"><text:span text:style-name="T3"><text:tab/></text:span><text:span text:style-name="T10">//assumed can only lure </text:span><text:span text:style-name="T11">unhidden</text:span><text:span text:style-name="T10"> characters/entity</text:span></text:p>
      <text:p text:style-name="P18"><text:span text:style-name="T3"><text:tab/></text:span><text:span text:style-name="T2">private</text:span><text:span text:style-name="T3"> </text:span><text:span text:style-name="T2">void</text:span><text:span text:style-name="T3"> luring(PlayerBase[] players) 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20"><text:tab/><text:tab/><text:tab/>Set&lt;EntityBase&gt; unhidden = players[i].getCurrentClearing().getUnhiddenEntities();</text:p>
      <text:p text:style-name="P18"><text:span text:style-name="T3"><text:tab/><text:tab/><text:tab/></text:span><text:span text:style-name="T2">if</text:span><text:span text:style-name="T3">(unhidden.size() != 0){</text:span></text:p>
      <text:p text:style-name="P18"><text:span text:style-name="T3"><text:tab/><text:tab/><text:tab/><text:tab/></text:span><text:span text:style-name="T2">int</text:span><text:span text:style-name="T3"> f = players[i].checkLure(unhidden);</text:span><text:span text:style-name="T10">//-----------------------------view</text:span></text:p>
      <text:p text:style-name="P18"><text:span text:style-name="T3"><text:tab/><text:tab/><text:tab/><text:tab/></text:span><text:span text:style-name="T2">if</text:span><text:span text:style-name="T3">(f &gt; 0){</text:span></text:p>
      <text:p text:style-name="P20"><text:tab/><text:tab/><text:tab/><text:tab/><text:tab/>players[i].unHide();</text:p>
      <text:p text:style-name="P20"><text:tab/><text:tab/><text:tab/><text:tab/>}</text:p>
      <text:p text:style-name="P20"><text:tab/><text:tab/><text:tab/>}</text:p>
      <text:p text:style-name="P20"><text:tab/><text:tab/>}</text:p>
      <text:p text:style-name="P20"><text:tab/><text:tab/></text:p>
      <text:p text:style-name="P22">//<text:tab/><text:tab/>if (unassigned non-player controlled entities in clearing){ more relevant for when monsters</text:p>
      <text:p text:style-name="P22">//<text:tab/><text:tab/><text:tab/>if (<text:span text:style-name="T19">unhidden</text:span> in clearing){</text:p>
      <text:p text:style-name="P22">//<text:tab/><text:tab/><text:tab/><text:tab/>randomAssignments(players);</text:p>
      <text:p text:style-name="P22">//<text:tab/><text:tab/><text:tab/>}</text:p>
      <text:p text:style-name="P22">//<text:tab/><text:tab/>}</text:p>
      <text:p text:style-name="P20"><text:tab/><text:tab/></text:p>
      <text:p text:style-name="P20"><text:tab/><text:tab/>deployment(players);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</text:span><text:span text:style-name="T5">randomAssignments(PlayerBase[] players</text:span><text:span text:style-name="T11">/*, EntityBase[] unassigned*/</text:span><text:span text:style-name="T5">)</text:span><text:span text:style-name="T3">{</text:span></text:p>
      <text:p text:style-name="P18"><text:span text:style-name="T3"><text:tab/><text:tab/></text:span><text:span text:style-name="T10">//this will take the unassigned and will assign them to attack one of the players/hirings</text:span></text:p>
      <text:p text:style-name="P18"><text:span text:style-name="T3"><text:tab/><text:tab/></text:span><text:span text:style-name="T10">//for that clearing</text:span></text:p>
      <text:p text:style-name="P18"><text:span text:style-name="T3"><text:tab/><text:tab/></text:span><text:span text:style-name="T10">//assigned to UNHIDDEN characters in the clearing</text:span></text:p>
      <text:p text:style-name="P20"><text:tab/>}</text:p>
      <text:p text:style-name="P20"><text:tab/></text:p>
      <text:p text:style-name="P18"><text:span text:style-name="T3"><text:tab/> </text:span><text:span text:style-name="T10">/*</text:span></text:p>
      <text:p text:style-name="P22"><text:tab/> * Deployment &amp; Charging</text:p>
      <text:p text:style-name="P22"><text:tab/> ***can charge or deploy any order </text:p>
      <text:p text:style-name="P22"><text:tab/> * -first player</text:p>
      <text:p text:style-name="P22"><text:tab/> * --if charge hidden = false</text:p>
      <text:p text:style-name="P22"><text:tab/> * --if <text:span text:style-name="T19">hireling</text:span> deploy?</text:p>
      <text:p text:style-name="P22"><text:tab/> * ---if character</text:p>
      <text:p text:style-name="P22"><text:tab/> * ----distribute <text:span text:style-name="T19">hireling</text:span> in red boxes of character's sheet</text:p>
      <text:p text:style-name="P22"><text:tab/> * ---if denizen</text:p>
      <text:p text:style-name="P22"><text:tab/> * ----moves to own sheet <text:span text:style-name="T19">hireling</text:span> on top of attackers</text:p>
      <text:p text:style-name="P22"><text:tab/> * ----if last attacker on another denizen's sheet other</text:p>
      <text:p text:style-name="P22"><text:tab/> * <text:tab/><text:tab/>denizen becomes first on thrust pile</text:p>
      <text:p text:style-name="P22"><text:tab/> * <text:tab/><text:tab/>attackers controller places attacker either side up</text:p>
      <text:p text:style-name="P22"><text:tab/> * <text:tab/><text:tab/>when it is moved to be to another attacker on new sheet</text:p>
      <text:p text:style-name="P22"><text:tab/> * ---deployed <text:span text:style-name="T19">hireling</text:span> and target hidden = false</text:p>
      <text:p text:style-name="P22"><text:tab/> * --else if more characters to charge/deploy continue</text:p>
      <text:p text:style-name="P22"><text:tab/> * --else Encounter Actions</text:p>
      <text:p text:style-name="P22"><text:tab/> */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deployment(PlayerBase[] players)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20"><text:tab/><text:tab/><text:tab/></text:p>
      <text:p text:style-name="P22">//<text:tab/><text:tab/><text:tab/>for each see if they want to charge player</text:p>
      <text:p text:style-name="P22">//<text:tab/><text:tab/><text:tab/><text:tab/>if so both <text:span text:style-name="T19">unhidden</text:span></text:p>
      <text:p text:style-name="P18"><text:soft-page-break/><text:span text:style-name="T3"><text:tab/><text:tab/><text:tab/>players[i].setCharge();</text:span><text:span text:style-name="T10">//-----------------------------------</text:span></text:p>
      <text:p text:style-name="P18"><text:span text:style-name="T3"><text:tab/><text:tab/><text:tab/></text:span><text:span text:style-name="T2">if</text:span><text:span text:style-name="T3">(players[i].chargingPlayer() != </text:span><text:span text:style-name="T2">null</text:span><text:span text:style-name="T3">){</text:span></text:p>
      <text:p text:style-name="P20"><text:tab/><text:tab/><text:tab/><text:tab/>players[i].chargingPlayer().unHide();</text:p>
      <text:p text:style-name="P20"><text:tab/><text:tab/><text:tab/><text:tab/>players[i].unHide();</text:p>
      <text:p text:style-name="P20"><text:tab/><text:tab/><text:tab/>}</text:p>
      <text:p text:style-name="P20"><text:tab/><text:tab/>}</text:p>
      <text:p text:style-name="P20"><text:tab/><text:tab/></text:p>
      <text:p text:style-name="P20"><text:tab/><text:tab/>encounter(players);</text:p>
      <text:p text:style-name="P20"><text:tab/>}</text:p>
      <text:p text:style-name="P20"><text:tab/></text:p>
      <text:p text:style-name="P18"><text:span text:style-name="T3"><text:tab/></text:span><text:span text:style-name="T10">/* Encounter Action</text:span></text:p>
      <text:p text:style-name="P22"><text:tab/> * -character may play any number of <text:span text:style-name="T19">enchated</text:span> magic <text:span text:style-name="T19">chits</text:span> (not this iteration)</text:p>
      <text:p text:style-name="P22"><text:tab/> * -if charged</text:p>
      <text:p text:style-name="P22"><text:tab/> * --check if more character to do actions</text:p>
      <text:p text:style-name="P22"><text:tab/> * -else</text:p>
      <text:p text:style-name="P22"><text:tab/> * --chose 1 (Alert weapon, run, fly away, or cast spell</text:p>
      <text:p text:style-name="P22"><text:tab/> * ---if not then most abandon any number of belongings(active or not)</text:p>
      <text:p text:style-name="P22"><text:tab/> * --check if more characters to do actions</text:p>
      <text:p text:style-name="P22"><text:tab/> * -repeat till no more</text:p>
      <text:p text:style-name="P22"><text:tab/> */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encounter(PlayerBase[] players) 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18"><text:span text:style-name="T3"><text:tab/><text:tab/><text:tab/></text:span><text:span text:style-name="T2">if</text:span><text:span text:style-name="T3">(players[i].chargingPlayer() == </text:span><text:span text:style-name="T2">null</text:span><text:span text:style-name="T3">){</text:span></text:p>
      <text:p text:style-name="P18"><text:span text:style-name="T3"><text:tab/><text:tab/><text:tab/><text:tab/></text:span><text:span text:style-name="T2">continue</text:span><text:span text:style-name="T3">;</text:span></text:p>
      <text:p text:style-name="P18"><text:span text:style-name="T3"><text:tab/><text:tab/><text:tab/>} </text:span><text:span text:style-name="T2">else</text:span><text:span text:style-name="T3"> {</text:span></text:p>
      <text:p text:style-name="P18"><text:span text:style-name="T3"><text:tab/><text:tab/><text:tab/><text:tab/></text:span><text:span text:style-name="T2">int</text:span><text:span text:style-name="T3"> f = players[i].selection();</text:span><text:span text:style-name="T10">//---------------------</text:span></text:p>
      <text:p text:style-name="P18"><text:span text:style-name="T3"><text:tab/><text:tab/><text:tab/><text:tab/></text:span><text:span text:style-name="T2">if</text:span><text:span text:style-name="T3">(f != 0)</text:span></text:p>
      <text:p text:style-name="P18"><text:span text:style-name="T3"><text:tab/><text:tab/><text:tab/><text:tab/><text:tab/></text:span><text:span text:style-name="T2">continue</text:span><text:span text:style-name="T3">;</text:span></text:p>
      <text:p text:style-name="P20"><text:tab/><text:tab/><text:tab/>}</text:p>
      <text:p text:style-name="P18"><text:span text:style-name="T3"><text:tab/><text:tab/><text:tab/>players[i].selection2();</text:span><text:span text:style-name="T10">//-------------------</text:span></text:p>
      <text:p text:style-name="P20"><text:tab/><text:tab/>}</text:p>
      <text:p text:style-name="P22">//<text:tab/><text:tab/>rotate through and check if charged another</text:p>
      <text:p text:style-name="P22">//<text:tab/><text:tab/><text:tab/>if so then continue</text:p>
      <text:p text:style-name="P22">//<text:tab/><text:tab/><text:tab/>else</text:p>
      <text:p text:style-name="P22">//<text:tab/><text:tab/><text:tab/><text:tab/>see if alert weapon, run, or fly (can cast spell here)</text:p>
      <text:p text:style-name="P22">//<text:tab/><text:tab/><text:tab/><text:tab/>if not</text:p>
      <text:p text:style-name="P22">//<text:tab/><text:tab/><text:tab/><text:tab/><text:tab/>may alert any 1 belonging or abandon any number of belongings</text:p>
      <text:p text:style-name="P20"><text:tab/><text:tab/></text:p>
      <text:p text:style-name="P18"><text:span text:style-name="T3"><text:tab/><text:tab/></text:span><text:span text:style-name="T16">currOrder</text:span><text:span text:style-name="T3"> = GameUtils.</text:span><text:span text:style-name="T6">randomOrder</text:span><text:span text:style-name="T3">(players);</text:span></text:p>
      <text:p text:style-name="P20"><text:tab/><text:tab/></text:p>
      <text:p text:style-name="P20"><text:tab/><text:tab/>melee(players);</text:p>
      <text:p text:style-name="P20"><text:tab/>}</text:p>
      <text:p text:style-name="P20"><text:tab/></text:p>
      <text:p text:style-name="P18"><text:span text:style-name="T3"><text:tab/></text:span><text:span text:style-name="T10">/* </text:span><text:span text:style-name="T9">TODO</text:span></text:p>
      <text:p text:style-name="P22"><text:tab/> * <text:span text:style-name="T19">Albert</text:span> - Have to do the <text:span text:style-name="T19">melee</text:span> steps</text:p>
      <text:p text:style-name="P22"><text:tab/> * <text:span text:style-name="T19">Melee</text:span> Step</text:p>
      <text:p text:style-name="P22"><text:tab/> * -denizen horses turn galloping side up <text:span text:style-name="T19">hirelings</text:span> horses turn over</text:p>
      <text:p text:style-name="P22"><text:tab/> * -Denizens Target!!!*****</text:p>
      <text:p text:style-name="P22"><text:tab/> * mix attention <text:span text:style-name="T19">chits</text:span> of all involved characters. pick first</text:p>
      <text:p text:style-name="P22"><text:tab/> * </text:p>
      <text:p text:style-name="P22"><text:tab/> */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melee(PlayerBase[] players) {</text:span></text:p>
      <text:p text:style-name="P18"><text:span text:style-name="T3"><text:tab/><text:tab/></text:span><text:span text:style-name="T10">//rotate through attention </text:span><text:span text:style-name="T11">chits</text:span><text:span text:style-name="T10"> and select attack targets</text:span></text:p>
      <text:p text:style-name="P20"><text:tab/><text:tab/></text:p>
      <text:p text:style-name="P22">//<text:tab/><text:tab/>will have to go through each player to setup their targets and <text:soft-page-break/><text:span text:style-name="T19">defence</text:span>/attack</text:p>
      <text:p text:style-name="P20"><text:tab/><text:tab/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18"><text:span text:style-name="T3"><text:tab/><text:tab/><text:tab/>players[i].selectTarget();</text:span><text:span text:style-name="T10">//------------------------------</text:span></text:p>
      <text:p text:style-name="P18"><text:span text:style-name="T3"><text:tab/><text:tab/><text:tab/></text:span><text:span text:style-name="T10">//should be visible to everyone and go in order</text:span>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secret attack, </text:span><text:span text:style-name="T11">manuever</text:span><text:span text:style-name="T10">, and armor for each character</text:span></text:p>
      <text:p text:style-name="P20"><text:tab/><text:tab/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18"><text:span text:style-name="T3"><text:tab/><text:tab/><text:tab/>setTactics(players[i]);</text:span><text:span text:style-name="T10">//------------------------</text:span>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have to send all information to all players</text:span></text:p>
      <text:p text:style-name="P20"><text:tab/><text:tab/></text:p>
      <text:p text:style-name="P18"><text:span text:style-name="T3"><text:tab/><text:tab/></text:span><text:span text:style-name="T10">//roll for repositioning and change of tactics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players.</text:span><text:span text:style-name="T16">length</text:span><text:span text:style-name="T3">; ++i){</text:span></text:p>
      <text:p text:style-name="P18"><text:span text:style-name="T3"><text:tab/><text:tab/><text:tab/></text:span><text:span text:style-name="T2">int</text:span><text:span text:style-name="T3"> f = players[i].rollTacChange();</text:span><text:span text:style-name="T10">//------------------------</text:span></text:p>
      <text:p text:style-name="P18"><text:span text:style-name="T3"><text:tab/><text:tab/><text:tab/></text:span><text:span text:style-name="T2">if</text:span><text:span text:style-name="T3"> (f &gt; 0){</text:span></text:p>
      <text:p text:style-name="P18"><text:span text:style-name="T3"><text:tab/><text:tab/><text:tab/><text:tab/>setTactics(players[i]);</text:span><text:span text:style-name="T10">//------------------------------</text:span>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loops through the players and resolves attacks in each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</text:span><text:span text:style-name="T16">currOrder</text:span><text:span text:style-name="T3">.</text:span><text:span text:style-name="T16">length</text:span><text:span text:style-name="T3">; ++i){</text:span></text:p>
      <text:p text:style-name="P18"><text:span text:style-name="T3"><text:tab/><text:tab/><text:tab/>PlayerBase[] clearingOrder = </text:span><text:span text:style-name="T2">new</text:span><text:span text:style-name="T3"> PlayerBase[</text:span><text:span text:style-name="T16">currOrder</text:span><text:span text:style-name="T3">.</text:span><text:span text:style-name="T16">length</text:span><text:span text:style-name="T3">];</text:span></text:p>
      <text:p text:style-name="P18"><text:span text:style-name="T3"><text:tab/><text:tab/><text:tab/></text:span><text:span text:style-name="T2">int</text:span><text:span text:style-name="T3"> currNum = 0;</text:span></text:p>
      <text:p text:style-name="P18"><text:span text:style-name="T3"><text:tab/><text:tab/><text:tab/></text:span><text:span text:style-name="T10">//loops through all the players to see if they have are in the same clearing</text:span></text:p>
      <text:p text:style-name="P18"><text:span text:style-name="T3"><text:tab/><text:tab/><text:tab/></text:span><text:span text:style-name="T2">for</text:span><text:span text:style-name="T3">(</text:span><text:span text:style-name="T2">int</text:span><text:span text:style-name="T3"> j = 0; j &lt; </text:span><text:span text:style-name="T16">currOrder</text:span><text:span text:style-name="T3">.</text:span><text:span text:style-name="T16">length</text:span><text:span text:style-name="T3">; j++){</text:span></text:p>
      <text:p text:style-name="P18"><text:span text:style-name="T3"><text:tab/><text:tab/><text:tab/><text:tab/></text:span><text:span text:style-name="T2">if</text:span><text:span text:style-name="T3">(</text:span><text:span text:style-name="T16">currOrder</text:span><text:span text:style-name="T3">[i].getCurrentClearing() == </text:span><text:span text:style-name="T16">currOrder</text:span><text:span text:style-name="T3">[j].getCurrentClearing()){</text:span></text:p>
      <text:p text:style-name="P18"><text:span text:style-name="T3"><text:tab/><text:tab/><text:tab/><text:tab/><text:tab/>clearingOrder[currNum++] = </text:span><text:span text:style-name="T16">currOrder</text:span><text:span text:style-name="T3">[i];</text:span></text:p>
      <text:p text:style-name="P20"><text:tab/><text:tab/><text:tab/><text:tab/>}</text:p>
      <text:p text:style-name="P20"><text:tab/><text:tab/><text:tab/>}</text:p>
      <text:p text:style-name="P18"><text:span text:style-name="T3"><text:tab/><text:tab/><text:tab/></text:span><text:span text:style-name="T10">//sees if the current players clearing is in the list of current clearings</text:span></text:p>
      <text:p text:style-name="P18"><text:span text:style-name="T3"><text:tab/><text:tab/><text:tab/></text:span><text:span text:style-name="T10">//will remove if there and run the </text:span><text:span text:style-name="T11">melee</text:span><text:span text:style-name="T10"> for that clearing else next</text:span></text:p>
      <text:p text:style-name="P18"><text:span text:style-name="T3"><text:tab/><text:tab/><text:tab/></text:span><text:span text:style-name="T2">for</text:span><text:span text:style-name="T3">(</text:span><text:span text:style-name="T2">int</text:span><text:span text:style-name="T3"> j = 0; j &lt; </text:span><text:span text:style-name="T16">currClearings</text:span><text:span text:style-name="T3">.size(); ++j){</text:span></text:p>
      <text:p text:style-name="P18"><text:span text:style-name="T3"><text:tab/><text:tab/><text:tab/><text:tab/></text:span><text:span text:style-name="T2">if</text:span><text:span text:style-name="T3">(</text:span><text:span text:style-name="T16">currClearings</text:span><text:span text:style-name="T3">.get(j) == </text:span><text:span text:style-name="T16">currOrder</text:span><text:span text:style-name="T3">[i].getCurrentClearing()){</text:span></text:p>
      <text:p text:style-name="P18"><text:span text:style-name="T3"><text:tab/><text:tab/><text:tab/><text:tab/><text:tab/></text:span><text:span text:style-name="T16">currClearings</text:span><text:span text:style-name="T3">.remove(j);</text:span></text:p>
      <text:p text:style-name="P20"><text:tab/><text:tab/><text:tab/><text:tab/><text:tab/>resolveAttacks(clearingOrder, currNum);</text:p>
      <text:p text:style-name="P20"><text:tab/><text:tab/><text:tab/><text:tab/>}</text:p>
      <text:p text:style-name="P20"><text:tab/><text:tab/><text:tab/>}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setTactics(PlayerBase player){</text:span></text:p>
      <text:p text:style-name="P18"><text:span text:style-name="T10">//<text:tab/><text:tab/></text:span><text:span text:style-name="T9">TODO</text:span></text:p>
      <text:p text:style-name="P22">//<text:tab/><text:tab/>player.setAttack();</text:p>
      <text:p text:style-name="P22">//<text:tab/><text:tab/>player.setManuever();</text:p>
      <text:p text:style-name="P22">//<text:tab/><text:tab/>player.setArmor();</text:p>
      <text:p text:style-name="P20"><text:tab/>}</text:p>
      <text:p text:style-name="P20"><text:tab/></text:p>
      <text:p text:style-name="P18"><text:span text:style-name="T3"><text:tab/></text:span><text:span text:style-name="T10">//will have to have something in regards to the clearing and attack order</text:span></text:p>
      <text:p text:style-name="P18"><text:span text:style-name="T3"><text:tab/></text:span><text:span text:style-name="T10">//all the clearing attacks go to resolve attacks and then when the </text:span><text:span text:style-name="T11">clearning</text:span><text:span text:style-name="T10"> is</text:span></text:p>
      <text:p text:style-name="P18"><text:soft-page-break/><text:span text:style-name="T3"><text:tab/></text:span><text:span text:style-name="T10">//done then go to the next clearing to resolve attacks</text:span></text:p>
      <text:p text:style-name="P20"><text:tab/></text:p>
      <text:p text:style-name="P18"><text:span text:style-name="T3"><text:tab/></text:span><text:span text:style-name="T10">/* Resolve Attacks</text:span></text:p>
      <text:p text:style-name="P22"><text:tab/> * -start with weapon length = 17 </text:p>
      <text:p text:style-name="P22"><text:tab/> * -Attack Speed = 0</text:p>
      <text:p text:style-name="P22"><text:tab/> * -if first combat weapon length &gt; speed</text:p>
      <text:p text:style-name="P22"><text:tab/> * -else speed &gt; length</text:p>
      <text:p text:style-name="P22"><text:tab/> * -choose attacker</text:p>
      <text:p text:style-name="P22"><text:tab/> * --attack <text:span text:style-name="T19">undercut</text:span>?</text:p>
      <text:p text:style-name="P22"><text:tab/> * ---Attack Hits</text:p>
      <text:p text:style-name="P22"><text:tab/> * --attack intercept maneuver?</text:p>
      <text:p text:style-name="P22"><text:tab/> * ---attack Hits</text:p>
      <text:p text:style-name="P22"><text:tab/> * --if attacker is character + weapon</text:p>
      <text:p text:style-name="P22"><text:tab/> * ---weapon = Alerted</text:p>
      <text:p text:style-name="P22"><text:tab/> * --MORE attacks to resolve at this length and speed?</text:p>
      <text:p text:style-name="P22"><text:tab/> * ---choose attacker</text:p>
      <text:p text:style-name="P22"><text:tab/> * --more attacks to resolve?</text:p>
      <text:p text:style-name="P22"><text:tab/> * ---length-1</text:p>
      <text:p text:style-name="P22"><text:tab/> * ---speed+1</text:p>
      <text:p text:style-name="P22"><text:tab/> * ---next combat round</text:p>
      <text:p text:style-name="P22"><text:tab/> * --Character pay for Fatigue and Wounds</text:p>
      <text:p text:style-name="P22"><text:tab/> * --<text:span text:style-name="T19">Disengagement</text:span></text:p>
      <text:p text:style-name="P22"><text:tab/> * --Spoils of Combat</text:p>
      <text:p text:style-name="P22"><text:tab/> */</text:p>
      <text:p text:style-name="P20"><text:tab/></text:p>
      <text:p text:style-name="P20"><text:tab/></text:p>
      <text:p text:style-name="P18"><text:span text:style-name="T3"><text:tab/></text:span><text:span text:style-name="T10">////</text:span><text:span text:style-name="T9">TODO</text:span><text:span text:style-name="T10"> make sure this works properly - </text:span><text:span text:style-name="T11">Albert</text:span></text:p>
      <text:p text:style-name="P18"><text:span text:style-name="T3"><text:tab/></text:span><text:span text:style-name="T2">private</text:span><text:span text:style-name="T3"> </text:span><text:span text:style-name="T2">void</text:span><text:span text:style-name="T3"> resolveAttacks(PlayerBase[] players, </text:span><text:span text:style-name="T2">int</text:span><text:span text:style-name="T3"> maxPlayers) {</text:span></text:p>
      <text:p text:style-name="P18"><text:span text:style-name="T3"><text:tab/><text:tab/>PlayerBase[] orderAttacks = </text:span><text:span text:style-name="T2">new</text:span><text:span text:style-name="T3"> PlayerBase[maxPlayers];</text:span></text:p>
      <text:p text:style-name="P18"><text:span text:style-name="T3"><text:tab/><text:tab/></text:span><text:span text:style-name="T2">int</text:span><text:span text:style-name="T3"> firstAttack = 0, currAttackNum = 0;</text:span></text:p>
      <text:p text:style-name="P18"><text:span text:style-name="T3"><text:tab/><text:tab/></text:span><text:span text:style-name="T2">int</text:span><text:span text:style-name="T3"> firstAttacker = 0;</text:span></text:p>
      <text:p text:style-name="P20"><text:tab/><text:tab/>PlayerBase attacker, defender;</text:p>
      <text:p text:style-name="P18"><text:span text:style-name="T3"><text:tab/><text:tab/></text:span><text:span text:style-name="T10">// check how the </text:span><text:span text:style-name="T11">currplayer</text:span><text:span text:style-name="T10"> is attacking</text:span></text:p>
      <text:p text:style-name="P18"><text:span text:style-name="T3"><text:tab/><text:tab/></text:span><text:span text:style-name="T10">// who is the attacker and who is defender</text:span></text:p>
      <text:p text:style-name="P20"><text:tab/><text:tab/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maxPlayers; ++i){</text:span></text:p>
      <text:p text:style-name="P18"><text:span text:style-name="T3"><text:tab/><text:tab/><text:tab/></text:span><text:span text:style-name="T2">for</text:span><text:span text:style-name="T3">(</text:span><text:span text:style-name="T2">int</text:span><text:span text:style-name="T3"> j = 0; j &lt; maxPlayers; ++j){</text:span></text:p>
      <text:p text:style-name="P18"><text:span text:style-name="T3"><text:tab/><text:tab/><text:tab/><text:tab/></text:span><text:span text:style-name="T2">if</text:span><text:span text:style-name="T3">(players[j].getWeapon().getWeaponLength() &gt; firstAttack){</text:span></text:p>
      <text:p text:style-name="P20"><text:tab/><text:tab/><text:tab/><text:tab/><text:tab/>firstAttacker = j;</text:p>
      <text:p text:style-name="P20"><text:tab/><text:tab/><text:tab/><text:tab/><text:tab/>firstAttack = players[j].getWeapon().getWeaponLength();</text:p>
      <text:p text:style-name="P20"><text:tab/><text:tab/><text:tab/><text:tab/>}</text:p>
      <text:p text:style-name="P20"><text:tab/><text:tab/><text:tab/>}</text:p>
      <text:p text:style-name="P20"><text:tab/><text:tab/><text:tab/>orderAttacks[currAttackNum++] = players[firstAttacker];</text:p>
      <text:p text:style-name="P20"><text:tab/><text:tab/><text:tab/>firstAttack = 0;</text:p>
      <text:p text:style-name="P20"><text:tab/><text:tab/>}</text:p>
      <text:p text:style-name="P20"><text:tab/><text:tab/></text:p>
      <text:p text:style-name="P20"><text:tab/><text:tab/>attacker = orderAttacks[0];</text:p>
      <text:p text:style-name="P20"><text:tab/><text:tab/>defender = attacker.attackList();</text:p>
      <text:p text:style-name="P20"><text:tab/><text:tab/>orderAttacks = removeFirst(orderAttacks);</text:p>
      <text:p text:style-name="P20"><text:tab/><text:tab/></text:p>
      <text:p text:style-name="P18"><text:span text:style-name="T3"><text:tab/><text:tab/></text:span><text:span text:style-name="T10">//check all the lengths of weapons in </text:span><text:span text:style-name="T11">clearning</text:span></text:p>
      <text:p text:style-name="P18"><text:span text:style-name="T3"><text:tab/><text:tab/></text:span><text:span text:style-name="T10">//check length then speed if equal</text:span></text:p>
      <text:p text:style-name="P18"><text:span text:style-name="T3"><text:tab/><text:tab/></text:span><text:span text:style-name="T10">//then if same for both both attack and hit the other</text:span></text:p>
      <text:p text:style-name="P18"><text:span text:style-name="T3"><text:tab/><text:tab/></text:span><text:span text:style-name="T10">//both can die</text:span></text:p>
      <text:p text:style-name="P18"><text:span text:style-name="T3"><text:tab/><text:tab/></text:span><text:span text:style-name="T2">while</text:span><text:span text:style-name="T3">(</text:span><text:span text:style-name="T2">true</text:span><text:span text:style-name="T3">){</text:span></text:p>
      <text:p text:style-name="P18"><text:span text:style-name="T3"><text:tab/><text:tab/><text:tab/></text:span><text:span text:style-name="T2">if</text:span><text:span text:style-name="T3">(!(defender.isLiving())){</text:span></text:p>
      <text:p text:style-name="P18"><text:span text:style-name="T3"><text:tab/><text:tab/><text:tab/><text:tab/></text:span><text:span text:style-name="T2">continue</text:span><text:span text:style-name="T3">;</text:span></text:p>
      <text:p text:style-name="P20"><text:tab/><text:tab/><text:tab/>}</text:p>
      <text:p text:style-name="P20"><text:soft-page-break/><text:tab/><text:tab/><text:tab/></text:p>
      <text:p text:style-name="P18"><text:span text:style-name="T3"><text:tab/><text:tab/><text:tab/></text:span><text:span text:style-name="T2">if</text:span><text:span text:style-name="T3">(!(attacker.isLiving())){</text:span></text:p>
      <text:p text:style-name="P18"><text:span text:style-name="T3"><text:tab/><text:tab/><text:tab/><text:tab/></text:span><text:span text:style-name="T2">continue</text:span><text:span text:style-name="T3">;</text:span></text:p>
      <text:p text:style-name="P20"><text:tab/><text:tab/><text:tab/>}</text:p>
      <text:p text:style-name="P20"><text:tab/><text:tab/><text:tab/></text:p>
      <text:p text:style-name="P18"><text:span text:style-name="T3"><text:tab/><text:tab/><text:tab/></text:span><text:span text:style-name="T2">int</text:span><text:span text:style-name="T3"> wounds1 = 0, wounds2 = 0;</text:span></text:p>
      <text:p text:style-name="P18"><text:span text:style-name="T3"><text:tab/><text:tab/><text:tab/></text:span><text:span text:style-name="T2">if</text:span><text:span text:style-name="T3">(defender.getWeapon().getWeaponLength() == attacker.getWeapon().getWeaponLength() &amp;&amp;</text:span></text:p>
      <text:p text:style-name="P20"><text:tab/><text:tab/><text:tab/> <text:s text:c="2"/>defender.getWeapon().getWeaponSpeed() <text:s/>== attacker.getWeapon().getWeaponSpeed()){</text:p>
      <text:p text:style-name="P20"><text:tab/><text:tab/><text:tab/><text:tab/>wounds1 = checkAttack(attacker, defender);</text:p>
      <text:p text:style-name="P20"><text:tab/><text:tab/><text:tab/><text:tab/>wounds2 = checkAttack(defender, attacker);</text:p>
      <text:p text:style-name="P20"><text:tab/><text:tab/><text:tab/>}</text:p>
      <text:p text:style-name="P20"><text:tab/><text:tab/><text:tab/></text:p>
      <text:p text:style-name="P20"><text:tab/><text:tab/><text:tab/>attacker.setWounds(wounds1);</text:p>
      <text:p text:style-name="P20"><text:tab/><text:tab/><text:tab/>defender.setWounds(wounds2);</text:p>
      <text:p text:style-name="P20"><text:tab/><text:tab/><text:tab/></text:p>
      <text:p text:style-name="P20"><text:tab/><text:tab/><text:tab/>attacker = nextAttacker(players);</text:p>
      <text:p text:style-name="P20"><text:tab/><text:tab/><text:tab/>defender = attacker.attackList();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PlayerBase[] removeFirst(PlayerBase[] players){</text:span></text:p>
      <text:p text:style-name="P18"><text:span text:style-name="T3"><text:tab/><text:tab/></text:span><text:span text:style-name="T2">int</text:span><text:span text:style-name="T3"> i = 0;</text:span></text:p>
      <text:p text:style-name="P18"><text:span text:style-name="T3"><text:tab/><text:tab/></text:span><text:span text:style-name="T2">while</text:span><text:span text:style-name="T3">(</text:span><text:span text:style-name="T2">true</text:span><text:span text:style-name="T3">){</text:span></text:p>
      <text:p text:style-name="P20"><text:tab/><text:tab/><text:tab/>players[i] = players[++i];</text:p>
      <text:p text:style-name="P18"><text:span text:style-name="T3"><text:tab/><text:tab/><text:tab/></text:span><text:span text:style-name="T2">if</text:span><text:span text:style-name="T3">(players[i] == </text:span><text:span text:style-name="T2">null</text:span><text:span text:style-name="T3">)</text:span></text:p>
      <text:p text:style-name="P18"><text:span text:style-name="T3"><text:tab/><text:tab/><text:tab/><text:tab/></text:span><text:span text:style-name="T2">break</text:span><text:span text:style-name="T3">;</text:span></text:p>
      <text:p text:style-name="P20"><text:tab/><text:tab/>}</text:p>
      <text:p text:style-name="P18"><text:span text:style-name="T3"><text:tab/><text:tab/></text:span><text:span text:style-name="T2">return</text:span><text:span text:style-name="T3"> players;</text:span>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PlayerBase nextAttacker(PlayerBase[] entities){</text:span></text:p>
      <text:p text:style-name="P18"><text:span text:style-name="T3"><text:tab/><text:tab/>PlayerBase nAttacker = </text:span><text:span text:style-name="T2">null</text:span><text:span text:style-name="T3">;</text:span></text:p>
      <text:p text:style-name="P18"><text:span text:style-name="T3"><text:tab/><text:tab/></text:span><text:span text:style-name="T10">//check for more attacks at this speed and length</text:span></text:p>
      <text:p text:style-name="P20"><text:tab/><text:tab/></text:p>
      <text:p text:style-name="P18"><text:span text:style-name="T3"><text:tab/></text:span><text:span text:style-name="T10">//<text:tab/>check for more attacks at highest speed</text:span></text:p>
      <text:p text:style-name="P18"><text:span text:style-name="T3"><text:tab/><text:tab/></text:span><text:span text:style-name="T10">//</text:span><text:span text:style-name="T11">currplayer</text:span><text:span text:style-name="T10"> = findPlayer(players);</text:span></text:p>
      <text:p text:style-name="P18"><text:span text:style-name="T3"><text:tab/><text:tab/></text:span><text:span text:style-name="T2">return</text:span><text:span text:style-name="T3"> nAttacker;</text:span>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int</text:span><text:span text:style-name="T3"> checkAttack(PlayerBase attacker, PlayerBase defender){</text:span></text:p>
      <text:p text:style-name="P18"><text:span text:style-name="T3"><text:tab/><text:tab/></text:span><text:span text:style-name="T2">int</text:span><text:span text:style-name="T3"> damage = 0;</text:span></text:p>
      <text:p text:style-name="P18"><text:span text:style-name="T3"><text:tab/><text:tab/></text:span><text:span text:style-name="T2">if</text:span><text:span text:style-name="T3"> (!(defender.checkIfHit(attacker.getAttackDirection()))){</text:span></text:p>
      <text:p text:style-name="P20"><text:tab/><text:tab/><text:tab/>damage = attackHits(attacker, defender);</text:p>
      <text:p text:style-name="P18"><text:span text:style-name="T3"><text:tab/><text:tab/>} </text:span><text:span text:style-name="T2">else</text:span><text:span text:style-name="T3"> </text:span><text:span text:style-name="T2">if</text:span><text:span text:style-name="T3"> (attacker.getWeapon().getWeaponSpeed() == defender.getSpeed()) {</text:span></text:p>
      <text:p text:style-name="P20"><text:tab/><text:tab/><text:tab/>damage = attackHits(attacker, defender);</text:p>
      <text:p text:style-name="P18"><text:span text:style-name="T3"><text:tab/><text:tab/>} </text:span><text:span text:style-name="T2">else</text:span><text:span text:style-name="T3"> {</text:span></text:p>
      <text:p text:style-name="P18"><text:span text:style-name="T3"><text:tab/><text:tab/><text:tab/>attacker.getWeapon().setAlerted(</text:span><text:span text:style-name="T2">true</text:span><text:span text:style-name="T3">);</text:span></text:p>
      <text:p text:style-name="P20"><text:tab/><text:tab/>}</text:p>
      <text:p text:style-name="P18"><text:span text:style-name="T3"><text:tab/><text:tab/></text:span><text:span text:style-name="T2">return</text:span><text:span text:style-name="T3"> damage;</text:span></text:p>
      <text:p text:style-name="P20"><text:tab/>}</text:p>
      <text:p text:style-name="P20"><text:tab/></text:p>
      <text:p text:style-name="P20"><text:tab/></text:p>
      <text:p text:style-name="P18"><text:span text:style-name="T3"><text:tab/></text:span><text:span text:style-name="T10">/* will return 0 if unwounded</text:span></text:p>
      <text:p text:style-name="P22"><text:tab/> * 1 if 1 wound</text:p>
      <text:p text:style-name="P22"><text:tab/> * 2 if horse dies</text:p>
      <text:p text:style-name="P22"><text:tab/> * 3 if defender dies */</text:p>
      <text:p text:style-name="P18"><text:soft-page-break/><text:span text:style-name="T3"><text:tab/></text:span><text:span text:style-name="T2">private</text:span><text:span text:style-name="T3"> </text:span><text:span text:style-name="T2">int</text:span><text:span text:style-name="T3"> attackHits(PlayerBase attacker, PlayerBase defender) {</text:span></text:p>
      <text:p text:style-name="P20"><text:tab/><text:tab/>Weights harm;</text:p>
      <text:p text:style-name="P18"><text:span text:style-name="T3"><text:tab/><text:tab/></text:span><text:span text:style-name="T2">int</text:span><text:span text:style-name="T3"> addStars = 0;</text:span></text:p>
      <text:p text:style-name="P20"><text:tab/><text:tab/></text:p>
      <text:p text:style-name="P20"><text:tab/><text:tab/>harm = attacker.getWeapon().getHarmLevel();</text:p>
      <text:p text:style-name="P20"><text:tab/><text:tab/></text:p>
      <text:p text:style-name="P18"><text:span text:style-name="T3"><text:tab/><text:tab/></text:span><text:span text:style-name="T2">if</text:span><text:span text:style-name="T3"> (attacker.getWeapon().getStars() &gt; 0) {</text:span></text:p>
      <text:p text:style-name="P18"><text:span text:style-name="T3"><text:tab/><text:tab/><text:tab/></text:span><text:span text:style-name="T2">if</text:span><text:span text:style-name="T3"> (defender.armorBlocks(attacker.getWeapon().getAttack())){</text:span><text:span text:style-name="T10">//have to see what these conditions are</text:span></text:p>
      <text:p text:style-name="P20"><text:tab/><text:tab/><text:tab/><text:tab/>addStars = attacker.getWeapon().getStars();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if</text:span><text:span text:style-name="T3"> (attacker.getWeapon().hasMissles()){</text:span></text:p>
      <text:p text:style-name="P18"><text:span text:style-name="T3"><text:tab/><text:tab/><text:tab/></text:span><text:span text:style-name="T10">//do some roll thing here</text:span></text:p>
      <text:p text:style-name="P18"><text:span text:style-name="T3"><text:tab/><text:tab/><text:tab/></text:span><text:span text:style-name="T10">//GameUtils.missleTable(roll);</text:span></text:p>
      <text:p text:style-name="P20"><text:tab/><text:tab/>}</text:p>
      <text:p text:style-name="P20"><text:tab/><text:tab/></text:p>
      <text:p text:style-name="P20"><text:tab/><text:tab/></text:p>
      <text:p text:style-name="P18"><text:span text:style-name="T3"><text:tab/><text:tab/></text:span><text:span text:style-name="T10">//</text:span><text:span text:style-name="T9">TODO</text:span></text:p>
      <text:p text:style-name="P18"><text:span text:style-name="T3"><text:tab/><text:tab/></text:span><text:span text:style-name="T2">if</text:span><text:span text:style-name="T3"> (attacker.getStrength() &gt; defender.getStrength()){</text:span></text:p>
      <text:p text:style-name="P20"><text:tab/><text:tab/><text:tab/>harm = harm.next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0; i &lt; addStars; ++i){</text:span></text:p>
      <text:p text:style-name="P18"><text:span text:style-name="T3"><text:tab/><text:tab/><text:tab/></text:span><text:span text:style-name="T2">if</text:span><text:span text:style-name="T3">(harm != Weights.</text:span><text:span text:style-name="T17">TREMENDOUS</text:span><text:span text:style-name="T3">){</text:span></text:p>
      <text:p text:style-name="P20"><text:tab/><text:tab/><text:tab/><text:tab/>harm = harm.next();</text:p>
      <text:p text:style-name="P18"><text:span text:style-name="T3"><text:tab/><text:tab/><text:tab/>} </text:span><text:span text:style-name="T2">else</text:span><text:span text:style-name="T3"> {</text:span></text:p>
      <text:p text:style-name="P20"><text:tab/><text:tab/><text:tab/><text:tab/>i = addStars;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out till add horses</text:span></text:p>
      <text:p text:style-name="P18"><text:span text:style-name="T3"><text:tab/><text:tab/></text:span><text:span text:style-name="T10">/*if(defender.onHorse()){</text:span></text:p>
      <text:p text:style-name="P22"><text:tab/><text:tab/><text:tab/>if(harm &gt; defender.getHorse().getVulnerability()){</text:p>
      <text:p text:style-name="P22"><text:tab/><text:tab/><text:tab/><text:tab/>return 2;</text:p>
      <text:p text:style-name="P22"><text:tab/><text:tab/><text:tab/>}</text:p>
      <text:p text:style-name="P18"><text:span text:style-name="T10"><text:tab/><text:tab/>} else */</text:span><text:span text:style-name="T3"> </text:span></text:p>
      <text:p text:style-name="P18"><text:span text:style-name="T3"><text:tab/><text:tab/></text:span><text:span text:style-name="T10">/*</text:span></text:p>
      <text:p text:style-name="P22"><text:tab/><text:tab/>if(true){//will have to change this to check if the defender is a character when denizens are added</text:p>
      <text:p text:style-name="P22"><text:tab/><text:tab/><text:tab/>if(defender.checkArmor(harm)){</text:p>
      <text:p text:style-name="P22"><text:tab/><text:tab/><text:tab/><text:tab/>defender.checkIfDamaged(harm);</text:p>
      <text:p text:style-name="P22"><text:tab/><text:tab/><text:tab/><text:tab/>if (harm == Weights.MEDIUM || harm == Weights.HEAVY ||</text:p>
      <text:p text:style-name="P22"><text:tab/><text:tab/><text:tab/><text:tab/><text:tab/><text:tab/>harm == Weights.TREMENDOUS){</text:p>
      <text:p text:style-name="P22"><text:tab/><text:tab/><text:tab/><text:tab/><text:tab/>return 1;</text:p>
      <text:p text:style-name="P22"><text:tab/><text:tab/><text:tab/><text:tab/>}</text:p>
      <text:p text:style-name="P22"><text:tab/><text:tab/><text:tab/>} else {</text:p>
      <text:p text:style-name="P22"><text:tab/><text:tab/><text:tab/><text:tab/>if (defender.getVulnerability().compareTo(harm) &gt;= 0){</text:p>
      <text:p text:style-name="P22"><text:tab/><text:tab/><text:tab/><text:tab/><text:tab/>return 3;</text:p>
      <text:p text:style-name="P22"><text:tab/><text:tab/><text:tab/><text:tab/>}</text:p>
      <text:p text:style-name="P22"><text:tab/><text:tab/><text:tab/><text:tab/>if (!(harm == Weights.NEGLIGABLE)){</text:p>
      <text:p text:style-name="P22"><text:tab/><text:tab/><text:tab/><text:tab/><text:tab/>return 1;</text:p>
      <text:p text:style-name="P22"><text:tab/><text:tab/><text:tab/><text:tab/>}</text:p>
      <text:p text:style-name="P22"><text:tab/><text:tab/><text:tab/><text:tab/>attacker.getWeapon().setAlerted(false);</text:p>
      <text:p text:style-name="P22"><text:tab/><text:tab/><text:tab/>}</text:p>
      <text:p text:style-name="P22"><text:tab/><text:tab/>}*/</text:p>
      <text:p text:style-name="P18"><text:span text:style-name="T3"><text:tab/><text:tab/></text:span><text:span text:style-name="T10">/*</text:span></text:p>
      <text:p text:style-name="P22"><text:tab/><text:tab/> * else {</text:p>
      <text:p text:style-name="P22"><text:soft-page-break/><text:tab/><text:tab/><text:tab/>if(defender.getVulnerability().compareTo(harm) &gt;= 0){</text:p>
      <text:p text:style-name="P22"><text:tab/><text:tab/><text:tab/><text:tab/>return 3;</text:p>
      <text:p text:style-name="P22"><text:tab/><text:tab/><text:tab/>}</text:p>
      <text:p text:style-name="P22"><text:tab/><text:tab/>} <text:s/>add this when the denizens are added</text:p>
      <text:p text:style-name="P22"><text:tab/><text:tab/>*/</text:p>
      <text:p text:style-name="P20"><text:tab/><text:tab/></text:p>
      <text:p text:style-name="P18"><text:span text:style-name="T3"><text:tab/><text:tab/></text:span><text:span text:style-name="T2">return</text:span><text:span text:style-name="T3"> 0;</text:span></text:p>
      <text:p text:style-name="P20"><text:tab/>}</text:p>
      <text:p text:style-name="P20"><text:tab/></text:p>
      <text:p text:style-name="P18"><text:span text:style-name="T3"><text:tab/></text:span><text:span text:style-name="T10">/* Attack Hits</text:span></text:p>
      <text:p text:style-name="P22"><text:tab/> * -Determine Harm Level(Harm Letter)</text:p>
      <text:p text:style-name="P22"><text:tab/> * -Stars?</text:p>
      <text:p text:style-name="P22"><text:tab/> * --attack intercepts armor?</text:p>
      <text:p text:style-name="P22"><text:tab/> * ---stars-1</text:p>
      <text:p text:style-name="P22"><text:tab/> * --level + stars</text:p>
      <text:p text:style-name="P22"><text:tab/> * -<text:span text:style-name="T19">Missle</text:span> Weapon?</text:p>
      <text:p text:style-name="P22"><text:tab/> * --<text:span text:style-name="T19">missle</text:span> table roll + level</text:p>
      <text:p text:style-name="P22"><text:tab/> * --else fight strength higher?</text:p>
      <text:p text:style-name="P22"><text:tab/> * ---level+1</text:p>
      <text:p text:style-name="P22"><text:tab/> * -Inflict Harm</text:p>
      <text:p text:style-name="P22"><text:tab/> * -target on horse?</text:p>
      <text:p text:style-name="P22"><text:tab/> * --harm hits horse</text:p>
      <text:p text:style-name="P22"><text:tab/> * --HARMVVUL--</text:p>
      <text:p text:style-name="P22"><text:tab/> * ---harm &gt; <text:span text:style-name="T19">vul</text:span></text:p>
      <text:p text:style-name="P22"><text:tab/> * ----target killed</text:p>
      <text:p text:style-name="P22"><text:tab/> * ----MORE</text:p>
      <text:p text:style-name="P22"><text:tab/> * ---target unharmed</text:p>
      <text:p text:style-name="P22"><text:tab/> * ---<text:span text:style-name="T19">unalerted</text:span> Weapon</text:p>
      <text:p text:style-name="P22"><text:tab/> * ---MORE</text:p>
      <text:p text:style-name="P22"><text:tab/> * -character or denizen?</text:p>
      <text:p text:style-name="P22"><text:tab/> * --denizen -&gt; HARMVVUL</text:p>
      <text:p text:style-name="P22"><text:tab/> * -hit armor?</text:p>
      <text:p text:style-name="P22"><text:tab/> * --armor damaged</text:p>
      <text:p text:style-name="P22"><text:tab/> * --if harm &gt;= M</text:p>
      <text:p text:style-name="P22"><text:tab/> * ---1 wound</text:p>
      <text:p text:style-name="P22"><text:tab/> * --unharmed</text:p>
      <text:p text:style-name="P22"><text:tab/> * --MORE</text:p>
      <text:p text:style-name="P22"><text:tab/> * -Harm &gt; VUL?</text:p>
      <text:p text:style-name="P22"><text:tab/> * --target killed</text:p>
      <text:p text:style-name="P22"><text:tab/> * --else harm negligible?</text:p>
      <text:p text:style-name="P22"><text:tab/> * ---unharmed</text:p>
      <text:p text:style-name="P22"><text:tab/> * ---MORE</text:p>
      <text:p text:style-name="P22"><text:tab/> * ---else 1 wound</text:p>
      <text:p text:style-name="P22"><text:tab/> * ---MORE</text:p>
      <text:p text:style-name="P22"><text:tab/> * </text:p>
      <text:p text:style-name="P22"><text:tab/> * </text:p>
      <text:p text:style-name="P22"><text:tab/> */</text:p>
      <text:p text:style-name="P20">}</text:p>
      <text:p text:style-name="P12"><text:span text:style-name="T14"/></text:p>
      <text:p text:style-name="P12"><text:span text:style-name="T14">Class: CombatPvPHandler.java</text:span></text:p>
      <text:p text:style-name="P9"><text:span text:style-name="T1">package</text:span><text:span text:style-name="T14"> controller;</text:span></text:p>
      <text:p text:style-name="P18"/>
      <text:p text:style-name="P18"><text:span text:style-name="T2">import</text:span><text:span text:style-name="T3"> java.util.ArrayList;</text:span></text:p>
      <text:p text:style-name="P18"><text:span text:style-name="T2">import</text:span><text:span text:style-name="T3"> java.util.HashSet;</text:span></text:p>
      <text:p text:style-name="P18"><text:span text:style-name="T2">import</text:span><text:span text:style-name="T3"> java.util.Set;</text:span></text:p>
      <text:p text:style-name="P18"/>
      <text:p text:style-name="P18"><text:span text:style-name="T2">import</text:span><text:span text:style-name="T3"> javax.swing.JOptionPane;</text:span></text:p>
      <text:p text:style-name="P18"/>
      <text:p text:style-name="P18"><text:span text:style-name="T2">import</text:span><text:span text:style-name="T3"> models.characterModels.PlayerBase;</text:span></text:p>
      <text:p text:style-name="P18"><text:soft-page-break/><text:span text:style-name="T2">import</text:span><text:span text:style-name="T3"> models.characterModels.playerEnums.Attacks;</text:span></text:p>
      <text:p text:style-name="P18"><text:span text:style-name="T2">import</text:span><text:span text:style-name="T3"> models.characterModels.playerEnums.Weights;</text:span></text:p>
      <text:p text:style-name="P18"><text:span text:style-name="T2">import</text:span><text:span text:style-name="T3"> models.chitModels.ArmorChit;</text:span></text:p>
      <text:p text:style-name="P18"><text:span text:style-name="T2">import</text:span><text:span text:style-name="T3"> models.chitModels.ArmorType;</text:span></text:p>
      <text:p text:style-name="P18"><text:span text:style-name="T2">import</text:span><text:span text:style-name="T3"> models.otherEntities.CombatDataContainer;</text:span></text:p>
      <text:p text:style-name="P18"><text:span text:style-name="T2">import</text:span><text:span text:style-name="T3"> utils.Pair;</text:span></text:p>
      <text:p text:style-name="P18"><text:span text:style-name="T2">import</text:span><text:span text:style-name="T3"> views.CombatView;</text:span></text:p>
      <text:p text:style-name="P18"/>
      <text:p text:style-name="P19">/**</text:p>
      <text:p text:style-name="P19"><text:s/>* Revised Combat System To Implement In Into The Game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CombatPVPHandler {</text:span></text:p>
      <text:p text:style-name="P18"/>
      <text:p text:style-name="P18"><text:span text:style-name="T3"><text:tab/></text:span><text:span text:style-name="T2">private</text:span><text:span text:style-name="T3"> Attacks </text:span><text:span text:style-name="T16">currentAttack</text:span><text:span text:style-name="T3">;</text:span></text:p>
      <text:p text:style-name="P18"><text:span text:style-name="T3"><text:tab/></text:span><text:span text:style-name="T2">private</text:span><text:span text:style-name="T3"> PlayerBase </text:span><text:span text:style-name="T16">currentAttacker</text:span><text:span text:style-name="T3">;</text:span></text:p>
      <text:p text:style-name="P18"><text:span text:style-name="T3"><text:tab/></text:span><text:span text:style-name="T2">private</text:span><text:span text:style-name="T3"> PlayerBase </text:span><text:span text:style-name="T16">currentDefender</text:span><text:span text:style-name="T3">;</text:span></text:p>
      <text:p text:style-name="P18"><text:span text:style-name="T3"><text:tab/></text:span><text:span text:style-name="T2">private</text:span><text:span text:style-name="T3"> ArrayList&lt;PlayerBase&gt; </text:span><text:span text:style-name="T16">combattingPlayers</text:span><text:span text:style-name="T3">;</text:span></text:p>
      <text:p text:style-name="P20"><text:tab/></text:p>
      <text:p text:style-name="P18"><text:span text:style-name="T3"><text:tab/></text:span><text:span text:style-name="T2">private</text:span><text:span text:style-name="T3"> Set&lt;Pair&lt;PlayerBase, PlayerBase&gt;&gt; </text:span><text:span text:style-name="T16">readyPlayers</text:span><text:span text:style-name="T3">;</text:span></text:p>
      <text:p text:style-name="P18"><text:span text:style-name="T3"><text:tab/></text:span><text:span text:style-name="T2">private</text:span><text:span text:style-name="T3"> Set&lt;CombatDataContainer&gt; </text:span><text:span text:style-name="T16">combatData</text:span><text:span text:style-name="T3">;</text:span></text:p>
      <text:p text:style-name="P20"><text:tab/></text:p>
      <text:p text:style-name="P18"><text:span text:style-name="T3"><text:tab/></text:span><text:span text:style-name="T2">private</text:span><text:span text:style-name="T3"> CombatView </text:span><text:span text:style-name="T16">parentView</text:span><text:span text:style-name="T3">; </text:span></text:p>
      <text:p text:style-name="P20"><text:tab/></text:p>
      <text:p text:style-name="P18"><text:span text:style-name="T3"><text:tab/></text:span><text:span text:style-name="T10">// Constructor For The Combat Handler</text:span></text:p>
      <text:p text:style-name="P18"><text:span text:style-name="T3"><text:tab/></text:span><text:span text:style-name="T2">public</text:span><text:span text:style-name="T3"> CombatPVPHandler (ArrayList &lt;PlayerBase&gt; combattingPlayers, CombatView parentView) {</text:span></text:p>
      <text:p text:style-name="P18"><text:span text:style-name="T3"><text:tab/><text:tab/></text:span><text:span text:style-name="T2">this</text:span><text:span text:style-name="T3">.</text:span><text:span text:style-name="T16">combattingPlayers</text:span><text:span text:style-name="T3"> = combattingPlayers;</text:span></text:p>
      <text:p text:style-name="P18"><text:span text:style-name="T3"><text:tab/><text:tab/></text:span><text:span text:style-name="T16">currentAttacker</text:span><text:span text:style-name="T3"> = getFirstAttacker();</text:span></text:p>
      <text:p text:style-name="P20"><text:tab/><text:tab/><text:tab/><text:tab/></text:p>
      <text:p text:style-name="P18"><text:span text:style-name="T3"><text:tab/><text:tab/></text:span><text:span text:style-name="T16">currentAttack</text:span><text:span text:style-name="T3"> = </text:span><text:span text:style-name="T2">null</text:span><text:span text:style-name="T3">;</text:span></text:p>
      <text:p text:style-name="P18"><text:span text:style-name="T3"><text:tab/><text:tab/></text:span><text:span text:style-name="T16">combatData</text:span><text:span text:style-name="T3"> = </text:span><text:span text:style-name="T2">new</text:span><text:span text:style-name="T3"> HashSet&lt;CombatDataContainer&gt; ();</text:span></text:p>
      <text:p text:style-name="P18"><text:span text:style-name="T3"><text:tab/><text:tab/></text:span><text:span text:style-name="T16">readyPlayers</text:span><text:span text:style-name="T3"> = </text:span><text:span text:style-name="T2">new</text:span><text:span text:style-name="T3"> HashSet&lt;&gt;();</text:span></text:p>
      <text:p text:style-name="P20"><text:tab/><text:tab/></text:p>
      <text:p text:style-name="P18"><text:span text:style-name="T3"><text:tab/><text:tab/></text:span><text:span text:style-name="T2">this</text:span><text:span text:style-name="T3">.</text:span><text:span text:style-name="T16">parentView</text:span><text:span text:style-name="T3"> = parentView;</text:span></text:p>
      <text:p text:style-name="P20"><text:tab/>}</text:p>
      <text:p text:style-name="P20"><text:tab/></text:p>
      <text:p text:style-name="P18"><text:span text:style-name="T3"><text:tab/></text:span><text:span text:style-name="T10">// Gets The Next Attacker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NextAttacker () {</text:span></text:p>
      <text:p text:style-name="P18"><text:span text:style-name="T3"><text:tab/><text:tab/></text:span><text:span text:style-name="T16">combatData</text:span><text:span text:style-name="T3">.add(</text:span><text:span text:style-name="T2">new</text:span><text:span text:style-name="T3"> CombatDataContainer(</text:span><text:span text:style-name="T16">currentAttacker</text:span><text:span text:style-name="T3">, </text:span><text:span text:style-name="T16">currentAttack</text:span><text:span text:style-name="T3">, </text:span><text:span text:style-name="T2">null</text:span><text:span text:style-name="T3">));</text:span></text:p>
      <text:p text:style-name="P18"><text:span text:style-name="T3"><text:tab/><text:tab/></text:span><text:span text:style-name="T16">readyPlayers</text:span><text:span text:style-name="T3">.add(</text:span><text:span text:style-name="T2">new</text:span><text:span text:style-name="T3"> Pair&lt;PlayerBase, PlayerBase&gt;(</text:span><text:span text:style-name="T16">currentAttacker</text:span><text:span text:style-name="T3">, </text:span><text:span text:style-name="T16">currentDefender</text:span><text:span text:style-name="T3">));</text:span></text:p>
      <text:p text:style-name="P20"><text:tab/><text:tab/></text:p>
      <text:p text:style-name="P18"><text:span text:style-name="T3"><text:tab/><text:tab/></text:span><text:span text:style-name="T10">// If All The Players Have Submitted Then Start The Attack</text:span></text:p>
      <text:p text:style-name="P18"><text:span text:style-name="T3"><text:tab/><text:tab/></text:span><text:span text:style-name="T2">if</text:span><text:span text:style-name="T3"> (</text:span><text:span text:style-name="T16">readyPlayers</text:span><text:span text:style-name="T3">.size() == </text:span><text:span text:style-name="T16">combattingPlayers</text:span><text:span text:style-name="T3">.size()) {</text:span></text:p>
      <text:p text:style-name="P20"><text:tab/><text:tab/><text:tab/>executeAttacks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int</text:span><text:span text:style-name="T3"> currentPlayerIndex = </text:span><text:span text:style-name="T16">combattingPlayers</text:span><text:span text:style-name="T3">.indexOf(</text:span><text:span text:style-name="T16">currentAttacker</text:span><text:span text:style-name="T3">);</text:span></text:p>
      <text:p text:style-name="P18"><text:span text:style-name="T3"><text:tab/><text:tab/></text:span><text:span text:style-name="T16">currentAttacker</text:span><text:span text:style-name="T3"> = </text:span><text:span text:style-name="T16">combattingPlayers</text:span><text:span text:style-name="T3">.get((currentPlayerIndex + 1) % </text:span><text:span text:style-name="T16">combattingPlayers</text:span><text:span text:style-name="T3">.size());</text:span></text:p>
      <text:p text:style-name="P20"><text:tab/>}</text:p>
      <text:p text:style-name="P20"><text:tab/></text:p>
      <text:p text:style-name="P18"><text:span text:style-name="T3"><text:tab/></text:span><text:span text:style-name="T10">// Executes The Combat When Everyone Is Done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executeAttacks () {</text:span></text:p>
      <text:p text:style-name="P20"><text:tab/><text:tab/></text:p>
      <text:p text:style-name="P18"><text:span text:style-name="T3"><text:tab/><text:tab/></text:span><text:span text:style-name="T16">parentView</text:span><text:span text:style-name="T3">.println(</text:span><text:span text:style-name="T20">""</text:span><text:span text:style-name="T3">);</text:span></text:p>
      <text:p text:style-name="P18"><text:span text:style-name="T3"><text:tab/><text:tab/></text:span><text:span text:style-name="T16">parentView</text:span><text:span text:style-name="T3">.println(</text:span><text:span text:style-name="T20">"Beginning Combat:"</text:span><text:span text:style-name="T3">);</text:span></text:p>
      <text:p text:style-name="P20"><text:tab/><text:tab/></text:p>
      <text:p text:style-name="P18"><text:soft-page-break/><text:span text:style-name="T3"><text:tab/><text:tab/></text:span><text:span text:style-name="T10">// Execute The Attacks For The Players</text:span></text:p>
      <text:p text:style-name="P18"><text:span text:style-name="T3"><text:tab/><text:tab/></text:span><text:span text:style-name="T2">for</text:span><text:span text:style-name="T3"> (Pair&lt;PlayerBase, PlayerBase&gt; p: </text:span><text:span text:style-name="T16">readyPlayers</text:span><text:span text:style-name="T3">) {</text:span></text:p>
      <text:p text:style-name="P20"><text:tab/><text:tab/><text:tab/>PlayerBase attacker = p.getFirst();</text:p>
      <text:p text:style-name="P20"><text:tab/><text:tab/><text:tab/>PlayerBase defender = p.getSecond();</text:p>
      <text:p text:style-name="P20"><text:tab/><text:tab/><text:tab/>CombatDataContainer attackerData = findContainer(attacker);</text:p>
      <text:p text:style-name="P20"><text:tab/><text:tab/><text:tab/>CombatDataContainer defenderData = findContainer(defender);</text:p>
      <text:p text:style-name="P20"><text:tab/><text:tab/><text:tab/></text:p>
      <text:p text:style-name="P18"><text:span text:style-name="T3"><text:tab/><text:tab/><text:tab/></text:span><text:span text:style-name="T10">// Gather The Armor That Might Have Been Hit On The Defender</text:span></text:p>
      <text:p text:style-name="P20"><text:tab/><text:tab/><text:tab/>ArmorChit armorHit = checkIfArmorProtects(defenderData.getThePlayer(), attackerData.getAttack());</text:p>
      <text:p text:style-name="P20"><text:tab/><text:tab/><text:tab/></text:p>
      <text:p text:style-name="P18"><text:span text:style-name="T3"><text:tab/><text:tab/><text:tab/></text:span><text:span text:style-name="T10">// If The Player's Armor Doesn't Prevent Damage Then They Get Hit</text:span></text:p>
      <text:p text:style-name="P18"><text:span text:style-name="T3"><text:tab/><text:tab/><text:tab/></text:span><text:span text:style-name="T2">if</text:span><text:span text:style-name="T3"> (armorHit == </text:span><text:span text:style-name="T2">null</text:span><text:span text:style-name="T3">){</text:span></text:p>
      <text:p text:style-name="P18"><text:span text:style-name="T3"><text:tab/><text:tab/><text:tab/><text:tab/></text:span><text:span text:style-name="T2">boolean</text:span><text:span text:style-name="T3"> defenderDead = checkForPlayerDeath (attackerData, defender);</text:span></text:p>
      <text:p text:style-name="P20"><text:tab/><text:tab/><text:tab/><text:tab/></text:p>
      <text:p text:style-name="P18"><text:span text:style-name="T3"><text:tab/><text:tab/><text:tab/><text:tab/></text:span><text:span text:style-name="T10">// If The Defender Died Let The Player Now</text:span></text:p>
      <text:p text:style-name="P18"><text:span text:style-name="T3"><text:tab/><text:tab/><text:tab/><text:tab/></text:span><text:span text:style-name="T2">if</text:span><text:span text:style-name="T3"> (defenderDead) {</text:span></text:p>
      <text:p text:style-name="P18"><text:span text:style-name="T3"><text:tab/><text:tab/><text:tab/><text:tab/><text:tab/></text:span><text:span text:style-name="T16">parentView</text:span><text:span text:style-name="T3">.println(</text:span><text:span text:style-name="T20">" <text:s text:c="2"/>--- Player "</text:span><text:span text:style-name="T3"> + defender.getName() + </text:span><text:span text:style-name="T20">" Has Died"</text:span><text:span text:style-name="T3">);</text:span></text:p>
      <text:p text:style-name="P18"><text:span text:style-name="T3"><text:tab/><text:tab/><text:tab/><text:tab/><text:tab/>JOptionPane.</text:span><text:span text:style-name="T6">showMessageDialog</text:span><text:span text:style-name="T3">(</text:span><text:span text:style-name="T16">parentView</text:span><text:span text:style-name="T3">, </text:span><text:span text:style-name="T20">"Player "</text:span><text:span text:style-name="T3"> + defender.getName() + </text:span><text:span text:style-name="T20">" Has Died"</text:span><text:span text:style-name="T3">);</text:span></text:p>
      <text:p text:style-name="P18"><text:span text:style-name="T3"><text:tab/><text:tab/><text:tab/><text:tab/><text:tab/></text:span><text:span text:style-name="T16">combattingPlayers</text:span><text:span text:style-name="T3">.remove(defender);</text:span></text:p>
      <text:p text:style-name="P20"><text:tab/><text:tab/><text:tab/><text:tab/><text:tab/></text:p>
      <text:p text:style-name="P18"><text:span text:style-name="T3"><text:tab/><text:tab/><text:tab/><text:tab/><text:tab/></text:span><text:span text:style-name="T10">// If We have Only One Player Left Then Close This</text:span></text:p>
      <text:p text:style-name="P18"><text:span text:style-name="T3"><text:tab/><text:tab/><text:tab/><text:tab/><text:tab/></text:span><text:span text:style-name="T2">if</text:span><text:span text:style-name="T3"> (</text:span><text:span text:style-name="T16">combattingPlayers</text:span><text:span text:style-name="T3">.size() &lt; 2) {</text:span></text:p>
      <text:p text:style-name="P18"><text:span text:style-name="T3"><text:tab/><text:tab/><text:tab/><text:tab/><text:tab/><text:tab/></text:span><text:span text:style-name="T16">parentView</text:span><text:span text:style-name="T3">.dispose();</text:span></text:p>
      <text:p text:style-name="P18"><text:span text:style-name="T3"><text:tab/><text:tab/><text:tab/><text:tab/><text:tab/><text:tab/></text:span><text:span text:style-name="T2">break</text:span><text:span text:style-name="T3">;</text:span></text:p>
      <text:p text:style-name="P20"><text:tab/><text:tab/><text:tab/><text:tab/><text:tab/>}</text:p>
      <text:p text:style-name="P20"><text:tab/><text:tab/><text:tab/><text:tab/>}</text:p>
      <text:p text:style-name="P18"><text:span text:style-name="T3"><text:tab/><text:tab/><text:tab/>} </text:span><text:span text:style-name="T2">else</text:span><text:span text:style-name="T3"> {</text:span></text:p>
      <text:p text:style-name="P20"><text:tab/><text:tab/><text:tab/><text:tab/>Weights weaponWeight = calculateWeaponHarm(attackerData, defender);</text:p>
      <text:p text:style-name="P20"><text:tab/><text:tab/><text:tab/><text:tab/>hitPlayersArmor(defender, armorHit, weaponWeight.prev());</text:p>
      <text:p text:style-name="P20"><text:tab/><text:tab/><text:tab/><text:tab/></text:p>
      <text:p text:style-name="P18"><text:span text:style-name="T3"><text:tab/><text:tab/><text:tab/><text:tab/></text:span><text:span text:style-name="T16">parentView</text:span><text:span text:style-name="T3">.println(</text:span><text:span text:style-name="T20">" <text:s text:c="2"/>--- Hit "</text:span><text:span text:style-name="T3"> + defender.getName() + </text:span><text:span text:style-name="T20">"'s "</text:span><text:span text:style-name="T3"> + armorHit.getArmourType());</text:span></text:p>
      <text:p text:style-name="P18"><text:span text:style-name="T3"><text:tab/><text:tab/><text:tab/><text:tab/></text:span><text:span text:style-name="T16">parentView</text:span><text:span text:style-name="T3">.println(</text:span><text:span text:style-name="T20">" <text:s text:c="2"/>--- Armour Status: "</text:span><text:span text:style-name="T3"> + armorHit.getArmorStatus());</text:span>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 Now Purge The List Of Ready Players And Get Ready For The Next Round</text:span></text:p>
      <text:p text:style-name="P18"><text:span text:style-name="T3"><text:tab/><text:tab/></text:span><text:span text:style-name="T16">readyPlayers</text:span><text:span text:style-name="T3">.clear();</text:span></text:p>
      <text:p text:style-name="P20"><text:tab/>}</text:p>
      <text:p text:style-name="P20"><text:tab/></text:p>
      <text:p text:style-name="P18"><text:span text:style-name="T3"><text:tab/></text:span><text:span text:style-name="T10">// See If Player Dies, Do The According Stuff 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checkForPlayerDeath (CombatDataContainer attackingData, PlayerBase defendingPlayer){</text:span></text:p>
      <text:p text:style-name="P20"><text:tab/><text:tab/>Weights weaponWeight = calculateWeaponHarm (attackingData, defendingPlayer);</text:p>
      <text:p text:style-name="P20"><text:tab/><text:tab/></text:p>
      <text:p text:style-name="P18"><text:span text:style-name="T3"><text:tab/><text:tab/></text:span><text:span text:style-name="T10">// If Harm Is Higher Then Or Equal To </text:span><text:span text:style-name="T11">Vulernability</text:span><text:span text:style-name="T10"> Then The Player Is Dead</text:span></text:p>
      <text:p text:style-name="P18"><text:span text:style-name="T3"><text:tab/><text:tab/></text:span><text:span text:style-name="T2">if</text:span><text:span text:style-name="T3"> (weaponWeight.getWeightValue() &gt;= defendingPlayer.getVulnerability().getWeightValue()) {</text:span></text:p>
      <text:p text:style-name="P20"><text:tab/><text:tab/><text:tab/>attackingData.getThePlayer().killPlayer(defendingPlayer);</text:p>
      <text:p text:style-name="P18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18"><text:span text:style-name="T3"><text:tab/><text:tab/>} </text:span><text:span text:style-name="T2">else</text:span><text:span text:style-name="T3"> {</text:span></text:p>
      <text:p text:style-name="P18"><text:soft-page-break/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10">// Hit This Armor So Register The Hit</text:span></text:p>
      <text:p text:style-name="P18"><text:span text:style-name="T3"><text:tab/></text:span><text:span text:style-name="T2">private</text:span><text:span text:style-name="T3"> </text:span><text:span text:style-name="T2">void</text:span><text:span text:style-name="T3"> hitPlayersArmor (PlayerBase p, ArmorChit a, Weights incomingDamage) {</text:span></text:p>
      <text:p text:style-name="P18"><text:span text:style-name="T3"><text:tab/><text:tab/></text:span><text:span text:style-name="T10">// Register The Damage In The Correct Locations</text:span></text:p>
      <text:p text:style-name="P18"><text:span text:style-name="T3"><text:tab/><text:tab/></text:span><text:span text:style-name="T2">if</text:span><text:span text:style-name="T3"> (incomingDamage.getWeightValue() &gt; a.getArmourWeight().getWeightValue()) {</text:span></text:p>
      <text:p text:style-name="P20"><text:tab/><text:tab/><text:tab/>a.destoryArmor();</text:p>
      <text:p text:style-name="P20"><text:tab/><text:tab/>}</text:p>
      <text:p text:style-name="P18"><text:span text:style-name="T3"><text:tab/><text:tab/></text:span><text:span text:style-name="T2">else</text:span><text:span text:style-name="T3"> </text:span><text:span text:style-name="T2">if</text:span><text:span text:style-name="T3"> (incomingDamage.getWeightValue() == a.getArmourWeight().getWeightValue()) {</text:span></text:p>
      <text:p text:style-name="P20"><text:tab/><text:tab/><text:tab/>a.damageArmor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 If The Armor Is </text:span><text:span text:style-name="T11">Destoryed</text:span><text:span text:style-name="T10"> Then Remove It</text:span></text:p>
      <text:p text:style-name="P18"><text:span text:style-name="T3"><text:tab/><text:tab/></text:span><text:span text:style-name="T2">if</text:span><text:span text:style-name="T3"> (a.isDestoryed()) {</text:span></text:p>
      <text:p text:style-name="P20"><text:tab/><text:tab/><text:tab/>p.getArmorChits().remove(a);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10">// Gathers The First Player For The Combat </text:span></text:p>
      <text:p text:style-name="P18"><text:span text:style-name="T3"><text:tab/></text:span><text:span text:style-name="T2">private</text:span><text:span text:style-name="T3"> PlayerBase getFirstAttacker () {</text:span></text:p>
      <text:p text:style-name="P18"><text:span text:style-name="T3"><text:tab/><text:tab/>PlayerBase returnVal = </text:span><text:span text:style-name="T16">combattingPlayers</text:span><text:span text:style-name="T3">.get(0);</text:span></text:p>
      <text:p text:style-name="P18"><text:span text:style-name="T3"><text:tab/><text:tab/></text:span><text:span text:style-name="T2">return</text:span><text:span text:style-name="T3"> returnVal;</text:span></text:p>
      <text:p text:style-name="P20"><text:tab/>}</text:p>
      <text:p text:style-name="P18"/>
      <text:p text:style-name="P18"><text:span text:style-name="T3"><text:tab/></text:span><text:span text:style-name="T10">// Alerts The Current Player Weapon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alertPlayerWeapon () {</text:span></text:p>
      <text:p text:style-name="P18"><text:span text:style-name="T3"><text:tab/><text:tab/></text:span><text:span text:style-name="T16">currentAttacker</text:span><text:span text:style-name="T3">.getWeapon().setAlerted(</text:span><text:span text:style-name="T2">true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10">// Calculates The Weapon's Harm Value</text:span></text:p>
      <text:p text:style-name="P18"><text:span text:style-name="T3"><text:tab/></text:span><text:span text:style-name="T2">private</text:span><text:span text:style-name="T3"> Weights calculateWeaponHarm(CombatDataContainer attacker, PlayerBase defender) {</text:span></text:p>
      <text:p text:style-name="P18"><text:span text:style-name="T3"><text:tab/><text:tab/></text:span><text:span text:style-name="T2">int</text:span><text:span text:style-name="T3"> addStars = 0;</text:span></text:p>
      <text:p text:style-name="P20"><text:tab/><text:tab/>PlayerBase theAttacker = attacker.getThePlayer();</text:p>
      <text:p text:style-name="P20"><text:tab/><text:tab/>Weights harm = theAttacker.getWeapon().getWeaponDamage();</text:p>
      <text:p text:style-name="P20"><text:tab/><text:tab/></text:p>
      <text:p text:style-name="P18"><text:span text:style-name="T3"><text:tab/><text:tab/></text:span><text:span text:style-name="T10">// Find The Stars Amount For The Player's Attack</text:span></text:p>
      <text:p text:style-name="P18"><text:span text:style-name="T3"><text:tab/><text:tab/></text:span><text:span text:style-name="T2">if</text:span><text:span text:style-name="T3"> (theAttacker.getWeapon().getSharpnessStars() &gt; 0) {</text:span></text:p>
      <text:p text:style-name="P20"><text:tab/><text:tab/><text:tab/>addStars = theAttacker.getWeapon().getSharpnessStars();</text:p>
      <text:p text:style-name="P18"/>
      <text:p text:style-name="P18"><text:span text:style-name="T3"><text:tab/><text:tab/><text:tab/></text:span><text:span text:style-name="T10">// If We Hit Armor, Then Sharpness Goes Down One Star</text:span></text:p>
      <text:p text:style-name="P18"><text:span text:style-name="T3"><text:tab/><text:tab/><text:tab/></text:span><text:span text:style-name="T2">if</text:span><text:span text:style-name="T3"> (checkIfArmorProtects(defender, attacker.getAttack()) != </text:span><text:span text:style-name="T2">null</text:span><text:span text:style-name="T3">) {</text:span></text:p>
      <text:p text:style-name="P20"><text:tab/><text:tab/><text:tab/><text:tab/>addStars = Math.<text:span text:style-name="T21">max</text:span>(0, theAttacker.getWeapon().getSharpnessStars());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 If The Attacker's Strength Is Higher, Increment Harm level</text:span></text:p>
      <text:p text:style-name="P18"><text:span text:style-name="T3"><text:tab/><text:tab/></text:span><text:span text:style-name="T2">if</text:span><text:span text:style-name="T3"> (theAttacker.getStrength() &gt; defender.getStrength()){</text:span></text:p>
      <text:p text:style-name="P20"><text:tab/><text:tab/><text:tab/>harm = harm.next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 Next Calculate The Harm Level Based On The Stars</text:span></text:p>
      <text:p text:style-name="P18"><text:soft-page-break/><text:span text:style-name="T3"><text:tab/><text:tab/></text:span><text:span text:style-name="T2">for</text:span><text:span text:style-name="T3">(</text:span><text:span text:style-name="T2">int</text:span><text:span text:style-name="T3"> i =0; i &lt; addStars; ++i){</text:span></text:p>
      <text:p text:style-name="P20"><text:tab/><text:tab/><text:tab/>harm = harm.next();</text:p>
      <text:p text:style-name="P20"><text:tab/><text:tab/>}</text:p>
      <text:p text:style-name="P18"><text:span text:style-name="T3"><text:tab/><text:tab/></text:span><text:span text:style-name="T2">return</text:span><text:span text:style-name="T3"> harm;</text:span></text:p>
      <text:p text:style-name="P20"><text:tab/>}</text:p>
      <text:p text:style-name="P20"><text:tab/></text:p>
      <text:p text:style-name="P18"><text:span text:style-name="T3"><text:tab/></text:span><text:span text:style-name="T10">// Check To See If The Armor Protects</text:span></text:p>
      <text:p text:style-name="P18"><text:span text:style-name="T3"><text:tab/></text:span><text:span text:style-name="T2">private</text:span><text:span text:style-name="T3"> ArmorChit checkIfArmorProtects (PlayerBase defendingPlayer, Attacks incomingAttack) {</text:span></text:p>
      <text:p text:style-name="P20"><text:tab/><text:tab/>ArrayList&lt;ArmorChit&gt; playerArmor = defendingPlayer.getArmorChits();</text:p>
      <text:p text:style-name="P20"><text:tab/><text:tab/></text:p>
      <text:p text:style-name="P18"><text:span text:style-name="T3"><text:tab/><text:tab/></text:span><text:span text:style-name="T10">// Iterate Over The Player's Armor And See If Blocks</text:span></text:p>
      <text:p text:style-name="P18"><text:span text:style-name="T3"><text:tab/><text:tab/></text:span><text:span text:style-name="T2">for</text:span><text:span text:style-name="T3"> (ArmorChit a: playerArmor) {</text:span></text:p>
      <text:p text:style-name="P18"><text:span text:style-name="T3"><text:tab/><text:tab/><text:tab/></text:span><text:span text:style-name="T2">if</text:span><text:span text:style-name="T3"> (a.getArmourType() == ArmorType.</text:span><text:span text:style-name="T17">BREASTPLATE</text:span><text:span text:style-name="T3"> &amp;&amp; (incomingAttack == Attacks.</text:span><text:span text:style-name="T17">THRUST</text:span><text:span text:style-name="T3"> || incomingAttack == Attacks.</text:span><text:span text:style-name="T17">SWING</text:span><text:span text:style-name="T3">)) {</text:span></text:p>
      <text:p text:style-name="P18"><text:span text:style-name="T3"><text:tab/><text:tab/><text:tab/><text:tab/></text:span><text:span text:style-name="T2">return</text:span><text:span text:style-name="T3"> a;</text:span></text:p>
      <text:p text:style-name="P20"><text:tab/><text:tab/><text:tab/>}</text:p>
      <text:p text:style-name="P18"><text:span text:style-name="T3"><text:tab/><text:tab/><text:tab/></text:span><text:span text:style-name="T2">else</text:span><text:span text:style-name="T3"> </text:span><text:span text:style-name="T2">if</text:span><text:span text:style-name="T3"> (a.getArmourType() == ArmorType.</text:span><text:span text:style-name="T17">HELMET</text:span><text:span text:style-name="T3"> &amp;&amp; incomingAttack == Attacks.</text:span><text:span text:style-name="T17">SMASH</text:span><text:span text:style-name="T3">) {</text:span></text:p>
      <text:p text:style-name="P18"><text:span text:style-name="T3"><text:tab/><text:tab/><text:tab/><text:tab/></text:span><text:span text:style-name="T2">return</text:span><text:span text:style-name="T3"> a;</text:span></text:p>
      <text:p text:style-name="P18"><text:span text:style-name="T3"><text:tab/><text:tab/><text:tab/>} </text:span><text:span text:style-name="T2">else</text:span><text:span text:style-name="T3"> </text:span><text:span text:style-name="T2">if</text:span><text:span text:style-name="T3"> (a.getArmourType() == ArmorType.</text:span><text:span text:style-name="T17">ARMOUR</text:span><text:span text:style-name="T3">) {</text:span></text:p>
      <text:p text:style-name="P18"><text:span text:style-name="T3"><text:tab/><text:tab/><text:tab/><text:tab/></text:span><text:span text:style-name="T2">return</text:span><text:span text:style-name="T3"> a;</text:span></text:p>
      <text:p text:style-name="P20"><text:tab/><text:tab/><text:tab/>}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10">// Find The Data Container </text:span><text:span text:style-name="T11">Assoicated</text:span><text:span text:style-name="T10"> With The Player</text:span></text:p>
      <text:p text:style-name="P18"><text:span text:style-name="T3"><text:tab/></text:span><text:span text:style-name="T2">private</text:span><text:span text:style-name="T3"> CombatDataContainer findContainer (PlayerBase p) {</text:span></text:p>
      <text:p text:style-name="P18"><text:span text:style-name="T3"><text:tab/><text:tab/></text:span><text:span text:style-name="T2">for</text:span><text:span text:style-name="T3"> (CombatDataContainer c: </text:span><text:span text:style-name="T16">combatData</text:span><text:span text:style-name="T3">) {</text:span></text:p>
      <text:p text:style-name="P18"><text:span text:style-name="T3"><text:tab/><text:tab/><text:tab/></text:span><text:span text:style-name="T2">if</text:span><text:span text:style-name="T3"> (c.getThePlayer() == p) {</text:span></text:p>
      <text:p text:style-name="P18"><text:span text:style-name="T3"><text:tab/><text:tab/><text:tab/><text:tab/></text:span><text:span text:style-name="T2">return</text:span><text:span text:style-name="T3"> c;</text:span></text:p>
      <text:p text:style-name="P20"><text:tab/><text:tab/><text:tab/>}</text:p>
      <text:p text:style-name="P20"><text:tab/><text:tab/>}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10">/*---------------------------- Getters And Setters ---------------------- */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CurrentAttack (Attacks attack) {</text:span></text:p>
      <text:p text:style-name="P18"><text:span text:style-name="T3"><text:tab/><text:tab/></text:span><text:span text:style-name="T16">currentAttack</text:span><text:span text:style-name="T3"> = attack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Attacks getCurrentAttack () {</text:span></text:p>
      <text:p text:style-name="P18"><text:span text:style-name="T3"><text:tab/><text:tab/></text:span><text:span text:style-name="T2">return</text:span><text:span text:style-name="T3"> </text:span><text:span text:style-name="T16">currentAttack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PlayerBase getCurrentAttacker() {</text:span></text:p>
      <text:p text:style-name="P18"><text:span text:style-name="T3"><text:tab/><text:tab/></text:span><text:span text:style-name="T2">return</text:span><text:span text:style-name="T3"> </text:span><text:span text:style-name="T16">currentAttacker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int</text:span><text:span text:style-name="T3"> getReadyPlayerNum () {</text:span></text:p>
      <text:p text:style-name="P18"><text:span text:style-name="T3"><text:tab/><text:tab/></text:span><text:span text:style-name="T2">return</text:span><text:span text:style-name="T3"> </text:span><text:span text:style-name="T16">readyPlayers</text:span><text:span text:style-name="T3">.size()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CurrentAttacker(PlayerBase currentAttacker) {</text:span></text:p>
      <text:p text:style-name="P18"><text:span text:style-name="T3"><text:tab/><text:tab/></text:span><text:span text:style-name="T2">this</text:span><text:span text:style-name="T3">.</text:span><text:span text:style-name="T16">currentAttacker</text:span><text:span text:style-name="T3"> = currentAttacker;</text:span></text:p>
      <text:p text:style-name="P20"><text:tab/>}</text:p>
      <text:p text:style-name="P18"/>
      <text:p text:style-name="P18"><text:soft-page-break/><text:span text:style-name="T3"><text:tab/></text:span><text:span text:style-name="T2">public</text:span><text:span text:style-name="T3"> PlayerBase getCurrentDefender() {</text:span></text:p>
      <text:p text:style-name="P18"><text:span text:style-name="T3"><text:tab/><text:tab/></text:span><text:span text:style-name="T2">return</text:span><text:span text:style-name="T3"> </text:span><text:span text:style-name="T16">currentDefender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CurrentDefender(PlayerBase currentDefender) {</text:span></text:p>
      <text:p text:style-name="P18"><text:span text:style-name="T3"><text:tab/><text:tab/></text:span><text:span text:style-name="T2">this</text:span><text:span text:style-name="T3">.</text:span><text:span text:style-name="T16">currentDefender</text:span><text:span text:style-name="T3"> = currentDefender;</text:span></text:p>
      <text:p text:style-name="P20"><text:tab/>}</text:p>
      <text:p text:style-name="P20">} </text:p>
      <text:p text:style-name="P12"><text:span text:style-name="T14"/></text:p>
      <text:p text:style-name="P12">Class: <text:span text:style-name="T14">DayController.java</text:span></text:p>
      <text:p text:style-name="P9"><text:span text:style-name="T1">package</text:span><text:span text:style-name="T14"> controller;</text:span></text:p>
      <text:p text:style-name="P18"/>
      <text:p text:style-name="P18"><text:span text:style-name="T2">import</text:span><text:span text:style-name="T3"> models.BoardModels.Clearing;</text:span></text:p>
      <text:p text:style-name="P18"><text:span text:style-name="T2">import</text:span><text:span text:style-name="T3"> models.characterModels.PlayerBase;</text:span></text:p>
      <text:p text:style-name="P18"/>
      <text:p text:style-name="P18"><text:span text:style-name="T2">public</text:span><text:span text:style-name="T3"> </text:span><text:span text:style-name="T2">class</text:span><text:span text:style-name="T3"> DayController {</text:span></text:p>
      <text:p text:style-name="P18"><text:span text:style-name="T3"><text:tab/></text:span><text:span text:style-name="T10">//for the actual controls of a game that loops for the days</text:span></text:p>
      <text:p text:style-name="P20"><text:tab/></text:p>
      <text:p text:style-name="P18"><text:span text:style-name="T3"><text:tab/></text:span><text:span text:style-name="T10">/*</text:span></text:p>
      <text:p text:style-name="P22"><text:tab/> * information on this is from <text:span text:style-name="T19">pg</text:span> 33 - 53 then combat</text:p>
      <text:p text:style-name="P22"><text:tab/> * </text:p>
      <text:p text:style-name="P22"><text:tab/> * going to need an <text:span text:style-name="T19">unhidden</text:span> array of players and natives</text:p>
      <text:p text:style-name="P22"><text:tab/> * </text:p>
      <text:p text:style-name="P22"><text:tab/> * end of the day the tile that the character is on will</text:p>
      <text:p text:style-name="P22"><text:tab/> * reveal <text:span text:style-name="T19">chits</text:span> from their pile</text:p>
      <text:p text:style-name="P22"><text:tab/> * </text:p>
      <text:p text:style-name="P22"><text:tab/> * there is a monster roll for each day to determine prowling monsters</text:p>
      <text:p text:style-name="P22"><text:tab/> * may arrive at end of turns/in the evening for battle with characters</text:p>
      <text:p text:style-name="P22"><text:tab/> * </text:p>
      <text:p text:style-name="P22"><text:tab/> * if there are prowling monsters already on board will move to character's clearing to block</text:p>
      <text:p text:style-name="P22"><text:tab/> * (<text:span text:style-name="T19">unhidden</text:span> only) players</text:p>
      <text:p text:style-name="P22"><text:tab/> * players can run/avoid/fight monsters</text:p>
      <text:p text:style-name="P22"><text:tab/> * </text:p>
      <text:p text:style-name="P22"><text:tab/> * dwellings in valley or woods tiles can contain natives for trade with</text:p>
      <text:p text:style-name="P22"><text:tab/> * players can also hire natives to fight/search for things</text:p>
      <text:p text:style-name="P22"><text:tab/> * </text:p>
      <text:p text:style-name="P22"><text:tab/> * unfriendly and enemy natives <text:span text:style-name="T19">mayblock</text:span> and battle a character unexpectedly</text:p>
      <text:p text:style-name="P22"><text:tab/> * </text:p>
      <text:p text:style-name="P22"><text:tab/> * at some treasure sites/native groups visitors CAN be found</text:p>
      <text:p text:style-name="P22"><text:tab/> * these visitors can trade gold/spells/items gold/missions/campaigns(can have native groups as allies)</text:p>
      <text:p text:style-name="P22"><text:tab/> * visitors can not be hired/battled</text:p>
      <text:p text:style-name="P22"><text:tab/> * </text:p>
      <text:p text:style-name="P22"><text:tab/> * people can work together and can <text:span text:style-name="T19">backstab</text:span></text:p>
      <text:p text:style-name="P22"><text:tab/> * </text:p>
      <text:p text:style-name="P22"><text:tab/> * monsters and natives can be hired and are considered denizen</text:p>
      <text:p text:style-name="P22"><text:tab/> * </text:p>
      <text:p text:style-name="P22"><text:tab/> * some native groups (garrison natives) are the order/Guard/Soldiers/Rogues</text:p>
      <text:p text:style-name="P22"><text:tab/> * </text:p>
      <text:p text:style-name="P22"><text:tab/> * native horses can not be used by anyone other then the native</text:p>
      <text:p text:style-name="P22"><text:tab/> */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day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maxDays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8">maxPhases</text:span><text:span text:style-name="T3"> = 4;</text:span></text:p>
      <text:p text:style-name="P18"><text:span text:style-name="T3"><text:tab/></text:span><text:span text:style-name="T2">private</text:span><text:span text:style-name="T3"> PlayerBase[] </text:span><text:span text:style-name="T16">allPlayers</text:span><text:span text:style-name="T3">;</text:span></text:p>
      <text:p text:style-name="P18"><text:span text:style-name="T3"><text:tab/></text:span><text:span text:style-name="T2">private</text:span><text:span text:style-name="T3"> PlayerBase[] </text:span><text:span text:style-name="T16">orderPlayers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totalPlayers</text:span><text:span text:style-name="T3">;</text:span></text:p>
      <text:p text:style-name="P18"><text:soft-page-break/><text:span text:style-name="T3"><text:tab/></text:span><text:span text:style-name="T2">private</text:span><text:span text:style-name="T3"> Clearing </text:span><text:span text:style-name="T18">activeClearings</text:span><text:span text:style-name="T3">;</text:span></text:p>
      <text:p text:style-name="P18"><text:span text:style-name="T3"><text:tab/></text:span><text:span text:style-name="T10">//some view here currentView;</text:span>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tartGame(PlayerBase[] newPlayers){</text:span></text:p>
      <text:p text:style-name="P18"><text:span text:style-name="T3"><text:tab/><text:tab/></text:span><text:span text:style-name="T16">day</text:span><text:span text:style-name="T3"> = 0;</text:span></text:p>
      <text:p text:style-name="P18"><text:span text:style-name="T3"><text:tab/><text:tab/></text:span><text:span text:style-name="T16">maxDays</text:span><text:span text:style-name="T3"> = 28;</text:span></text:p>
      <text:p text:style-name="P18"><text:span text:style-name="T3"><text:tab/><text:tab/></text:span><text:span text:style-name="T16">allPlayers</text:span><text:span text:style-name="T3"> = newPlayers;</text:span></text:p>
      <text:p text:style-name="P18"><text:span text:style-name="T3"><text:tab/><text:tab/></text:span><text:span text:style-name="T10">//will have to change this to have hired leaders</text:span></text:p>
      <text:p text:style-name="P18"><text:span text:style-name="T3"><text:tab/><text:tab/></text:span><text:span text:style-name="T16">totalPlayers</text:span><text:span text:style-name="T3"> = newPlayers.</text:span><text:span text:style-name="T16">length</text:span><text:span text:style-name="T3">;</text:span></text:p>
      <text:p text:style-name="P20"><text:tab/><text:tab/></text:p>
      <text:p text:style-name="P18"><text:span text:style-name="T3"><text:tab/><text:tab/></text:span><text:span text:style-name="T2">while</text:span><text:span text:style-name="T3">(</text:span><text:span text:style-name="T16">day</text:span><text:span text:style-name="T3"> != </text:span><text:span text:style-name="T16">maxDays</text:span><text:span text:style-name="T3">){</text:span></text:p>
      <text:p text:style-name="P18"><text:span text:style-name="T3"><text:tab/><text:tab/><text:tab/>++</text:span><text:span text:style-name="T16">day</text:span><text:span text:style-name="T3">;</text:span></text:p>
      <text:p text:style-name="P20"><text:tab/><text:tab/><text:tab/>birdSong();</text:p>
      <text:p text:style-name="P20"><text:tab/><text:tab/><text:tab/>dayLight();</text:p>
      <text:p text:style-name="P20"><text:tab/><text:tab/><text:tab/>evening();</text:p>
      <text:p text:style-name="P20"><text:tab/><text:tab/><text:tab/>midnight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10">// check all victory things</text:span>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birdSong()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</text:span><text:span text:style-name="T16">totalPlayers</text:span><text:span text:style-name="T3">; ++i){</text:span></text:p>
      <text:p text:style-name="P18"><text:span text:style-name="T3"><text:tab/><text:tab/><text:tab/></text:span><text:span text:style-name="T10">// allPlayers[i].record();</text:span></text:p>
      <text:p text:style-name="P20"><text:tab/><text:tab/><text:tab/></text:p>
      <text:p text:style-name="P18"><text:span text:style-name="T3"><text:tab/><text:tab/><text:tab/></text:span><text:span text:style-name="T10">//have to pick 2-4 phases out of 10</text:span></text:p>
      <text:p text:style-name="P18"><text:span text:style-name="T3"><text:tab/><text:tab/><text:tab/></text:span><text:span text:style-name="T10">/* the 10 are</text:span></text:p>
      <text:p text:style-name="P22"><text:tab/><text:tab/><text:tab/> * -move (adjacent clearing must be named)</text:p>
      <text:p text:style-name="P22"><text:tab/><text:tab/><text:tab/> * -hide (roll required)</text:p>
      <text:p text:style-name="P22"><text:tab/><text:tab/><text:tab/> * -alert</text:p>
      <text:p text:style-name="P22"><text:tab/><text:tab/><text:tab/> * -rest (1 star of action <text:span text:style-name="T19">chit</text:span> can change for wounded to inactive or inactive to active</text:p>
      <text:p text:style-name="P22"><text:tab/><text:tab/><text:tab/> * <text:s text:c="6"/>can do with more stars but must pay back)</text:p>
      <text:p text:style-name="P22"><text:tab/><text:tab/><text:tab/> * <text:s text:c="6"/>(if unable to rest and no active <text:span text:style-name="T19">chits</text:span> then dead/if all wounded then dead)</text:p>
      <text:p text:style-name="P22"><text:tab/><text:tab/><text:tab/> * -search (have to search to find the location or the secret path)</text:p>
      <text:p text:style-name="P22"><text:tab/><text:tab/><text:tab/> * <text:s text:c="8"/>(you can also look abandoned belongings or locations discovered)</text:p>
      <text:p text:style-name="P22"><text:tab/><text:tab/><text:tab/> * -trade (can be cancelled)</text:p>
      <text:p text:style-name="P22"><text:tab/><text:tab/><text:tab/> * --buying (have to roll to see if can buy treasure, this is based</text:p>
      <text:p text:style-name="P22"><text:tab/><text:tab/><text:tab/> * <text:s text:c="7"/>on how friendly that player is to the natives and can improve this</text:p>
      <text:p text:style-name="P22"><text:tab/><text:tab/><text:tab/> * <text:s text:c="7"/>by buying a round of drinks to help one roll, this costs 1 gold per</text:p>
      <text:p text:style-name="P22"><text:tab/><text:tab/><text:tab/> * <text:s text:c="7"/>native on the clearing)(if allowed to buy then have to trade and/or</text:p>
      <text:p text:style-name="P22"><text:tab/><text:tab/><text:tab/> * <text:s text:c="7"/>pay the gold required, can get for free, if not will can decline</text:p>
      <text:p text:style-name="P22"><text:tab/><text:tab/><text:tab/> * <text:s text:c="7"/>MUST try to buy)</text:p>
      <text:p text:style-name="P22"><text:tab/><text:tab/><text:tab/> * <text:s text:c="7"/>(fame is also a part of this and will go up if sold and down if bought)</text:p>
      <text:p text:style-name="P22"><text:tab/><text:tab/><text:tab/> * -hire</text:p>
      <text:p text:style-name="P22"><text:tab/><text:tab/><text:tab/> * -follow</text:p>
      <text:p text:style-name="P22"><text:tab/><text:tab/><text:tab/> * -fly</text:p>
      <text:p text:style-name="P22"><text:tab/><text:tab/><text:tab/> * -use spell</text:p>
      <text:p text:style-name="P22"><text:tab/><text:tab/><text:tab/> * </text:p>
      <text:p text:style-name="P22"><text:tab/><text:tab/><text:tab/> */</text:p>
      <text:p text:style-name="P18"><text:soft-page-break/><text:span text:style-name="T3"><text:tab/><text:tab/><text:tab/></text:span><text:span text:style-name="T16">allPlayers</text:span><text:span text:style-name="T3">[i].unHide();</text:span></text:p>
      <text:p text:style-name="P20"><text:tab/><text:tab/>}</text:p>
      <text:p text:style-name="P18"><text:span text:style-name="T3"><text:tab/><text:tab/></text:span><text:span text:style-name="T10">//will have to add things about moving all hired to</text:span></text:p>
      <text:p text:style-name="P18"><text:span text:style-name="T3"><text:tab/><text:tab/></text:span><text:span text:style-name="T10">//same place</text:span></text:p>
      <text:p text:style-name="P20"><text:tab/><text:tab/></text:p>
      <text:p text:style-name="P18"><text:span text:style-name="T3"><text:tab/><text:tab/></text:span><text:span text:style-name="T10">//add a thing for prowling creatures</text:span></text:p>
      <text:p text:style-name="P18"><text:span text:style-name="T3"><text:tab/><text:tab/></text:span><text:span text:style-name="T2">if</text:span><text:span text:style-name="T3">(</text:span><text:span text:style-name="T16">day</text:span><text:span text:style-name="T3">%7 == 0){</text:span></text:p>
      <text:p text:style-name="P18"><text:span text:style-name="T3"><text:tab/><text:tab/><text:tab/></text:span><text:span text:style-name="T10">//natives and monsters </text:span><text:span text:style-name="T11">respawn</text:span>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dayLight(){</text:span></text:p>
      <text:p text:style-name="P18"><text:span text:style-name="T3"><text:tab/><text:tab/></text:span><text:span text:style-name="T10">/*</text:span></text:p>
      <text:p text:style-name="P22"><text:tab/><text:tab/>//this orders the players for the day</text:p>
      <text:p text:style-name="P22"><text:tab/><text:tab/>//will have to change this to add for <text:span text:style-name="T19">swordsman</text:span> wanting to go</text:p>
      <text:p text:style-name="P22"><text:tab/><text:tab/>for(<text:span text:style-name="T19">int</text:span> i = 0; i &lt; totalPlayers; ++i){</text:p>
      <text:p text:style-name="P22"><text:tab/><text:tab/><text:tab/><text:span text:style-name="T19">int</text:span> turn = GameUtils.createRandomInt(0, allPlayers.length);</text:p>
      <text:p text:style-name="P22"><text:tab/><text:tab/><text:tab/>orderPlayers[orderPlayers.length] = allPlayers[turn];</text:p>
      <text:p text:style-name="P22"><text:tab/><text:tab/><text:tab/>for(<text:span text:style-name="T19">int</text:span> f = turn; turn &lt; allPlayers.length; ++f){</text:p>
      <text:p text:style-name="P22"><text:tab/><text:tab/><text:tab/><text:tab/>allPlayers[f] = allPlayers[f + 1];</text:p>
      <text:p text:style-name="P22"><text:tab/><text:tab/><text:tab/>}</text:p>
      <text:p text:style-name="P22"><text:tab/><text:tab/>}</text:p>
      <text:p text:style-name="P22"><text:tab/><text:tab/>allPlayers = orderPlayers;</text:p>
      <text:p text:style-name="P22"><text:tab/><text:tab/></text:p>
      <text:p text:style-name="P22"><text:tab/><text:tab/>for(<text:span text:style-name="T19">int</text:span> i = 0; i &lt; totalPlayers; ++i){</text:p>
      <text:p text:style-name="P22"><text:tab/><text:tab/><text:tab/>orderPlayers[i].unHide();</text:p>
      <text:p text:style-name="P22"><text:tab/><text:tab/><text:tab/>for(<text:span text:style-name="T19">int</text:span> p = 0; p &lt; orderPlayers[i].getMaxPhases(); ++p){//have to add phases and max phases with the record</text:p>
      <text:p text:style-name="P22"><text:tab/><text:tab/><text:tab/><text:tab/>//also will have to check if illegal moves</text:p>
      <text:p text:style-name="P22">//<text:tab/><text:tab/><text:tab/><text:tab/>trade with players in clearing</text:p>
      <text:p text:style-name="P22">//<text:tab/><text:tab/><text:tab/><text:tab/><text:span text:style-name="T19">rearange</text:span> belongings</text:p>
      <text:p text:style-name="P22"><text:tab/><text:tab/><text:tab/><text:tab/>switch (orderPlayers[i].getPhase(p)){</text:p>
      <text:p text:style-name="P22"><text:tab/><text:tab/><text:tab/><text:tab/>case "H":</text:p>
      <text:p text:style-name="P22">//<text:tab/><text:tab/><text:tab/><text:tab/><text:tab/>roll on hide table</text:p>
      <text:p text:style-name="P22"><text:tab/><text:tab/><text:tab/><text:tab/><text:tab/>break;</text:p>
      <text:p text:style-name="P22"><text:tab/><text:tab/><text:tab/><text:tab/>case "M":</text:p>
      <text:p text:style-name="P22">//<text:tab/><text:tab/><text:tab/><text:tab/><text:tab/>move to the clearing specified</text:p>
      <text:p text:style-name="P22"><text:tab/><text:tab/><text:tab/><text:tab/><text:tab/>break;</text:p>
      <text:p text:style-name="P22"><text:tab/><text:tab/><text:tab/><text:tab/>case "S":</text:p>
      <text:p text:style-name="P22">//<text:tab/><text:tab/><text:tab/><text:tab/><text:tab/>can search on search table therefore roll</text:p>
      <text:p text:style-name="P22">//<text:tab/><text:tab/><text:tab/><text:tab/><text:tab/>can loot things if discovered or if abandoned items roll loot table</text:p>
      <text:p text:style-name="P22">//<text:tab/><text:tab/><text:tab/><text:tab/><text:tab/>loot table is a usual roll and then count down from the top of the stack</text:p>
      <text:p text:style-name="P22">//<text:tab/><text:tab/><text:tab/><text:tab/><text:tab/>if roll &gt; stack = nothing</text:p>
      <text:p text:style-name="P22">//<text:tab/><text:tab/><text:tab/><text:tab/><text:tab/>GameUtils.seachTable(selected, roll)</text:p>
      <text:p text:style-name="P22"><text:tab/><text:tab/><text:tab/><text:tab/><text:tab/>break;</text:p>
      <text:p text:style-name="P22"><text:tab/><text:tab/><text:tab/><text:tab/>case "T":</text:p>
      <text:p text:style-name="P22">//<text:tab/><text:tab/><text:tab/><text:tab/><text:tab/>trading with certain people gets initiated</text:p>
      <text:p text:style-name="P22"><text:tab/><text:tab/><text:tab/><text:tab/><text:tab/>break;</text:p>
      <text:p text:style-name="P22"><text:tab/><text:tab/><text:tab/><text:tab/>case "R":</text:p>
      <text:p text:style-name="P22">//<text:tab/><text:tab/><text:tab/><text:tab/><text:tab/>have to do something with the rest can do later</text:p>
      <text:p text:style-name="P22"><text:tab/><text:tab/><text:tab/><text:tab/><text:tab/>break;</text:p>
      <text:p text:style-name="P22"><text:tab/><text:tab/><text:tab/><text:tab/>case "A":</text:p>
      <text:p text:style-name="P22"><text:tab/><text:tab/><text:tab/><text:tab/><text:tab/>orderPlayers[i].getWeapon().setAlerted(true);</text:p>
      <text:p text:style-name="P22"><text:tab/><text:tab/><text:tab/><text:tab/><text:tab/>break;</text:p>
      <text:p text:style-name="P22"><text:tab/><text:tab/><text:tab/><text:tab/>case "F":</text:p>
      <text:p text:style-name="P22"><text:tab/><text:tab/><text:tab/><text:tab/><text:tab/>//will set the following to true and the player they wish to follow</text:p>
      <text:p text:style-name="P22"><text:soft-page-break/><text:tab/><text:tab/><text:tab/><text:tab/><text:tab/>break;</text:p>
      <text:p text:style-name="P18"/>
      <text:p text:style-name="P22"><text:tab/><text:tab/><text:tab/><text:tab/>}</text:p>
      <text:p text:style-name="P22"><text:tab/><text:tab/><text:tab/><text:tab/></text:p>
      <text:p text:style-name="P22">//<text:tab/><text:tab/><text:tab/><text:tab/>blocking might occur</text:p>
      <text:p text:style-name="P22"><text:tab/><text:tab/><text:tab/>}</text:p>
      <text:p text:style-name="P22"><text:tab/><text:tab/><text:tab/></text:p>
      <text:p text:style-name="P22">//<text:tab/><text:tab/><text:tab/>for(<text:span text:style-name="T19">int</text:span> p = 0; p &lt; totalPlayers; ++p){</text:p>
      <text:p text:style-name="P22">//<text:tab/><text:tab/><text:tab/><text:tab/>check if want to block</text:p>
      <text:p text:style-name="P22">//<text:tab/><text:tab/><text:tab/>}</text:p>
      <text:p text:style-name="P22"><text:tab/><text:tab/><text:tab/></text:p>
      <text:p text:style-name="P22">//<text:tab/><text:tab/><text:tab/>map <text:span text:style-name="T19">chits</text:span> in tile to clearing where needed</text:p>
      <text:p text:style-name="P22">//<text:tab/><text:tab/><text:tab/>more to do with monsters and natives when that needs to be added</text:p>
      <text:p text:style-name="P22"><text:tab/><text:tab/>}</text:p>
      <text:p text:style-name="P22"><text:tab/><text:tab/></text:p>
      <text:p text:style-name="P22">//<text:tab/><text:tab/>warning and sound <text:span text:style-name="T19">chit</text:span> become active</text:p>
      <text:p text:style-name="P22">//<text:tab/><text:tab/>more things about monsters moving to <text:span text:style-name="T19">hexes</text:span></text:p>
      <text:p text:style-name="P22"><text:s/>*/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evening(){</text:span></text:p>
      <text:p text:style-name="P18"><text:span text:style-name="T3"><text:tab/><text:tab/>CombatPvP combat = </text:span><text:span text:style-name="T2">new</text:span><text:span text:style-name="T3"> CombatPvP();</text:span></text:p>
      <text:p text:style-name="P18"><text:span text:style-name="T3"><text:tab/><text:tab/>combat.combatPvP(</text:span><text:span text:style-name="T16">orderPlayers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void</text:span><text:span text:style-name="T3"> midnight()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</text:span><text:span text:style-name="T16">totalPlayers</text:span><text:span text:style-name="T3">; ++i){</text:span></text:p>
      <text:p text:style-name="P22">//<text:tab/><text:tab/><text:tab/>orderPlayers[i].rearrangeBelongings();</text:p>
      <text:p text:style-name="P18"><text:span text:style-name="T3"><text:tab/><text:tab/><text:tab/></text:span><text:span text:style-name="T16">orderPlayers</text:span><text:span text:style-name="T3">[i].getWeapon().setAlerted(</text:span><text:span text:style-name="T2">false</text:span><text:span text:style-name="T3">);</text:span></text:p>
      <text:p text:style-name="P20"><text:tab/><text:tab/>}</text:p>
      <text:p text:style-name="P22">//<text:tab/><text:tab/>curses removed from players around chapel tile</text:p>
      <text:p text:style-name="P20"><text:tab/>}</text:p>
      <text:p text:style-name="P20">}</text:p>
      <text:p text:style-name="P12"><text:span text:style-name="T14"/></text:p>
      <text:p text:style-name="P13"><text:span text:style-name="T12">Package: Managers</text:span></text:p>
      <text:p text:style-name="Standard"><text:span text:style-name="T12">Class:</text:span> <text:span text:style-name="T23">CharacterTurnManager</text:span>.java (Currently Not Used)</text:p>
      <text:p text:style-name="P10"><text:span text:style-name="T2">package</text:span> managers;</text:p>
      <text:p text:style-name="P18"/>
      <text:p text:style-name="P18"><text:span text:style-name="T2">import</text:span><text:span text:style-name="T3"> models.characterModels.PlayerBase;</text:span></text:p>
      <text:p text:style-name="P18"/>
      <text:p text:style-name="P19">/**</text:p>
      <text:p text:style-name="P19"><text:s/>* Main class that will handle the player's turn when implemented</text:p>
      <text:p text:style-name="P19"><text:s/>* Basically serves as a layer that will determine player action based on the input given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CharacterTurnManager {</text:span></text:p>
      <text:p text:style-name="P18"/>
      <text:p text:style-name="P18"><text:span text:style-name="T3"><text:tab/></text:span><text:span text:style-name="T2">private</text:span><text:span text:style-name="T3"> String </text:span><text:span text:style-name="T18">commandString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final</text:span><text:span text:style-name="T3"> String </text:span><text:span text:style-name="T18">commandDelmiter</text:span><text:span text:style-name="T3"> = </text:span><text:span text:style-name="T20">","</text:span><text:span text:style-name="T3">;</text:span></text:p>
      <text:p text:style-name="P18"><text:span text:style-name="T3"><text:tab/></text:span><text:span text:style-name="T2">private</text:span><text:span text:style-name="T3"> PlayerBase </text:span><text:span text:style-name="T18">currentCharacter</text:span><text:span text:style-name="T3">;</text:span></text:p>
      <text:p text:style-name="P20"><text:tab/></text:p>
      <text:p text:style-name="P18"><text:span text:style-name="T3"><text:tab/></text:span><text:span text:style-name="T10">// Base Constructor For The Manager</text:span></text:p>
      <text:p text:style-name="P18"><text:span text:style-name="T3"><text:tab/></text:span><text:span text:style-name="T2">public</text:span><text:span text:style-name="T3"> CharacterTurnManager (PlayerBase p, String commandString) {</text:span></text:p>
      <text:p text:style-name="P18"><text:span text:style-name="T3"><text:tab/><text:tab/></text:span><text:span text:style-name="T16">currentCharacter</text:span><text:span text:style-name="T3"> = p;</text:span></text:p>
      <text:p text:style-name="P20"><text:tab/>}</text:p>
      <text:p text:style-name="P20">}</text:p>
      <text:p text:style-name="P11"><text:span text:style-name="T14"/></text:p>
      <text:p text:style-name="P11"><text:soft-page-break/><text:span text:style-name="T14"/></text:p>
      <text:p text:style-name="P13"><text:span text:style-name="T12">Package: Models/BoardModels</text:span></text:p>
      <text:p text:style-name="P11"><text:span text:style-name="T12">Class:</text:span> <text:span text:style-name="T24">Clearing</text:span>.java</text:p>
      <text:p text:style-name="P11">package models.BoardModels;</text:p>
      <text:p text:style-name="P11"/>
      <text:p text:style-name="P11">import java.awt.Image;</text:p>
      <text:p text:style-name="P11">import java.io.File;</text:p>
      <text:p text:style-name="P11">import java.io.IOException;</text:p>
      <text:p text:style-name="P11">import java.util.ArrayList;</text:p>
      <text:p text:style-name="P11">import java.util.HashSet;</text:p>
      <text:p text:style-name="P11">import java.util.Set;</text:p>
      <text:p text:style-name="P11">import java.util.TreeSet;</text:p>
      <text:p text:style-name="P11"/>
      <text:p text:style-name="P11">import javax.imageio.ImageIO;</text:p>
      <text:p text:style-name="P11">import javax.swing.ImageIcon;</text:p>
      <text:p text:style-name="P11">import javax.swing.JButton;</text:p>
      <text:p text:style-name="P11"/>
      <text:p text:style-name="P11">import utils.GameUtils;</text:p>
      <text:p text:style-name="P11">import models.characterModels.PlayerBase;</text:p>
      <text:p text:style-name="P11">import models.otherEntities.EntityBase;</text:p>
      <text:p text:style-name="P11">import models.otherEntities.TreasureModel;</text:p>
      <text:p text:style-name="P11"/>
      <text:p text:style-name="P11">/*</text:p>
      <text:p text:style-name="P11"><text:s/>* Object that represents the logic behind the clearing objects</text:p>
      <text:p text:style-name="P11"><text:s/>* Used mainly for the character's movement but can be expanded on if needed</text:p>
      <text:p text:style-name="P11"><text:s/>*/</text:p>
      <text:p text:style-name="P11">public class Clearing {</text:p>
      <text:p text:style-name="P11"/>
      <text:p text:style-name="P11"><text:tab/>private boolean blocked;</text:p>
      <text:p text:style-name="P11"><text:tab/>private String clearingName;</text:p>
      <text:p text:style-name="P11"><text:tab/>private JButton buttonTiedToClearing;</text:p>
      <text:p text:style-name="P11"><text:tab/>private Set &lt;Clearing&gt; connectedClearings;</text:p>
      <text:p text:style-name="P11"><text:tab/>private Set &lt;TreasureModel&gt; treasuresInClearing;</text:p>
      <text:p text:style-name="P11"><text:tab/>private Set &lt;EntityBase&gt; entitiesInClearing;</text:p>
      <text:p text:style-name="P11"><text:tab/>private Set &lt;PlayerBase&gt; playersInClearing;</text:p>
      <text:p text:style-name="P11"><text:tab/>private Set &lt;Image&gt; imageEnitiesOnThis;</text:p>
      <text:p text:style-name="P11"><text:tab/></text:p>
      <text:p text:style-name="P11"><text:tab/>public Clearing (String clearingName) {</text:p>
      <text:p text:style-name="P11"><text:tab/><text:tab/>blocked = false;</text:p>
      <text:p text:style-name="P11"><text:tab/><text:tab/>this.clearingName = clearingName;</text:p>
      <text:p text:style-name="P11"><text:tab/><text:tab/></text:p>
      <text:p text:style-name="P11"><text:tab/><text:tab/>entitiesInClearing = new HashSet&lt;&gt;();</text:p>
      <text:p text:style-name="P11"><text:tab/><text:tab/>connectedClearings = new HashSet&lt;&gt;();</text:p>
      <text:p text:style-name="P11"><text:tab/><text:tab/>treasuresInClearing = new HashSet&lt;&gt;();</text:p>
      <text:p text:style-name="P11"><text:tab/><text:tab/>playersInClearing = new HashSet&lt;&gt;();</text:p>
      <text:p text:style-name="P11"><text:tab/><text:tab/>imageEnitiesOnThis = new HashSet&lt;&gt;();</text:p>
      <text:p text:style-name="P11"><text:tab/><text:tab/></text:p>
      <text:p text:style-name="P11"><text:tab/><text:tab/>// Create The Button Tied To The Clearing</text:p>
      <text:p text:style-name="P11"><text:tab/><text:tab/>buttonTiedToClearing = new JButton("");</text:p>
      <text:p text:style-name="P11"><text:soft-page-break/><text:tab/><text:tab/>buttonTiedToClearing.setSize(30, 30);</text:p>
      <text:p text:style-name="P11"><text:tab/><text:tab/>buttonTiedToClearing.setOpaque(false);</text:p>
      <text:p text:style-name="P11"><text:tab/><text:tab/>buttonTiedToClearing.setContentAreaFilled(false);</text:p>
      <text:p text:style-name="P11"><text:tab/><text:tab/></text:p>
      <text:p text:style-name="P11"><text:tab/><text:tab/>// Create Some Random Treasures For This</text:p>
      <text:p text:style-name="P11"><text:tab/><text:tab/>genRandomTreasures();</text:p>
      <text:p text:style-name="P11"><text:tab/>}</text:p>
      <text:p text:style-name="P11"><text:tab/></text:p>
      <text:p text:style-name="P11"><text:tab/>// Player Movement To The Clearing</text:p>
      <text:p text:style-name="P11"><text:tab/>public void playerMovedToThis (PlayerBase p) {</text:p>
      <text:p text:style-name="P11"><text:tab/><text:tab/>blocked = true;</text:p>
      <text:p text:style-name="P11"><text:tab/><text:tab/></text:p>
      <text:p text:style-name="P11"><text:tab/><text:tab/>// Move Off Of The Current Clearing And Onto The Next</text:p>
      <text:p text:style-name="P11"><text:tab/><text:tab/>p.setCurrentClearing(this);</text:p>
      <text:p text:style-name="P11"/>
      <text:p text:style-name="P11"><text:tab/><text:tab/>// Set The Button's Icon The Player's Class Image</text:p>
      <text:p text:style-name="P11"><text:tab/><text:tab/>addImageToList(p.getImage());</text:p>
      <text:p text:style-name="P11"><text:tab/><text:tab/></text:p>
      <text:p text:style-name="P11"><text:tab/><text:tab/>// Add Them To The Entity Listing</text:p>
      <text:p text:style-name="P11"><text:tab/><text:tab/>entitiesInClearing.add(p);</text:p>
      <text:p text:style-name="P11"><text:tab/><text:tab/>playersInClearing.add(p);</text:p>
      <text:p text:style-name="P11"><text:tab/><text:tab/></text:p>
      <text:p text:style-name="P11"><text:tab/><text:tab/>updateImage();</text:p>
      <text:p text:style-name="P11"><text:tab/>}</text:p>
      <text:p text:style-name="P11"><text:tab/></text:p>
      <text:p text:style-name="P11"><text:tab/>// Player Moved Away From Clearing</text:p>
      <text:p text:style-name="P11"><text:tab/>public void playerMovedOffOf (PlayerBase p) {</text:p>
      <text:p text:style-name="P11"><text:tab/><text:tab/>entitiesInClearing.remove(p);</text:p>
      <text:p text:style-name="P11"><text:tab/><text:tab/>playersInClearing.remove(p);</text:p>
      <text:p text:style-name="P11"><text:tab/><text:tab/>removeImageToList(p.getImage());</text:p>
      <text:p text:style-name="P11"><text:tab/><text:tab/>updateImage();</text:p>
      <text:p text:style-name="P11"><text:tab/>}</text:p>
      <text:p text:style-name="P11"><text:tab/></text:p>
      <text:p text:style-name="P11"><text:tab/></text:p>
      <text:p text:style-name="P11"><text:tab/>// Checks Player Movement Against The Adjancent Tiles</text:p>
      <text:p text:style-name="P11"><text:tab/>public boolean isVaildMove (Clearing c) {</text:p>
      <text:p text:style-name="P11"><text:tab/><text:tab/>return connectedClearings.contains(c);</text:p>
      <text:p text:style-name="P11"><text:tab/>}</text:p>
      <text:p text:style-name="P11"><text:tab/></text:p>
      <text:p text:style-name="P11"><text:tab/>/// Highlight The Clearing If There Isn't An Image For It</text:p>
      <text:p text:style-name="P11"><text:tab/>public void highlightForMove () {</text:p>
      <text:p text:style-name="P11"><text:tab/><text:tab/>// If There Is Not An Image On This Tile</text:p>
      <text:p text:style-name="P11"><text:tab/><text:tab/>if (imageEnitiesOnThis.size() == 0) {</text:p>
      <text:p text:style-name="P11"><text:tab/><text:tab/><text:tab/>JButton clearingButton = getButtonTiedToClearing();</text:p>
      <text:p text:style-name="P11"><text:tab/><text:tab/><text:tab/>try {</text:p>
      <text:p text:style-name="P11"><text:tab/><text:tab/><text:tab/><text:tab/>Image highlight = ImageIO.read(getClass().getResource("/moveableClearing.png"));</text:p>
      <text:p text:style-name="P11"><text:tab/><text:tab/><text:tab/><text:tab/>Image icon = highlight.getScaledInstance(buttonTiedToClearing.getWidth(), buttonTiedToClearing.getHeight(), <text:soft-page-break/>Image.SCALE_SMOOTH);</text:p>
      <text:p text:style-name="P11"><text:tab/><text:tab/><text:tab/><text:tab/>clearingButton.setIcon(new ImageIcon(icon));</text:p>
      <text:p text:style-name="P11"><text:tab/><text:tab/><text:tab/><text:tab/>clearingButton.repaint();</text:p>
      <text:p text:style-name="P11"><text:tab/><text:tab/><text:tab/>} catch (IOException e) {</text:p>
      <text:p text:style-name="P11"><text:tab/><text:tab/><text:tab/><text:tab/>e.printStackTrace();</text:p>
      <text:p text:style-name="P11"><text:tab/><text:tab/><text:tab/>}</text:p>
      <text:p text:style-name="P11"><text:tab/><text:tab/>}</text:p>
      <text:p text:style-name="P11"><text:tab/>}</text:p>
      <text:p text:style-name="P11"><text:tab/></text:p>
      <text:p text:style-name="P11"><text:tab/>// Highlight The Connected Clearings If They Don't Contain An Image</text:p>
      <text:p text:style-name="P11"><text:tab/>public void highlightConnectedClearings () {</text:p>
      <text:p text:style-name="P11"><text:tab/><text:tab/>for (Clearing c: connectedClearings) {</text:p>
      <text:p text:style-name="P11"><text:tab/><text:tab/><text:tab/>c.highlightForMove();</text:p>
      <text:p text:style-name="P11"><text:tab/><text:tab/>}</text:p>
      <text:p text:style-name="P11"><text:tab/>}</text:p>
      <text:p text:style-name="P11"><text:tab/></text:p>
      <text:p text:style-name="P11"><text:tab/>// Add The Treasures To This Clearing</text:p>
      <text:p text:style-name="P11"><text:tab/>public void addTreasures (TreasureModel ... treasures) {</text:p>
      <text:p text:style-name="P11"><text:tab/><text:tab/>for (TreasureModel t: treasures) {</text:p>
      <text:p text:style-name="P11"><text:tab/><text:tab/><text:tab/>treasuresInClearing.add(t);</text:p>
      <text:p text:style-name="P11"><text:tab/><text:tab/>}</text:p>
      <text:p text:style-name="P11"><text:tab/>}</text:p>
      <text:p text:style-name="P11"><text:tab/></text:p>
      <text:p text:style-name="P11"><text:tab/>// Generate Some Random Treasure Because We Can</text:p>
      <text:p text:style-name="P11"><text:tab/>private void genRandomTreasures () {</text:p>
      <text:p text:style-name="P11"><text:tab/><text:tab/>// Wheither Or Not We Should Have Treasures On This Clearing (20% chance)</text:p>
      <text:p text:style-name="P11"><text:tab/><text:tab/>if (Math.random() &lt;= 1) {</text:p>
      <text:p text:style-name="P11"><text:tab/><text:tab/><text:tab/>int numOfTreasures = GameUtils.createRandomInt(1, 5);</text:p>
      <text:p text:style-name="P11"><text:tab/><text:tab/><text:tab/></text:p>
      <text:p text:style-name="P11"><text:tab/><text:tab/><text:tab/>for (int i = 0; i &lt; numOfTreasures; i++) {</text:p>
      <text:p text:style-name="P11"><text:tab/><text:tab/><text:tab/><text:tab/>boolean greatTreasure = (Math.random() &lt; 0.2);</text:p>
      <text:p text:style-name="P11"><text:tab/><text:tab/><text:tab/><text:tab/>addTreasures(new TreasureModel(greatTreasure));</text:p>
      <text:p text:style-name="P11"><text:tab/><text:tab/><text:tab/>}</text:p>
      <text:p text:style-name="P11"><text:tab/><text:tab/>} </text:p>
      <text:p text:style-name="P11"><text:tab/>}</text:p>
      <text:p text:style-name="P11"><text:tab/></text:p>
      <text:p text:style-name="P11"><text:tab/>// Player Search's Clearing When Called</text:p>
      <text:p text:style-name="P11"><text:tab/>public ArrayList&lt;TreasureModel&gt; searchClearing(PlayerBase p) {</text:p>
      <text:p text:style-name="P11"><text:tab/><text:tab/>int dieRoll = GameUtils.createRandomInt(1, 6);</text:p>
      <text:p text:style-name="P11"><text:tab/><text:tab/>ArrayList &lt;TreasureModel&gt; returnVal = new ArrayList&lt;&gt;();</text:p>
      <text:p text:style-name="P11"><text:tab/><text:tab/></text:p>
      <text:p text:style-name="P11"><text:tab/><text:tab/>// Temp Holder For Treasure</text:p>
      <text:p text:style-name="P11"><text:tab/><text:tab/>if (dieRoll &lt; 4) {</text:p>
      <text:p text:style-name="P11"><text:tab/><text:tab/><text:tab/>for (TreasureModel t : treasuresInClearing) {</text:p>
      <text:p text:style-name="P11"><text:tab/><text:tab/><text:tab/><text:tab/>t.playerFound(p);</text:p>
      <text:p text:style-name="P11"><text:tab/><text:tab/><text:tab/><text:tab/>returnVal.add(t);</text:p>
      <text:p text:style-name="P11"><text:tab/><text:tab/><text:tab/>}</text:p>
      <text:p text:style-name="P11"><text:tab/><text:tab/>}</text:p>
      <text:p text:style-name="P11"><text:tab/><text:tab/></text:p>
      <text:p text:style-name="P11"><text:soft-page-break/><text:tab/><text:tab/>return returnVal;</text:p>
      <text:p text:style-name="P11"><text:tab/>}</text:p>
      <text:p text:style-name="P11"><text:tab/></text:p>
      <text:p text:style-name="P11"><text:tab/>// Loots The Clearing And Grabs All Treasure Out</text:p>
      <text:p text:style-name="P11"><text:tab/>public void playerLootClearing (PlayerBase p) {</text:p>
      <text:p text:style-name="P11"><text:tab/><text:tab/>ArrayList&lt;TreasureModel&gt; treasuresFound = getTreasuresPlayerFound(p);</text:p>
      <text:p text:style-name="P11"><text:tab/><text:tab/>for (TreasureModel t: treasuresFound) {</text:p>
      <text:p text:style-name="P11"><text:tab/><text:tab/><text:tab/>treasuresInClearing.remove(t);</text:p>
      <text:p text:style-name="P11"><text:tab/><text:tab/><text:tab/>p.addTreasure(t);</text:p>
      <text:p text:style-name="P11"><text:tab/><text:tab/>}</text:p>
      <text:p text:style-name="P11"><text:tab/>}</text:p>
      <text:p text:style-name="P11"><text:tab/></text:p>
      <text:p text:style-name="P11"><text:tab/>// Get The Treasure In The Clearing The PLayer Knows About</text:p>
      <text:p text:style-name="P11"><text:tab/>public ArrayList&lt;TreasureModel&gt; getTreasuresPlayerFound(PlayerBase p) {</text:p>
      <text:p text:style-name="P11"><text:tab/><text:tab/>ArrayList&lt;TreasureModel&gt; treasures = new ArrayList&lt;&gt;();</text:p>
      <text:p text:style-name="P11"><text:tab/><text:tab/>for (TreasureModel t: treasuresInClearing) {</text:p>
      <text:p text:style-name="P11"><text:tab/><text:tab/><text:tab/>if (t.hasPlayerFound(p))</text:p>
      <text:p text:style-name="P11"><text:tab/><text:tab/><text:tab/><text:tab/>treasures.add(t);</text:p>
      <text:p text:style-name="P11"><text:tab/><text:tab/>}</text:p>
      <text:p text:style-name="P11"><text:tab/><text:tab/>return treasures;</text:p>
      <text:p text:style-name="P11"><text:tab/>}</text:p>
      <text:p text:style-name="P11"><text:tab/></text:p>
      <text:p text:style-name="P11"><text:tab/>// When Adding An Image</text:p>
      <text:p text:style-name="P11"><text:tab/>public void addImageToList (Image i) {</text:p>
      <text:p text:style-name="P11"><text:tab/><text:tab/>imageEnitiesOnThis.add(i);</text:p>
      <text:p text:style-name="P11"><text:tab/><text:tab/>updateImage();</text:p>
      <text:p text:style-name="P11"><text:tab/>}</text:p>
      <text:p text:style-name="P11"><text:tab/></text:p>
      <text:p text:style-name="P11"><text:tab/>// When Remove An Image Then Update As Well </text:p>
      <text:p text:style-name="P11"><text:tab/>public void removeImageToList (Image i) {</text:p>
      <text:p text:style-name="P11"><text:tab/><text:tab/>imageEnitiesOnThis.remove(i);</text:p>
      <text:p text:style-name="P11"><text:tab/><text:tab/>updateImage();</text:p>
      <text:p text:style-name="P11"><text:tab/>}</text:p>
      <text:p text:style-name="P11"/>
      <text:p text:style-name="P11"><text:tab/>// Reupdates The Tiles Image With What Is In The List</text:p>
      <text:p text:style-name="P11"><text:tab/>public void updateImage () {</text:p>
      <text:p text:style-name="P11"><text:tab/><text:tab/>ImageIcon displayIcon = new ImageIcon();</text:p>
      <text:p text:style-name="P11"><text:tab/><text:tab/></text:p>
      <text:p text:style-name="P11"><text:tab/><text:tab/>int width = buttonTiedToClearing.getWidth();</text:p>
      <text:p text:style-name="P11"><text:tab/><text:tab/>int height = buttonTiedToClearing.getHeight();</text:p>
      <text:p text:style-name="P11"><text:tab/><text:tab/></text:p>
      <text:p text:style-name="P11"><text:tab/><text:tab/>// If There Only One Image</text:p>
      <text:p text:style-name="P11"><text:tab/><text:tab/>if (imageEnitiesOnThis.size() == 1) { </text:p>
      <text:p text:style-name="P11"><text:tab/><text:tab/><text:tab/>Image display = imageEnitiesOnThis.iterator().next();</text:p>
      <text:p text:style-name="P11"><text:tab/><text:tab/><text:tab/>Image icon = display.getScaledInstance(width, height, Image.SCALE_SMOOTH);</text:p>
      <text:p text:style-name="P11"><text:tab/><text:tab/><text:tab/>displayIcon = new ImageIcon(icon);</text:p>
      <text:p text:style-name="P11"><text:tab/><text:tab/>} else if (imageEnitiesOnThis.size() &gt; 1){</text:p>
      <text:p text:style-name="P11"><text:tab/><text:tab/><text:tab/>try {</text:p>
      <text:p text:style-name="P11"><text:soft-page-break/><text:tab/><text:tab/><text:tab/><text:tab/>Image icon = ImageIO.read(getClass().getResource("/custom/characters/question.gif"));</text:p>
      <text:p text:style-name="P11"><text:tab/><text:tab/><text:tab/><text:tab/>Image multiDisplayIcon = icon.getScaledInstance(width, height, Image.SCALE_SMOOTH);</text:p>
      <text:p text:style-name="P11"><text:tab/><text:tab/><text:tab/><text:tab/>displayIcon = new ImageIcon(multiDisplayIcon);</text:p>
      <text:p text:style-name="P11"><text:tab/><text:tab/><text:tab/>} catch (IOException e) {</text:p>
      <text:p text:style-name="P11"><text:tab/><text:tab/><text:tab/><text:tab/>e.printStackTrace();</text:p>
      <text:p text:style-name="P11"><text:tab/><text:tab/><text:tab/>}</text:p>
      <text:p text:style-name="P11"><text:tab/><text:tab/>}</text:p>
      <text:p text:style-name="P11"><text:tab/><text:tab/></text:p>
      <text:p text:style-name="P11"><text:tab/><text:tab/>buttonTiedToClearing.setIcon(displayIcon);</text:p>
      <text:p text:style-name="P11"><text:tab/><text:tab/>buttonTiedToClearing.repaint();</text:p>
      <text:p text:style-name="P11"><text:tab/>}</text:p>
      <text:p text:style-name="P11"><text:tab/></text:p>
      <text:p text:style-name="P11"><text:tab/>// Update All Of The Connected Tiles</text:p>
      <text:p text:style-name="P11"><text:tab/>public void updateConnectedTiles () {</text:p>
      <text:p text:style-name="P11"><text:tab/><text:tab/>for (Clearing c: connectedClearings) {</text:p>
      <text:p text:style-name="P11"><text:tab/><text:tab/><text:tab/>c.updateImage();</text:p>
      <text:p text:style-name="P11"><text:tab/><text:tab/>}</text:p>
      <text:p text:style-name="P11"><text:tab/>}</text:p>
      <text:p text:style-name="P11"><text:tab/></text:p>
      <text:p text:style-name="P11"><text:tab/>/* ------------------- Getters And Setters Below Here -------------------*/</text:p>
      <text:p text:style-name="P11"><text:tab/>public boolean isBlocked() {</text:p>
      <text:p text:style-name="P11"><text:tab/><text:tab/>return blocked;</text:p>
      <text:p text:style-name="P11"><text:tab/>}</text:p>
      <text:p text:style-name="P11"><text:tab/></text:p>
      <text:p text:style-name="P11"><text:tab/>public Set &lt;EntityBase&gt; getEntitiesInClearing () {</text:p>
      <text:p text:style-name="P11"><text:tab/><text:tab/>return entitiesInClearing;</text:p>
      <text:p text:style-name="P11"><text:tab/>}</text:p>
      <text:p text:style-name="P11"/>
      <text:p text:style-name="P11"><text:tab/>public JButton getButtonTiedToClearing() {</text:p>
      <text:p text:style-name="P11"><text:tab/><text:tab/>return buttonTiedToClearing;</text:p>
      <text:p text:style-name="P11"><text:tab/>}</text:p>
      <text:p text:style-name="P11"><text:tab/></text:p>
      <text:p text:style-name="P11"><text:tab/>public Set &lt;EntityBase&gt; getUnhiddenEntities () {</text:p>
      <text:p text:style-name="P11"><text:tab/><text:tab/>TreeSet&lt;EntityBase&gt; returnVal = new TreeSet&lt;&gt;();</text:p>
      <text:p text:style-name="P11"><text:tab/><text:tab/>for (EntityBase e: entitiesInClearing) {</text:p>
      <text:p text:style-name="P11"><text:tab/><text:tab/><text:tab/>if (!e.isHidden())</text:p>
      <text:p text:style-name="P11"><text:tab/><text:tab/><text:tab/><text:tab/>returnVal.add(e);</text:p>
      <text:p text:style-name="P11"><text:tab/><text:tab/>}</text:p>
      <text:p text:style-name="P11"><text:tab/><text:tab/>return returnVal;</text:p>
      <text:p text:style-name="P11"><text:tab/>}</text:p>
      <text:p text:style-name="P11"/>
      <text:p text:style-name="P11"><text:tab/>public void setBlocked(boolean blocked) {</text:p>
      <text:p text:style-name="P11"><text:tab/><text:tab/>this.blocked = blocked;</text:p>
      <text:p text:style-name="P11"><text:tab/>}</text:p>
      <text:p text:style-name="P11"><text:tab/></text:p>
      <text:p text:style-name="P11"><text:tab/>public void setButtonTiedToClearing(JButton buttonTiedToClearing) {</text:p>
      <text:p text:style-name="P11"><text:tab/><text:tab/>this.buttonTiedToClearing = buttonTiedToClearing;</text:p>
      <text:p text:style-name="P11"><text:soft-page-break/><text:tab/>}</text:p>
      <text:p text:style-name="P11"/>
      <text:p text:style-name="P11"><text:tab/>public void setLocation (int x, int y) {</text:p>
      <text:p text:style-name="P11"><text:tab/><text:tab/>buttonTiedToClearing.setLocation(x, y);</text:p>
      <text:p text:style-name="P11"><text:tab/>}</text:p>
      <text:p text:style-name="P11"><text:tab/></text:p>
      <text:p text:style-name="P11"><text:tab/>public Set&lt;Clearing&gt; getConnectedClearings() {</text:p>
      <text:p text:style-name="P11"><text:tab/><text:tab/>return connectedClearings;</text:p>
      <text:p text:style-name="P11"><text:tab/>}</text:p>
      <text:p text:style-name="P11"/>
      <text:p text:style-name="P11"><text:tab/>public void setConnectedClearings(Set&lt;Clearing&gt; connectedClearings) {</text:p>
      <text:p text:style-name="P11"><text:tab/><text:tab/>this.connectedClearings = connectedClearings;</text:p>
      <text:p text:style-name="P11"><text:tab/>}</text:p>
      <text:p text:style-name="P11"><text:tab/></text:p>
      <text:p text:style-name="P11"><text:tab/>public void addConnectedClearing (Clearing newClearing) {</text:p>
      <text:p text:style-name="P11"><text:tab/><text:tab/>this.connectedClearings.add(newClearing);</text:p>
      <text:p text:style-name="P11"><text:tab/><text:tab/>newClearing.getConnectedClearings().add(this);</text:p>
      <text:p text:style-name="P11"><text:tab/>}</text:p>
      <text:p text:style-name="P11"><text:tab/></text:p>
      <text:p text:style-name="P11"><text:tab/>// Multi Clearing Connection</text:p>
      <text:p text:style-name="P11"><text:tab/>public void addToConnectedClearings (Clearing ... clearings) {</text:p>
      <text:p text:style-name="P11"><text:tab/><text:tab/>for (Clearing c: clearings) {</text:p>
      <text:p text:style-name="P11"><text:tab/><text:tab/><text:tab/>this.addConnectedClearing(c);</text:p>
      <text:p text:style-name="P11"><text:tab/><text:tab/>}</text:p>
      <text:p text:style-name="P11"><text:tab/>}</text:p>
      <text:p text:style-name="P11"/>
      <text:p text:style-name="P11"><text:tab/>public String getClearingName() {</text:p>
      <text:p text:style-name="P11"><text:tab/><text:tab/>return clearingName;</text:p>
      <text:p text:style-name="P11"><text:tab/>}</text:p>
      <text:p text:style-name="P11"/>
      <text:p text:style-name="P11"><text:tab/>public void setClearingName(String clearingName) {</text:p>
      <text:p text:style-name="P11"><text:tab/><text:tab/>this.clearingName = clearingName;</text:p>
      <text:p text:style-name="P11"><text:tab/>}</text:p>
      <text:p text:style-name="P11"/>
      <text:p text:style-name="P11"><text:tab/>public ArrayList&lt;Image&gt; getImageEnitiesOnThis() {</text:p>
      <text:p text:style-name="P11"><text:tab/><text:tab/>ArrayList&lt;Image&gt; images = new ArrayList&lt;&gt;();</text:p>
      <text:p text:style-name="P11"><text:tab/><text:tab/>for (Image i: imageEnitiesOnThis) {</text:p>
      <text:p text:style-name="P11"><text:tab/><text:tab/><text:tab/>images.add(i);</text:p>
      <text:p text:style-name="P11"><text:tab/><text:tab/>}</text:p>
      <text:p text:style-name="P11"><text:tab/><text:tab/></text:p>
      <text:p text:style-name="P11"><text:tab/><text:tab/>return images;</text:p>
      <text:p text:style-name="P11"><text:tab/>}</text:p>
      <text:p text:style-name="P11"/>
      <text:p text:style-name="P11"><text:tab/>public void setImageEnitiesOnThis(Set&lt;Image&gt; imageEnitiesOnThis) {</text:p>
      <text:p text:style-name="P11"><text:tab/><text:tab/>this.imageEnitiesOnThis = imageEnitiesOnThis;</text:p>
      <text:p text:style-name="P11"><text:tab/>}</text:p>
      <text:p text:style-name="P11"/>
      <text:p text:style-name="P11"><text:tab/>public ArrayList&lt;PlayerBase&gt; getPlayersInClearing() {</text:p>
      <text:p text:style-name="P11"><text:tab/><text:tab/>ArrayList&lt;PlayerBase&gt; returnVal = new ArrayList&lt;&gt;();</text:p>
      <text:p text:style-name="P11"><text:soft-page-break/><text:tab/><text:tab/>for (PlayerBase p: playersInClearing) {</text:p>
      <text:p text:style-name="P11"><text:tab/><text:tab/><text:tab/>returnVal.add(p);</text:p>
      <text:p text:style-name="P11"><text:tab/><text:tab/>}</text:p>
      <text:p text:style-name="P11"><text:tab/><text:tab/>return returnVal;</text:p>
      <text:p text:style-name="P11"><text:tab/>}</text:p>
      <text:p text:style-name="P11"/>
      <text:p text:style-name="P11"><text:tab/>public void setPlayersInClearing(HashSet&lt;PlayerBase&gt; playersInClearing) {</text:p>
      <text:p text:style-name="P11"><text:tab/><text:tab/>this.playersInClearing = playersInClearing;</text:p>
      <text:p text:style-name="P11"><text:tab/>}</text:p>
      <text:p text:style-name="P11">}</text:p>
      <text:p text:style-name="P11"/>
      <text:p text:style-name="P12">Class: <text:span text:style-name="T14">Dwelling.java</text:span></text:p>
      <text:p text:style-name="P9"><text:span text:style-name="T1">package</text:span><text:span text:style-name="T14"> models.BoardModels;</text:span></text:p>
      <text:p text:style-name="P18"/>
      <text:p text:style-name="P18"><text:span text:style-name="T2">import</text:span><text:span text:style-name="T3"> java.awt.Image;</text:span></text:p>
      <text:p text:style-name="P18"/>
      <text:p text:style-name="P19">/**</text:p>
      <text:p text:style-name="P19"><text:s/>* The Dwelling Objects That A Clearing Can Have On It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Dwelling {</text:span></text:p>
      <text:p text:style-name="P18"><text:span text:style-name="T3"><text:tab/></text:span><text:span text:style-name="T2">private</text:span><text:span text:style-name="T3"> Clearing </text:span><text:span text:style-name="T16">clearingThisOn</text:span><text:span text:style-name="T3">;</text:span></text:p>
      <text:p text:style-name="P18"><text:span text:style-name="T3"><text:tab/></text:span><text:span text:style-name="T2">private</text:span><text:span text:style-name="T3"> Image </text:span><text:span text:style-name="T16">imageRepresentation</text:span><text:span text:style-name="T3">;</text:span></text:p>
      <text:p text:style-name="P20"><text:tab/></text:p>
      <text:p text:style-name="P18"><text:span text:style-name="T3"><text:tab/></text:span><text:span text:style-name="T10">// Constructor For The Clearing Object</text:span></text:p>
      <text:p text:style-name="P18"><text:span text:style-name="T3"><text:tab/></text:span><text:span text:style-name="T2">public</text:span><text:span text:style-name="T3"> Dwelling (Clearing theClearing, Image imageRep) {</text:span></text:p>
      <text:p text:style-name="P18"><text:span text:style-name="T3"><text:tab/><text:tab/></text:span><text:span text:style-name="T16">clearingThisOn</text:span><text:span text:style-name="T3"> = theClearing;</text:span></text:p>
      <text:p text:style-name="P18"><text:span text:style-name="T3"><text:tab/><text:tab/></text:span><text:span text:style-name="T16">imageRepresentation</text:span><text:span text:style-name="T3"> = imageRep;</text:span></text:p>
      <text:p text:style-name="P20"><text:tab/>}</text:p>
      <text:p text:style-name="P18"/>
      <text:p text:style-name="P18"><text:span text:style-name="T3"><text:tab/></text:span><text:span text:style-name="T10">/*------------------ Getters And Setters ----------------*/</text:span></text:p>
      <text:p text:style-name="P18"><text:span text:style-name="T3"><text:tab/></text:span><text:span text:style-name="T2">public</text:span><text:span text:style-name="T3"> Clearing getClearingThisOn() {</text:span></text:p>
      <text:p text:style-name="P18"><text:span text:style-name="T3"><text:tab/><text:tab/></text:span><text:span text:style-name="T2">return</text:span><text:span text:style-name="T3"> </text:span><text:span text:style-name="T16">clearingThisOn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ClearingThisOn(Clearing clearingThisOn) {</text:span></text:p>
      <text:p text:style-name="P18"><text:span text:style-name="T3"><text:tab/><text:tab/></text:span><text:span text:style-name="T2">this</text:span><text:span text:style-name="T3">.</text:span><text:span text:style-name="T16">clearingThisOn</text:span><text:span text:style-name="T3"> = clearingThisOn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Image getImageRepresentation() {</text:span></text:p>
      <text:p text:style-name="P18"><text:span text:style-name="T3"><text:tab/><text:tab/></text:span><text:span text:style-name="T2">return</text:span><text:span text:style-name="T3"> </text:span><text:span text:style-name="T16">imageRepresentation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ImageRepresentation(Image imageRepresentation) {</text:span></text:p>
      <text:p text:style-name="P18"><text:span text:style-name="T3"><text:tab/><text:tab/></text:span><text:span text:style-name="T2">this</text:span><text:span text:style-name="T3">.</text:span><text:span text:style-name="T16">imageRepresentation</text:span><text:span text:style-name="T3"> = imageRepresentation;</text:span></text:p>
      <text:p text:style-name="P20"><text:tab/>}</text:p>
      <text:p text:style-name="P20"><text:tab/></text:p>
      <text:p text:style-name="P20"><text:tab/></text:p>
      <text:p text:style-name="P21"><text:span text:style-name="T22">}</text:span></text:p>
      <text:p text:style-name="P12"><text:span text:style-name="T14"/></text:p>
      <text:p text:style-name="P13"><text:span text:style-name="T12">Package: Models/CharacterModels/PlayerEnums</text:span></text:p>
      <text:p text:style-name="P11"><text:span text:style-name="T12">Class:</text:span> Attacks.java</text:p>
      <text:p text:style-name="P10"><text:span text:style-name="T2">package</text:span> models.characterModels.playerEnums;</text:p>
      <text:p text:style-name="P18"/>
      <text:p text:style-name="P18"><text:span text:style-name="T2">public</text:span><text:span text:style-name="T3"> </text:span><text:span text:style-name="T2">enum</text:span><text:span text:style-name="T3"> Attacks {</text:span></text:p>
      <text:p text:style-name="P18"><text:span text:style-name="T3"><text:tab/></text:span><text:span text:style-name="T17">THRUST</text:span><text:span text:style-name="T3">,</text:span></text:p>
      <text:p text:style-name="P18"><text:soft-page-break/><text:span text:style-name="T3"><text:tab/></text:span><text:span text:style-name="T17">SWING</text:span><text:span text:style-name="T3">,</text:span></text:p>
      <text:p text:style-name="P18"><text:span text:style-name="T3"><text:tab/></text:span><text:span text:style-name="T17">SMASH</text:span></text:p>
      <text:p text:style-name="P20">}</text:p>
      <text:p text:style-name="P12"/>
      <text:p text:style-name="P12">Class: <text:span text:style-name="T14">CharacterClass.java</text:span></text:p>
      <text:p text:style-name="P9"><text:span text:style-name="T1">package</text:span><text:span text:style-name="T14"> models.characterModels.playerEnums;</text:span></text:p>
      <text:p text:style-name="P18"/>
      <text:p text:style-name="P18"><text:span text:style-name="T2">import</text:span><text:span text:style-name="T3"> java.awt.Image;</text:span></text:p>
      <text:p text:style-name="P18"><text:span text:style-name="T2">import</text:span><text:span text:style-name="T3"> </text:span><text:span text:style-name="T5">java.io.File</text:span><text:span text:style-name="T3">;</text:span></text:p>
      <text:p text:style-name="P18"><text:span text:style-name="T2">import</text:span><text:span text:style-name="T3"> java.util.ArrayList;</text:span></text:p>
      <text:p text:style-name="P18"/>
      <text:p text:style-name="P18"><text:span text:style-name="T2">import</text:span><text:span text:style-name="T3"> javax.imageio.ImageIO;</text:span></text:p>
      <text:p text:style-name="P18"/>
      <text:p text:style-name="P18"><text:span text:style-name="T2">import</text:span><text:span text:style-name="T3"> models.chitModels.ArmorChit;</text:span></text:p>
      <text:p text:style-name="P18"><text:span text:style-name="T2">import</text:span><text:span text:style-name="T3"> models.chitModels.ChitFactory;</text:span></text:p>
      <text:p text:style-name="P18"><text:span text:style-name="T2">import</text:span><text:span text:style-name="T3"> models.chitModels.WeaponChit;</text:span></text:p>
      <text:p text:style-name="P18"/>
      <text:p text:style-name="P19">/**</text:p>
      <text:p text:style-name="P19"><text:s/>* A Basic Enumeration That Will Allow For Character Specific </text:p>
      <text:p text:style-name="P19"><text:s/>* Functionality If Needed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enum</text:span><text:span text:style-name="T3"> CharacterClass {</text:span></text:p>
      <text:p text:style-name="P18"><text:span text:style-name="T3"><text:s text:c="3"/></text:span><text:span text:style-name="T17">AMAZON</text:span><text:span text:style-name="T3">,</text:span></text:p>
      <text:p text:style-name="P18"><text:span text:style-name="T3"><text:s text:c="3"/></text:span><text:span text:style-name="T17">BLACKNIGHT</text:span><text:span text:style-name="T3">,</text:span></text:p>
      <text:p text:style-name="P18"><text:span text:style-name="T3"><text:s text:c="3"/></text:span><text:span text:style-name="T17">CAPTAIN</text:span><text:span text:style-name="T3">,</text:span></text:p>
      <text:p text:style-name="P18"><text:span text:style-name="T3"><text:s text:c="3"/></text:span><text:span text:style-name="T17">DWARF</text:span><text:span text:style-name="T3">,</text:span></text:p>
      <text:p text:style-name="P18"><text:span text:style-name="T3"><text:s text:c="3"/></text:span><text:span text:style-name="T17">ELF</text:span><text:span text:style-name="T3">,</text:span></text:p>
      <text:p text:style-name="P18"><text:span text:style-name="T3"><text:s text:c="3"/></text:span><text:span text:style-name="T17">SWORDSMAN</text:span><text:span text:style-name="T3">;</text:span></text:p>
      <text:p text:style-name="P20"><text:s text:c="3"/></text:p>
      <text:p text:style-name="P18"><text:span text:style-name="T3"><text:s text:c="3"/></text:span><text:span text:style-name="T10">// Method That Will Return The Ready Tile For The Class</text:span></text:p>
      <text:p text:style-name="P18"><text:span text:style-name="T3"><text:s text:c="3"/></text:span><text:span text:style-name="T2">public</text:span><text:span text:style-name="T3"> Image getReadyTile () {</text:span></text:p>
      <text:p text:style-name="P18"><text:span text:style-name="T3"><text:tab/> <text:s text:c="2"/>String </text:span><text:span text:style-name="T5">baseDir</text:span><text:span text:style-name="T3"> = System.</text:span><text:span text:style-name="T6">getProperty</text:span><text:span text:style-name="T3">(</text:span><text:span text:style-name="T20">"user.dir"</text:span><text:span text:style-name="T3">);</text:span></text:p>
      <text:p text:style-name="P18"><text:span text:style-name="T3"><text:tab/><text:tab/></text:span><text:span text:style-name="T2">try</text:span><text:span text:style-name="T3"> {</text:span></text:p>
      <text:p text:style-name="P18"><text:span text:style-name="T3"><text:tab/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text:tab/></text:span><text:span text:style-name="T2">case</text:span><text:span text:style-name="T3"> </text:span><text:span text:style-name="T17">AMAZO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amazonU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BLACKNIGH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black_knightU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CAPTAI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captainU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DWAR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dwarfU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elfU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swordsmanUnhidden.png"</text:span><text:span text:style-name="T3">));</text:span></text:p>
      <text:p text:style-name="P18"><text:span text:style-name="T3"><text:tab/><text:tab/><text:tab/></text:span><text:span text:style-name="T2">defaul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amazonUnhidden.png"</text:span><text:span text:style-name="T3">));</text:span></text:p>
      <text:p text:style-name="P20"><text:tab/><text:tab/><text:tab/>}</text:p>
      <text:p text:style-name="P18"><text:span text:style-name="T3"><text:tab/> <text:s text:c="2"/>} </text:span><text:span text:style-name="T2">catch</text:span><text:span text:style-name="T3"> (Exception e) {</text:span></text:p>
      <text:p text:style-name="P20"><text:soft-page-break/><text:tab/><text:tab/> <text:s text:c="2"/>e.printStackTrace();</text:p>
      <text:p text:style-name="P20"><text:tab/> <text:s text:c="2"/>}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s text:c="3"/>}</text:p>
      <text:p text:style-name="P20"><text:s text:c="3"/></text:p>
      <text:p text:style-name="P18"><text:span text:style-name="T3"><text:s text:c="3"/></text:span><text:span text:style-name="T10">// Method That Will Return The Ready Tile For The Class</text:span></text:p>
      <text:p text:style-name="P18"><text:span text:style-name="T3"><text:s text:c="3"/></text:span><text:span text:style-name="T2">public</text:span><text:span text:style-name="T3"> Image getHiddenTile () {</text:span></text:p>
      <text:p text:style-name="P18"><text:span text:style-name="T3"><text:tab/> <text:s text:c="2"/>String </text:span><text:span text:style-name="T5">baseDir</text:span><text:span text:style-name="T3"> = System.</text:span><text:span text:style-name="T6">getProperty</text:span><text:span text:style-name="T3">(</text:span><text:span text:style-name="T20">"user.dir"</text:span><text:span text:style-name="T3">);</text:span></text:p>
      <text:p text:style-name="P18"><text:span text:style-name="T3"><text:tab/><text:tab/></text:span><text:span text:style-name="T2">try</text:span><text:span text:style-name="T3"> {</text:span></text:p>
      <text:p text:style-name="P18"><text:span text:style-name="T3"><text:tab/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text:tab/></text:span><text:span text:style-name="T2">case</text:span><text:span text:style-name="T3"> </text:span><text:span text:style-name="T17">AMAZO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amazo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BLACKNIGH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black_knight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CAPTAI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captain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DWAR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dwarf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elfHidden.pn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swordsmanHidden.png"</text:span><text:span text:style-name="T3">));</text:span></text:p>
      <text:p text:style-name="P18"><text:span text:style-name="T3"><text:tab/><text:tab/><text:tab/></text:span><text:span text:style-name="T2">defaul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GameTiles/amazonHidden.png"</text:span><text:span text:style-name="T3">));</text:span></text:p>
      <text:p text:style-name="P20"><text:tab/><text:tab/><text:tab/>}</text:p>
      <text:p text:style-name="P18"><text:span text:style-name="T3"><text:tab/> <text:s text:c="2"/>} </text:span><text:span text:style-name="T2">catch</text:span><text:span text:style-name="T3"> (Exception e) {</text:span></text:p>
      <text:p text:style-name="P20"><text:tab/><text:tab/> <text:s text:c="2"/>e.printStackTrace();</text:p>
      <text:p text:style-name="P20"><text:tab/> <text:s text:c="2"/>}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s text:c="3"/>}</text:p>
      <text:p text:style-name="P20"><text:s text:c="3"/></text:p>
      <text:p text:style-name="P18"><text:span text:style-name="T3"><text:s text:c="3"/></text:span><text:span text:style-name="T2">public</text:span><text:span text:style-name="T3"> Image getDetailImage () {</text:span></text:p>
      <text:p text:style-name="P18"><text:span text:style-name="T3"><text:tab/> <text:s text:c="2"/>String </text:span><text:span text:style-name="T5">baseDir</text:span><text:span text:style-name="T3"> = System.</text:span><text:span text:style-name="T6">getProperty</text:span><text:span text:style-name="T3">(</text:span><text:span text:style-name="T20">"user.dir"</text:span><text:span text:style-name="T3">);</text:span></text:p>
      <text:p text:style-name="P18"><text:span text:style-name="T3"><text:tab/><text:tab/></text:span><text:span text:style-name="T2">try</text:span><text:span text:style-name="T3"> {</text:span></text:p>
      <text:p text:style-name="P18"><text:span text:style-name="T3"><text:tab/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text:tab/></text:span><text:span text:style-name="T2">case</text:span><text:span text:style-name="T3"> </text:span><text:span text:style-name="T17">AMAZO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amazon.jp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BLACKNIGH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black_knight.jp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CAPTAIN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captain.jp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DWAR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dwarf.jp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elf.jpg"</text:span><text:span text:style-name="T3">));</text:span></text:p>
      <text:p text:style-name="P18"><text:span text:style-name="T3"><text:tab/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text:tab/></text:span><text:span text:style-name="T2">return</text:span><text:span text:style-name="T3"> </text:span><text:soft-page-break/><text:span text:style-name="T3">ImageIO.</text:span><text:span text:style-name="T6">read</text:span><text:span text:style-name="T3">(getClass().getResource(</text:span><text:span text:style-name="T20">"/characterdetail/swordsman.jpg"</text:span><text:span text:style-name="T3">));</text:span></text:p>
      <text:p text:style-name="P18"><text:span text:style-name="T3"><text:tab/><text:tab/><text:tab/></text:span><text:span text:style-name="T2">default</text:span><text:span text:style-name="T3">:</text:span></text:p>
      <text:p text:style-name="P18"><text:span text:style-name="T3"><text:tab/><text:tab/><text:tab/><text:tab/></text:span><text:span text:style-name="T2">return</text:span><text:span text:style-name="T3"> ImageIO.</text:span><text:span text:style-name="T6">read</text:span><text:span text:style-name="T3">(getClass().getResource(</text:span><text:span text:style-name="T20">"/characterdetail/amazon.jpg"</text:span><text:span text:style-name="T3">));</text:span></text:p>
      <text:p text:style-name="P20"><text:tab/><text:tab/><text:tab/>}</text:p>
      <text:p text:style-name="P18"><text:span text:style-name="T3"><text:tab/> <text:s text:c="2"/>} </text:span><text:span text:style-name="T2">catch</text:span><text:span text:style-name="T3"> (Exception e) {</text:span></text:p>
      <text:p text:style-name="P20"><text:tab/><text:tab/> <text:s text:c="2"/>e.printStackTrace();</text:p>
      <text:p text:style-name="P20"><text:tab/> <text:s text:c="2"/>}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s text:c="3"/>}</text:p>
      <text:p text:style-name="P20"><text:s text:c="3"/></text:p>
      <text:p text:style-name="P18"><text:span text:style-name="T3"><text:tab/></text:span><text:span text:style-name="T2">public</text:span><text:span text:style-name="T3"> WeaponChit getStartingWeapon() {</text:span></text:p>
      <text:p text:style-name="P18"><text:span text:style-name="T3"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/text:span><text:span text:style-name="T2">case</text:span><text:span text:style-name="T3"> </text:span><text:span text:style-name="T17">AMAZON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LIGHT_BOW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BLACKNIGHT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SPEAR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CAPTAIN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SPEAR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DWARF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AXE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LIGHT_BOW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SPEAR</text:span><text:span text:style-name="T3">;</text:span></text:p>
      <text:p text:style-name="P18"><text:span text:style-name="T3"><text:tab/><text:tab/></text:span><text:span text:style-name="T2">default</text:span><text:span text:style-name="T3">:</text:span></text:p>
      <text:p text:style-name="P18"><text:span text:style-name="T3"><text:tab/><text:tab/><text:tab/></text:span><text:span text:style-name="T2">return</text:span><text:span text:style-name="T3"> ChitFactory.</text:span><text:span text:style-name="T17">SPEAR</text:span><text:span text:style-name="T3">;</text:span></text:p>
      <text:p text:style-name="P20"><text:tab/><text:tab/>}</text:p>
      <text:p text:style-name="P20"><text:s text:c="3"/>}</text:p>
      <text:p text:style-name="P20"><text:tab/></text:p>
      <text:p text:style-name="P18"><text:span text:style-name="T3"><text:tab/></text:span><text:span text:style-name="T2">public</text:span><text:span text:style-name="T3"> Weights getVulner () {</text:span></text:p>
      <text:p text:style-name="P18"><text:span text:style-name="T3"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/text:span><text:span text:style-name="T2">case</text:span><text:span text:style-name="T3"> </text:span><text:span text:style-name="T17">AMAZON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MEDIUM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BLACKNIGHT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MEDIUM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CAPTAIN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MEDIUM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DWARF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HEAVY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LIGHT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LIGHT</text:span><text:span text:style-name="T3">;</text:span></text:p>
      <text:p text:style-name="P18"><text:span text:style-name="T3"><text:tab/><text:tab/></text:span><text:span text:style-name="T2">default</text:span><text:span text:style-name="T3">:</text:span></text:p>
      <text:p text:style-name="P18"><text:span text:style-name="T3"><text:tab/><text:tab/><text:tab/></text:span><text:span text:style-name="T2">return</text:span><text:span text:style-name="T3"> Weights.</text:span><text:span text:style-name="T17">LIGHT</text:span><text:span text:style-name="T3">;<text:tab/></text:span>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10">// Gather The Armour </text:span><text:span text:style-name="T11">Chits</text:span><text:span text:style-name="T10"> For This Player Class</text:span></text:p>
      <text:p text:style-name="P18"><text:span text:style-name="T3"><text:tab/></text:span><text:span text:style-name="T2">public</text:span><text:span text:style-name="T3"> ArrayList&lt;ArmorChit&gt; getArmour () {</text:span></text:p>
      <text:p text:style-name="P18"><text:span text:style-name="T3"><text:tab/><text:tab/>ArrayList&lt;ArmorChit&gt; returnVal = </text:span><text:span text:style-name="T2">new</text:span><text:span text:style-name="T3"> ArrayList&lt;&gt;();</text:span></text:p>
      <text:p text:style-name="P18"><text:span text:style-name="T3"><text:tab/><text:tab/></text:span><text:span text:style-name="T2">switch</text:span><text:span text:style-name="T3"> (</text:span><text:span text:style-name="T2">this</text:span><text:span text:style-name="T3">) {</text:span></text:p>
      <text:p text:style-name="P18"><text:span text:style-name="T3"><text:tab/><text:tab/></text:span><text:span text:style-name="T2">case</text:span><text:span text:style-name="T3"> </text:span><text:span text:style-name="T17">AMAZON</text:span><text:span text:style-name="T3">:</text:span></text:p>
      <text:p text:style-name="P20"><text:tab/><text:tab/><text:tab/>returnVal.add(ChitFactory.<text:span text:style-name="T21">getHelmet</text:span>());</text:p>
      <text:p text:style-name="P20"><text:tab/><text:tab/><text:tab/>returnVal.add(ChitFactory.<text:span text:style-name="T21">getShield</text:span>());</text:p>
      <text:p text:style-name="P20"><text:tab/><text:tab/><text:tab/>returnVal.add(ChitFactory.<text:span text:style-name="T21">getBreastPlate</text:span>());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BLACKNIGHT</text:span><text:span text:style-name="T3">:</text:span></text:p>
      <text:p text:style-name="P20"><text:soft-page-break/><text:tab/><text:tab/><text:tab/>returnVal.add(ChitFactory.<text:span text:style-name="T21">getHelmet</text:span>());</text:p>
      <text:p text:style-name="P20"><text:tab/><text:tab/><text:tab/>returnVal.add(ChitFactory.<text:span text:style-name="T21">getBreastPlate</text:span>());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CAPTAIN</text:span><text:span text:style-name="T3">:</text:span></text:p>
      <text:p text:style-name="P20"><text:tab/><text:tab/><text:tab/>returnVal.add(ChitFactory.<text:span text:style-name="T21">getShield</text:span>());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DWARF</text:span><text:span text:style-name="T3">:</text:span></text:p>
      <text:p text:style-name="P20"><text:tab/><text:tab/><text:tab/>returnVal.add(ChitFactory.<text:span text:style-name="T21">getHelmet</text:span>());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ELF</text:span><text:span text:style-name="T3">:</text:span>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case</text:span><text:span text:style-name="T3"> </text:span><text:span text:style-name="T17">SWORDSMAN</text:span><text:span text:style-name="T3">:</text:span></text:p>
      <text:p text:style-name="P18"><text:span text:style-name="T3"><text:tab/><text:tab/><text:tab/></text:span><text:span text:style-name="T2">break</text:span><text:span text:style-name="T3">;</text:span></text:p>
      <text:p text:style-name="P18"><text:span text:style-name="T3"><text:tab/><text:tab/></text:span><text:span text:style-name="T2">default</text:span><text:span text:style-name="T3">:</text:span></text:p>
      <text:p text:style-name="P18"><text:span text:style-name="T3"><text:tab/><text:tab/><text:tab/></text:span><text:span text:style-name="T2">break</text:span><text:span text:style-name="T3">;</text:span></text:p>
      <text:p text:style-name="P20"><text:tab/><text:tab/>}</text:p>
      <text:p text:style-name="P18"><text:span text:style-name="T3"><text:tab/><text:tab/></text:span><text:span text:style-name="T2">return</text:span><text:span text:style-name="T3"> returnVal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TradeRelation.java</text:span></text:p>
      <text:p text:style-name="P9"><text:span text:style-name="T1">package</text:span><text:span text:style-name="T14"> models.characterModels.playerEnums;</text:span></text:p>
      <text:p text:style-name="P18"/>
      <text:p text:style-name="P18"><text:span text:style-name="T2">public</text:span><text:span text:style-name="T3"> </text:span><text:span text:style-name="T2">enum</text:span><text:span text:style-name="T3"> TradeRelation {</text:span></text:p>
      <text:p text:style-name="P18"><text:span text:style-name="T3"><text:tab/></text:span><text:span text:style-name="T17">ENEMY</text:span><text:span text:style-name="T3">,</text:span></text:p>
      <text:p text:style-name="P18"><text:span text:style-name="T3"><text:tab/></text:span><text:span text:style-name="T17">UNFRIENDLY</text:span><text:span text:style-name="T3">,</text:span></text:p>
      <text:p text:style-name="P18"><text:span text:style-name="T3"><text:tab/></text:span><text:span text:style-name="T17">NEUTRAL</text:span><text:span text:style-name="T3">,</text:span></text:p>
      <text:p text:style-name="P18"><text:span text:style-name="T3"><text:tab/></text:span><text:span text:style-name="T17">FRIENDLY</text:span><text:span text:style-name="T3">,</text:span></text:p>
      <text:p text:style-name="P18"><text:span text:style-name="T3"><text:tab/></text:span><text:span text:style-name="T17">ALLY</text:span></text:p>
      <text:p text:style-name="P20">}</text:p>
      <text:p text:style-name="P12"><text:span text:style-name="T14"/></text:p>
      <text:p text:style-name="P12">Class: <text:span text:style-name="T14">Weights.java</text:span></text:p>
      <text:p text:style-name="P9"><text:span text:style-name="T1">package</text:span><text:span text:style-name="T14"> models.characterModels.playerEnums;</text:span></text:p>
      <text:p text:style-name="P18"/>
      <text:p text:style-name="P22">//specific weights for character classes</text:p>
      <text:p text:style-name="P18"/>
      <text:p text:style-name="P18"><text:span text:style-name="T2">public</text:span><text:span text:style-name="T3"> </text:span><text:span text:style-name="T2">enum</text:span><text:span text:style-name="T3"> Weights {</text:span></text:p>
      <text:p text:style-name="P18"><text:span text:style-name="T3"><text:tab/></text:span><text:span text:style-name="T17">NEGLIGABLE</text:span><text:span text:style-name="T3">(0),</text:span></text:p>
      <text:p text:style-name="P18"><text:span text:style-name="T3"><text:tab/></text:span><text:span text:style-name="T17">LIGHT</text:span><text:span text:style-name="T3">(1),</text:span></text:p>
      <text:p text:style-name="P18"><text:span text:style-name="T3"><text:tab/></text:span><text:span text:style-name="T17">MEDIUM</text:span><text:span text:style-name="T3">(2),</text:span></text:p>
      <text:p text:style-name="P18"><text:span text:style-name="T3"><text:tab/></text:span><text:span text:style-name="T17">HEAVY</text:span><text:span text:style-name="T3">(3),</text:span></text:p>
      <text:p text:style-name="P18"><text:span text:style-name="T3"><text:tab/></text:span><text:span text:style-name="T17">TREMENDOUS</text:span><text:span text:style-name="T3">(4);</text:span>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WEIGHT_VALUE</text:span><text:span text:style-name="T3">;</text:span></text:p>
      <text:p text:style-name="P20"><text:tab/></text:p>
      <text:p text:style-name="P18"><text:span text:style-name="T3"><text:tab/>Weights (</text:span><text:span text:style-name="T2">int</text:span><text:span text:style-name="T3"> weightValue) {</text:span></text:p>
      <text:p text:style-name="P18"><text:span text:style-name="T3"><text:tab/><text:tab/></text:span><text:span text:style-name="T16">WEIGHT_VALUE</text:span><text:span text:style-name="T3"> = weightValue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int</text:span><text:span text:style-name="T3"> getWeightValue (){</text:span></text:p>
      <text:p text:style-name="P18"><text:span text:style-name="T3"><text:tab/><text:tab/></text:span><text:span text:style-name="T2">return</text:span><text:span text:style-name="T3"> </text:span><text:span text:style-name="T16">WEIGHT_VALU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Weights next() {</text:span></text:p>
      <text:p text:style-name="P18"><text:span text:style-name="T3"><text:tab/><text:tab/></text:span><text:span text:style-name="T2">if</text:span><text:span text:style-name="T3"> (</text:span><text:span text:style-name="T2">this</text:span><text:span text:style-name="T3"> == </text:span><text:span text:style-name="T17">TREMENDOUS</text:span><text:span text:style-name="T3">) {</text:span></text:p>
      <text:p text:style-name="P18"><text:span text:style-name="T3"><text:tab/><text:tab/><text:tab/></text:span><text:span text:style-name="T2">return</text:span><text:span text:style-name="T3"> </text:span><text:span text:style-name="T17">TREMENDOUS</text:span><text:span text:style-name="T3">;</text:span></text:p>
      <text:p text:style-name="P20"><text:tab/><text:tab/>}</text:p>
      <text:p text:style-name="P18"><text:span text:style-name="T3"><text:tab/><text:tab/></text:span><text:span text:style-name="T2">return</text:span><text:span text:style-name="T3"> </text:span><text:span text:style-name="T6">values</text:span><text:span text:style-name="T3">()[(</text:span><text:span text:style-name="T2">this</text:span><text:span text:style-name="T3">.ordinal() + 1) % </text:span><text:span text:style-name="T6">values</text:span><text:span text:style-name="T3">().</text:span><text:span text:style-name="T16">length</text:span><text:span text:style-name="T3">];</text:span></text:p>
      <text:p text:style-name="P20"><text:soft-page-break/><text:tab/>}</text:p>
      <text:p text:style-name="P20"><text:tab/></text:p>
      <text:p text:style-name="P18"><text:span text:style-name="T3"><text:tab/></text:span><text:span text:style-name="T2">public</text:span><text:span text:style-name="T3"> Weights prev() {</text:span></text:p>
      <text:p text:style-name="P18"><text:span text:style-name="T3"><text:tab/><text:tab/></text:span><text:span text:style-name="T2">if</text:span><text:span text:style-name="T3"> (</text:span><text:span text:style-name="T2">this</text:span><text:span text:style-name="T3"> == </text:span><text:span text:style-name="T17">NEGLIGABLE</text:span><text:span text:style-name="T3">) {</text:span></text:p>
      <text:p text:style-name="P18"><text:span text:style-name="T3"><text:tab/><text:tab/><text:tab/></text:span><text:span text:style-name="T2">return</text:span><text:span text:style-name="T3"> </text:span><text:span text:style-name="T17">NEGLIGABLE</text:span><text:span text:style-name="T3">;</text:span></text:p>
      <text:p text:style-name="P20"><text:tab/><text:tab/>}</text:p>
      <text:p text:style-name="P18"><text:span text:style-name="T3"><text:tab/><text:tab/></text:span><text:span text:style-name="T2">return</text:span><text:span text:style-name="T3"> </text:span><text:span text:style-name="T6">values</text:span><text:span text:style-name="T3">()[(</text:span><text:span text:style-name="T2">this</text:span><text:span text:style-name="T3">.ordinal() - 1) % </text:span><text:span text:style-name="T6">values</text:span><text:span text:style-name="T3">().</text:span><text:span text:style-name="T16">length</text:span><text:span text:style-name="T3">];</text:span></text:p>
      <text:p text:style-name="P20"><text:tab/>}</text:p>
      <text:p text:style-name="P18"/>
      <text:p text:style-name="P20">}</text:p>
      <text:p text:style-name="P12"><text:span text:style-name="T14"/></text:p>
      <text:p text:style-name="P13"><text:span text:style-name="T12">Package: Models/CharacterModels/PlayerEnums</text:span></text:p>
      <text:p text:style-name="P11"><text:span text:style-name="T12">Class:</text:span> Amazon.java</text:p>
      <text:p text:style-name="P10"><text:span text:style-name="T2">package</text:span> models.characterModels;</text:p>
      <text:p text:style-name="P18"/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Amazon </text:span><text:span text:style-name="T2">extends</text:span><text:span text:style-name="T3"> PlayerBase {</text:span></text:p>
      <text:p text:style-name="P18"/>
      <text:p text:style-name="P18"><text:span text:style-name="T3"><text:tab/></text:span><text:span text:style-name="T2">public</text:span><text:span text:style-name="T3"> Amazon(){</text:span></text:p>
      <text:p text:style-name="P18"><text:span text:style-name="T3"><text:tab/><text:tab/></text:span><text:span text:style-name="T16">vulnerability</text:span><text:span text:style-name="T3"> = Weights.</text:span><text:span text:style-name="T17">MEDIUM</text:span><text:span text:style-name="T3">;</text:span></text:p>
      <text:p text:style-name="P18"><text:span text:style-name="T3"><text:tab/><text:tab/>setClass(CharacterClass.</text:span><text:span text:style-name="T17">AMAZON</text:span><text:span text:style-name="T3">);</text:span></text:p>
      <text:p text:style-name="P20"><text:tab/>}</text:p>
      <text:p text:style-name="P20">}</text:p>
      <text:p text:style-name="P11"/>
      <text:p text:style-name="P12">Class: <text:span text:style-name="T14">BlackNight.java</text:span></text:p>
      <text:p text:style-name="P9"><text:span text:style-name="T1">package</text:span><text:span text:style-name="T14"> models.characterModels;</text:span></text:p>
      <text:p text:style-name="P18"/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><text:span text:style-name="T2">import</text:span><text:span text:style-name="T3"> models.chitModels.Chit;</text:span></text:p>
      <text:p text:style-name="P18"/>
      <text:p text:style-name="P18"><text:span text:style-name="T2">public</text:span><text:span text:style-name="T3"> </text:span><text:span text:style-name="T2">class</text:span><text:span text:style-name="T3"> BlackKnight </text:span><text:span text:style-name="T2">extends</text:span><text:span text:style-name="T3"> PlayerBase {</text:span></text:p>
      <text:p text:style-name="P18"><text:span text:style-name="T3"><text:tab/></text:span><text:span text:style-name="T2">public</text:span><text:span text:style-name="T3"> BlackKnight(Chit[] combat){</text:span></text:p>
      <text:p text:style-name="P18"><text:span text:style-name="T3"><text:tab/><text:tab/></text:span><text:span text:style-name="T2">super</text:span><text:span text:style-name="T3">();</text:span></text:p>
      <text:p text:style-name="P18"><text:span text:style-name="T3"><text:tab/><text:tab/></text:span><text:span text:style-name="T16">vulnerability</text:span><text:span text:style-name="T3"> = Weights.</text:span><text:span text:style-name="T17">MEDIUM</text:span><text:span text:style-name="T3">;</text:span></text:p>
      <text:p text:style-name="P18"><text:span text:style-name="T3"><text:tab/><text:tab/>setClass(CharacterClass.</text:span><text:span text:style-name="T17">BLACKNIGHT</text:span><text:span text:style-name="T3">)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Captain.java</text:span></text:p>
      <text:p text:style-name="P9"><text:span text:style-name="T1">package</text:span><text:span text:style-name="T14"> models.characterModels;</text:span></text:p>
      <text:p text:style-name="P18"/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Captain </text:span><text:span text:style-name="T2">extends</text:span><text:span text:style-name="T3"> PlayerBase {</text:span></text:p>
      <text:p text:style-name="P18"><text:span text:style-name="T3"><text:tab/></text:span><text:span text:style-name="T2">public</text:span><text:span text:style-name="T3"> Captain() {</text:span></text:p>
      <text:p text:style-name="P18"><text:span text:style-name="T3"><text:tab/><text:tab/></text:span><text:span text:style-name="T2">super</text:span><text:span text:style-name="T3">();</text:span></text:p>
      <text:p text:style-name="P18"><text:span text:style-name="T3"><text:tab/><text:tab/></text:span><text:span text:style-name="T16">vulnerability</text:span><text:span text:style-name="T3"> = Weights.</text:span><text:span text:style-name="T17">MEDIUM</text:span><text:span text:style-name="T3">;</text:span></text:p>
      <text:p text:style-name="P18"><text:span text:style-name="T3"><text:tab/><text:tab/>setClass(CharacterClass.</text:span><text:span text:style-name="T17">CAPTAIN</text:span><text:span text:style-name="T3">)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Dwarf.java</text:span></text:p>
      <text:p text:style-name="P9"><text:span text:style-name="T1">package</text:span><text:span text:style-name="T14"> models.characterModels;</text:span></text:p>
      <text:p text:style-name="P18"><text:soft-page-break/></text:p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Dwarf </text:span><text:span text:style-name="T2">extends</text:span><text:span text:style-name="T3"> PlayerBase {</text:span></text:p>
      <text:p text:style-name="P18"><text:span text:style-name="T3"><text:tab/></text:span><text:span text:style-name="T2">public</text:span><text:span text:style-name="T3"> Dwarf() {</text:span></text:p>
      <text:p text:style-name="P18"><text:span text:style-name="T3"><text:tab/><text:tab/></text:span><text:span text:style-name="T2">super</text:span><text:span text:style-name="T3">();</text:span></text:p>
      <text:p text:style-name="P18"><text:span text:style-name="T3"><text:tab/><text:tab/></text:span><text:span text:style-name="T16">vulnerability</text:span><text:span text:style-name="T3"> = Weights.</text:span><text:span text:style-name="T17">HEAVY</text:span><text:span text:style-name="T3">;</text:span></text:p>
      <text:p text:style-name="P18"><text:span text:style-name="T3"><text:tab/><text:tab/>setClass(CharacterClass.</text:span><text:span text:style-name="T17">DWARF</text:span><text:span text:style-name="T3">)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Elf.java</text:span></text:p>
      <text:p text:style-name="P9"><text:span text:style-name="T1">package</text:span><text:span text:style-name="T14"> models.characterModels;</text:span></text:p>
      <text:p text:style-name="P18"/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Elf </text:span><text:span text:style-name="T2">extends</text:span><text:span text:style-name="T3"> PlayerBase {</text:span></text:p>
      <text:p text:style-name="P18"><text:span text:style-name="T3"><text:tab/></text:span><text:span text:style-name="T2">public</text:span><text:span text:style-name="T3"> Elf(){</text:span></text:p>
      <text:p text:style-name="P18"><text:span text:style-name="T3"><text:tab/><text:tab/></text:span><text:span text:style-name="T2">super</text:span><text:span text:style-name="T3">();</text:span></text:p>
      <text:p text:style-name="P18"><text:span text:style-name="T3"><text:tab/><text:tab/></text:span><text:span text:style-name="T16">vulnerability</text:span><text:span text:style-name="T3"> = Weights.</text:span><text:span text:style-name="T17">LIGHT</text:span><text:span text:style-name="T3">;</text:span></text:p>
      <text:p text:style-name="P18"><text:span text:style-name="T3"><text:tab/><text:tab/>setClass(CharacterClass.</text:span><text:span text:style-name="T17">ELF</text:span><text:span text:style-name="T3">);</text:span></text:p>
      <text:p text:style-name="P20"><text:tab/>}</text:p>
      <text:p text:style-name="P20">}</text:p>
      <text:p text:style-name="P12"><text:span text:style-name="T14"/></text:p>
      <text:p text:style-name="P12"><text:span text:style-name="T14"/></text:p>
      <text:p text:style-name="P12">Class: <text:span text:style-name="T14">PlayerBase.java</text:span></text:p>
      <text:p text:style-name="P9"><text:span text:style-name="T1">package</text:span><text:span text:style-name="T14"> models.characterModels;</text:span></text:p>
      <text:p text:style-name="P18"/>
      <text:p text:style-name="P18"><text:span text:style-name="T2">import</text:span><text:span text:style-name="T3"> java.awt.Image;</text:span></text:p>
      <text:p text:style-name="P18"><text:span text:style-name="T2">import</text:span><text:span text:style-name="T3"> java.util.ArrayList;</text:span></text:p>
      <text:p text:style-name="P18"><text:span text:style-name="T2">import</text:span><text:span text:style-name="T3"> java.util.HashSet;</text:span></text:p>
      <text:p text:style-name="P18"><text:span text:style-name="T2">import</text:span><text:span text:style-name="T3"> java.util.Set;</text:span></text:p>
      <text:p text:style-name="P18"/>
      <text:p text:style-name="P18"><text:span text:style-name="T2">import</text:span><text:span text:style-name="T3"> javax.swing.ImageIcon;</text:span></text:p>
      <text:p text:style-name="P18"><text:span text:style-name="T2">import</text:span><text:span text:style-name="T3"> javax.swing.JButton;</text:span></text:p>
      <text:p text:style-name="P18"/>
      <text:p text:style-name="P18"><text:span text:style-name="T2">import</text:span><text:span text:style-name="T3"> models.BoardModels.Clearing;</text:span></text:p>
      <text:p text:style-name="P18"><text:span text:style-name="T2">import</text:span><text:span text:style-name="T3"> models.characterModels.playerEnums.Attacks;</text:span></text:p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><text:span text:style-name="T2">import</text:span><text:span text:style-name="T3"> models.chitModels.ActionChit;</text:span></text:p>
      <text:p text:style-name="P18"><text:span text:style-name="T2">import</text:span><text:span text:style-name="T3"> models.chitModels.ArmorChit;</text:span></text:p>
      <text:p text:style-name="P18"><text:span text:style-name="T2">import</text:span><text:span text:style-name="T3"> models.chitModels.Chit;</text:span></text:p>
      <text:p text:style-name="P18"><text:span text:style-name="T2">import</text:span><text:span text:style-name="T3"> models.chitModels.WeaponChit;</text:span></text:p>
      <text:p text:style-name="P18"><text:span text:style-name="T2">import</text:span><text:span text:style-name="T3"> models.otherEntities.Denizen;</text:span></text:p>
      <text:p text:style-name="P18"><text:span text:style-name="T2">import</text:span><text:span text:style-name="T3"> models.otherEntities.EntityBase;</text:span></text:p>
      <text:p text:style-name="P18"><text:span text:style-name="T2">import</text:span><text:span text:style-name="T3"> models.otherEntities.TreasureModel;</text:span></text:p>
      <text:p text:style-name="P18"><text:span text:style-name="T2">import</text:span><text:span text:style-name="T3"> utils.GameUtils;</text:span></text:p>
      <text:p text:style-name="P18"/>
      <text:p text:style-name="P22">/*</text:p>
      <text:p text:style-name="P22"><text:s/>* will have the initial information about the player</text:p>
      <text:p text:style-name="P22"><text:s/>* such as their character</text:p>
      <text:p text:style-name="P22"><text:s/>* history</text:p>
      <text:p text:style-name="P22"><text:s/>* inventory etc.</text:p>
      <text:p text:style-name="P22"><text:s/>* testing</text:p>
      <text:p text:style-name="P22"><text:s/>*/</text:p>
      <text:p text:style-name="P18"><text:soft-page-break/></text:p>
      <text:p text:style-name="P18"><text:span text:style-name="T2">public</text:span><text:span text:style-name="T3"> </text:span><text:span text:style-name="T2">class</text:span><text:span text:style-name="T3"> PlayerBase </text:span><text:span text:style-name="T2">extends</text:span><text:span text:style-name="T3"> EntityBase{</text:span></text:p>
      <text:p text:style-name="P20"><text:tab/></text:p>
      <text:p text:style-name="P18"><text:span text:style-name="T3"><text:tab/></text:span><text:span text:style-name="T10">//fame/not can be negative and are public to others, gold can't be </text:span><text:span text:style-name="T11">neg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currentFame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currentNotirity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currentGold</text:span><text:span text:style-name="T3">;</text:span></text:p>
      <text:p text:style-name="P20"><text:tab/></text:p>
      <text:p text:style-name="P18"><text:span text:style-name="T3"><text:tab/></text:span><text:span text:style-name="T10">//weapons/armor/horses/treasure cards</text:span></text:p>
      <text:p text:style-name="P18"><text:span text:style-name="T3"><text:tab/></text:span><text:span text:style-name="T10">//reading </text:span><text:span text:style-name="T11">runes</text:span><text:span text:style-name="T10"> at treasure sites</text:span></text:p>
      <text:p text:style-name="P18"><text:span text:style-name="T3"><text:tab/></text:span><text:span text:style-name="T10">//magical artifacts/spell books</text:span></text:p>
      <text:p text:style-name="P18"><text:span text:style-name="T3"><text:tab/></text:span><text:span text:style-name="T10">//fighting and killing monsters, natives, or characters</text:span></text:p>
      <text:p text:style-name="P18"><text:span text:style-name="T3"><text:tab/></text:span><text:span text:style-name="T10">//winner of the game is the one with most points above the amount to win</text:span></text:p>
      <text:p text:style-name="P18"><text:span text:style-name="T3"><text:tab/></text:span><text:span text:style-name="T10">//i.e. some one that needs 20 and gets 21 will lose to someone that</text:span></text:p>
      <text:p text:style-name="P18"><text:span text:style-name="T3"><text:tab/></text:span><text:span text:style-name="T10">// <text:s text:c="3"/>need 15 and gets 17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vicotryPoints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winVictoryPoints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killCount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int</text:span><text:span text:style-name="T3"> </text:span><text:span text:style-name="T16">availableActions</text:span><text:span text:style-name="T3">;</text:span></text:p>
      <text:p text:style-name="P20"><text:tab/></text:p>
      <text:p text:style-name="P18"><text:span text:style-name="T3"><text:tab/></text:span><text:span text:style-name="T10">// Player's Name And Class</text:span></text:p>
      <text:p text:style-name="P18"><text:span text:style-name="T3"><text:tab/></text:span><text:span text:style-name="T2">protected</text:span><text:span text:style-name="T3"> String </text:span><text:span text:style-name="T16">playerName</text:span><text:span text:style-name="T3">;</text:span></text:p>
      <text:p text:style-name="P18"><text:span text:style-name="T3"><text:tab/></text:span><text:span text:style-name="T2">protected</text:span><text:span text:style-name="T3"> String </text:span><text:span text:style-name="T16">playerClass</text:span><text:span text:style-name="T3">;</text:span></text:p>
      <text:p text:style-name="P18"><text:span text:style-name="T3"><text:tab/></text:span><text:span text:style-name="T2">protected</text:span><text:span text:style-name="T3"> String </text:span><text:span text:style-name="T16">tradeRelationship</text:span><text:span text:style-name="T3">;</text:span></text:p>
      <text:p text:style-name="P20"><text:tab/></text:p>
      <text:p text:style-name="P18"><text:span text:style-name="T3"><text:tab/></text:span><text:span text:style-name="T10">//Action </text:span><text:span text:style-name="T11">Chits</text:span><text:span text:style-name="T10"> in different statuses</text:span></text:p>
      <text:p text:style-name="P18"><text:span text:style-name="T3"><text:tab/></text:span><text:span text:style-name="T2">protected</text:span><text:span text:style-name="T3"> ActionChit[] </text:span><text:span text:style-name="T16">Active</text:span><text:span text:style-name="T3">;</text:span></text:p>
      <text:p text:style-name="P18"><text:span text:style-name="T3"><text:tab/></text:span><text:span text:style-name="T2">protected</text:span><text:span text:style-name="T3"> ActionChit[] </text:span><text:span text:style-name="T16">InActive</text:span><text:span text:style-name="T3">;</text:span></text:p>
      <text:p text:style-name="P18"><text:span text:style-name="T3"><text:tab/></text:span><text:span text:style-name="T2">protected</text:span><text:span text:style-name="T3"> ActionChit[] </text:span><text:span text:style-name="T16">Wounded</text:span><text:span text:style-name="T3">;</text:span></text:p>
      <text:p text:style-name="P20"><text:tab/></text:p>
      <text:p text:style-name="P18"><text:span text:style-name="T3"><text:tab/></text:span><text:span text:style-name="T10">// Compound Data Types For The Object</text:span></text:p>
      <text:p text:style-name="P18"><text:span text:style-name="T3"><text:tab/></text:span><text:span text:style-name="T2">protected</text:span><text:span text:style-name="T3"> Chit[] </text:span><text:span text:style-name="T16">combatChit</text:span><text:span text:style-name="T3">;</text:span></text:p>
      <text:p text:style-name="P18"><text:span text:style-name="T3"><text:tab/></text:span><text:span text:style-name="T2">protected</text:span><text:span text:style-name="T3"> Chit </text:span><text:span text:style-name="T16">horse</text:span><text:span text:style-name="T3">;</text:span></text:p>
      <text:p text:style-name="P18"><text:span text:style-name="T3"><text:tab/></text:span><text:span text:style-name="T2">protected</text:span><text:span text:style-name="T3"> Weights </text:span><text:span text:style-name="T16">wounds</text:span><text:span text:style-name="T3">;</text:span></text:p>
      <text:p text:style-name="P18"><text:span text:style-name="T3"><text:tab/></text:span><text:span text:style-name="T2">protected</text:span><text:span text:style-name="T3"> Weights </text:span><text:span text:style-name="T16">vulnerability</text:span><text:span text:style-name="T3">;</text:span></text:p>
      <text:p text:style-name="P18"><text:span text:style-name="T3"><text:tab/></text:span><text:span text:style-name="T2">protected</text:span><text:span text:style-name="T3"> CharacterClass </text:span><text:span text:style-name="T16">characterClass</text:span><text:span text:style-name="T3">;</text:span></text:p>
      <text:p text:style-name="P18"><text:span text:style-name="T3"><text:tab/></text:span><text:span text:style-name="T2">protected</text:span><text:span text:style-name="T3"> WeaponChit </text:span><text:span text:style-name="T16">activeWeapon</text:span><text:span text:style-name="T3">;</text:span></text:p>
      <text:p text:style-name="P18"/>
      <text:p text:style-name="P18"><text:span text:style-name="T3"><text:tab/></text:span><text:span text:style-name="T10">// Lists For The Player</text:span></text:p>
      <text:p text:style-name="P18"><text:span text:style-name="T3"><text:tab/></text:span><text:span text:style-name="T2">protected</text:span><text:span text:style-name="T3"> ArrayList&lt;ArmorChit&gt; </text:span><text:span text:style-name="T16">armorChits</text:span><text:span text:style-name="T3">;</text:span></text:p>
      <text:p text:style-name="P18"><text:span text:style-name="T3"><text:tab/></text:span><text:span text:style-name="T2">protected</text:span><text:span text:style-name="T3"> ArrayList&lt;WeaponChit&gt; </text:span><text:span text:style-name="T16">weaponChit</text:span><text:span text:style-name="T3">;</text:span></text:p>
      <text:p text:style-name="P18"><text:span text:style-name="T3"><text:tab/></text:span><text:span text:style-name="T2">protected</text:span><text:span text:style-name="T3"> ArrayList&lt;TreasureModel&gt; </text:span><text:span text:style-name="T16">accquiredTreasures</text:span><text:span text:style-name="T3">;</text:span></text:p>
      <text:p text:style-name="P18"><text:span text:style-name="T3"><text:tab/></text:span><text:span text:style-name="T2">protected</text:span><text:span text:style-name="T3"> ArrayList&lt;PlayerBase&gt; </text:span><text:span text:style-name="T16">listAttacks</text:span><text:span text:style-name="T3">;</text:span></text:p>
      <text:p text:style-name="P18"><text:span text:style-name="T3"><text:tab/></text:span><text:span text:style-name="T2">protected</text:span><text:span text:style-name="T3"> PlayerBase </text:span><text:span text:style-name="T16">chargeTarget</text:span><text:span text:style-name="T3">;</text:span></text:p>
      <text:p text:style-name="P20"><text:tab/></text:p>
      <text:p text:style-name="P18"><text:span text:style-name="T3"><text:tab/></text:span><text:span text:style-name="T10">// Clearing Stuff</text:span></text:p>
      <text:p text:style-name="P18"><text:span text:style-name="T3"><text:tab/></text:span><text:span text:style-name="T2">protected</text:span><text:span text:style-name="T3"> Clearing </text:span><text:span text:style-name="T16">homeClearing</text:span><text:span text:style-name="T3">;</text:span></text:p>
      <text:p text:style-name="P18"><text:span text:style-name="T3"><text:tab/></text:span><text:span text:style-name="T2">protected</text:span><text:span text:style-name="T3"> Clearing </text:span><text:span text:style-name="T16">currentClearing</text:span><text:span text:style-name="T3">;</text:span></text:p>
      <text:p text:style-name="P20"><text:tab/></text:p>
      <text:p text:style-name="P18"><text:span text:style-name="T3"><text:tab/></text:span><text:span text:style-name="T10">// Log Recording</text:span></text:p>
      <text:p text:style-name="P18"><text:span text:style-name="T3"><text:tab/></text:span><text:span text:style-name="T2">protected</text:span><text:span text:style-name="T3"> String </text:span><text:span text:style-name="T16">currentTurn</text:span><text:span text:style-name="T3">;</text:span></text:p>
      <text:p text:style-name="P18"><text:span text:style-name="T3"><text:tab/></text:span><text:span text:style-name="T2">protected</text:span><text:span text:style-name="T3"> ArrayList&lt;String&gt; </text:span><text:span text:style-name="T16">turnLog</text:span><text:span text:style-name="T3">;</text:span></text:p>
      <text:p text:style-name="P20"><text:tab/></text:p>
      <text:p text:style-name="P18"><text:span text:style-name="T3"><text:tab/></text:span><text:span text:style-name="T10">//controllable units might need might not</text:span></text:p>
      <text:p text:style-name="P18"><text:span text:style-name="T3"><text:tab/></text:span><text:span text:style-name="T10">//big part of combat system</text:span></text:p>
      <text:p text:style-name="P18"><text:span text:style-name="T3"><text:tab/></text:span><text:span text:style-name="T10">//might also include natives?</text:span></text:p>
      <text:p text:style-name="P18"><text:span text:style-name="T3"><text:tab/></text:span><text:span text:style-name="T2">protected</text:span><text:span text:style-name="T3"> Denizen[] </text:span><text:span text:style-name="T16">hired</text:span><text:span text:style-name="T3">;</text:span></text:p>
      <text:p text:style-name="P18"><text:span text:style-name="T3"><text:tab/></text:span><text:span text:style-name="T2">protected</text:span><text:span text:style-name="T3"> Image </text:span><text:span text:style-name="T16">hiddenImage</text:span><text:span text:style-name="T3">;</text:span></text:p>
      <text:p text:style-name="P18"><text:span text:style-name="T3"><text:tab/></text:span><text:span text:style-name="T2">protected</text:span><text:span text:style-name="T3"> Image </text:span><text:span text:style-name="T16">unhiddenImage</text:span><text:span text:style-name="T3">;</text:span></text:p>
      <text:p text:style-name="P20"><text:soft-page-break/><text:tab/></text:p>
      <text:p text:style-name="P18"><text:span text:style-name="T3"><text:tab/></text:span><text:span text:style-name="T2">protected</text:span><text:span text:style-name="T3"> String </text:span><text:span text:style-name="T16">history</text:span><text:span text:style-name="T3">;</text:span></text:p>
      <text:p text:style-name="P18"><text:span text:style-name="T3"><text:tab/></text:span><text:span text:style-name="T2">protected</text:span><text:span text:style-name="T3"> String </text:span><text:span text:style-name="T16">discovery</text:span><text:span text:style-name="T3">;</text:span></text:p>
      <text:p text:style-name="P20"><text:tab/></text:p>
      <text:p text:style-name="P18"><text:span text:style-name="T3"><text:tab/></text:span><text:span text:style-name="T10">// Boolean Flags</text:span></text:p>
      <text:p text:style-name="P18"><text:span text:style-name="T3"><text:tab/></text:span><text:span text:style-name="T2">protected</text:span><text:span text:style-name="T3"> </text:span><text:span text:style-name="T2">boolean</text:span><text:span text:style-name="T3"> </text:span><text:span text:style-name="T16">moving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boolean</text:span><text:span text:style-name="T3"> </text:span><text:span text:style-name="T16">living</text:span><text:span text:style-name="T3">;</text:span></text:p>
      <text:p text:style-name="P18"><text:span text:style-name="T3"><text:tab/></text:span><text:span text:style-name="T2">protected</text:span><text:span text:style-name="T3"> </text:span><text:span text:style-name="T2">boolean</text:span><text:span text:style-name="T3"> </text:span><text:span text:style-name="T16">foundHidden</text:span><text:span text:style-name="T3">;</text:span></text:p>
      <text:p text:style-name="P20"><text:tab/></text:p>
      <text:p text:style-name="P18"><text:span text:style-name="T3"><text:tab/></text:span><text:span text:style-name="T10">// Default Constructor</text:span></text:p>
      <text:p text:style-name="P18"><text:span text:style-name="T3"><text:tab/></text:span><text:span text:style-name="T2">public</text:span><text:span text:style-name="T3"> PlayerBase () {</text:span></text:p>
      <text:p text:style-name="P20"><text:tab/><text:tab/>initPlayerStats();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PlayerBase (String playerName, CharacterClass c) {</text:span></text:p>
      <text:p text:style-name="P20"><text:tab/><text:tab/>setName(playerName);</text:p>
      <text:p text:style-name="P20"><text:tab/><text:tab/>setClass(c);</text:p>
      <text:p text:style-name="P20"><text:tab/><text:tab/>initPlayerStats();</text:p>
      <text:p text:style-name="P20"><text:tab/>}</text:p>
      <text:p text:style-name="P20"><text:tab/></text:p>
      <text:p text:style-name="P20"><text:tab/></text:p>
      <text:p text:style-name="P18"><text:span text:style-name="T3"><text:tab/></text:span><text:span text:style-name="T10">//</text:span><text:span text:style-name="T11">sould</text:span><text:span text:style-name="T10"> have a starting location on a dwelling</text:span></text:p>
      <text:p text:style-name="P18"><text:span text:style-name="T3"><text:tab/></text:span><text:span text:style-name="T10">// Initialize The Player </text:span><text:span text:style-name="T11">Stats</text:span></text:p>
      <text:p text:style-name="P18"><text:span text:style-name="T3"><text:tab/></text:span><text:span text:style-name="T2">protected</text:span><text:span text:style-name="T3"> </text:span><text:span text:style-name="T2">void</text:span><text:span text:style-name="T3"> initPlayerStats () {</text:span></text:p>
      <text:p text:style-name="P18"><text:span text:style-name="T3"><text:tab/><text:tab/></text:span><text:span text:style-name="T16">currentFame</text:span><text:span text:style-name="T3"> = 0;</text:span></text:p>
      <text:p text:style-name="P18"><text:span text:style-name="T3"><text:tab/><text:tab/></text:span><text:span text:style-name="T16">currentNotirity</text:span><text:span text:style-name="T3"> = 0;</text:span></text:p>
      <text:p text:style-name="P18"><text:span text:style-name="T3"><text:tab/><text:tab/></text:span><text:span text:style-name="T16">currentGold</text:span><text:span text:style-name="T3"> = 10;</text:span></text:p>
      <text:p text:style-name="P18"><text:span text:style-name="T3"><text:tab/><text:tab/></text:span><text:span text:style-name="T16">killCount</text:span><text:span text:style-name="T3"> = 0;</text:span></text:p>
      <text:p text:style-name="P18"><text:span text:style-name="T3"><text:tab/><text:tab/></text:span><text:span text:style-name="T16">availableActions</text:span><text:span text:style-name="T3"> = 5;</text:span></text:p>
      <text:p text:style-name="P18"><text:span text:style-name="T3"><text:tab/><text:tab/></text:span><text:span text:style-name="T16">foundHidden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hidden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living</text:span><text:span text:style-name="T3"> = </text:span><text:span text:style-name="T2">true</text:span><text:span text:style-name="T3">;</text:span></text:p>
      <text:p text:style-name="P18"><text:span text:style-name="T3"><text:tab/><text:tab/></text:span><text:span text:style-name="T16">currentTurn</text:span><text:span text:style-name="T3"> = </text:span><text:span text:style-name="T20">""</text:span><text:span text:style-name="T3">;</text:span></text:p>
      <text:p text:style-name="P20"><text:tab/><text:tab/></text:p>
      <text:p text:style-name="P18"><text:span text:style-name="T3"><text:tab/><text:tab/></text:span><text:span text:style-name="T10">// Setup the lists</text:span></text:p>
      <text:p text:style-name="P18"><text:span text:style-name="T3"><text:tab/><text:tab/></text:span><text:span text:style-name="T16">turnLog</text:span><text:span text:style-name="T3"> = </text:span><text:span text:style-name="T2">new</text:span><text:span text:style-name="T3"> ArrayList&lt;&gt;();</text:span></text:p>
      <text:p text:style-name="P18"><text:span text:style-name="T3"><text:tab/><text:tab/></text:span><text:span text:style-name="T16">accquiredTreasures</text:span><text:span text:style-name="T3"> = </text:span><text:span text:style-name="T2">new</text:span><text:span text:style-name="T3"> ArrayList&lt;&gt;();</text:span></text:p>
      <text:p text:style-name="P18"/>
      <text:p text:style-name="P18"><text:span text:style-name="T3"><text:tab/><text:tab/></text:span><text:span text:style-name="T10">// Setup The Image</text:span></text:p>
      <text:p text:style-name="P18"><text:span text:style-name="T3"><text:tab/><text:tab/></text:span><text:span text:style-name="T16">hiddenImage</text:span><text:span text:style-name="T3"> = </text:span><text:span text:style-name="T16">characterClass</text:span><text:span text:style-name="T3">.getHiddenTile();</text:span></text:p>
      <text:p text:style-name="P18"><text:span text:style-name="T3"><text:tab/><text:tab/></text:span><text:span text:style-name="T16">unhiddenImage</text:span><text:span text:style-name="T3"> = </text:span><text:span text:style-name="T16">characterClass</text:span><text:span text:style-name="T3">.getReadyTile();</text:span></text:p>
      <text:p text:style-name="P20"><text:tab/>}</text:p>
      <text:p text:style-name="P20"><text:tab/></text:p>
      <text:p text:style-name="P18"><text:span text:style-name="T3"><text:tab/></text:span><text:span text:style-name="T10">// Starts The Player's Turn And Wipes Out There Player's Commands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startPlayerTurn () {</text:span></text:p>
      <text:p text:style-name="P18"><text:span text:style-name="T3"><text:tab/><text:tab/></text:span><text:span text:style-name="T16">hidden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currentTurn</text:span><text:span text:style-name="T3"> = </text:span><text:span text:style-name="T20">""</text:span><text:span text:style-name="T3">;</text:span></text:p>
      <text:p text:style-name="P18"><text:span text:style-name="T3"><text:tab/><text:tab/></text:span><text:span text:style-name="T16">currentClearing</text:span><text:span text:style-name="T3">.playerMovedToThis(</text:span><text:span text:style-name="T2">this</text:span><text:span text:style-name="T3">);</text:span></text:p>
      <text:p text:style-name="P18"/>
      <text:p text:style-name="P18"><text:span text:style-name="T3"><text:tab/><text:tab/></text:span><text:span text:style-name="T10">// Set The Available Actions To 0</text:span></text:p>
      <text:p text:style-name="P18"><text:span text:style-name="T3"><text:tab/><text:tab/></text:span><text:span text:style-name="T16">availableActions</text:span><text:span text:style-name="T3"> = 5;</text:span></text:p>
      <text:p text:style-name="P20"><text:tab/>}</text:p>
      <text:p text:style-name="P20"><text:tab/></text:p>
      <text:p text:style-name="P18"><text:span text:style-name="T3"><text:tab/></text:span><text:span text:style-name="T10">// Do All The Things For Ending The Player's Turn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endPlayerTurn () {</text:span></text:p>
      <text:p text:style-name="P18"><text:span text:style-name="T3"><text:tab/><text:tab/></text:span><text:span text:style-name="T16">turnLog</text:span><text:span text:style-name="T3">.add(</text:span><text:span text:style-name="T16">currentTurn</text:span><text:span text:style-name="T3">);</text:span></text:p>
      <text:p text:style-name="P18"><text:span text:style-name="T3"><text:tab/><text:tab/></text:span><text:span text:style-name="T16">currentTurn</text:span><text:span text:style-name="T3"> = </text:span><text:span text:style-name="T20">""</text:span><text:span text:style-name="T3">;</text:span></text:p>
      <text:p text:style-name="P20"><text:tab/>}</text:p>
      <text:p text:style-name="P20"><text:tab/></text:p>
      <text:p text:style-name="P18"><text:soft-page-break/><text:span text:style-name="T3"><text:tab/></text:span><text:span text:style-name="T10">// Attempts To Hide The Player, Consult Die Table For Reasoning For Result</text:span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attemptHide () {</text:span></text:p>
      <text:p text:style-name="P18"><text:span text:style-name="T3"><text:tab/><text:tab/></text:span><text:span text:style-name="T16">availableActions</text:span><text:span text:style-name="T3">--;</text:span></text:p>
      <text:p text:style-name="P18"><text:span text:style-name="T3"><text:tab/><text:tab/></text:span><text:span text:style-name="T2">int</text:span><text:span text:style-name="T3"> dieRoll = GameUtils.</text:span><text:span text:style-name="T6">createRandomInt</text:span><text:span text:style-name="T3">(1, 6);</text:span></text:p>
      <text:p text:style-name="P18"><text:span text:style-name="T3"><text:tab/><text:tab/></text:span><text:span text:style-name="T16">hidden</text:span><text:span text:style-name="T3"> = (</text:span><text:span text:style-name="T16">hidden</text:span><text:span text:style-name="T3">) ? </text:span><text:span text:style-name="T2">true</text:span><text:span text:style-name="T3"> : dieRoll &lt; 6;</text:span></text:p>
      <text:p text:style-name="P20"><text:tab/><text:tab/></text:p>
      <text:p text:style-name="P18"><text:span text:style-name="T3"><text:tab/><text:tab/>logAction (</text:span><text:span text:style-name="T20">"H"</text:span><text:span text:style-name="T3">);</text:span></text:p>
      <text:p text:style-name="P20"><text:tab/><text:tab/></text:p>
      <text:p text:style-name="P18"><text:span text:style-name="T3"><text:tab/><text:tab/></text:span><text:span text:style-name="T10">// If The Player Hid Then Simply Refresh The Player's Image</text:span></text:p>
      <text:p text:style-name="P18"><text:span text:style-name="T3"><text:tab/><text:tab/></text:span><text:span text:style-name="T2">if</text:span><text:span text:style-name="T3"> (</text:span><text:span text:style-name="T16">hidden</text:span><text:span text:style-name="T3">) {</text:span></text:p>
      <text:p text:style-name="P18"><text:span text:style-name="T3"><text:tab/><text:tab/><text:tab/>JButton clearingButton = </text:span><text:span text:style-name="T16">currentClearing</text:span><text:span text:style-name="T3">.getButtonTiedToClearing();</text:span></text:p>
      <text:p text:style-name="P18"><text:span text:style-name="T3"><text:tab/><text:tab/><text:tab/>Image playerIcon = getImage().getScaledInstance(clearingButton.getWidth(), clearingButton.getHeight(), Image.</text:span><text:span text:style-name="T17">SCALE_SMOOTH</text:span><text:span text:style-name="T3">);</text:span></text:p>
      <text:p text:style-name="P18"><text:span text:style-name="T3"><text:tab/><text:tab/><text:tab/></text:span><text:span text:style-name="T16">currentClearing</text:span><text:span text:style-name="T3">.getButtonTiedToClearing().setIcon(</text:span><text:span text:style-name="T2">new</text:span><text:span text:style-name="T3"> ImageIcon (playerIcon));</text:span></text:p>
      <text:p text:style-name="P20"><text:tab/><text:tab/><text:tab/>clearingButton.repaint();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return</text:span><text:span text:style-name="T3"> </text:span><text:span text:style-name="T16">hidden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10">// Attempts To Move The Player To The Designated Clearing</text:span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moveToClearing (Clearing newClearing) {</text:span></text:p>
      <text:p text:style-name="P18"><text:span text:style-name="T3"><text:tab/><text:tab/></text:span><text:span text:style-name="T2">if</text:span><text:span text:style-name="T3"> (</text:span><text:span text:style-name="T16">currentClearing</text:span><text:span text:style-name="T3">.isVaildMove(newClearing)) {</text:span></text:p>
      <text:p text:style-name="P20"><text:tab/><text:tab/><text:tab/></text:p>
      <text:p text:style-name="P18"><text:span text:style-name="T3"><text:tab/><text:tab/><text:tab/></text:span><text:span text:style-name="T10">// Log The Turn On The Player's Log And Subtract An Action</text:span></text:p>
      <text:p text:style-name="P18"><text:span text:style-name="T3"><text:tab/><text:tab/><text:tab/></text:span><text:span text:style-name="T16">availableActions</text:span><text:span text:style-name="T3">--;</text:span></text:p>
      <text:p text:style-name="P18"><text:span text:style-name="T3"><text:tab/><text:tab/><text:tab/>logAction(</text:span><text:span text:style-name="T20">"M-"</text:span><text:span text:style-name="T3"> + newClearing.getClearingName());</text:span></text:p>
      <text:p text:style-name="P20"><text:tab/><text:tab/><text:tab/></text:p>
      <text:p text:style-name="P20"><text:tab/><text:tab/><text:tab/>updateConnectedClearings();</text:p>
      <text:p text:style-name="P18"><text:span text:style-name="T3"><text:tab/><text:tab/><text:tab/></text:span><text:span text:style-name="T16">currentClearing</text:span><text:span text:style-name="T3">.updateImage();</text:span></text:p>
      <text:p text:style-name="P18"><text:span text:style-name="T3"><text:tab/><text:tab/><text:tab/></text:span><text:span text:style-name="T16">currentClearing</text:span><text:span text:style-name="T3">.playerMovedOffOf(</text:span><text:span text:style-name="T2">this</text:span><text:span text:style-name="T3">);</text:span></text:p>
      <text:p text:style-name="P18"><text:span text:style-name="T3"><text:tab/><text:tab/><text:tab/></text:span><text:span text:style-name="T16">currentClearing</text:span><text:span text:style-name="T3"> = newClearing;</text:span></text:p>
      <text:p text:style-name="P18"><text:span text:style-name="T3"><text:tab/><text:tab/><text:tab/></text:span><text:span text:style-name="T16">currentClearing</text:span><text:span text:style-name="T3">.playerMovedToThis(</text:span><text:span text:style-name="T2">this</text:span><text:span text:style-name="T3">);</text:span></text:p>
      <text:p text:style-name="P18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18"><text:span text:style-name="T3"><text:tab/><text:tab/>} </text:span><text:span text:style-name="T2">else</text:span><text:span text:style-name="T3">{</text:span></text:p>
      <text:p text:style-name="P18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10">// Moves The Player Straight To Home When Called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moveToHome() {</text:span></text:p>
      <text:p text:style-name="P20"><text:tab/><text:tab/>updateConnectedClearings();</text:p>
      <text:p text:style-name="P18"><text:span text:style-name="T3"><text:tab/><text:tab/></text:span><text:span text:style-name="T16">currentClearing</text:span><text:span text:style-name="T3">.updateImage();</text:span></text:p>
      <text:p text:style-name="P18"><text:span text:style-name="T3"><text:tab/><text:tab/></text:span><text:span text:style-name="T16">currentClearing</text:span><text:span text:style-name="T3">.playerMovedOffOf(</text:span><text:span text:style-name="T2">this</text:span><text:span text:style-name="T3">);</text:span></text:p>
      <text:p text:style-name="P18"><text:span text:style-name="T3"><text:tab/><text:tab/></text:span><text:span text:style-name="T16">currentClearing</text:span><text:span text:style-name="T3"> = </text:span><text:span text:style-name="T16">homeClearing</text:span><text:span text:style-name="T3">;</text:span></text:p>
      <text:p text:style-name="P18"><text:span text:style-name="T3"><text:tab/><text:tab/></text:span><text:span text:style-name="T16">currentClearing</text:span><text:span text:style-name="T3">.playerMovedToThis(</text:span><text:span text:style-name="T2">this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10">// Resets The Players Values When Called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reset() {</text:span></text:p>
      <text:p text:style-name="P18"><text:span text:style-name="T3"><text:tab/><text:tab/></text:span><text:span text:style-name="T16">hidden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moving</text:span><text:span text:style-name="T3"> = </text:span><text:span text:style-name="T2">false</text:span><text:span text:style-name="T3">;</text:span></text:p>
      <text:p text:style-name="P20"><text:tab/><text:tab/>updateConnectedClearings();</text:p>
      <text:p text:style-name="P20"><text:tab/>}</text:p>
      <text:p text:style-name="P20"><text:tab/></text:p>
      <text:p text:style-name="P18"><text:span text:style-name="T3"><text:tab/></text:span><text:span text:style-name="T10">// Kills The Player And Adds All Of The Values To This</text:span></text:p>
      <text:p text:style-name="P18"><text:soft-page-break/><text:span text:style-name="T3"><text:tab/></text:span><text:span text:style-name="T2">public</text:span><text:span text:style-name="T3"> </text:span><text:span text:style-name="T2">void</text:span><text:span text:style-name="T3"> killPlayer (PlayerBase oppoent) {</text:span></text:p>
      <text:p text:style-name="P18"><text:span text:style-name="T3"><text:tab/><text:tab/></text:span><text:span text:style-name="T2">this</text:span><text:span text:style-name="T3">.</text:span><text:span text:style-name="T16">currentFame</text:span><text:span text:style-name="T3"> += oppoent.</text:span><text:span text:style-name="T16">currentFame</text:span><text:span text:style-name="T3">;</text:span></text:p>
      <text:p text:style-name="P18"><text:span text:style-name="T3"><text:tab/><text:tab/></text:span><text:span text:style-name="T2">this</text:span><text:span text:style-name="T3">.</text:span><text:span text:style-name="T16">currentGold</text:span><text:span text:style-name="T3"> += oppoent.</text:span><text:span text:style-name="T16">currentGold</text:span><text:span text:style-name="T3">;</text:span></text:p>
      <text:p text:style-name="P18"><text:span text:style-name="T3"><text:tab/><text:tab/></text:span><text:span text:style-name="T2">this</text:span><text:span text:style-name="T3">.</text:span><text:span text:style-name="T16">currentNotirity</text:span><text:span text:style-name="T3"> += oppoent.</text:span><text:span text:style-name="T16">currentNotirity</text:span><text:span text:style-name="T3">;</text:span></text:p>
      <text:p text:style-name="P18"><text:span text:style-name="T3"><text:tab/><text:tab/></text:span><text:span text:style-name="T16">killCount</text:span><text:span text:style-name="T3">++;</text:span></text:p>
      <text:p text:style-name="P20"><text:tab/><text:tab/>oppoent.moveToHome();</text:p>
      <text:p text:style-name="P20"><text:tab/>}</text:p>
      <text:p text:style-name="P20"><text:tab/></text:p>
      <text:p text:style-name="P18"><text:span text:style-name="T3"><text:tab/></text:span><text:span text:style-name="T10">// Treasure Functions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addTreasure (TreasureModel t) {</text:span></text:p>
      <text:p text:style-name="P18"><text:span text:style-name="T3"><text:tab/><text:tab/></text:span><text:span text:style-name="T16">accquiredTreasures</text:span><text:span text:style-name="T3">.add(t);</text:span></text:p>
      <text:p text:style-name="P18"><text:span text:style-name="T3"><text:tab/><text:tab/></text:span><text:span text:style-name="T16">currentGold</text:span><text:span text:style-name="T3"> += t.getTreasureGoldValue(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ArrayList&lt;TreasureModel&gt; searchCurrentClearing () {</text:span></text:p>
      <text:p text:style-name="P18"><text:span text:style-name="T3"><text:tab/><text:tab/>logAction(</text:span><text:span text:style-name="T20">"S-"</text:span><text:span text:style-name="T3"> + </text:span><text:span text:style-name="T16">currentClearing</text:span><text:span text:style-name="T3">.getClearingName());</text:span></text:p>
      <text:p text:style-name="P18"><text:span text:style-name="T3"><text:tab/><text:tab/></text:span><text:span text:style-name="T16">availableActions</text:span><text:span text:style-name="T3">--;</text:span></text:p>
      <text:p text:style-name="P18"><text:span text:style-name="T3"><text:tab/><text:tab/></text:span><text:span text:style-name="T2">return</text:span><text:span text:style-name="T3"> </text:span><text:span text:style-name="T16">currentClearing</text:span><text:span text:style-name="T3">.searchClearing(</text:span><text:span text:style-name="T2">this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logAction (String logMessage) {</text:span></text:p>
      <text:p text:style-name="P18"><text:span text:style-name="T3"><text:tab/><text:tab/></text:span><text:span text:style-name="T16">currentTurn</text:span><text:span text:style-name="T3"> += (</text:span><text:span text:style-name="T16">currentTurn</text:span><text:span text:style-name="T3">.equals(</text:span><text:span text:style-name="T20">""</text:span><text:span text:style-name="T3">)) ? logMessage : </text:span><text:span text:style-name="T20">","</text:span><text:span text:style-name="T3"> + logMessage;</text:span></text:p>
      <text:p text:style-name="P20"><text:tab/>}</text:p>
      <text:p text:style-name="P20"><text:tab/></text:p>
      <text:p text:style-name="P18"><text:span text:style-name="T3"><text:tab/></text:span><text:span text:style-name="T10">// Updates All Of The Connected 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updateConnectedClearings() {</text:span></text:p>
      <text:p text:style-name="P18"><text:span text:style-name="T3"><text:tab/><text:tab/></text:span><text:span text:style-name="T16">currentClearing</text:span><text:span text:style-name="T3">.updateConnectedTiles();</text:span></text:p>
      <text:p text:style-name="P20"><text:tab/>}</text:p>
      <text:p text:style-name="P20"><text:tab/></text:p>
      <text:p text:style-name="P18"><text:span text:style-name="T3"><text:tab/></text:span><text:span text:style-name="T10">//can be changed to something else if weight is not an issue;</text:span></text:p>
      <text:p text:style-name="P18"><text:span text:style-name="T3"><text:tab/></text:span><text:span text:style-name="T10">//have to change this so that it will do things to the action </text:span><text:span text:style-name="T11">chits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increaseWounds(</text:span><text:span text:style-name="T2">int</text:span><text:span text:style-name="T3"> d){</text:span></text:p>
      <text:p text:style-name="P18"><text:span text:style-name="T3"><text:tab/><text:tab/></text:span><text:span text:style-name="T2">for</text:span><text:span text:style-name="T3">(</text:span><text:span text:style-name="T2">int</text:span><text:span text:style-name="T3"> i = 0; i &lt; d; ++i){</text:span></text:p>
      <text:p text:style-name="P18"><text:span text:style-name="T3"><text:tab/><text:tab/><text:tab/></text:span><text:span text:style-name="T16">wounds</text:span><text:span text:style-name="T3"> = </text:span><text:span text:style-name="T16">wounds</text:span><text:span text:style-name="T3">.next();</text:span></text:p>
      <text:p text:style-name="P18"><text:span text:style-name="T3"><text:tab/><text:tab/><text:tab/></text:span><text:span text:style-name="T2">if</text:span><text:span text:style-name="T3"> (</text:span><text:span text:style-name="T16">wounds</text:span><text:span text:style-name="T3"> == </text:span><text:span text:style-name="T16">vulnerability</text:span><text:span text:style-name="T3">){</text:span></text:p>
      <text:p text:style-name="P20"><text:tab/><text:tab/><text:tab/><text:tab/>isDead();</text:p>
      <text:p text:style-name="P18"><text:span text:style-name="T3"><text:tab/><text:tab/><text:tab/><text:tab/></text:span><text:span text:style-name="T2">return</text:span><text:span text:style-name="T3">;</text:span></text:p>
      <text:p text:style-name="P20"><text:tab/><text:tab/><text:tab/>}</text:p>
      <text:p text:style-name="P20"><text:tab/><text:tab/>}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resetWounds(){</text:span></text:p>
      <text:p text:style-name="P18"><text:span text:style-name="T3"><text:tab/><text:tab/></text:span><text:span text:style-name="T16">wounds</text:span><text:span text:style-name="T3"> = Weights.</text:span><text:span text:style-name="T17">NEGLIGABL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Charge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20"><text:tab/><text:tab/>Set&lt;EntityBase&gt; <text:span text:style-name="T19">chargeAble</text:span> = getSelectable();</text:p>
      <text:p text:style-name="P18"><text:span text:style-name="T3"><text:tab/><text:tab/></text:span><text:span text:style-name="T10">//have to take the chargeAble to view for selection or none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lectTarget(){</text:span></text:p>
      <text:p text:style-name="P18"><text:span text:style-name="T3"><text:tab/><text:tab/></text:span><text:span text:style-name="T10">// </text:span><text:span text:style-name="T9">TODO</text:span></text:p>
      <text:p text:style-name="P20"><text:tab/><text:tab/>Set&lt;EntityBase&gt; <text:span text:style-name="T19">targetAble</text:span> = getSelectable();</text:p>
      <text:p text:style-name="P18"><text:span text:style-name="T3"><text:tab/><text:tab/></text:span><text:span text:style-name="T10">//have to send to view to see if selection</text:span></text:p>
      <text:p text:style-name="P20"><text:tab/>}</text:p>
      <text:p text:style-name="P20"><text:tab/></text:p>
      <text:p text:style-name="P18"><text:span text:style-name="T3"><text:tab/></text:span><text:span text:style-name="T2">private</text:span><text:span text:style-name="T3"> Set&lt;EntityBase&gt; getSelectable(){</text:span></text:p>
      <text:p text:style-name="P18"><text:soft-page-break/><text:span text:style-name="T3"><text:tab/><text:tab/>Set&lt;EntityBase&gt; Selectable = </text:span><text:span text:style-name="T2">new</text:span><text:span text:style-name="T3"> HashSet&lt;EntityBase&gt;();</text:span></text:p>
      <text:p text:style-name="P18"><text:span text:style-name="T3"><text:tab/><text:tab/></text:span><text:span text:style-name="T2">if</text:span><text:span text:style-name="T3">(</text:span><text:span text:style-name="T16">foundHidden</text:span><text:span text:style-name="T3">){</text:span><text:span text:style-name="T10">//something to do with the search phase of the day</text:span></text:p>
      <text:p text:style-name="P20"><text:tab/><text:tab/><text:tab/>Selectable.addAll(getCurrentClearing().getEntitiesInClearing());</text:p>
      <text:p text:style-name="P18"><text:span text:style-name="T3"><text:tab/><text:tab/>} </text:span><text:span text:style-name="T2">else</text:span><text:span text:style-name="T3"> {</text:span></text:p>
      <text:p text:style-name="P18"><text:span text:style-name="T3"><text:tab/><text:tab/><text:tab/></text:span><text:span text:style-name="T2">if</text:span><text:span text:style-name="T3"> (getCurrentClearing().getUnhiddenEntities() != </text:span><text:span text:style-name="T2">null</text:span><text:span text:style-name="T3">){</text:span></text:p>
      <text:p text:style-name="P20"><text:tab/><text:tab/><text:tab/><text:tab/>Selectable.addAll(getCurrentClearing().getUnhiddenEntities());</text:p>
      <text:p text:style-name="P20"><text:tab/><text:tab/><text:tab/>}</text:p>
      <text:p text:style-name="P20"><text:tab/><text:tab/>}</text:p>
      <text:p text:style-name="P18"><text:span text:style-name="T3"><text:tab/><text:tab/></text:span><text:span text:style-name="T2">return</text:span><text:span text:style-name="T3"> Selectable;</text:span></text:p>
      <text:p text:style-name="P20"><text:tab/>}</text:p>
      <text:p text:style-name="P20"><text:tab/></text:p>
      <text:p text:style-name="P18"><text:span text:style-name="T3"><text:tab/></text:span><text:span text:style-name="T10">//*********</text:span></text:p>
      <text:p text:style-name="P18"><text:span text:style-name="T3"><text:tab/></text:span><text:span text:style-name="T10">//if a player dies will start over again at the in as the same or different</text:span></text:p>
      <text:p text:style-name="P18"><text:span text:style-name="T3"><text:tab/></text:span><text:span text:style-name="T10">//character but will be </text:span><text:span text:style-name="T11">forfeiring</text:span><text:span text:style-name="T10"> all his possessions/fame/</text:span><text:span text:style-name="T11">notoriety</text:span><text:span text:style-name="T10">/gold/discoveries</text:span></text:p>
      <text:p text:style-name="P20"><text:tab/></text:p>
      <text:p text:style-name="P18"><text:span text:style-name="T3"><text:tab/></text:span><text:span text:style-name="T10">/*-------------- Getters And Setters -------------- */</text:span></text:p>
      <text:p text:style-name="P18"><text:span text:style-name="T3"><text:tab/></text:span><text:span text:style-name="T2">public</text:span><text:span text:style-name="T3"> ArrayList&lt;String&gt; getRecordLog () {</text:span></text:p>
      <text:p text:style-name="P18"><text:span text:style-name="T3"><text:tab/><text:tab/></text:span><text:span text:style-name="T2">return</text:span><text:span text:style-name="T3"> </text:span><text:span text:style-name="T16">turnLog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HomeClearing(Clearing homeClearing) {</text:span></text:p>
      <text:p text:style-name="P18"><text:span text:style-name="T3"><text:tab/><text:tab/></text:span><text:span text:style-name="T2">this</text:span><text:span text:style-name="T3">.</text:span><text:span text:style-name="T16">homeClearing</text:span><text:span text:style-name="T3"> = homeClearing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Class(CharacterClass newPlayerClass) {</text:span></text:p>
      <text:p text:style-name="P18"><text:span text:style-name="T3"><text:tab/><text:tab/></text:span><text:span text:style-name="T16">characterClass</text:span><text:span text:style-name="T3"> = newPlayerClass;</text:span></text:p>
      <text:p text:style-name="P18"><text:span text:style-name="T3"><text:tab/><text:tab/></text:span><text:span text:style-name="T16">vulnerability</text:span><text:span text:style-name="T3"> = newPlayerClass.getVulner();</text:span></text:p>
      <text:p text:style-name="P20"><text:tab/><text:tab/></text:p>
      <text:p text:style-name="P18"><text:span text:style-name="T3"><text:tab/><text:tab/></text:span><text:span text:style-name="T10">// Weapon For This Player</text:span></text:p>
      <text:p text:style-name="P18"><text:span text:style-name="T3"><text:tab/><text:tab/></text:span><text:span text:style-name="T16">weaponChit</text:span><text:span text:style-name="T3"> = </text:span><text:span text:style-name="T2">new</text:span><text:span text:style-name="T3"> ArrayList&lt;&gt;();</text:span></text:p>
      <text:p text:style-name="P18"><text:span text:style-name="T3"><text:tab/><text:tab/></text:span><text:span text:style-name="T16">weaponChit</text:span><text:span text:style-name="T3">.add(newPlayerClass.getStartingWeapon());</text:span></text:p>
      <text:p text:style-name="P18"><text:span text:style-name="T3"><text:tab/><text:tab/></text:span><text:span text:style-name="T16">activeWeapon</text:span><text:span text:style-name="T3"> = </text:span><text:span text:style-name="T16">weaponChit</text:span><text:span text:style-name="T3">.get(0);</text:span></text:p>
      <text:p text:style-name="P18"/>
      <text:p text:style-name="P18"><text:span text:style-name="T3"><text:tab/><text:tab/></text:span><text:span text:style-name="T10">// Armor </text:span><text:span text:style-name="T11">Chits</text:span></text:p>
      <text:p text:style-name="P18"><text:span text:style-name="T3"><text:tab/><text:tab/></text:span><text:span text:style-name="T16">armorChits</text:span><text:span text:style-name="T3"> = </text:span><text:span text:style-name="T2">new</text:span><text:span text:style-name="T3"> ArrayList&lt;&gt;();</text:span></text:p>
      <text:p text:style-name="P18"><text:span text:style-name="T3"><text:tab/><text:tab/></text:span><text:span text:style-name="T16">armorChits</text:span><text:span text:style-name="T3">.addAll(newPlayerClass.getArmour());</text:span></text:p>
      <text:p text:style-name="P18"><text:span text:style-name="T3"><text:tab/><text:tab/>System.</text:span><text:span text:style-name="T17">out</text:span><text:span text:style-name="T3">.println(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Name(String newPlayerName){</text:span></text:p>
      <text:p text:style-name="P18"><text:span text:style-name="T3"><text:tab/><text:tab/></text:span><text:span text:style-name="T16">playerName</text:span><text:span text:style-name="T3"> = newPlayerName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Gold (</text:span><text:span text:style-name="T2">int</text:span><text:span text:style-name="T3"> amount) {</text:span></text:p>
      <text:p text:style-name="P18"><text:span text:style-name="T3"><text:tab/><text:tab/></text:span><text:span text:style-name="T16">currentGold</text:span><text:span text:style-name="T3"> = Math.</text:span><text:span text:style-name="T6">max</text:span><text:span text:style-name="T3">(amount, 0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CharacterClass getPlayerClass(){</text:span></text:p>
      <text:p text:style-name="P18"><text:span text:style-name="T3"><text:tab/><text:tab/></text:span><text:span text:style-name="T2">return</text:span><text:span text:style-name="T3"> </text:span><text:span text:style-name="T16">characterClass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Weights getVulnerability(){</text:span></text:p>
      <text:p text:style-name="P18"><text:span text:style-name="T3"><text:tab/><text:tab/></text:span><text:span text:style-name="T2">return</text:span><text:span text:style-name="T3"> </text:span><text:span text:style-name="T16">vulnerability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Vulnerability(Weights vul){</text:span></text:p>
      <text:p text:style-name="P18"><text:span text:style-name="T3"><text:tab/><text:tab/></text:span><text:span text:style-name="T2">this</text:span><text:span text:style-name="T3">.</text:span><text:span text:style-name="T16">vulnerability</text:span><text:span text:style-name="T3"> = vul;</text:span></text:p>
      <text:p text:style-name="P20"><text:soft-page-break/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isMoving() {</text:span></text:p>
      <text:p text:style-name="P18"><text:span text:style-name="T3"><text:tab/><text:tab/></text:span><text:span text:style-name="T2">return</text:span><text:span text:style-name="T3"> </text:span><text:span text:style-name="T16">moving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Moving(</text:span><text:span text:style-name="T2">boolean</text:span><text:span text:style-name="T3"> moving) {</text:span></text:p>
      <text:p text:style-name="P18"><text:span text:style-name="T3"><text:tab/><text:tab/></text:span><text:span text:style-name="T2">this</text:span><text:span text:style-name="T3">.</text:span><text:span text:style-name="T16">moving</text:span><text:span text:style-name="T3"> = moving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Clearing getCurrentClearing() {</text:span></text:p>
      <text:p text:style-name="P18"><text:span text:style-name="T3"><text:tab/><text:tab/></text:span><text:span text:style-name="T2">return</text:span><text:span text:style-name="T3"> </text:span><text:span text:style-name="T16">currentClearing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CurrentClearing(Clearing currentClearing) {</text:span></text:p>
      <text:p text:style-name="P18"><text:span text:style-name="T3"><text:tab/><text:tab/></text:span><text:span text:style-name="T2">this</text:span><text:span text:style-name="T3">.</text:span><text:span text:style-name="T16">currentClearing</text:span><text:span text:style-name="T3"> = currentClearing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Image getImage() {</text:span></text:p>
      <text:p text:style-name="P18"><text:span text:style-name="T3"><text:tab/><text:tab/></text:span><text:span text:style-name="T2">return</text:span><text:span text:style-name="T3"> (</text:span><text:span text:style-name="T16">hidden</text:span><text:span text:style-name="T3">) ? </text:span><text:span text:style-name="T16">hiddenImage</text:span><text:span text:style-name="T3"> : </text:span><text:span text:style-name="T16">unhiddenImag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String getName(){</text:span></text:p>
      <text:p text:style-name="P18"><text:span text:style-name="T3"><text:tab/><text:tab/></text:span><text:span text:style-name="T2">return</text:span><text:span text:style-name="T3"> </text:span><text:span text:style-name="T16">playerNam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int</text:span><text:span text:style-name="T3"> getCurrentFame() {</text:span></text:p>
      <text:p text:style-name="P18"><text:span text:style-name="T3"><text:tab/><text:tab/></text:span><text:span text:style-name="T2">return</text:span><text:span text:style-name="T3"> </text:span><text:span text:style-name="T16">currentFam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CurrentNotirity() {</text:span></text:p>
      <text:p text:style-name="P18"><text:span text:style-name="T3"><text:tab/><text:tab/></text:span><text:span text:style-name="T2">return</text:span><text:span text:style-name="T3"> </text:span><text:span text:style-name="T16">currentNotirity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CurrentGold() {</text:span></text:p>
      <text:p text:style-name="P18"><text:span text:style-name="T3"><text:tab/><text:tab/></text:span><text:span text:style-name="T2">return</text:span><text:span text:style-name="T3"> </text:span><text:span text:style-name="T16">currentGold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Clearing getHomeClearing() {</text:span></text:p>
      <text:p text:style-name="P18"><text:span text:style-name="T3"><text:tab/><text:tab/></text:span><text:span text:style-name="T2">return</text:span><text:span text:style-name="T3"> </text:span><text:span text:style-name="T16">homeClearing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addAttack(PlayerBase toAttack){</text:span></text:p>
      <text:p text:style-name="P18"><text:span text:style-name="T3"><text:tab/><text:tab/></text:span><text:span text:style-name="T16">listAttacks</text:span><text:span text:style-name="T3">.add(toAttack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PlayerBase attackList(){</text:span></text:p>
      <text:p text:style-name="P18"><text:span text:style-name="T3"><text:tab/><text:tab/></text:span><text:span text:style-name="T2">return</text:span><text:span text:style-name="T3"> </text:span><text:span text:style-name="T16">listAttacks</text:span><text:span text:style-name="T3">.remove(0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isLiving(){</text:span></text:p>
      <text:p text:style-name="P18"><text:span text:style-name="T3"><text:tab/><text:tab/></text:span><text:span text:style-name="T2">return</text:span><text:span text:style-name="T3"> </text:span><text:span text:style-name="T16">living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unHide(){</text:span></text:p>
      <text:p text:style-name="P18"><text:span text:style-name="T3"><text:tab/><text:tab/></text:span><text:span text:style-name="T16">hidden</text:span><text:span text:style-name="T3"> = </text:span><text:span text:style-name="T2">fals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WeaponChit getWeapon() {</text:span></text:p>
      <text:p text:style-name="P18"><text:soft-page-break/><text:span text:style-name="T3"><text:tab/><text:tab/></text:span><text:span text:style-name="T2">return</text:span><text:span text:style-name="T3"> </text:span><text:span text:style-name="T16">activeWeapon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ArrayList&lt;ArmorChit&gt; getArmorChits() {</text:span></text:p>
      <text:p text:style-name="P18"><text:span text:style-name="T3"><text:tab/><text:tab/></text:span><text:span text:style-name="T2">return</text:span><text:span text:style-name="T3"> </text:span><text:span text:style-name="T16">armorChits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rmorChits(ArrayList&lt;ArmorChit&gt; armorChits) {</text:span></text:p>
      <text:p text:style-name="P18"><text:span text:style-name="T3"><text:tab/><text:tab/></text:span><text:span text:style-name="T2">this</text:span><text:span text:style-name="T3">.</text:span><text:span text:style-name="T16">armorChits</text:span><text:span text:style-name="T3"> = armorChits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Strength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2">return</text:span><text:span text:style-name="T3"> 0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checkIfDamaged(Weights harm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isDead() {</text:span></text:p>
      <text:p text:style-name="P18"><text:span text:style-name="T3"><text:tab/><text:tab/></text:span><text:span text:style-name="T16">living</text:span><text:span text:style-name="T3"> = </text:span><text:span text:style-name="T2">false</text:span><text:span text:style-name="T3">;</text:span></text:p>
      <text:p text:style-name="P20"><text:tab/>}<text:tab/>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int</text:span><text:span text:style-name="T3"> getKillCount() {</text:span></text:p>
      <text:p text:style-name="P18"><text:span text:style-name="T3"><text:tab/><text:tab/></text:span><text:span text:style-name="T2">return</text:span><text:span text:style-name="T3"> </text:span><text:span text:style-name="T16">killCount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KillCount(</text:span><text:span text:style-name="T2">int</text:span><text:span text:style-name="T3"> killCount) {</text:span></text:p>
      <text:p text:style-name="P18"><text:span text:style-name="T3"><text:tab/><text:tab/></text:span><text:span text:style-name="T2">this</text:span><text:span text:style-name="T3">.</text:span><text:span text:style-name="T16">killCount</text:span><text:span text:style-name="T3"> = killCount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AvailableActions() {</text:span></text:p>
      <text:p text:style-name="P18"><text:span text:style-name="T3"><text:tab/><text:tab/></text:span><text:span text:style-name="T2">return</text:span><text:span text:style-name="T3"> </text:span><text:span text:style-name="T16">availableActions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vailableActions(</text:span><text:span text:style-name="T2">int</text:span><text:span text:style-name="T3"> availableActions) {</text:span></text:p>
      <text:p text:style-name="P18"><text:span text:style-name="T3"><text:tab/><text:tab/></text:span><text:span text:style-name="T2">this</text:span><text:span text:style-name="T3">.</text:span><text:span text:style-name="T16">availableActions</text:span><text:span text:style-name="T3"> = availableActions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boolean</text:span><text:span text:style-name="T3"> armorBlocks(Attacks attack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should loop through what can be blocked in the attack types</text:span></text:p>
      <text:p text:style-name="P18"><text:span text:style-name="T3"><text:tab/><text:tab/></text:span><text:span text:style-name="T10">//if </text:span><text:span text:style-name="T11">blockable</text:span><text:span text:style-name="T10"> attack then return true</text:span></text:p>
      <text:p text:style-name="P18"><text:span text:style-name="T3"><text:tab/><text:tab/></text:span><text:span text:style-name="T2">return</text:span><text:span text:style-name="T3"> </text:span><text:span text:style-name="T2">tru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10">//will return 0 if not able to change</text:span></text:p>
      <text:p text:style-name="P18"><text:span text:style-name="T3"><text:tab/></text:span><text:span text:style-name="T2">public</text:span><text:span text:style-name="T3"> </text:span><text:span text:style-name="T2">int</text:span><text:span text:style-name="T3"> rollTacChange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2">return</text:span><text:span text:style-name="T3"> 0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selection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will ask if player wants to alert weapon, run, or fly (can cast spell here) or nothing</text:span></text:p>
      <text:p text:style-name="P18"><text:span text:style-name="T3"><text:tab/><text:tab/></text:span><text:span text:style-name="T10">//will do what is selected and return 1</text:span></text:p>
      <text:p text:style-name="P18"><text:span text:style-name="T3"><text:tab/><text:tab/></text:span><text:span text:style-name="T10">//will return 0 if do nothing</text:span></text:p>
      <text:p text:style-name="P18"><text:soft-page-break/><text:span text:style-name="T3"><text:tab/><text:tab/></text:span><text:span text:style-name="T2">return</text:span><text:span text:style-name="T3"> 0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lection2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must alert something or abandon an amount of belongings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toCharge(Set&lt;EntityBase&gt; chargeAble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will change charge target to something</text:span></text:p>
      <text:p text:style-name="P20"><text:tab/><text:tab/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PlayerBase chargingPlayer() {</text:span></text:p>
      <text:p text:style-name="P18"><text:span text:style-name="T3"><text:tab/><text:tab/></text:span><text:span text:style-name="T2">return</text:span><text:span text:style-name="T3"> </text:span><text:span text:style-name="T16">chargeTarget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Wounds(</text:span><text:span text:style-name="T2">int</text:span><text:span text:style-name="T3"> wounds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2">if</text:span><text:span text:style-name="T3">(wounds == 1){</text:span></text:p>
      <text:p text:style-name="P20"><text:tab/><text:tab/><text:tab/>increaseWounds(wounds);</text:p>
      <text:p text:style-name="P20"><text:tab/><text:tab/>}</text:p>
      <text:p text:style-name="P18"><text:span text:style-name="T3"><text:tab/><text:tab/></text:span><text:span text:style-name="T2">if</text:span><text:span text:style-name="T3">(wounds == 2){</text:span></text:p>
      <text:p text:style-name="P18"><text:span text:style-name="T3"><text:tab/><text:tab/><text:tab/></text:span><text:span text:style-name="T10">//no horse</text:span></text:p>
      <text:p text:style-name="P20"><text:tab/><text:tab/>}</text:p>
      <text:p text:style-name="P18"><text:span text:style-name="T3"><text:tab/><text:tab/></text:span><text:span text:style-name="T2">if</text:span><text:span text:style-name="T3">(wounds == 3){</text:span></text:p>
      <text:p text:style-name="P20"><text:tab/><text:tab/><text:tab/>isDead();</text:p>
      <text:p text:style-name="P20"><text:tab/><text:tab/>}</text:p>
      <text:p text:style-name="P20"><text:tab/><text:tab/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Attacks getAttackDirection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have to set it up so that you can get your weapon to swing a set direction</text:span></text:p>
      <text:p text:style-name="P18"><text:span text:style-name="T3"><text:tab/><text:tab/></text:span><text:span text:style-name="T2">return</text:span><text:span text:style-name="T3"> </text:span><text:span text:style-name="T2">null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boolean</text:span><text:span text:style-name="T3"> checkIfHit(Attacks attackDirection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 will check </text:span><text:span text:style-name="T11">manuever</text:span><text:span text:style-name="T10"> </text:span><text:span text:style-name="T11">vsv</text:span><text:span text:style-name="T10"> attackDirection and if hit then return true</text:span></text:p>
      <text:p text:style-name="P18"><text:span text:style-name="T3"><text:tab/><text:tab/></text:span><text:span text:style-name="T2">return</text:span><text:span text:style-name="T3"> </text:span><text:span text:style-name="T2">fals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Speed(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 this is the </text:span><text:span text:style-name="T11">manuever</text:span><text:span text:style-name="T10"> speed of the player that round</text:span></text:p>
      <text:p text:style-name="P18"><text:span text:style-name="T3"><text:tab/><text:tab/></text:span><text:span text:style-name="T2">return</text:span><text:span text:style-name="T3"> 0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checkLure(Set&lt;EntityBase&gt; unhidden) {</text:span></text:p>
      <text:p text:style-name="P18"><text:span text:style-name="T3"><text:tab/><text:tab/></text:span><text:span text:style-name="T10">// </text:span><text:span text:style-name="T9">TODO</text:span><text:span text:style-name="T10"> Auto-generated method stub</text:span></text:p>
      <text:p text:style-name="P18"><text:span text:style-name="T3"><text:tab/><text:tab/></text:span><text:span text:style-name="T10">// will ask the player if they want to lure any monsters/natives</text:span></text:p>
      <text:p text:style-name="P18"><text:span text:style-name="T3"><text:tab/><text:tab/></text:span><text:span text:style-name="T2">return</text:span><text:span text:style-name="T3"> 0;</text:span></text:p>
      <text:p text:style-name="P20"><text:tab/>}</text:p>
      <text:p text:style-name="P18"/>
      <text:p text:style-name="P18"><text:span text:style-name="T3"><text:tab/></text:span><text:span text:style-name="T25">@Override</text:span></text:p>
      <text:p text:style-name="P18"><text:span text:style-name="T3"><text:tab/></text:span><text:span text:style-name="T2">public</text:span><text:span text:style-name="T3"> String toString() {</text:span></text:p>
      <text:p text:style-name="P18"><text:soft-page-break/><text:span text:style-name="T3"><text:tab/><text:tab/></text:span><text:span text:style-name="T2">return</text:span><text:span text:style-name="T3"> </text:span><text:span text:style-name="T20">"(Player: "</text:span><text:span text:style-name="T3"> + getName() + </text:span><text:span text:style-name="T20">", Class: "</text:span><text:span text:style-name="T3"> + getPlayerClass() + </text:span><text:span text:style-name="T20">")"</text:span><text:span text:style-name="T3">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Swordsman.java</text:span></text:p>
      <text:p text:style-name="P9"><text:span text:style-name="T1">package</text:span><text:span text:style-name="T14"> models.characterModels;</text:span></text:p>
      <text:p text:style-name="P18"/>
      <text:p text:style-name="P18"><text:span text:style-name="T2">import</text:span><text:span text:style-name="T3"> models.characterModels.playerEnums.CharacterClass;</text:span></text:p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Swordsman </text:span><text:span text:style-name="T2">extends</text:span><text:span text:style-name="T3"> PlayerBase {</text:span></text:p>
      <text:p text:style-name="P18"><text:span text:style-name="T3"><text:tab/></text:span><text:span text:style-name="T2">public</text:span><text:span text:style-name="T3"> Swordsman(){</text:span></text:p>
      <text:p text:style-name="P18"><text:span text:style-name="T3"><text:tab/><text:tab/></text:span><text:span text:style-name="T2">super</text:span><text:span text:style-name="T3">();</text:span></text:p>
      <text:p text:style-name="P18"><text:span text:style-name="T3"><text:tab/><text:tab/></text:span><text:span text:style-name="T16">vulnerability</text:span><text:span text:style-name="T3"> = Weights.</text:span><text:span text:style-name="T17">LIGHT</text:span><text:span text:style-name="T3">;</text:span></text:p>
      <text:p text:style-name="P18"><text:span text:style-name="T3"><text:tab/><text:tab/>setClass(CharacterClass.</text:span><text:span text:style-name="T17">SWORDSMAN</text:span><text:span text:style-name="T3">);</text:span></text:p>
      <text:p text:style-name="P20"><text:tab/>}</text:p>
      <text:p text:style-name="P20">}</text:p>
      <text:p text:style-name="P12"><text:span text:style-name="T14"/></text:p>
      <text:p text:style-name="P13"><text:span text:style-name="T12">Package: ChitModels</text:span></text:p>
      <text:p text:style-name="P11"><text:span text:style-name="T12">Class:</text:span><text:span text:style-name="T14"> ArmorChit.java</text:span></text:p>
      <text:p text:style-name="P9"><text:span text:style-name="T1">package</text:span><text:span text:style-name="T14"> models.chitModels;</text:span></text:p>
      <text:p text:style-name="P18"/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ArmorChit {</text:span></text:p>
      <text:p text:style-name="P18"/>
      <text:p text:style-name="P18"><text:span text:style-name="T3"><text:tab/></text:span><text:span text:style-name="T2">private</text:span><text:span text:style-name="T3"> ArmorType </text:span><text:span text:style-name="T16">armourType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damaged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destoryed</text:span><text:span text:style-name="T3">;</text:span></text:p>
      <text:p text:style-name="P18"><text:span text:style-name="T3"><text:tab/></text:span><text:span text:style-name="T2">private</text:span><text:span text:style-name="T3"> Weights </text:span><text:span text:style-name="T16">armourWeight</text:span><text:span text:style-name="T3">;</text:span></text:p>
      <text:p text:style-name="P20"><text:tab/></text:p>
      <text:p text:style-name="P18"><text:span text:style-name="T3"><text:tab/></text:span><text:span text:style-name="T2">public</text:span><text:span text:style-name="T3"> ArmorChit (ArmorType aType, Weights aWeight) {</text:span></text:p>
      <text:p text:style-name="P18"><text:span text:style-name="T3"><text:tab/><text:tab/></text:span><text:span text:style-name="T16">armourType</text:span><text:span text:style-name="T3"> = aType;</text:span></text:p>
      <text:p text:style-name="P18"><text:span text:style-name="T3"><text:tab/><text:tab/></text:span><text:span text:style-name="T16">armourWeight</text:span><text:span text:style-name="T3"> = aWeight;</text:span></text:p>
      <text:p text:style-name="P18"><text:span text:style-name="T3"><text:tab/><text:tab/></text:span><text:span text:style-name="T16">damaged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destoryed</text:span><text:span text:style-name="T3"> = </text:span><text:span text:style-name="T2">fals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damageArmor () {</text:span></text:p>
      <text:p text:style-name="P18"><text:span text:style-name="T3"><text:tab/><text:tab/></text:span><text:span text:style-name="T16">destoryed</text:span><text:span text:style-name="T3"> = (</text:span><text:span text:style-name="T16">damaged</text:span><text:span text:style-name="T3">) ? </text:span><text:span text:style-name="T2">true</text:span><text:span text:style-name="T3"> : </text:span><text:span text:style-name="T16">destoryed</text:span><text:span text:style-name="T3">;</text:span></text:p>
      <text:p text:style-name="P18"><text:span text:style-name="T3"><text:tab/><text:tab/></text:span><text:span text:style-name="T16">damaged</text:span><text:span text:style-name="T3"> = </text:span><text:span text:style-name="T2">tru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destoryArmor () {</text:span></text:p>
      <text:p text:style-name="P18"><text:span text:style-name="T3"><text:tab/><text:tab/></text:span><text:span text:style-name="T16">destoryed</text:span><text:span text:style-name="T3"> = </text:span><text:span text:style-name="T2">tru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10">/*---------------- Getters And Setters -------------------*/</text:span></text:p>
      <text:p text:style-name="P18"><text:span text:style-name="T3"><text:tab/></text:span><text:span text:style-name="T2">public</text:span><text:span text:style-name="T3"> ArmorType getArmourType() {</text:span></text:p>
      <text:p text:style-name="P18"><text:span text:style-name="T3"><text:tab/><text:tab/></text:span><text:span text:style-name="T2">return</text:span><text:span text:style-name="T3"> </text:span><text:span text:style-name="T16">armourTyp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rmourType(ArmorType armourType) {</text:span></text:p>
      <text:p text:style-name="P18"><text:span text:style-name="T3"><text:tab/><text:tab/></text:span><text:span text:style-name="T2">this</text:span><text:span text:style-name="T3">.</text:span><text:span text:style-name="T16">armourType</text:span><text:span text:style-name="T3"> = armourType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Weights getArmourWeight() {</text:span></text:p>
      <text:p text:style-name="P18"><text:span text:style-name="T3"><text:tab/><text:tab/></text:span><text:span text:style-name="T2">return</text:span><text:span text:style-name="T3"> </text:span><text:span text:style-name="T16">armourWeight</text:span><text:span text:style-name="T3">;</text:span></text:p>
      <text:p text:style-name="P20"><text:soft-page-break/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rmourWeight(Weights armourWeight) {</text:span></text:p>
      <text:p text:style-name="P18"><text:span text:style-name="T3"><text:tab/><text:tab/></text:span><text:span text:style-name="T2">this</text:span><text:span text:style-name="T3">.</text:span><text:span text:style-name="T16">armourWeight</text:span><text:span text:style-name="T3"> = armourWeight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boolean</text:span><text:span text:style-name="T3"> isDamaged() {</text:span></text:p>
      <text:p text:style-name="P18"><text:span text:style-name="T3"><text:tab/><text:tab/></text:span><text:span text:style-name="T2">return</text:span><text:span text:style-name="T3"> </text:span><text:span text:style-name="T16">damaged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Damaged(</text:span><text:span text:style-name="T2">boolean</text:span><text:span text:style-name="T3"> damaged) {</text:span></text:p>
      <text:p text:style-name="P18"><text:span text:style-name="T3"><text:tab/><text:tab/></text:span><text:span text:style-name="T2">this</text:span><text:span text:style-name="T3">.</text:span><text:span text:style-name="T16">damaged</text:span><text:span text:style-name="T3"> = damaged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boolean</text:span><text:span text:style-name="T3"> isDestoryed() {</text:span></text:p>
      <text:p text:style-name="P18"><text:span text:style-name="T3"><text:tab/><text:tab/></text:span><text:span text:style-name="T2">return</text:span><text:span text:style-name="T3"> </text:span><text:span text:style-name="T16">destoryed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String getArmorStatus () {</text:span></text:p>
      <text:p text:style-name="P18"><text:span text:style-name="T3"><text:tab/><text:tab/></text:span><text:span text:style-name="T2">if</text:span><text:span text:style-name="T3"> (</text:span><text:span text:style-name="T16">destoryed</text:span><text:span text:style-name="T3">) {</text:span></text:p>
      <text:p text:style-name="P18"><text:span text:style-name="T3"><text:tab/><text:tab/><text:tab/></text:span><text:span text:style-name="T2">return</text:span><text:span text:style-name="T3"> </text:span><text:span text:style-name="T20">"Destroyed"</text:span><text:span text:style-name="T3">;</text:span></text:p>
      <text:p text:style-name="P18"><text:span text:style-name="T3"><text:tab/><text:tab/>} </text:span><text:span text:style-name="T2">else</text:span><text:span text:style-name="T3"> </text:span><text:span text:style-name="T2">if</text:span><text:span text:style-name="T3"> (</text:span><text:span text:style-name="T16">damaged</text:span><text:span text:style-name="T3">) {</text:span></text:p>
      <text:p text:style-name="P18"><text:span text:style-name="T3"><text:tab/><text:tab/><text:tab/></text:span><text:span text:style-name="T2">return</text:span><text:span text:style-name="T3"> </text:span><text:span text:style-name="T20">"Damaged"</text:span><text:span text:style-name="T3">;</text:span></text:p>
      <text:p text:style-name="P20"><text:tab/><text:tab/>}</text:p>
      <text:p text:style-name="P20"><text:tab/><text:tab/></text:p>
      <text:p text:style-name="P18"><text:span text:style-name="T3"><text:tab/><text:tab/></text:span><text:span text:style-name="T2">return</text:span><text:span text:style-name="T3"> </text:span><text:span text:style-name="T20">"Undamaged"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void</text:span><text:span text:style-name="T3"> setDestoryed(</text:span><text:span text:style-name="T2">boolean</text:span><text:span text:style-name="T3"> destoryed) {</text:span></text:p>
      <text:p text:style-name="P18"><text:span text:style-name="T3"><text:tab/><text:tab/></text:span><text:span text:style-name="T2">this</text:span><text:span text:style-name="T3">.</text:span><text:span text:style-name="T16">destoryed</text:span><text:span text:style-name="T3"> = destoryed;</text:span></text:p>
      <text:p text:style-name="P20"><text:tab/>}</text:p>
      <text:p text:style-name="P20"><text:tab/></text:p>
      <text:p text:style-name="P18"><text:span text:style-name="T3"><text:tab/></text:span><text:span text:style-name="T25">@Override</text:span></text:p>
      <text:p text:style-name="P18"><text:span text:style-name="T3"><text:tab/></text:span><text:span text:style-name="T2">public</text:span><text:span text:style-name="T3"> String toString() {</text:span></text:p>
      <text:p text:style-name="P18"><text:span text:style-name="T3"><text:tab/><text:tab/></text:span><text:span text:style-name="T2">return</text:span><text:span text:style-name="T3"> </text:span><text:span text:style-name="T16">armourType</text:span><text:span text:style-name="T3">.name()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ArmorType.java</text:span></text:p>
      <text:p text:style-name="P9"><text:span text:style-name="T1">package</text:span> models.chitModels;</text:p>
      <text:p text:style-name="P18"/>
      <text:p text:style-name="P18"><text:span text:style-name="T2">public</text:span><text:span text:style-name="T3"> </text:span><text:span text:style-name="T2">enum</text:span><text:span text:style-name="T3"> ArmorType {</text:span></text:p>
      <text:p text:style-name="P18"><text:span text:style-name="T3"><text:tab/></text:span><text:span text:style-name="T17">ARMOUR</text:span><text:span text:style-name="T3">,</text:span></text:p>
      <text:p text:style-name="P18"><text:span text:style-name="T3"><text:tab/></text:span><text:span text:style-name="T17">HELMET</text:span><text:span text:style-name="T3">,</text:span></text:p>
      <text:p text:style-name="P18"><text:span text:style-name="T3"><text:tab/></text:span><text:span text:style-name="T17">SHIELD</text:span><text:span text:style-name="T3">,</text:span></text:p>
      <text:p text:style-name="P18"><text:span text:style-name="T3"><text:tab/></text:span><text:span text:style-name="T17">BREASTPLATE</text:span><text:span text:style-name="T3">;</text:span></text:p>
      <text:p text:style-name="P20">}</text:p>
      <text:p text:style-name="P12"/>
      <text:p text:style-name="P12">Class: <text:span text:style-name="T14">ChitFactory.java</text:span></text:p>
      <text:p text:style-name="P9"><text:span text:style-name="T1">package</text:span> models.chitModels;</text:p>
      <text:p text:style-name="P18"/>
      <text:p text:style-name="P18"><text:span text:style-name="T2">import</text:span><text:span text:style-name="T3"> models.characterModels.playerEnums.Weights;</text:span></text:p>
      <text:p text:style-name="P18"/>
      <text:p text:style-name="P18"><text:span text:style-name="T2">public</text:span><text:span text:style-name="T3"> </text:span><text:span text:style-name="T2">class</text:span><text:span text:style-name="T3"> ChitFactory {</text:span></text:p>
      <text:p text:style-name="P20"><text:tab/></text:p>
      <text:p text:style-name="P18"><text:span text:style-name="T3"><text:tab/></text:span><text:span text:style-name="T10">// Weapon </text:span><text:span text:style-name="T11">Chits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WeaponChit </text:span><text:span text:style-name="T17">AXE</text:span><text:span text:style-name="T3"> = </text:span><text:span text:style-name="T2">new</text:span><text:span text:style-name="T3"> WeaponChit(</text:span><text:span text:style-name="T20">"Axe"</text:span><text:span text:style-name="T3">, 2, 1, Weights.</text:span><text:span text:style-name="T17">MEDIUM</text:span><text:span text:style-name="T3">);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WeaponChit </text:span><text:span text:style-name="T17">SPEAR</text:span><text:span text:style-name="T3"> = </text:span><text:span text:style-name="T2">new</text:span><text:span text:style-name="T3"> WeaponChit(</text:span><text:span text:style-name="T20">"Spear"</text:span><text:span text:style-name="T3">, 10, 1, </text:span><text:soft-page-break/><text:span text:style-name="T3">Weights.</text:span><text:span text:style-name="T17">MEDIUM</text:span><text:span text:style-name="T3">);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WeaponChit </text:span><text:span text:style-name="T17">LIGHT_BOW</text:span><text:span text:style-name="T3"> = </text:span><text:span text:style-name="T2">new</text:span><text:span text:style-name="T3"> WeaponChit(</text:span><text:span text:style-name="T20">"Light Bow"</text:span><text:span text:style-name="T3">, 14, 2, Weights.</text:span><text:span text:style-name="T17">LIGHT</text:span><text:span text:style-name="T3">);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WeaponChit </text:span><text:span text:style-name="T17">THRUSTING_SWORD</text:span><text:span text:style-name="T3"> = </text:span><text:span text:style-name="T2">new</text:span><text:span text:style-name="T3"> WeaponChit(</text:span><text:span text:style-name="T20">"Thrusting Sword"</text:span><text:span text:style-name="T3">, 4, 1, Weights.</text:span><text:span text:style-name="T17">LIGHT</text:span><text:span text:style-name="T3">);</text:span></text:p>
      <text:p text:style-name="P20"><text:tab/></text:p>
      <text:p text:style-name="P18"><text:span text:style-name="T3"><text:tab/></text:span><text:span text:style-name="T10">/* ----------------------------- Armor </text:span><text:span text:style-name="T11">Chits</text:span><text:span text:style-name="T10"> ----------------------------- */</text:span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ArmorChit getHelmet () {</text:span></text:p>
      <text:p text:style-name="P18"><text:span text:style-name="T3"><text:tab/><text:tab/></text:span><text:span text:style-name="T2">return</text:span><text:span text:style-name="T3"> </text:span><text:span text:style-name="T2">new</text:span><text:span text:style-name="T3"> ArmorChit(ArmorType.</text:span><text:span text:style-name="T17">HELMET</text:span><text:span text:style-name="T3">, Weights.</text:span><text:span text:style-name="T17">MEDIUM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ArmorChit getBreastPlate () {</text:span></text:p>
      <text:p text:style-name="P18"><text:span text:style-name="T3"><text:tab/><text:tab/></text:span><text:span text:style-name="T2">return</text:span><text:span text:style-name="T3"> </text:span><text:span text:style-name="T2">new</text:span><text:span text:style-name="T3"> ArmorChit(ArmorType.</text:span><text:span text:style-name="T17">BREASTPLATE</text:span><text:span text:style-name="T3">, Weights.</text:span><text:span text:style-name="T17">MEDIUM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ArmorChit getShield () {</text:span></text:p>
      <text:p text:style-name="P18"><text:span text:style-name="T3"><text:tab/><text:tab/></text:span><text:span text:style-name="T2">return</text:span><text:span text:style-name="T3"> </text:span><text:span text:style-name="T2">new</text:span><text:span text:style-name="T3"> ArmorChit(ArmorType.</text:span><text:span text:style-name="T17">SHIELD</text:span><text:span text:style-name="T3">, Weights.</text:span><text:span text:style-name="T17">MEDIUM</text:span><text:span text:style-name="T3">)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static</text:span><text:span text:style-name="T3"> ArmorChit getArmor () {</text:span></text:p>
      <text:p text:style-name="P18"><text:span text:style-name="T3"><text:tab/><text:tab/></text:span><text:span text:style-name="T2">return</text:span><text:span text:style-name="T3"> </text:span><text:span text:style-name="T2">new</text:span><text:span text:style-name="T3"> ArmorChit(ArmorType.</text:span><text:span text:style-name="T17">ARMOUR</text:span><text:span text:style-name="T3">, Weights.</text:span><text:span text:style-name="T17">MEDIUM</text:span><text:span text:style-name="T3">);</text:span></text:p>
      <text:p text:style-name="P20"><text:tab/>}</text:p>
      <text:p text:style-name="P20">}</text:p>
      <text:p text:style-name="P20"/>
      <text:p text:style-name="P2">Class: <text:span text:style-name="T14">WeaponChit.java</text:span></text:p>
      <text:p text:style-name="P8"><text:span text:style-name="T1">package</text:span><text:span text:style-name="T4"> models.chitModels;</text:span></text:p>
      <text:p text:style-name="P18"/>
      <text:p text:style-name="P18"><text:span text:style-name="T2">import</text:span><text:span text:style-name="T3"> models.characterModels.playerEnums.Weights;</text:span></text:p>
      <text:p text:style-name="P18"/>
      <text:p text:style-name="P19">/**</text:p>
      <text:p text:style-name="P19"><text:s/>* Base Weapon <text:span text:style-name="T19">Chit</text:span>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WeaponChit </text:span><text:span text:style-name="T2">extends</text:span><text:span text:style-name="T3"> Chit{</text:span>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weaponLength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sharpnessStars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weaponSpeed</text:span><text:span text:style-name="T3">;</text:span></text:p>
      <text:p text:style-name="P18"><text:span text:style-name="T3"><text:tab/></text:span><text:span text:style-name="T2">private</text:span><text:span text:style-name="T3"> String </text:span><text:span text:style-name="T16">weaponName</text:span><text:span text:style-name="T3">;</text:span></text:p>
      <text:p text:style-name="P18"><text:span text:style-name="T3"><text:tab/></text:span><text:span text:style-name="T2">private</text:span><text:span text:style-name="T3"> Weights </text:span><text:span text:style-name="T16">weaponHarm</text:span><text:span text:style-name="T3">;</text:span></text:p>
      <text:p text:style-name="P20"><text:tab/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alerted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missleBased</text:span><text:span text:style-name="T3">;</text:span></text:p>
      <text:p text:style-name="P18"/>
      <text:p text:style-name="P18"><text:span text:style-name="T3"><text:tab/></text:span><text:span text:style-name="T10">// Constructor For The Weapon </text:span><text:span text:style-name="T11">Chit</text:span></text:p>
      <text:p text:style-name="P18"><text:span text:style-name="T3"><text:tab/></text:span><text:span text:style-name="T2">public</text:span><text:span text:style-name="T3"> WeaponChit (String weaponName, </text:span><text:span text:style-name="T2">int</text:span><text:span text:style-name="T3"> length, </text:span><text:span text:style-name="T2">int</text:span><text:span text:style-name="T3"> sharpnessLevel, Weights aWeapDmg) {</text:span></text:p>
      <text:p text:style-name="P18"><text:span text:style-name="T3"><text:tab/><text:tab/></text:span><text:span text:style-name="T16">weaponLength</text:span><text:span text:style-name="T3"> = length;</text:span></text:p>
      <text:p text:style-name="P18"><text:span text:style-name="T3"><text:tab/><text:tab/></text:span><text:span text:style-name="T16">sharpnessStars</text:span><text:span text:style-name="T3"> = sharpnessLevel;</text:span></text:p>
      <text:p text:style-name="P18"><text:span text:style-name="T3"><text:tab/><text:tab/></text:span><text:span text:style-name="T16">weaponHarm</text:span><text:span text:style-name="T3"> = aWeapDmg;</text:span></text:p>
      <text:p text:style-name="P18"><text:span text:style-name="T3"><text:tab/><text:tab/></text:span><text:span text:style-name="T2">this</text:span><text:span text:style-name="T3">.</text:span><text:span text:style-name="T16">weaponName</text:span><text:span text:style-name="T3"> = weaponName;</text:span></text:p>
      <text:p text:style-name="P20"><text:tab/><text:tab/></text:p>
      <text:p text:style-name="P18"><text:span text:style-name="T3"><text:tab/><text:tab/></text:span><text:span text:style-name="T16">alerted</text:span><text:span text:style-name="T3"> = </text:span><text:span text:style-name="T2">false</text:span><text:span text:style-name="T3">;</text:span></text:p>
      <text:p text:style-name="P18"><text:span text:style-name="T3"><text:tab/><text:tab/></text:span><text:span text:style-name="T16">missleBased</text:span><text:span text:style-name="T3"> = </text:span><text:span text:style-name="T2">fals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10">/*-------------------------- Getters And Setters ------------------------------*/</text:span></text:p>
      <text:p text:style-name="P18"><text:span text:style-name="T3"><text:tab/></text:span><text:span text:style-name="T2">public</text:span><text:span text:style-name="T3"> </text:span><text:span text:style-name="T2">int</text:span><text:span text:style-name="T3"> getWeaponLength() {</text:span></text:p>
      <text:p text:style-name="P18"><text:soft-page-break/><text:span text:style-name="T3"><text:tab/><text:tab/></text:span><text:span text:style-name="T2">return</text:span><text:span text:style-name="T3"> </text:span><text:span text:style-name="T16">weaponLength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WeaponLength(</text:span><text:span text:style-name="T2">int</text:span><text:span text:style-name="T3"> weaponLength) {</text:span></text:p>
      <text:p text:style-name="P18"><text:span text:style-name="T3"><text:tab/><text:tab/></text:span><text:span text:style-name="T2">this</text:span><text:span text:style-name="T3">.</text:span><text:span text:style-name="T16">weaponLength</text:span><text:span text:style-name="T3"> = weaponLength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hasMissles() {</text:span></text:p>
      <text:p text:style-name="P18"><text:span text:style-name="T3"><text:tab/><text:tab/></text:span><text:span text:style-name="T2">return</text:span><text:span text:style-name="T3"> </text:span><text:span text:style-name="T16">missleBased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SharpnessStars() {</text:span></text:p>
      <text:p text:style-name="P18"><text:span text:style-name="T3"><text:tab/><text:tab/></text:span><text:span text:style-name="T2">return</text:span><text:span text:style-name="T3"> </text:span><text:span text:style-name="T16">sharpnessStars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SharpnessStars(</text:span><text:span text:style-name="T2">int</text:span><text:span text:style-name="T3"> sharpnessStars) {</text:span></text:p>
      <text:p text:style-name="P18"><text:span text:style-name="T3"><text:tab/><text:tab/></text:span><text:span text:style-name="T2">this</text:span><text:span text:style-name="T3">.</text:span><text:span text:style-name="T16">sharpnessStars</text:span><text:span text:style-name="T3"> = sharpnessStars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boolean</text:span><text:span text:style-name="T3"> isAlerted() {</text:span></text:p>
      <text:p text:style-name="P18"><text:span text:style-name="T3"><text:tab/><text:tab/></text:span><text:span text:style-name="T2">return</text:span><text:span text:style-name="T3"> </text:span><text:span text:style-name="T16">alerted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lerted(</text:span><text:span text:style-name="T2">boolean</text:span><text:span text:style-name="T3"> alerted) {</text:span></text:p>
      <text:p text:style-name="P18"><text:span text:style-name="T3"><text:tab/><text:tab/></text:span><text:span text:style-name="T2">this</text:span><text:span text:style-name="T3">.</text:span><text:span text:style-name="T16">alerted</text:span><text:span text:style-name="T3"> = alerted;</text:span></text:p>
      <text:p text:style-name="P20"><text:tab/>}</text:p>
      <text:p text:style-name="P20"><text:tab/></text:p>
      <text:p text:style-name="P18"><text:span text:style-name="T3"><text:tab/></text:span><text:span text:style-name="T2">public</text:span><text:span text:style-name="T3"> Weights getWeaponDamage () {</text:span></text:p>
      <text:p text:style-name="P18"><text:span text:style-name="T3"><text:tab/><text:tab/></text:span><text:span text:style-name="T2">return</text:span><text:span text:style-name="T3"> </text:span><text:span text:style-name="T16">weaponHarm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WeaponSpeed() {</text:span></text:p>
      <text:p text:style-name="P18"><text:span text:style-name="T3"><text:tab/><text:tab/></text:span><text:span text:style-name="T2">return</text:span><text:span text:style-name="T3"> </text:span><text:span text:style-name="T16">weaponSpeed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WeaponSpeed(</text:span><text:span text:style-name="T2">int</text:span><text:span text:style-name="T3"> weaponSpeed) {</text:span></text:p>
      <text:p text:style-name="P18"><text:span text:style-name="T3"><text:tab/><text:tab/></text:span><text:span text:style-name="T2">this</text:span><text:span text:style-name="T3">.</text:span><text:span text:style-name="T16">weaponSpeed</text:span><text:span text:style-name="T3"> = weaponSpeed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String getWeaponName() {</text:span></text:p>
      <text:p text:style-name="P18"><text:span text:style-name="T3"><text:tab/><text:tab/></text:span><text:span text:style-name="T2">return</text:span><text:span text:style-name="T3"> </text:span><text:span text:style-name="T16">weaponNam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WeaponName(String weaponName) {</text:span></text:p>
      <text:p text:style-name="P18"><text:span text:style-name="T3"><text:tab/><text:tab/></text:span><text:span text:style-name="T2">this</text:span><text:span text:style-name="T3">.</text:span><text:span text:style-name="T16">weaponName</text:span><text:span text:style-name="T3"> = weaponName;</text:span></text:p>
      <text:p text:style-name="P20"><text:tab/>}</text:p>
      <text:p text:style-name="P20">}</text:p>
      <text:p text:style-name="P2"><text:span text:style-name="T14"/></text:p>
      <text:p text:style-name="P13"><text:span text:style-name="T12">Package: OtherEnities</text:span></text:p>
      <text:p text:style-name="P11"><text:span text:style-name="T12">Class:</text:span><text:span text:style-name="T14"> CombatDataContainer.java</text:span></text:p>
      <text:p text:style-name="P9"><text:span text:style-name="T1">package</text:span> models.otherEntities;</text:p>
      <text:p text:style-name="P18"/>
      <text:p text:style-name="P18"><text:span text:style-name="T2">import</text:span><text:span text:style-name="T3"> models.characterModels.PlayerBase;</text:span></text:p>
      <text:p text:style-name="P18"><text:span text:style-name="T2">import</text:span><text:span text:style-name="T3"> models.characterModels.playerEnums.Attacks;</text:span></text:p>
      <text:p text:style-name="P18"/>
      <text:p text:style-name="P19">/**</text:p>
      <text:p text:style-name="P19"><text:s/>* Just A Small Container That Holds Helpful Data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oft-page-break/><text:s/>*/</text:p>
      <text:p text:style-name="P18"><text:span text:style-name="T2">public</text:span><text:span text:style-name="T3"> </text:span><text:span text:style-name="T2">class</text:span><text:span text:style-name="T3"> CombatDataContainer {</text:span></text:p>
      <text:p text:style-name="P18"><text:span text:style-name="T3"><text:tab/></text:span><text:span text:style-name="T2">private</text:span><text:span text:style-name="T3"> PlayerBase </text:span><text:span text:style-name="T16">thePlayer</text:span><text:span text:style-name="T3">;</text:span></text:p>
      <text:p text:style-name="P18"><text:span text:style-name="T3"><text:tab/></text:span><text:span text:style-name="T2">private</text:span><text:span text:style-name="T3"> Attacks </text:span><text:span text:style-name="T16">attack</text:span><text:span text:style-name="T3">;</text:span></text:p>
      <text:p text:style-name="P18"><text:span text:style-name="T3"><text:tab/></text:span><text:span text:style-name="T2">private</text:span><text:span text:style-name="T3"> Attacks </text:span><text:span text:style-name="T16">defense</text:span><text:span text:style-name="T3">;</text:span></text:p>
      <text:p text:style-name="P20"><text:tab/></text:p>
      <text:p text:style-name="P18"><text:span text:style-name="T3"><text:tab/></text:span><text:span text:style-name="T2">public</text:span><text:span text:style-name="T3"> CombatDataContainer (PlayerBase p, Attacks attack, Attacks defense) {</text:span></text:p>
      <text:p text:style-name="P18"><text:span text:style-name="T3"><text:tab/><text:tab/></text:span><text:span text:style-name="T16">thePlayer</text:span><text:span text:style-name="T3"> = p;</text:span></text:p>
      <text:p text:style-name="P18"><text:span text:style-name="T3"><text:tab/><text:tab/></text:span><text:span text:style-name="T2">this</text:span><text:span text:style-name="T3">.</text:span><text:span text:style-name="T16">attack</text:span><text:span text:style-name="T3"> = attack;</text:span></text:p>
      <text:p text:style-name="P18"><text:span text:style-name="T3"><text:tab/><text:tab/></text:span><text:span text:style-name="T2">this</text:span><text:span text:style-name="T3">.</text:span><text:span text:style-name="T16">defense</text:span><text:span text:style-name="T3"> = defense;</text:span></text:p>
      <text:p text:style-name="P20"><text:tab/>}</text:p>
      <text:p text:style-name="P18"/>
      <text:p text:style-name="P18"><text:span text:style-name="T3"><text:tab/></text:span><text:span text:style-name="T10">/*---------------------- Getters And Setters ---------------------------*/</text:span></text:p>
      <text:p text:style-name="P18"><text:span text:style-name="T3"><text:tab/></text:span><text:span text:style-name="T2">public</text:span><text:span text:style-name="T3"> PlayerBase getThePlayer() {</text:span></text:p>
      <text:p text:style-name="P18"><text:span text:style-name="T3"><text:tab/><text:tab/></text:span><text:span text:style-name="T2">return</text:span><text:span text:style-name="T3"> </text:span><text:span text:style-name="T16">thePlayer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ThePlayer(PlayerBase thePlayer) {</text:span></text:p>
      <text:p text:style-name="P18"><text:span text:style-name="T3"><text:tab/><text:tab/></text:span><text:span text:style-name="T2">this</text:span><text:span text:style-name="T3">.</text:span><text:span text:style-name="T16">thePlayer</text:span><text:span text:style-name="T3"> = thePlayer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Attacks getAttack() {</text:span></text:p>
      <text:p text:style-name="P18"><text:span text:style-name="T3"><text:tab/><text:tab/></text:span><text:span text:style-name="T2">return</text:span><text:span text:style-name="T3"> </text:span><text:span text:style-name="T16">attack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Attack(Attacks attack) {</text:span></text:p>
      <text:p text:style-name="P18"><text:span text:style-name="T3"><text:tab/><text:tab/></text:span><text:span text:style-name="T2">this</text:span><text:span text:style-name="T3">.</text:span><text:span text:style-name="T16">attack</text:span><text:span text:style-name="T3"> = attack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Attacks getDefense() {</text:span></text:p>
      <text:p text:style-name="P18"><text:span text:style-name="T3"><text:tab/><text:tab/></text:span><text:span text:style-name="T2">return</text:span><text:span text:style-name="T3"> </text:span><text:span text:style-name="T16">defense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Defense(Attacks defense) {</text:span></text:p>
      <text:p text:style-name="P18"><text:span text:style-name="T3"><text:tab/><text:tab/></text:span><text:span text:style-name="T2">this</text:span><text:span text:style-name="T3">.</text:span><text:span text:style-name="T16">defense</text:span><text:span text:style-name="T3"> = defense;</text:span></text:p>
      <text:p text:style-name="P20"><text:tab/>}</text:p>
      <text:p text:style-name="P20">}</text:p>
      <text:p text:style-name="P12"/>
      <text:p text:style-name="P12">Class: <text:span text:style-name="T14">Denizen.java</text:span></text:p>
      <text:p text:style-name="P9"><text:span text:style-name="T1">package</text:span><text:span text:style-name="T14"> models.otherEntities;</text:span></text:p>
      <text:p text:style-name="P18"/>
      <text:p text:style-name="P18"><text:span text:style-name="T2">import</text:span><text:span text:style-name="T3"> models.characterModels.PlayerBase;</text:span></text:p>
      <text:p text:style-name="P18"/>
      <text:p text:style-name="P18"><text:span text:style-name="T2">public</text:span><text:span text:style-name="T3"> </text:span><text:span text:style-name="T2">class</text:span><text:span text:style-name="T3"> Denizen </text:span><text:span text:style-name="T2">extends</text:span><text:span text:style-name="T3"> EntityBase {</text:span></text:p>
      <text:p text:style-name="P18"><text:span text:style-name="T3"><text:tab/></text:span><text:span text:style-name="T10">//if hiredBy is null then the </text:span><text:span text:style-name="T11">ai</text:span><text:span text:style-name="T10"> will have to </text:span><text:span text:style-name="T11">controll</text:span><text:span text:style-name="T10"> them</text:span></text:p>
      <text:p text:style-name="P18"><text:span text:style-name="T3"><text:tab/></text:span><text:span text:style-name="T10">//else controlled by the player that is hiredBy</text:span></text:p>
      <text:p text:style-name="P18"><text:span text:style-name="T3"><text:tab/></text:span><text:span text:style-name="T2">private</text:span><text:span text:style-name="T3"> PlayerBase </text:span><text:span text:style-name="T16">hiredBy</text:span><text:span text:style-name="T3">;</text:span></text:p>
      <text:p text:style-name="P20"><text:tab/></text:p>
      <text:p text:style-name="P18"><text:span text:style-name="T3"><text:tab/></text:span><text:span text:style-name="T2">public</text:span><text:span text:style-name="T3"> Denizen(){</text:span></text:p>
      <text:p text:style-name="P18"><text:span text:style-name="T3"><text:tab/><text:tab/>setHiredBy(</text:span><text:span text:style-name="T2">null</text:span><text:span text:style-name="T3">);</text:span></text:p>
      <text:p text:style-name="P20"><text:tab/>}</text:p>
      <text:p text:style-name="P18"/>
      <text:p text:style-name="P18"><text:span text:style-name="T3"><text:tab/></text:span><text:span text:style-name="T10">//setters and getters</text:span></text:p>
      <text:p text:style-name="P18"><text:span text:style-name="T3"><text:tab/></text:span><text:span text:style-name="T2">public</text:span><text:span text:style-name="T3"> PlayerBase getHiredBy() {</text:span></text:p>
      <text:p text:style-name="P18"><text:span text:style-name="T3"><text:tab/><text:tab/></text:span><text:span text:style-name="T2">return</text:span><text:span text:style-name="T3"> </text:span><text:span text:style-name="T16">hiredBy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HiredBy(PlayerBase hiredBy) {</text:span></text:p>
      <text:p text:style-name="P18"><text:span text:style-name="T3"><text:tab/><text:tab/></text:span><text:span text:style-name="T2">this</text:span><text:span text:style-name="T3">.</text:span><text:span text:style-name="T16">hiredBy</text:span><text:span text:style-name="T3"> = hiredBy;</text:span></text:p>
      <text:p text:style-name="P20"><text:soft-page-break/><text:tab/>}</text:p>
      <text:p text:style-name="P20"><text:tab/></text:p>
      <text:p text:style-name="P20">}</text:p>
      <text:p text:style-name="P12"><text:span text:style-name="T14"/></text:p>
      <text:p text:style-name="P12">Class: <text:span text:style-name="T14">EntityBase.java</text:span></text:p>
      <text:p text:style-name="P9"><text:span text:style-name="T1">package</text:span><text:span text:style-name="T14"> models.otherEntities;</text:span></text:p>
      <text:p text:style-name="P18"/>
      <text:p text:style-name="P22">/*</text:p>
      <text:p text:style-name="P22"><text:s/>* super class for all other entities that exist in the world</text:p>
      <text:p text:style-name="P22"><text:s/>* could be natives, monsters, etc.</text:p>
      <text:p text:style-name="P22"><text:s/>*/</text:p>
      <text:p text:style-name="P18"><text:span text:style-name="T2">public</text:span><text:span text:style-name="T3"> </text:span><text:span text:style-name="T2">class</text:span><text:span text:style-name="T3"> EntityBase {</text:span></text:p>
      <text:p text:style-name="P18"><text:span text:style-name="T3"><text:tab/></text:span><text:span text:style-name="T2">protected</text:span><text:span text:style-name="T3"> </text:span><text:span text:style-name="T2">boolean</text:span><text:span text:style-name="T3"> </text:span><text:span text:style-name="T16">hidden</text:span><text:span text:style-name="T3">;</text:span></text:p>
      <text:p text:style-name="P20"><text:tab/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isHidden() {</text:span></text:p>
      <text:p text:style-name="P18"><text:span text:style-name="T3"><text:tab/><text:tab/></text:span><text:span text:style-name="T2">return</text:span><text:span text:style-name="T3"> </text:span><text:span text:style-name="T16">hidden</text:span><text:span text:style-name="T3">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void</text:span><text:span text:style-name="T3"> setHidden(</text:span><text:span text:style-name="T2">boolean</text:span><text:span text:style-name="T3"> hidden) {</text:span></text:p>
      <text:p text:style-name="P18"><text:span text:style-name="T3"><text:tab/><text:tab/></text:span><text:span text:style-name="T2">this</text:span><text:span text:style-name="T3">.</text:span><text:span text:style-name="T16">hidden</text:span><text:span text:style-name="T3"> = hidden;</text:span></text:p>
      <text:p text:style-name="P20"><text:tab/>}</text:p>
      <text:p text:style-name="P20">}</text:p>
      <text:p text:style-name="P12"><text:span text:style-name="T14"/></text:p>
      <text:p text:style-name="P12">Class: <text:span text:style-name="T14">TreasureModel.java</text:span></text:p>
      <text:p text:style-name="P10"><text:span text:style-name="T2">package</text:span> models.otherEntities;</text:p>
      <text:p text:style-name="P18"/>
      <text:p text:style-name="P18"><text:span text:style-name="T2">import</text:span><text:span text:style-name="T3"> java.util.ArrayList;</text:span></text:p>
      <text:p text:style-name="P18"/>
      <text:p text:style-name="P18"><text:span text:style-name="T2">import</text:span><text:span text:style-name="T3"> utils.GameUtils;</text:span></text:p>
      <text:p text:style-name="P18"><text:span text:style-name="T2">import</text:span><text:span text:style-name="T3"> models.characterModels.PlayerBase;</text:span></text:p>
      <text:p text:style-name="P18"/>
      <text:p text:style-name="P19">/**</text:p>
      <text:p text:style-name="P19"><text:s/>* Basic Model For The Treasures In The Game</text:p>
      <text:p text:style-name="P19"><text:s/>* Players find treasure by looking in a clearing and then looting it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TreasureModel {</text:span></text:p>
      <text:p text:style-name="P18"/>
      <text:p text:style-name="P18"><text:span text:style-name="T3"><text:tab/></text:span><text:span text:style-name="T2">private</text:span><text:span text:style-name="T3"> </text:span><text:span text:style-name="T2">int</text:span><text:span text:style-name="T3"> </text:span><text:span text:style-name="T16">treasureGoldValue</text:span><text:span text:style-name="T3">;</text:span></text:p>
      <text:p text:style-name="P18"><text:span text:style-name="T3"><text:tab/></text:span><text:span text:style-name="T2">private</text:span><text:span text:style-name="T3"> </text:span><text:span text:style-name="T2">boolean</text:span><text:span text:style-name="T3"> </text:span><text:span text:style-name="T16">greatTreasure</text:span><text:span text:style-name="T3">;</text:span></text:p>
      <text:p text:style-name="P18"><text:span text:style-name="T3"><text:tab/></text:span><text:span text:style-name="T2">private</text:span><text:span text:style-name="T3"> ArrayList&lt;PlayerBase&gt; </text:span><text:span text:style-name="T16">playersFoundThis</text:span><text:span text:style-name="T3">;</text:span></text:p>
      <text:p text:style-name="P20"><text:tab/></text:p>
      <text:p text:style-name="P18"><text:span text:style-name="T3"><text:tab/></text:span><text:span text:style-name="T10">// Static Array of Values For The Treasure Amounts</text:span></text:p>
      <text:p text:style-name="P18"><text:span text:style-name="T3"><text:tab/></text:span><text:span text:style-name="T2">private</text:span><text:span text:style-name="T3"> </text:span><text:span text:style-name="T2">int</text:span><text:span text:style-name="T3">[] </text:span><text:span text:style-name="T16">goldAmounts</text:span><text:span text:style-name="T3"> = {10, 20, 30, 40, 50};</text:span></text:p>
      <text:p text:style-name="P20"><text:tab/></text:p>
      <text:p text:style-name="P18"><text:span text:style-name="T3"><text:tab/></text:span><text:span text:style-name="T2">public</text:span><text:span text:style-name="T3"> TreasureModel (</text:span><text:span text:style-name="T2">boolean</text:span><text:span text:style-name="T3"> greatTreasure) {</text:span></text:p>
      <text:p text:style-name="P18"><text:span text:style-name="T3"><text:tab/><text:tab/></text:span><text:span text:style-name="T16">playersFoundThis</text:span><text:span text:style-name="T3"> = </text:span><text:span text:style-name="T2">new</text:span><text:span text:style-name="T3"> ArrayList&lt;PlayerBase&gt;();</text:span></text:p>
      <text:p text:style-name="P20"><text:tab/><text:tab/></text:p>
      <text:p text:style-name="P18"><text:span text:style-name="T3"><text:tab/><text:tab/></text:span><text:span text:style-name="T10">// Determine The Gold Amount, </text:span><text:span text:style-name="T11">Rando</text:span><text:span text:style-name="T10"> For Now</text:span></text:p>
      <text:p text:style-name="P18"><text:span text:style-name="T3"><text:tab/><text:tab/></text:span><text:span text:style-name="T2">int</text:span><text:span text:style-name="T3"> startRange = (greatTreasure) ? 3 : 0;</text:span></text:p>
      <text:p text:style-name="P18"><text:span text:style-name="T3"><text:tab/><text:tab/></text:span><text:span text:style-name="T2">int</text:span><text:span text:style-name="T3"> endRange = (greatTreasure) ? </text:span><text:span text:style-name="T16">goldAmounts</text:span><text:span text:style-name="T3">.</text:span><text:span text:style-name="T16">length</text:span><text:span text:style-name="T3"> - 1: 2;</text:span></text:p>
      <text:p text:style-name="P18"><text:span text:style-name="T3"><text:tab/><text:tab/></text:span><text:span text:style-name="T16">treasureGoldValue</text:span><text:span text:style-name="T3"> = </text:span><text:span text:style-name="T16">goldAmounts</text:span><text:span text:style-name="T3">[GameUtils.</text:span><text:span text:style-name="T6">createRandomInt</text:span><text:span text:style-name="T3">(startRange, endRange)];</text:span></text:p>
      <text:p text:style-name="P20"><text:tab/>}</text:p>
      <text:p text:style-name="P20"><text:tab/></text:p>
      <text:p text:style-name="P18"><text:span text:style-name="T3"><text:tab/></text:span><text:span text:style-name="T10">// Adds The Player To The Found Array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playerFound (PlayerBase p) {</text:span></text:p>
      <text:p text:style-name="P18"><text:span text:style-name="T3"><text:tab/><text:tab/></text:span><text:span text:style-name="T16">playersFoundThis</text:span><text:span text:style-name="T3">.add(p);</text:span></text:p>
      <text:p text:style-name="P20"><text:soft-page-break/><text:tab/>}</text:p>
      <text:p text:style-name="P20"><text:tab/></text:p>
      <text:p text:style-name="P18"><text:span text:style-name="T3"><text:tab/></text:span><text:span text:style-name="T10">// Returns True If The Player Has Found This Treasure</text:span></text:p>
      <text:p text:style-name="P18"><text:span text:style-name="T3"><text:tab/></text:span><text:span text:style-name="T2">public</text:span><text:span text:style-name="T3"> </text:span><text:span text:style-name="T2">boolean</text:span><text:span text:style-name="T3"> hasPlayerFound (PlayerBase p) {</text:span></text:p>
      <text:p text:style-name="P18"><text:span text:style-name="T3"><text:tab/><text:tab/></text:span><text:span text:style-name="T2">return</text:span><text:span text:style-name="T3"> </text:span><text:span text:style-name="T16">playersFoundThis</text:span><text:span text:style-name="T3">.contains(p);</text:span></text:p>
      <text:p text:style-name="P20"><text:tab/>}</text:p>
      <text:p text:style-name="P18"/>
      <text:p text:style-name="P18"><text:span text:style-name="T3"><text:tab/></text:span><text:span text:style-name="T2">public</text:span><text:span text:style-name="T3"> </text:span><text:span text:style-name="T2">int</text:span><text:span text:style-name="T3"> getTreasureGoldValue() {</text:span></text:p>
      <text:p text:style-name="P18"><text:span text:style-name="T3"><text:tab/><text:tab/></text:span><text:span text:style-name="T2">return</text:span><text:span text:style-name="T3"> </text:span><text:span text:style-name="T16">treasureGoldValue</text:span><text:span text:style-name="T3">;</text:span></text:p>
      <text:p text:style-name="P20"><text:tab/>}</text:p>
      <text:p text:style-name="P20"><text:tab/></text:p>
      <text:p text:style-name="P18"><text:span text:style-name="T3"><text:tab/></text:span><text:span text:style-name="T25">@Override</text:span></text:p>
      <text:p text:style-name="P18"><text:span text:style-name="T3"><text:tab/></text:span><text:span text:style-name="T2">public</text:span><text:span text:style-name="T3"> String toString() {</text:span></text:p>
      <text:p text:style-name="P18"><text:span text:style-name="T3"><text:tab/><text:tab/>String displayString = (</text:span><text:span text:style-name="T16">greatTreasure</text:span><text:span text:style-name="T3">) ? </text:span><text:span text:style-name="T20">"Great Treasure - Value: "</text:span><text:span text:style-name="T3"> : </text:span><text:span text:style-name="T20">"Normal Treasure - Value: "</text:span><text:span text:style-name="T3">;</text:span></text:p>
      <text:p text:style-name="P18"><text:span text:style-name="T3"><text:tab/><text:tab/></text:span><text:span text:style-name="T2">return</text:span><text:span text:style-name="T3"> displayString + </text:span><text:span text:style-name="T16">treasureGoldValue</text:span><text:span text:style-name="T3">;</text:span></text:p>
      <text:p text:style-name="P20"><text:tab/><text:tab/></text:p>
      <text:p text:style-name="P20"><text:tab/>}</text:p>
      <text:p text:style-name="P20">}</text:p>
      <text:p text:style-name="P11"/>
      <text:p text:style-name="P12"><text:span text:style-name="T14"/></text:p>
      <text:p text:style-name="P13"><text:span text:style-name="T12">Package: Networking (Currently Not Used)</text:span></text:p>
      <text:p text:style-name="P11"><text:span text:style-name="T12">Class:</text:span> ClientThread.java</text:p>
      <text:p text:style-name="P10"><text:span text:style-name="T2">package</text:span> networking;</text:p>
      <text:p text:style-name="P18"/>
      <text:p text:style-name="P18"><text:span text:style-name="T2">import</text:span><text:span text:style-name="T3"> java.net.Socket;</text:span></text:p>
      <text:p text:style-name="P18"/>
      <text:p text:style-name="P19">/**</text:p>
      <text:p text:style-name="P19"><text:s/>* Client Thread That Will Communicate With The Server And Give The Client Updates</text:p>
      <text:p text:style-name="P18"><text:span text:style-name="T7"><text:s/>* <text:s text:c="3"/></text:span><text:span text:style-name="T26">-</text:span><text:span text:style-name="T7"> Will Be Expanded Upon In The Future But For Now It's A Skeleton</text:span>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ClientThread </text:span><text:span text:style-name="T2">extends</text:span><text:span text:style-name="T3"> TransmissionThreadBase {</text:span></text:p>
      <text:p text:style-name="P18"/>
      <text:p text:style-name="P18"><text:span text:style-name="T3"><text:tab/></text:span><text:span text:style-name="T10">// Specific Server To Connect Top</text:span></text:p>
      <text:p text:style-name="P18"><text:span text:style-name="T3"><text:tab/></text:span><text:span text:style-name="T2">public</text:span><text:span text:style-name="T3"> ClientThread (String serverHost, </text:span><text:span text:style-name="T2">int</text:span><text:span text:style-name="T3"> serverPort) {</text:span></text:p>
      <text:p text:style-name="P18"><text:span text:style-name="T3"><text:tab/><text:tab/></text:span><text:span text:style-name="T2">super</text:span><text:span text:style-name="T3">(serverHost, serverPort);</text:span></text:p>
      <text:p text:style-name="P20"><text:tab/>}</text:p>
      <text:p text:style-name="P20"><text:tab/></text:p>
      <text:p text:style-name="P18"><text:span text:style-name="T3"><text:tab/></text:span><text:span text:style-name="T10">// Socket Constructor For The Thread</text:span></text:p>
      <text:p text:style-name="P18"><text:span text:style-name="T3"><text:tab/></text:span><text:span text:style-name="T2">public</text:span><text:span text:style-name="T3"> ClientThread(Socket newSocket) {</text:span></text:p>
      <text:p text:style-name="P18"><text:span text:style-name="T3"><text:tab/><text:tab/></text:span><text:span text:style-name="T2">super</text:span><text:span text:style-name="T3">(newSocket);</text:span></text:p>
      <text:p text:style-name="P20"><text:tab/>}</text:p>
      <text:p text:style-name="P18"/>
      <text:p text:style-name="P20">}</text:p>
      <text:p text:style-name="P11"><text:span text:style-name="T14"/></text:p>
      <text:p text:style-name="P12">Class: <text:span text:style-name="T14">ServerMainThread.java</text:span></text:p>
      <text:p text:style-name="P9"><text:span text:style-name="T1">package</text:span><text:span text:style-name="T14"> networking;</text:span></text:p>
      <text:p text:style-name="P18"/>
      <text:p text:style-name="P18"><text:span text:style-name="T2">import</text:span><text:span text:style-name="T3"> java.net.ServerSocket;</text:span></text:p>
      <text:p text:style-name="P18"><text:span text:style-name="T2">import</text:span><text:span text:style-name="T3"> java.net.Socket;</text:span></text:p>
      <text:p text:style-name="P18"/>
      <text:p text:style-name="P19">/**</text:p>
      <text:p text:style-name="P19"><text:s/>* Thread That Contains The Actual Server, This Way Clients Can Host There Own Game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ServerMainThread </text:span><text:span text:style-name="T2">extends</text:span><text:span text:style-name="T3"> Thread {</text:span></text:p>
      <text:p text:style-name="P20"><text:tab/></text:p>
      <text:p text:style-name="P18"><text:soft-page-break/><text:span text:style-name="T3"><text:tab/></text:span><text:span text:style-name="T2">int</text:span><text:span text:style-name="T3"> </text:span><text:span text:style-name="T16">serverPort</text:span><text:span text:style-name="T3">;</text:span></text:p>
      <text:p text:style-name="P18"/>
      <text:p text:style-name="P18"><text:span text:style-name="T3"><text:tab/></text:span><text:span text:style-name="T10">// Constructor For The Thread</text:span></text:p>
      <text:p text:style-name="P18"><text:span text:style-name="T3"><text:tab/></text:span><text:span text:style-name="T2">public</text:span><text:span text:style-name="T3"> ServerMainThread(</text:span><text:span text:style-name="T2">int</text:span><text:span text:style-name="T3"> port) {</text:span></text:p>
      <text:p text:style-name="P18"><text:span text:style-name="T3"><text:tab/><text:tab/></text:span><text:span text:style-name="T16">serverPort</text:span><text:span text:style-name="T3"> = port;</text:span></text:p>
      <text:p text:style-name="P20"><text:tab/>}</text:p>
      <text:p text:style-name="P20"><text:tab/></text:p>
      <text:p text:style-name="P18"><text:span text:style-name="T3"><text:tab/></text:span><text:span text:style-name="T25">@Override</text:span></text:p>
      <text:p text:style-name="P18"><text:span text:style-name="T3"><text:tab/></text:span><text:span text:style-name="T10">// Main Method That Will Start Up The Server And Handle Everything</text:span></text:p>
      <text:p text:style-name="P18"><text:span text:style-name="T3"><text:tab/></text:span><text:span text:style-name="T2">public</text:span><text:span text:style-name="T3"> </text:span><text:span text:style-name="T2">void</text:span><text:span text:style-name="T3"> run () {</text:span></text:p>
      <text:p text:style-name="P18"><text:span text:style-name="T3"><text:tab/><text:tab/>System.</text:span><text:span text:style-name="T17">out</text:span><text:span text:style-name="T3">.println(</text:span><text:span text:style-name="T20">"Starting Server On Port "</text:span><text:span text:style-name="T3"> + </text:span><text:span text:style-name="T16">serverPort</text:span><text:span text:style-name="T3">);</text:span></text:p>
      <text:p text:style-name="P18"><text:span text:style-name="T3"><text:tab/><text:tab/></text:span><text:span text:style-name="T2">try</text:span><text:span text:style-name="T3"> (ServerSocket serverSocket = </text:span><text:span text:style-name="T2">new</text:span><text:span text:style-name="T3"> ServerSocket(</text:span><text:span text:style-name="T16">serverPort</text:span><text:span text:style-name="T3">);) {</text:span></text:p>
      <text:p text:style-name="P20"><text:tab/><text:tab/><text:tab/></text:p>
      <text:p text:style-name="P18"><text:span text:style-name="T3"><text:tab/><text:tab/><text:tab/></text:span><text:span text:style-name="T10">// Run Indefinitely Waiting For Incoming Connection</text:span></text:p>
      <text:p text:style-name="P18"><text:span text:style-name="T3"><text:tab/><text:tab/><text:tab/></text:span><text:span text:style-name="T2">while</text:span><text:span text:style-name="T3"> (</text:span><text:span text:style-name="T2">true</text:span><text:span text:style-name="T3">) {</text:span></text:p>
      <text:p text:style-name="P20"><text:tab/><text:tab/><text:tab/><text:tab/>Socket newSocket = serverSocket.accept();</text:p>
      <text:p text:style-name="P18"><text:span text:style-name="T3"><text:tab/><text:tab/><text:tab/><text:tab/>System.</text:span><text:span text:style-name="T17">out</text:span><text:span text:style-name="T3">.println(</text:span><text:span text:style-name="T20">"New Client Connected: "</text:span><text:span text:style-name="T3"> + newSocket.getInetAddress().getHostAddress());</text:span></text:p>
      <text:p text:style-name="P20"><text:tab/><text:tab/><text:tab/>}</text:p>
      <text:p text:style-name="P20"><text:tab/><text:tab/><text:tab/></text:p>
      <text:p text:style-name="P18"><text:span text:style-name="T3"><text:tab/><text:tab/>} </text:span><text:span text:style-name="T2">catch</text:span><text:span text:style-name="T3"> (Exception e) {</text:span></text:p>
      <text:p text:style-name="P20"><text:tab/><text:tab/><text:tab/>e.printStackTrace();</text:p>
      <text:p text:style-name="P20"><text:tab/><text:tab/>}</text:p>
      <text:p text:style-name="P20"><text:tab/>}</text:p>
      <text:p text:style-name="P20">}</text:p>
      <text:p text:style-name="P12"><text:span text:style-name="T14"/></text:p>
      <text:p text:style-name="P12">Class: <text:span text:style-name="T14">ServerThread.java</text:span></text:p>
      <text:p text:style-name="P9"><text:span text:style-name="T1">package</text:span><text:span text:style-name="T14"> networking;</text:span></text:p>
      <text:p text:style-name="P18"/>
      <text:p text:style-name="P18"><text:span text:style-name="T2">import</text:span><text:span text:style-name="T3"> java.net.Socket;</text:span></text:p>
      <text:p text:style-name="P18"/>
      <text:p text:style-name="P19">/**</text:p>
      <text:p text:style-name="P19"><text:s/>* Client Thread That Will Communicate With The Server And Give The Client Updates</text:p>
      <text:p text:style-name="P18"><text:span text:style-name="T7"><text:s/>* <text:s text:c="3"/></text:span><text:span text:style-name="T26">-</text:span><text:span text:style-name="T7"> Will Be Expanded Upon In The Future But For Now It's A Skeleton</text:span></text:p>
      <text:p text:style-name="P18"><text:span text:style-name="T7"><text:s/>* </text:span><text:span text:style-name="T9">@author</text:span><text:span text:style-name="T7"> </text:span><text:span text:style-name="T8">Mitchell</text:span></text:p>
      <text:p text:style-name="P19"><text:s/>*/</text:p>
      <text:p text:style-name="P18"><text:span text:style-name="T2">public</text:span><text:span text:style-name="T3"> </text:span><text:span text:style-name="T2">class</text:span><text:span text:style-name="T3"> ServerThread </text:span><text:span text:style-name="T2">extends</text:span><text:span text:style-name="T3"> TransmissionThreadBase {</text:span></text:p>
      <text:p text:style-name="P18"/>
      <text:p text:style-name="P18"><text:span text:style-name="T3"><text:tab/></text:span><text:span text:style-name="T10">// Specific Server To Connect Top</text:span></text:p>
      <text:p text:style-name="P18"><text:span text:style-name="T3"><text:tab/></text:span><text:span text:style-name="T2">public</text:span><text:span text:style-name="T3"> ServerThread (String serverHost, </text:span><text:span text:style-name="T2">int</text:span><text:span text:style-name="T3"> serverPort) {</text:span></text:p>
      <text:p text:style-name="P18"><text:span text:style-name="T3"><text:tab/><text:tab/></text:span><text:span text:style-name="T2">super</text:span><text:span text:style-name="T3">(serverHost, serverPort);</text:span></text:p>
      <text:p text:style-name="P20"><text:tab/>}</text:p>
      <text:p text:style-name="P20"><text:tab/></text:p>
      <text:p text:style-name="P18"><text:span text:style-name="T3"><text:tab/></text:span><text:span text:style-name="T10">// Socket Constructor For The Thread</text:span></text:p>
      <text:p text:style-name="P18"><text:span text:style-name="T3"><text:tab/></text:span><text:span text:style-name="T2">public</text:span><text:span text:style-name="T3"> ServerThread(Socket newSocket) {</text:span></text:p>
      <text:p text:style-name="P18"><text:span text:style-name="T3"><text:tab/><text:tab/></text:span><text:span text:style-name="T2">super</text:span><text:span text:style-name="T3">(newSocket);</text:span></text:p>
      <text:p text:style-name="P20"><text:tab/>}</text:p>
      <text:p text:style-name="P18"/>
      <text:p text:style-name="P20">}</text:p>
      <text:p text:style-name="P12"><text:span text:style-name="T14"/></text:p>
      <text:p text:style-name="P12">Class: <text:span text:style-name="T14">TransmissionThreadBase.java</text:span></text:p>
      <text:p text:style-name="P12"><text:span text:style-name="T14">package networking;</text:span></text:p>
      <text:p text:style-name="P12"><text:span text:style-name="T14"/></text:p>
      <text:p text:style-name="P12"><text:span text:style-name="T14">import java.io.IOException;</text:span></text:p>
      <text:p text:style-name="P12"><text:span text:style-name="T14">import java.io.ObjectInputStream;</text:span></text:p>
      <text:p text:style-name="P12"><text:span text:style-name="T14">import java.io.ObjectOutputStream;</text:span></text:p>
      <text:p text:style-name="P12"><text:span text:style-name="T14">import java.net.Socket;</text:span></text:p>
      <text:p text:style-name="P12"><text:soft-page-break/><text:span text:style-name="T14"/></text:p>
      <text:p text:style-name="P12"><text:span text:style-name="T14">public class TransmissionThreadBase extends Thread {</text:span></text:p>
      <text:p text:style-name="P12"><text:span text:style-name="T14"/></text:p>
      <text:p text:style-name="P12"><text:span text:style-name="T14"><text:tab/>private Socket transmissionSocket;</text:span></text:p>
      <text:p text:style-name="P12"><text:span text:style-name="T14"><text:tab/>private ObjectInputStream inStream;</text:span></text:p>
      <text:p text:style-name="P12"><text:span text:style-name="T14"><text:tab/>private ObjectOutputStream outStream;</text:span></text:p>
      <text:p text:style-name="P12"><text:span text:style-name="T14"/></text:p>
      <text:p text:style-name="P12"><text:span text:style-name="T14"><text:tab/>// IP And Port Constructor</text:span></text:p>
      <text:p text:style-name="P12"><text:span text:style-name="T14"><text:tab/>public TransmissionThreadBase (String host, int port) {</text:span></text:p>
      <text:p text:style-name="P12"><text:span text:style-name="T14"><text:tab/><text:tab/>try {</text:span></text:p>
      <text:p text:style-name="P12"><text:span text:style-name="T14"><text:tab/><text:tab/><text:tab/>transmissionSocket = new Socket (host, port);</text:span></text:p>
      <text:p text:style-name="P12"><text:span text:style-name="T14"><text:tab/><text:tab/><text:tab/>initStreams();</text:span></text:p>
      <text:p text:style-name="P12"><text:span text:style-name="T14"><text:tab/><text:tab/>} catch (IOException e) {</text:span></text:p>
      <text:p text:style-name="P12"><text:span text:style-name="T14"><text:tab/><text:tab/><text:tab/>e.printStackTrace();</text:span></text:p>
      <text:p text:style-name="P12"><text:span text:style-name="T14"><text:tab/><text:tab/>}</text:span></text:p>
      <text:p text:style-name="P12"><text:span text:style-name="T14"><text:tab/>}</text:span></text:p>
      <text:p text:style-name="P12"><text:span text:style-name="T14"><text:tab/></text:span></text:p>
      <text:p text:style-name="P12"><text:span text:style-name="T14"><text:tab/>// Constructor For The Client Thread</text:span></text:p>
      <text:p text:style-name="P12"><text:span text:style-name="T14"><text:tab/>public TransmissionThreadBase(Socket newSocket) {</text:span></text:p>
      <text:p text:style-name="P12"><text:span text:style-name="T14"><text:tab/><text:tab/>transmissionSocket = newSocket;</text:span></text:p>
      <text:p text:style-name="P12"><text:span text:style-name="T14"><text:tab/><text:tab/>initStreams();</text:span></text:p>
      <text:p text:style-name="P12"><text:span text:style-name="T14"><text:tab/>}</text:span></text:p>
      <text:p text:style-name="P12"><text:span text:style-name="T14"/></text:p>
      <text:p text:style-name="P12"><text:span text:style-name="T14"><text:tab/>// Setup The Streams For The Connection</text:span></text:p>
      <text:p text:style-name="P12"><text:span text:style-name="T14"><text:tab/>private void initStreams() {</text:span></text:p>
      <text:p text:style-name="P12"><text:span text:style-name="T14"><text:tab/><text:tab/>try {</text:span></text:p>
      <text:p text:style-name="P12"><text:span text:style-name="T14"><text:tab/><text:tab/><text:tab/>// Setup The Streams</text:span></text:p>
      <text:p text:style-name="P12"><text:span text:style-name="T14"><text:tab/><text:tab/><text:tab/>outStream = new ObjectOutputStream(transmissionSocket.getOutputStream());</text:span></text:p>
      <text:p text:style-name="P12"><text:span text:style-name="T14"><text:tab/><text:tab/><text:tab/>inStream = new ObjectInputStream(transmissionSocket.getInputStream());</text:span></text:p>
      <text:p text:style-name="P12"><text:span text:style-name="T14"/></text:p>
      <text:p text:style-name="P12"><text:span text:style-name="T14"><text:tab/><text:tab/><text:tab/>// Display The Data Out From The Client</text:span></text:p>
      <text:p text:style-name="P12"><text:span text:style-name="T14"><text:tab/><text:tab/><text:tab/>String clientIP = transmissionSocket.getInetAddress().getHostAddress();</text:span></text:p>
      <text:p text:style-name="P12"><text:span text:style-name="T14"><text:tab/><text:tab/><text:tab/>System.out.println("Client Connected From: " + clientIP);</text:span></text:p>
      <text:p text:style-name="P12"><text:span text:style-name="T14"><text:tab/><text:tab/>} catch (IOException e) {</text:span></text:p>
      <text:p text:style-name="P12"><text:span text:style-name="T14"><text:tab/><text:tab/><text:tab/>System.out.println("An Error Occured With Client Connection...");</text:span></text:p>
      <text:p text:style-name="P12"><text:span text:style-name="T14"><text:tab/><text:tab/><text:tab/>e.printStackTrace();</text:span></text:p>
      <text:p text:style-name="P12"><text:span text:style-name="T14"><text:tab/><text:tab/>}</text:span></text:p>
      <text:p text:style-name="P12"><text:span text:style-name="T14"><text:tab/>}</text:span></text:p>
      <text:p text:style-name="P12"><text:span text:style-name="T14"/></text:p>
      <text:p text:style-name="P12"><text:span text:style-name="T14"><text:tab/>// Method Closes The Socket</text:span></text:p>
      <text:p text:style-name="P12"><text:span text:style-name="T14"><text:tab/>public void closeConnection() {</text:span></text:p>
      <text:p text:style-name="P12"><text:span text:style-name="T14"><text:tab/><text:tab/>// Close The Input Stream</text:span></text:p>
      <text:p text:style-name="P12"><text:span text:style-name="T14"><text:tab/><text:tab/>try {</text:span></text:p>
      <text:p text:style-name="P12"><text:span text:style-name="T14"><text:tab/><text:tab/><text:tab/>if (inStream != null) {</text:span></text:p>
      <text:p text:style-name="P12"><text:span text:style-name="T14"><text:tab/><text:tab/><text:tab/><text:tab/>inStream.close();</text:span></text:p>
      <text:p text:style-name="P12"><text:span text:style-name="T14"><text:tab/><text:tab/><text:tab/>}</text:span></text:p>
      <text:p text:style-name="P12"><text:span text:style-name="T14"><text:tab/><text:tab/>} catch (Exception e) {</text:span></text:p>
      <text:p text:style-name="P12"><text:span text:style-name="T14"><text:tab/><text:tab/>}</text:span></text:p>
      <text:p text:style-name="P12"><text:span text:style-name="T14"/></text:p>
      <text:p text:style-name="P12"><text:soft-page-break/><text:span text:style-name="T14"><text:tab/><text:tab/>// Close The Output Stream</text:span></text:p>
      <text:p text:style-name="P12"><text:span text:style-name="T14"><text:tab/><text:tab/>try {</text:span></text:p>
      <text:p text:style-name="P12"><text:span text:style-name="T14"><text:tab/><text:tab/><text:tab/>if (outStream != null) {</text:span></text:p>
      <text:p text:style-name="P12"><text:span text:style-name="T14"><text:tab/><text:tab/><text:tab/><text:tab/>outStream.close();</text:span></text:p>
      <text:p text:style-name="P12"><text:span text:style-name="T14"><text:tab/><text:tab/><text:tab/>}</text:span></text:p>
      <text:p text:style-name="P12"><text:span text:style-name="T14"><text:tab/><text:tab/>} catch (Exception e) {</text:span></text:p>
      <text:p text:style-name="P12"><text:span text:style-name="T14"><text:tab/><text:tab/>}</text:span></text:p>
      <text:p text:style-name="P12"><text:span text:style-name="T14"/></text:p>
      <text:p text:style-name="P12"><text:span text:style-name="T14"><text:tab/><text:tab/>// Close The Client Socket</text:span></text:p>
      <text:p text:style-name="P12"><text:span text:style-name="T14"><text:tab/><text:tab/>try {</text:span></text:p>
      <text:p text:style-name="P12"><text:span text:style-name="T14"><text:tab/><text:tab/><text:tab/>if (transmissionSocket != null) {</text:span></text:p>
      <text:p text:style-name="P12"><text:span text:style-name="T14"><text:tab/><text:tab/><text:tab/><text:tab/>transmissionSocket.close();</text:span></text:p>
      <text:p text:style-name="P12"><text:span text:style-name="T14"><text:tab/><text:tab/><text:tab/>}</text:span></text:p>
      <text:p text:style-name="P12"><text:span text:style-name="T14"><text:tab/><text:tab/>} catch (Exception e) {</text:span></text:p>
      <text:p text:style-name="P12"><text:span text:style-name="T14"><text:tab/><text:tab/>}</text:span></text:p>
      <text:p text:style-name="P12"><text:span text:style-name="T14"><text:tab/>}</text:span></text:p>
      <text:p text:style-name="P12"><text:span text:style-name="T14"/></text:p>
      <text:p text:style-name="P12"><text:span text:style-name="T14"><text:tab/>// Send A Message To The Server If The Connection</text:span></text:p>
      <text:p text:style-name="P12"><text:span text:style-name="T14"><text:tab/>public boolean writeMsg(Object o) {</text:span></text:p>
      <text:p text:style-name="P12"><text:span text:style-name="T14"><text:tab/><text:tab/>if (!transmissionSocket.isConnected()) {</text:span></text:p>
      <text:p text:style-name="P12"><text:span text:style-name="T14"><text:tab/><text:tab/><text:tab/>closeConnection();</text:span></text:p>
      <text:p text:style-name="P12"><text:span text:style-name="T14"><text:tab/><text:tab/><text:tab/>return false;</text:span></text:p>
      <text:p text:style-name="P12"><text:span text:style-name="T14"><text:tab/><text:tab/>}</text:span></text:p>
      <text:p text:style-name="P12"><text:span text:style-name="T14"/></text:p>
      <text:p text:style-name="P12"><text:span text:style-name="T14"><text:tab/><text:tab/>// Send The Object Over To The Server</text:span></text:p>
      <text:p text:style-name="P12"><text:span text:style-name="T14"><text:tab/><text:tab/>try {</text:span></text:p>
      <text:p text:style-name="P12"><text:span text:style-name="T14"><text:tab/><text:tab/><text:tab/>outStream.writeObject(o);</text:span></text:p>
      <text:p text:style-name="P12"><text:span text:style-name="T14"><text:tab/><text:tab/>} catch (IOException e) {</text:span></text:p>
      <text:p text:style-name="P12"><text:span text:style-name="T14"><text:tab/><text:tab/><text:tab/>e.printStackTrace();</text:span></text:p>
      <text:p text:style-name="P12"><text:span text:style-name="T14"><text:tab/><text:tab/>}</text:span></text:p>
      <text:p text:style-name="P12"><text:span text:style-name="T14"><text:tab/><text:tab/>return true;</text:span></text:p>
      <text:p text:style-name="P12"><text:span text:style-name="T14"><text:tab/>}</text:span></text:p>
      <text:p text:style-name="P12"><text:span text:style-name="T14"/></text:p>
      <text:p text:style-name="P12"><text:span text:style-name="T14"><text:tab/>@Override</text:span></text:p>
      <text:p text:style-name="P12"><text:span text:style-name="T14"><text:tab/>public void run() {</text:span></text:p>
      <text:p text:style-name="P12"><text:span text:style-name="T14"><text:tab/><text:tab/>while (true) {</text:span></text:p>
      <text:p text:style-name="P12"><text:span text:style-name="T14"><text:tab/><text:tab/><text:tab/>try {</text:span></text:p>
      <text:p text:style-name="P12"><text:span text:style-name="T14"><text:tab/><text:tab/><text:tab/><text:tab/>inStream.readObject();</text:span></text:p>
      <text:p text:style-name="P12"><text:span text:style-name="T14"><text:tab/><text:tab/><text:tab/>} catch (ClassNotFoundException | IOException e) {</text:span></text:p>
      <text:p text:style-name="P12"><text:span text:style-name="T14"><text:tab/><text:tab/><text:tab/><text:tab/>closeConnection();</text:span></text:p>
      <text:p text:style-name="P12"><text:span text:style-name="T14"><text:tab/><text:tab/><text:tab/><text:tab/>break;</text:span></text:p>
      <text:p text:style-name="P12"><text:span text:style-name="T14"><text:tab/><text:tab/><text:tab/>}</text:span></text:p>
      <text:p text:style-name="P12"><text:span text:style-name="T14"><text:tab/><text:tab/>}</text:span></text:p>
      <text:p text:style-name="P12"><text:span text:style-name="T14"><text:tab/>}</text:span></text:p>
      <text:p text:style-name="P12"><text:span text:style-name="T14">}</text:span></text:p>
      <text:p text:style-name="P12"><text:span text:style-name="T14"/></text:p>
      <text:p text:style-name="P13"><text:span text:style-name="T12">Package: Utils</text:span></text:p>
      <text:p text:style-name="P11"><text:span text:style-name="T12">Class:</text:span> GameUtils.java</text:p>
      <text:p text:style-name="P11">package utils;</text:p>
      <text:p text:style-name="P11"><text:soft-page-break/></text:p>
      <text:p text:style-name="P11">import java.util.Random;</text:p>
      <text:p text:style-name="P11"/>
      <text:p text:style-name="P11">import models.characterModels.PlayerBase;</text:p>
      <text:p text:style-name="P11">import models.characterModels.playerEnums.TradeRelation;</text:p>
      <text:p text:style-name="P11"/>
      <text:p text:style-name="P11">/*</text:p>
      <text:p text:style-name="P11"><text:s/>* Utility Class For The Game That Has Static Methods For Ease Of Acesss</text:p>
      <text:p text:style-name="P11"><text:s/>*/</text:p>
      <text:p text:style-name="P11">public class GameUtils {</text:p>
      <text:p text:style-name="P11"><text:tab/></text:p>
      <text:p text:style-name="P11"><text:tab/>public static String SEARCH_LOCATE = "LOCATE";</text:p>
      <text:p text:style-name="P11"><text:tab/>public static String SEARCH_LOOT = "LOOT";</text:p>
      <text:p text:style-name="P11"><text:tab/></text:p>
      <text:p text:style-name="P11"><text:tab/>// Returns A Random Value Between Ranges</text:p>
      <text:p text:style-name="P11"><text:tab/>public static int createRandomInt (int beginRange, int endRange) {</text:p>
      <text:p text:style-name="P11"><text:tab/><text:tab/>Random randomizer = new Random();</text:p>
      <text:p text:style-name="P11"><text:tab/><text:tab/>return (randomizer.nextInt((endRange - beginRange) + 1) + beginRange);</text:p>
      <text:p text:style-name="P11"><text:tab/>}</text:p>
      <text:p text:style-name="P11"><text:tab/></text:p>
      <text:p text:style-name="P11"><text:tab/>//Returns A Random Array of Players From Another Array</text:p>
      <text:p text:style-name="P11"><text:tab/>public static PlayerBase[] randomOrder(PlayerBase[] currPlayers){</text:p>
      <text:p text:style-name="P11"><text:tab/><text:tab/>int total = currPlayers.length;</text:p>
      <text:p text:style-name="P11"><text:tab/><text:tab/>PlayerBase[] rList = {};</text:p>
      <text:p text:style-name="P11"><text:tab/><text:tab/>for(int i = 0; i &lt; total; ++i){</text:p>
      <text:p text:style-name="P11"><text:tab/><text:tab/><text:tab/>int turn = createRandomInt(0, currPlayers.length);</text:p>
      <text:p text:style-name="P11"><text:tab/><text:tab/><text:tab/>rList[rList.length] = currPlayers[turn];</text:p>
      <text:p text:style-name="P11"><text:tab/><text:tab/><text:tab/>for(int f = turn; turn &lt; currPlayers.length; ++f){</text:p>
      <text:p text:style-name="P11"><text:tab/><text:tab/><text:tab/><text:tab/>currPlayers[f] = currPlayers[f + 1];</text:p>
      <text:p text:style-name="P11"><text:tab/><text:tab/><text:tab/>}</text:p>
      <text:p text:style-name="P11"><text:tab/><text:tab/>}</text:p>
      <text:p text:style-name="P11"><text:tab/><text:tab/>return rList;</text:p>
      <text:p text:style-name="P11"><text:tab/>}</text:p>
      <text:p text:style-name="P11"><text:tab/></text:p>
      <text:p text:style-name="P11"><text:tab/>//Tables that are constant and all will return a string for result</text:p>
      <text:p text:style-name="P11"><text:tab/>public static int missleTable(int roll){</text:p>
      <text:p text:style-name="P11"><text:tab/><text:tab/>int result = 0;</text:p>
      <text:p text:style-name="P11"><text:tab/><text:tab/>switch (roll){</text:p>
      <text:p text:style-name="P11"><text:tab/><text:tab/>case 1:</text:p>
      <text:p text:style-name="P11"><text:tab/><text:tab/><text:tab/>result = 2;</text:p>
      <text:p text:style-name="P11"><text:tab/><text:tab/><text:tab/>break;</text:p>
      <text:p text:style-name="P11"><text:tab/><text:tab/>case 2:</text:p>
      <text:p text:style-name="P11"><text:tab/><text:tab/><text:tab/>result = 1;</text:p>
      <text:p text:style-name="P11"><text:tab/><text:tab/><text:tab/>break;</text:p>
      <text:p text:style-name="P11"><text:tab/><text:tab/>case 3:</text:p>
      <text:p text:style-name="P11"><text:tab/><text:tab/><text:tab/>result = 0;</text:p>
      <text:p text:style-name="P11"><text:tab/><text:tab/><text:tab/>break;</text:p>
      <text:p text:style-name="P11"><text:tab/><text:tab/>case 4:</text:p>
      <text:p text:style-name="P11"><text:tab/><text:tab/><text:tab/>result = -1;</text:p>
      <text:p text:style-name="P11"><text:soft-page-break/><text:tab/><text:tab/><text:tab/>break;</text:p>
      <text:p text:style-name="P11"><text:tab/><text:tab/>case 5:</text:p>
      <text:p text:style-name="P11"><text:tab/><text:tab/><text:tab/>result = -2;</text:p>
      <text:p text:style-name="P11"><text:tab/><text:tab/><text:tab/>break;</text:p>
      <text:p text:style-name="P11"><text:tab/><text:tab/>case 6:</text:p>
      <text:p text:style-name="P11"><text:tab/><text:tab/><text:tab/>result = -3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//<text:tab/>X# = price*#</text:p>
      <text:p text:style-name="P11">//<text:tab/>B# = can free</text:p>
      <text:p text:style-name="P11">//<text:tab/>OPP = reRoll one greater</text:p>
      <text:p text:style-name="P11">//<text:tab/>No = no deal</text:p>
      <text:p text:style-name="P11">//<text:tab/>Trouble = to Unfriendly</text:p>
      <text:p text:style-name="P11">//<text:tab/>Fight = block/Attack</text:p>
      <text:p text:style-name="P11">//<text:tab/>Challenge = fame-5 or Fight</text:p>
      <text:p text:style-name="P11">//<text:tab/>Insult = Notoriety-5 or Fight</text:p>
      <text:p text:style-name="P11"><text:tab/>public static String meetingTable(TradeRelation relation, int roll){</text:p>
      <text:p text:style-name="P11"><text:tab/><text:tab/>String result = null;</text:p>
      <text:p text:style-name="P11"><text:tab/><text:tab/>switch (relation){</text:p>
      <text:p text:style-name="P11"><text:tab/><text:tab/>case ENEMY:</text:p>
      <text:p text:style-name="P11"><text:tab/><text:tab/><text:tab/>result = meetingEnemy(roll);</text:p>
      <text:p text:style-name="P11"><text:tab/><text:tab/><text:tab/>break;</text:p>
      <text:p text:style-name="P11"><text:tab/><text:tab/>case UNFRIENDLY:</text:p>
      <text:p text:style-name="P11"><text:tab/><text:tab/><text:tab/>result = meetingUnfriendly(roll);</text:p>
      <text:p text:style-name="P11"><text:tab/><text:tab/><text:tab/>break;</text:p>
      <text:p text:style-name="P11"><text:tab/><text:tab/>case NEUTRAL:</text:p>
      <text:p text:style-name="P11"><text:tab/><text:tab/><text:tab/>result = meetingNeutral(roll);</text:p>
      <text:p text:style-name="P11"><text:tab/><text:tab/><text:tab/>break;</text:p>
      <text:p text:style-name="P11"><text:tab/><text:tab/>case FRIENDLY:</text:p>
      <text:p text:style-name="P11"><text:tab/><text:tab/><text:tab/>result = meetingFriendly(roll);</text:p>
      <text:p text:style-name="P11"><text:tab/><text:tab/><text:tab/>break;</text:p>
      <text:p text:style-name="P11"><text:tab/><text:tab/>case ALLY:</text:p>
      <text:p text:style-name="P11"><text:tab/><text:tab/><text:tab/>result = meetingAlly(roll)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/>
      <text:p text:style-name="P11"><text:tab/>public static String meetingEnemy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Insult";</text:p>
      <text:p text:style-name="P11"><text:tab/><text:tab/><text:tab/>break;</text:p>
      <text:p text:style-name="P11"><text:tab/><text:tab/>case 2:</text:p>
      <text:p text:style-name="P11"><text:tab/><text:tab/><text:tab/>result = "Challenge";</text:p>
      <text:p text:style-name="P11"><text:soft-page-break/><text:tab/><text:tab/><text:tab/>break;</text:p>
      <text:p text:style-name="P11"><text:tab/><text:tab/>case 3:</text:p>
      <text:p text:style-name="P11"><text:tab/><text:tab/><text:tab/>result = "Fight";</text:p>
      <text:p text:style-name="P11"><text:tab/><text:tab/><text:tab/>break;</text:p>
      <text:p text:style-name="P11"><text:tab/><text:tab/>case 4:</text:p>
      <text:p text:style-name="P11"><text:tab/><text:tab/><text:tab/>result = "Fight";</text:p>
      <text:p text:style-name="P11"><text:tab/><text:tab/><text:tab/>break;</text:p>
      <text:p text:style-name="P11"><text:tab/><text:tab/>case 5:</text:p>
      <text:p text:style-name="P11"><text:tab/><text:tab/><text:tab/>result = "Fight";</text:p>
      <text:p text:style-name="P11"><text:tab/><text:tab/><text:tab/>break;</text:p>
      <text:p text:style-name="P11"><text:tab/><text:tab/>case 6:</text:p>
      <text:p text:style-name="P11"><text:tab/><text:tab/><text:tab/>result = "Fight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public static String meetingUnfriendly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X4";</text:p>
      <text:p text:style-name="P11"><text:tab/><text:tab/><text:tab/>break;</text:p>
      <text:p text:style-name="P11"><text:tab/><text:tab/>case 2:</text:p>
      <text:p text:style-name="P11"><text:tab/><text:tab/><text:tab/>result = "No";</text:p>
      <text:p text:style-name="P11"><text:tab/><text:tab/><text:tab/>break;</text:p>
      <text:p text:style-name="P11"><text:tab/><text:tab/>case 3:</text:p>
      <text:p text:style-name="P11"><text:tab/><text:tab/><text:tab/>result = "No";</text:p>
      <text:p text:style-name="P11"><text:tab/><text:tab/><text:tab/>break;</text:p>
      <text:p text:style-name="P11"><text:tab/><text:tab/>case 4:</text:p>
      <text:p text:style-name="P11"><text:tab/><text:tab/><text:tab/>result = "Insult";</text:p>
      <text:p text:style-name="P11"><text:tab/><text:tab/><text:tab/>break;</text:p>
      <text:p text:style-name="P11"><text:tab/><text:tab/>case 5:</text:p>
      <text:p text:style-name="P11"><text:tab/><text:tab/><text:tab/>result = "Challenge";</text:p>
      <text:p text:style-name="P11"><text:tab/><text:tab/><text:tab/>break;</text:p>
      <text:p text:style-name="P11"><text:tab/><text:tab/>case 6:</text:p>
      <text:p text:style-name="P11"><text:tab/><text:tab/><text:tab/>result = "Fight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public static String meetingNeutral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OPP";</text:p>
      <text:p text:style-name="P11"><text:tab/><text:tab/><text:tab/>break;</text:p>
      <text:p text:style-name="P11"><text:tab/><text:tab/>case 2:</text:p>
      <text:p text:style-name="P11"><text:soft-page-break/><text:tab/><text:tab/><text:tab/>result = "X3";</text:p>
      <text:p text:style-name="P11"><text:tab/><text:tab/><text:tab/>break;</text:p>
      <text:p text:style-name="P11"><text:tab/><text:tab/>case 3:</text:p>
      <text:p text:style-name="P11"><text:tab/><text:tab/><text:tab/>result = "X4";</text:p>
      <text:p text:style-name="P11"><text:tab/><text:tab/><text:tab/>break;</text:p>
      <text:p text:style-name="P11"><text:tab/><text:tab/>case 4:</text:p>
      <text:p text:style-name="P11"><text:tab/><text:tab/><text:tab/>result = "No";</text:p>
      <text:p text:style-name="P11"><text:tab/><text:tab/><text:tab/>break;</text:p>
      <text:p text:style-name="P11"><text:tab/><text:tab/>case 5:</text:p>
      <text:p text:style-name="P11"><text:tab/><text:tab/><text:tab/>result = "No";</text:p>
      <text:p text:style-name="P11"><text:tab/><text:tab/><text:tab/>break;</text:p>
      <text:p text:style-name="P11"><text:tab/><text:tab/>case 6:</text:p>
      <text:p text:style-name="P11"><text:tab/><text:tab/><text:tab/>result = "Trouble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public static String meetingFriendly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OPP";</text:p>
      <text:p text:style-name="P11"><text:tab/><text:tab/><text:tab/>break;</text:p>
      <text:p text:style-name="P11"><text:tab/><text:tab/>case 2:</text:p>
      <text:p text:style-name="P11"><text:tab/><text:tab/><text:tab/>result = "X2";</text:p>
      <text:p text:style-name="P11"><text:tab/><text:tab/><text:tab/>break;</text:p>
      <text:p text:style-name="P11"><text:tab/><text:tab/>case 3:</text:p>
      <text:p text:style-name="P11"><text:tab/><text:tab/><text:tab/>result = "X2";</text:p>
      <text:p text:style-name="P11"><text:tab/><text:tab/><text:tab/>break;</text:p>
      <text:p text:style-name="P11"><text:tab/><text:tab/>case 4:</text:p>
      <text:p text:style-name="P11"><text:tab/><text:tab/><text:tab/>result = "X3";</text:p>
      <text:p text:style-name="P11"><text:tab/><text:tab/><text:tab/>break;</text:p>
      <text:p text:style-name="P11"><text:tab/><text:tab/>case 5:</text:p>
      <text:p text:style-name="P11"><text:tab/><text:tab/><text:tab/>result = "X4";</text:p>
      <text:p text:style-name="P11"><text:tab/><text:tab/><text:tab/>break;</text:p>
      <text:p text:style-name="P11"><text:tab/><text:tab/>case 6:</text:p>
      <text:p text:style-name="P11"><text:tab/><text:tab/><text:tab/>result = "No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public static String meetingAlly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B1";</text:p>
      <text:p text:style-name="P11"><text:tab/><text:tab/><text:tab/>break;</text:p>
      <text:p text:style-name="P11"><text:soft-page-break/><text:tab/><text:tab/>case 2:</text:p>
      <text:p text:style-name="P11"><text:tab/><text:tab/><text:tab/>result = "X1";</text:p>
      <text:p text:style-name="P11"><text:tab/><text:tab/><text:tab/>break;</text:p>
      <text:p text:style-name="P11"><text:tab/><text:tab/>case 3:</text:p>
      <text:p text:style-name="P11"><text:tab/><text:tab/><text:tab/>result = "X2";</text:p>
      <text:p text:style-name="P11"><text:tab/><text:tab/><text:tab/>break;</text:p>
      <text:p text:style-name="P11"><text:tab/><text:tab/>case 4:</text:p>
      <text:p text:style-name="P11"><text:tab/><text:tab/><text:tab/>result = "X3";</text:p>
      <text:p text:style-name="P11"><text:tab/><text:tab/><text:tab/>break;</text:p>
      <text:p text:style-name="P11"><text:tab/><text:tab/>case 5:</text:p>
      <text:p text:style-name="P11"><text:tab/><text:tab/><text:tab/>result = "X4";</text:p>
      <text:p text:style-name="P11"><text:tab/><text:tab/><text:tab/>break;</text:p>
      <text:p text:style-name="P11"><text:tab/><text:tab/>case 6:</text:p>
      <text:p text:style-name="P11"><text:tab/><text:tab/><text:tab/>result = "X4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/>
      <text:p text:style-name="P11"><text:tab/>public static String changeTacTable(int roll){</text:p>
      <text:p text:style-name="P11"><text:tab/><text:tab/>String result = null;</text:p>
      <text:p text:style-name="P11"><text:tab/><text:tab/>switch (roll){</text:p>
      <text:p text:style-name="P11"><text:tab/><text:tab/>case 6:</text:p>
      <text:p text:style-name="P11"><text:tab/><text:tab/><text:tab/>result = "No";</text:p>
      <text:p text:style-name="P11"><text:tab/><text:tab/><text:tab/>break;</text:p>
      <text:p text:style-name="P11"><text:tab/><text:tab/>default:</text:p>
      <text:p text:style-name="P11"><text:tab/><text:tab/><text:tab/>result = "Change"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//moves where will attack from</text:p>
      <text:p text:style-name="P11"><text:tab/>// TODO add comments on the number mean</text:p>
      <text:p text:style-name="P11"><text:tab/>public static String repositionDenizen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0-3-2";</text:p>
      <text:p text:style-name="P11"><text:tab/><text:tab/><text:tab/>break;</text:p>
      <text:p text:style-name="P11"><text:tab/><text:tab/>case 2:</text:p>
      <text:p text:style-name="P11"><text:tab/><text:tab/><text:tab/>result = "3-0-1";</text:p>
      <text:p text:style-name="P11"><text:tab/><text:tab/><text:tab/>break;</text:p>
      <text:p text:style-name="P11"><text:tab/><text:tab/>case 3:</text:p>
      <text:p text:style-name="P11"><text:tab/><text:tab/><text:tab/>result = "2-1-0";</text:p>
      <text:p text:style-name="P11"><text:tab/><text:tab/><text:tab/>break;</text:p>
      <text:p text:style-name="P11"><text:tab/><text:tab/>case 4:</text:p>
      <text:p text:style-name="P11"><text:tab/><text:tab/><text:tab/>result = "0-0-0";</text:p>
      <text:p text:style-name="P11"><text:tab/><text:tab/><text:tab/>break;</text:p>
      <text:p text:style-name="P11"><text:tab/><text:tab/>case 5:</text:p>
      <text:p text:style-name="P11"><text:soft-page-break/><text:tab/><text:tab/><text:tab/>result = "2-3-1";</text:p>
      <text:p text:style-name="P11"><text:tab/><text:tab/><text:tab/>break;</text:p>
      <text:p text:style-name="P11"><text:tab/><text:tab/>case 6:</text:p>
      <text:p text:style-name="P11"><text:tab/><text:tab/><text:tab/>result = "3-1-2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//<text:tab/>check what search table to look through</text:p>
      <text:p text:style-name="P11"><text:tab/>public static String seachTable(int selected, int roll){</text:p>
      <text:p text:style-name="P11"><text:tab/><text:tab/>String result = null;</text:p>
      <text:p text:style-name="P11"><text:tab/><text:tab/>switch (selected){</text:p>
      <text:p text:style-name="P11"><text:tab/><text:tab/>case 1:</text:p>
      <text:p text:style-name="P11"><text:tab/><text:tab/><text:tab/>result = peerTable(roll);</text:p>
      <text:p text:style-name="P11"><text:tab/><text:tab/><text:tab/>break;</text:p>
      <text:p text:style-name="P11"><text:tab/><text:tab/>case 2:</text:p>
      <text:p text:style-name="P11"><text:tab/><text:tab/><text:tab/>result = locateTable(roll);</text:p>
      <text:p text:style-name="P11"><text:tab/><text:tab/><text:tab/>break;</text:p>
      <text:p text:style-name="P11">//<text:tab/><text:tab/><text:tab/>add with magic</text:p>
      <text:p text:style-name="P11"><text:tab/><text:tab/>/*case 3:</text:p>
      <text:p text:style-name="P11"><text:tab/><text:tab/><text:tab/>result = magicSightTable(roll);</text:p>
      <text:p text:style-name="P11"><text:tab/><text:tab/><text:tab/>break;</text:p>
      <text:p text:style-name="P11"><text:tab/><text:tab/>case 4:</text:p>
      <text:p text:style-name="P11"><text:tab/><text:tab/><text:tab/>result = readRuneTable(roll);</text:p>
      <text:p text:style-name="P11"><text:tab/><text:tab/><text:tab/>break;*/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public static String peerTable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Choice";</text:p>
      <text:p text:style-name="P11"><text:tab/><text:tab/><text:tab/>break;</text:p>
      <text:p text:style-name="P11"><text:tab/><text:tab/>case 2:</text:p>
      <text:p text:style-name="P11"><text:tab/><text:tab/><text:tab/>result = "Clues-Paths";</text:p>
      <text:p text:style-name="P11"><text:tab/><text:tab/><text:tab/>break;</text:p>
      <text:p text:style-name="P11"><text:tab/><text:tab/>case 3:</text:p>
      <text:p text:style-name="P11"><text:tab/><text:tab/><text:tab/>result = "Hidden-Paths";</text:p>
      <text:p text:style-name="P11"><text:tab/><text:tab/><text:tab/>break;</text:p>
      <text:p text:style-name="P11"><text:tab/><text:tab/>case 4:</text:p>
      <text:p text:style-name="P11"><text:tab/><text:tab/><text:tab/>result = "Hidden";</text:p>
      <text:p text:style-name="P11"><text:tab/><text:tab/><text:tab/>break;</text:p>
      <text:p text:style-name="P11"><text:tab/><text:tab/>case 5:</text:p>
      <text:p text:style-name="P11"><text:tab/><text:tab/><text:tab/>result = "Clues";</text:p>
      <text:p text:style-name="P11"><text:tab/><text:tab/><text:tab/>break;</text:p>
      <text:p text:style-name="P11"><text:tab/><text:tab/>case 6:</text:p>
      <text:p text:style-name="P11"><text:soft-page-break/><text:tab/><text:tab/><text:tab/>result = "No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public static String locateTable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Choice";</text:p>
      <text:p text:style-name="P11"><text:tab/><text:tab/><text:tab/>break;</text:p>
      <text:p text:style-name="P11"><text:tab/><text:tab/>case 2:</text:p>
      <text:p text:style-name="P11"><text:tab/><text:tab/><text:tab/>result = "Passages-Clues";</text:p>
      <text:p text:style-name="P11"><text:tab/><text:tab/><text:tab/>break;</text:p>
      <text:p text:style-name="P11"><text:tab/><text:tab/>case 3:</text:p>
      <text:p text:style-name="P11"><text:tab/><text:tab/><text:tab/>result = "Passages";</text:p>
      <text:p text:style-name="P11"><text:tab/><text:tab/><text:tab/>break;</text:p>
      <text:p text:style-name="P11"><text:tab/><text:tab/>case 4:</text:p>
      <text:p text:style-name="P11"><text:tab/><text:tab/><text:tab/>result = "Discover";</text:p>
      <text:p text:style-name="P11"><text:tab/><text:tab/><text:tab/>break;</text:p>
      <text:p text:style-name="P11"><text:tab/><text:tab/>case 5:</text:p>
      <text:p text:style-name="P11"><text:tab/><text:tab/><text:tab/>result = "No";</text:p>
      <text:p text:style-name="P11"><text:tab/><text:tab/><text:tab/>break;</text:p>
      <text:p text:style-name="P11"><text:tab/><text:tab/>case 6:</text:p>
      <text:p text:style-name="P11"><text:tab/><text:tab/><text:tab/>result = "No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//TODO set to public with magic</text:p>
      <text:p text:style-name="P11"><text:tab/>private static String magicSightTable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Choice";</text:p>
      <text:p text:style-name="P11"><text:tab/><text:tab/><text:tab/>break;</text:p>
      <text:p text:style-name="P11"><text:tab/><text:tab/>case 2:</text:p>
      <text:p text:style-name="P11"><text:tab/><text:tab/><text:tab/>result = "Counters";</text:p>
      <text:p text:style-name="P11"><text:tab/><text:tab/><text:tab/>break;</text:p>
      <text:p text:style-name="P11"><text:tab/><text:tab/>case 3:</text:p>
      <text:p text:style-name="P11"><text:tab/><text:tab/><text:tab/>result = "Tresure";</text:p>
      <text:p text:style-name="P11"><text:tab/><text:tab/><text:tab/>break;</text:p>
      <text:p text:style-name="P11"><text:tab/><text:tab/>case 4:</text:p>
      <text:p text:style-name="P11"><text:tab/><text:tab/><text:tab/>result = "Perceive";</text:p>
      <text:p text:style-name="P11"><text:tab/><text:tab/><text:tab/>break;</text:p>
      <text:p text:style-name="P11"><text:tab/><text:tab/>case 5:</text:p>
      <text:p text:style-name="P11"><text:tab/><text:tab/><text:tab/>result = "Discover";</text:p>
      <text:p text:style-name="P11"><text:tab/><text:tab/><text:tab/>break;</text:p>
      <text:p text:style-name="P11"><text:soft-page-break/><text:tab/><text:tab/>case 6:</text:p>
      <text:p text:style-name="P11"><text:tab/><text:tab/><text:tab/>result = "No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<text:tab/></text:p>
      <text:p text:style-name="P11"><text:tab/>//TODO set to public with magic</text:p>
      <text:p text:style-name="P11"><text:tab/>private static String readRuneTable(int roll){</text:p>
      <text:p text:style-name="P11"><text:tab/><text:tab/>String result = null;</text:p>
      <text:p text:style-name="P11"><text:tab/><text:tab/>switch (roll){</text:p>
      <text:p text:style-name="P11"><text:tab/><text:tab/>case 1:</text:p>
      <text:p text:style-name="P11"><text:tab/><text:tab/><text:tab/>result = "Learn";</text:p>
      <text:p text:style-name="P11"><text:tab/><text:tab/><text:tab/>break;</text:p>
      <text:p text:style-name="P11"><text:tab/><text:tab/>case 2:</text:p>
      <text:p text:style-name="P11"><text:tab/><text:tab/><text:tab/>result = "Learn";</text:p>
      <text:p text:style-name="P11"><text:tab/><text:tab/><text:tab/>break;</text:p>
      <text:p text:style-name="P11"><text:tab/><text:tab/>case 3:</text:p>
      <text:p text:style-name="P11"><text:tab/><text:tab/><text:tab/>result = "Learn";</text:p>
      <text:p text:style-name="P11"><text:tab/><text:tab/><text:tab/>break;</text:p>
      <text:p text:style-name="P11"><text:tab/><text:tab/>case 4:</text:p>
      <text:p text:style-name="P11"><text:tab/><text:tab/><text:tab/>result = "Awaken";</text:p>
      <text:p text:style-name="P11"><text:tab/><text:tab/><text:tab/>break;</text:p>
      <text:p text:style-name="P11"><text:tab/><text:tab/>case 5:</text:p>
      <text:p text:style-name="P11"><text:tab/><text:tab/><text:tab/>result = "Curse";</text:p>
      <text:p text:style-name="P11"><text:tab/><text:tab/><text:tab/>break;</text:p>
      <text:p text:style-name="P11"><text:tab/><text:tab/>case 6:</text:p>
      <text:p text:style-name="P11"><text:tab/><text:tab/><text:tab/>result = "No";</text:p>
      <text:p text:style-name="P11"><text:tab/><text:tab/><text:tab/>break;</text:p>
      <text:p text:style-name="P11"><text:tab/><text:tab/>}</text:p>
      <text:p text:style-name="P11"><text:tab/><text:tab/>return result;</text:p>
      <text:p text:style-name="P11"><text:tab/>}</text:p>
      <text:p text:style-name="P11">}</text:p>
      <text:p text:style-name="P11"/>
      <text:p text:style-name="P12">Class: <text:span text:style-name="T14">Pair.java</text:span></text:p>
      <text:p text:style-name="P9"><text:span text:style-name="T1">package</text:span><text:span text:style-name="T14"> utils;</text:span></text:p>
      <text:p text:style-name="P18"/>
      <text:p text:style-name="P18"><text:span text:style-name="T2">import</text:span><text:span text:style-name="T3"> java.io.Serializable;</text:span></text:p>
      <text:p text:style-name="P18"/>
      <text:p text:style-name="P18"><text:span text:style-name="T2">public</text:span><text:span text:style-name="T3"> </text:span><text:span text:style-name="T2">class</text:span><text:span text:style-name="T3"> Pair&lt;A, B&gt; </text:span><text:span text:style-name="T2">implements</text:span><text:span text:style-name="T3"> Serializable {</text:span></text:p>
      <text:p text:style-name="P18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long</text:span><text:span text:style-name="T3"> </text:span><text:span text:style-name="T17">serialVersionUID</text:span><text:span text:style-name="T3"> = -3022399295287625959L;</text:span></text:p>
      <text:p text:style-name="P18"><text:span text:style-name="T3"><text:tab/></text:span><text:span text:style-name="T2">private</text:span><text:span text:style-name="T3"> A </text:span><text:span text:style-name="T16">first</text:span><text:span text:style-name="T3">;</text:span></text:p>
      <text:p text:style-name="P18"><text:span text:style-name="T3"><text:s text:c="4"/></text:span><text:span text:style-name="T2">private</text:span><text:span text:style-name="T3"> B </text:span><text:span text:style-name="T16">second</text:span><text:span text:style-name="T3">;</text:span></text:p>
      <text:p text:style-name="P18"/>
      <text:p text:style-name="P18"><text:span text:style-name="T3"><text:s text:c="4"/></text:span><text:span text:style-name="T10">// Pair Constructor</text:span></text:p>
      <text:p text:style-name="P18"><text:span text:style-name="T3"><text:s text:c="4"/></text:span><text:span text:style-name="T2">public</text:span><text:span text:style-name="T3"> Pair(A first, B second) {</text:span></text:p>
      <text:p text:style-name="P18"><text:span text:style-name="T3"><text:s text:c="4"/><text:tab/></text:span><text:span text:style-name="T2">super</text:span><text:span text:style-name="T3">();</text:span></text:p>
      <text:p text:style-name="P18"><text:span text:style-name="T3"><text:s text:c="4"/><text:tab/></text:span><text:span text:style-name="T2">this</text:span><text:span text:style-name="T3">.</text:span><text:span text:style-name="T16">first</text:span><text:span text:style-name="T3"> = first;</text:span></text:p>
      <text:p text:style-name="P18"><text:span text:style-name="T3"><text:s text:c="4"/><text:tab/></text:span><text:span text:style-name="T2">this</text:span><text:span text:style-name="T3">.</text:span><text:span text:style-name="T16">second</text:span><text:span text:style-name="T3"> = second;</text:span></text:p>
      <text:p text:style-name="P20"><text:s text:c="4"/>}</text:p>
      <text:p text:style-name="P18"/>
      <text:p text:style-name="P18"><text:span text:style-name="T3"><text:s text:c="4"/></text:span><text:span text:style-name="T10">// Return A Hashing Of The Data</text:span></text:p>
      <text:p text:style-name="P18"><text:soft-page-break/><text:span text:style-name="T3"><text:s text:c="4"/></text:span><text:span text:style-name="T2">public</text:span><text:span text:style-name="T3"> </text:span><text:span text:style-name="T2">int</text:span><text:span text:style-name="T3"> hashCode() {</text:span></text:p>
      <text:p text:style-name="P18"><text:span text:style-name="T3"><text:s text:c="4"/><text:tab/></text:span><text:span text:style-name="T2">int</text:span><text:span text:style-name="T3"> hashFirst = </text:span><text:span text:style-name="T16">first</text:span><text:span text:style-name="T3"> != </text:span><text:span text:style-name="T2">null</text:span><text:span text:style-name="T3"> ? </text:span><text:span text:style-name="T16">first</text:span><text:span text:style-name="T3">.hashCode() : 0;</text:span></text:p>
      <text:p text:style-name="P18"><text:span text:style-name="T3"><text:s text:c="4"/><text:tab/></text:span><text:span text:style-name="T2">int</text:span><text:span text:style-name="T3"> hashSecond = </text:span><text:span text:style-name="T16">second</text:span><text:span text:style-name="T3"> != </text:span><text:span text:style-name="T2">null</text:span><text:span text:style-name="T3"> ? </text:span><text:span text:style-name="T16">second</text:span><text:span text:style-name="T3">.hashCode() : 0;</text:span></text:p>
      <text:p text:style-name="P18"/>
      <text:p text:style-name="P18"><text:span text:style-name="T3"><text:s text:c="4"/><text:tab/></text:span><text:span text:style-name="T2">return</text:span><text:span text:style-name="T3"> (hashFirst + hashSecond) * hashSecond + hashFirst;</text:span></text:p>
      <text:p text:style-name="P20"><text:s text:c="4"/>}</text:p>
      <text:p text:style-name="P18"/>
      <text:p text:style-name="P18"><text:span text:style-name="T3"><text:s text:c="4"/></text:span><text:span text:style-name="T10">// Returns True If 2 Pairs Are Equal</text:span></text:p>
      <text:p text:style-name="P18"><text:span text:style-name="T3"><text:s text:c="4"/></text:span><text:span text:style-name="T2">public</text:span><text:span text:style-name="T3"> </text:span><text:span text:style-name="T2">boolean</text:span><text:span text:style-name="T3"> equals(Object other) {</text:span></text:p>
      <text:p text:style-name="P18"><text:span text:style-name="T3"><text:s text:c="4"/><text:tab/></text:span><text:span text:style-name="T2">if</text:span><text:span text:style-name="T3"> (other </text:span><text:span text:style-name="T2">instanceof</text:span><text:span text:style-name="T3"> Pair) {</text:span></text:p>
      <text:p text:style-name="P20"><text:s text:c="4"/><text:tab/><text:tab/><text:span text:style-name="T19">Pair</text:span> otherPair = (<text:span text:style-name="T19">Pair</text:span>) other;</text:p>
      <text:p text:style-name="P18"><text:span text:style-name="T3"><text:s text:c="4"/><text:tab/><text:tab/></text:span><text:span text:style-name="T2">return</text:span><text:span text:style-name="T3"> </text:span></text:p>
      <text:p text:style-name="P18"><text:span text:style-name="T3"><text:s text:c="4"/><text:tab/><text:tab/>(( <text:s/></text:span><text:span text:style-name="T2">this</text:span><text:span text:style-name="T3">.</text:span><text:span text:style-name="T16">first</text:span><text:span text:style-name="T3"> == otherPair.</text:span><text:span text:style-name="T16">first</text:span><text:span text:style-name="T3"> ||</text:span></text:p>
      <text:p text:style-name="P18"><text:span text:style-name="T3"><text:s text:c="4"/><text:tab/><text:tab/><text:tab/>( </text:span><text:span text:style-name="T2">this</text:span><text:span text:style-name="T3">.</text:span><text:span text:style-name="T16">first</text:span><text:span text:style-name="T3"> != </text:span><text:span text:style-name="T2">null</text:span><text:span text:style-name="T3"> &amp;&amp; otherPair.</text:span><text:span text:style-name="T16">first</text:span><text:span text:style-name="T3"> != </text:span><text:span text:style-name="T2">null</text:span><text:span text:style-name="T3"> &amp;&amp;</text:span></text:p>
      <text:p text:style-name="P18"><text:span text:style-name="T3"><text:s text:c="4"/><text:tab/><text:tab/><text:tab/> <text:s/></text:span><text:span text:style-name="T2">this</text:span><text:span text:style-name="T3">.</text:span><text:span text:style-name="T16">first</text:span><text:span text:style-name="T3">.equals(otherPair.</text:span><text:span text:style-name="T16">first</text:span><text:span text:style-name="T3">))) &amp;&amp;</text:span></text:p>
      <text:p text:style-name="P18"><text:span text:style-name="T3"><text:s text:c="4"/><text:tab/><text:tab/> (<text:tab/></text:span><text:span text:style-name="T2">this</text:span><text:span text:style-name="T3">.</text:span><text:span text:style-name="T16">second</text:span><text:span text:style-name="T3"> == otherPair.</text:span><text:span text:style-name="T16">second</text:span><text:span text:style-name="T3"> ||</text:span></text:p>
      <text:p text:style-name="P18"><text:span text:style-name="T3"><text:s text:c="4"/><text:tab/><text:tab/><text:tab/>( </text:span><text:span text:style-name="T2">this</text:span><text:span text:style-name="T3">.</text:span><text:span text:style-name="T16">second</text:span><text:span text:style-name="T3"> != </text:span><text:span text:style-name="T2">null</text:span><text:span text:style-name="T3"> &amp;&amp; otherPair.</text:span><text:span text:style-name="T16">second</text:span><text:span text:style-name="T3"> != </text:span><text:span text:style-name="T2">null</text:span><text:span text:style-name="T3"> &amp;&amp;</text:span></text:p>
      <text:p text:style-name="P18"><text:span text:style-name="T3"><text:s text:c="4"/><text:tab/><text:tab/><text:tab/> <text:s/></text:span><text:span text:style-name="T2">this</text:span><text:span text:style-name="T3">.</text:span><text:span text:style-name="T16">second</text:span><text:span text:style-name="T3">.equals(otherPair.</text:span><text:span text:style-name="T16">second</text:span><text:span text:style-name="T3">))) );</text:span></text:p>
      <text:p text:style-name="P20"><text:s text:c="4"/><text:tab/>}</text:p>
      <text:p text:style-name="P18"/>
      <text:p text:style-name="P18"><text:span text:style-name="T3"><text:s text:c="4"/><text:tab/></text:span><text:span text:style-name="T2">return</text:span><text:span text:style-name="T3"> </text:span><text:span text:style-name="T2">false</text:span><text:span text:style-name="T3">;</text:span></text:p>
      <text:p text:style-name="P20"><text:s text:c="4"/>}</text:p>
      <text:p text:style-name="P18"/>
      <text:p text:style-name="P18"><text:span text:style-name="T3"><text:s text:c="4"/></text:span><text:span text:style-name="T10">// Returns The ToString() Of Both Objects Combined</text:span></text:p>
      <text:p text:style-name="P18"><text:span text:style-name="T3"><text:s text:c="4"/></text:span><text:span text:style-name="T2">public</text:span><text:span text:style-name="T3"> String toString()</text:span></text:p>
      <text:p text:style-name="P20"><text:s text:c="4"/>{ </text:p>
      <text:p text:style-name="P18"><text:span text:style-name="T3"><text:s text:c="11"/></text:span><text:span text:style-name="T2">return</text:span><text:span text:style-name="T3"> </text:span><text:span text:style-name="T20">"("</text:span><text:span text:style-name="T3"> + </text:span><text:span text:style-name="T16">first</text:span><text:span text:style-name="T3"> + </text:span><text:span text:style-name="T20">", "</text:span><text:span text:style-name="T3"> + </text:span><text:span text:style-name="T16">second</text:span><text:span text:style-name="T3"> + </text:span><text:span text:style-name="T20">")"</text:span><text:span text:style-name="T3">; </text:span></text:p>
      <text:p text:style-name="P20"><text:s text:c="4"/>}</text:p>
      <text:p text:style-name="P18"/>
      <text:p text:style-name="P18"><text:span text:style-name="T3"><text:s text:c="4"/></text:span><text:span text:style-name="T2">public</text:span><text:span text:style-name="T3"> A getFirst() {</text:span></text:p>
      <text:p text:style-name="P18"><text:span text:style-name="T3"><text:s text:c="4"/><text:tab/></text:span><text:span text:style-name="T2">return</text:span><text:span text:style-name="T3"> </text:span><text:span text:style-name="T16">first</text:span><text:span text:style-name="T3">;</text:span></text:p>
      <text:p text:style-name="P20"><text:s text:c="4"/>}</text:p>
      <text:p text:style-name="P18"/>
      <text:p text:style-name="P18"><text:span text:style-name="T3"><text:s text:c="4"/></text:span><text:span text:style-name="T2">public</text:span><text:span text:style-name="T3"> </text:span><text:span text:style-name="T2">void</text:span><text:span text:style-name="T3"> setFirst(A first) {</text:span></text:p>
      <text:p text:style-name="P18"><text:span text:style-name="T3"><text:s text:c="4"/><text:tab/></text:span><text:span text:style-name="T2">this</text:span><text:span text:style-name="T3">.</text:span><text:span text:style-name="T16">first</text:span><text:span text:style-name="T3"> = first;</text:span></text:p>
      <text:p text:style-name="P20"><text:s text:c="4"/>}</text:p>
      <text:p text:style-name="P18"/>
      <text:p text:style-name="P18"><text:span text:style-name="T3"><text:s text:c="4"/></text:span><text:span text:style-name="T2">public</text:span><text:span text:style-name="T3"> B getSecond() {</text:span></text:p>
      <text:p text:style-name="P18"><text:span text:style-name="T3"><text:s text:c="4"/><text:tab/></text:span><text:span text:style-name="T2">return</text:span><text:span text:style-name="T3"> </text:span><text:span text:style-name="T16">second</text:span><text:span text:style-name="T3">;</text:span></text:p>
      <text:p text:style-name="P20"><text:s text:c="4"/>}</text:p>
      <text:p text:style-name="P18"/>
      <text:p text:style-name="P18"><text:span text:style-name="T3"><text:s text:c="4"/></text:span><text:span text:style-name="T2">public</text:span><text:span text:style-name="T3"> </text:span><text:span text:style-name="T2">void</text:span><text:span text:style-name="T3"> setSecond(B second) {</text:span></text:p>
      <text:p text:style-name="P18"><text:span text:style-name="T3"><text:s text:c="4"/><text:tab/></text:span><text:span text:style-name="T2">this</text:span><text:span text:style-name="T3">.</text:span><text:span text:style-name="T16">second</text:span><text:span text:style-name="T3"> = second;</text:span></text:p>
      <text:p text:style-name="P20"><text:s text:c="4"/>}</text:p>
      <text:p text:style-name="P21"><text:span text:style-name="T22">}</text:span></text:p>
      <text:p text:style-name="P21"><text:span text:style-name="T22"/></text:p>
      <text:p text:style-name="P14"><text:span text:style-name="T12">Package: Views</text:span></text:p>
      <text:p text:style-name="P15"><text:span text:style-name="T13">Class:</text:span><text:span text:style-name="T27"> AddPlayerView.java</text:span></text:p>
      <text:p text:style-name="P15"><text:span text:style-name="T27">package views;<text:line-break/><text:line-break/>import java.awt.Toolkit;<text:line-break/>import java.awt.event.ActionEvent;<text:line-break/>import java.awt.event.ActionListener;<text:line-break/><text:line-break/>import javax.swing.DefaultComboBoxModel;<text:line-break/>import javax.swing.JButton;<text:line-break/>import javax.swing.JComboBox;<text:line-break/></text:span><text:soft-page-break/><text:span text:style-name="T27">import javax.swing.JLabel;<text:line-break/>import javax.swing.JTextField;<text:line-break/><text:line-break/>import models.characterModels.playerEnums.CharacterClass;<text:line-break/><text:line-break/>public class AddPlayerView extends FrameBase {<text:line-break/><text:line-break/><text:tab/>/**<text:line-break/><text:tab/> * <text:line-break/><text:tab/> */<text:line-break/><text:tab/>private static final long serialVersionUID = -1991225057723904889L;<text:line-break/><text:line-break/><text:tab/>public GameView parent;<text:line-break/><text:tab/><text:line-break/><text:tab/>protected JLabel nameLabel;<text:line-break/><text:tab/>protected JLabel chooseLabel;<text:line-break/><text:tab/>protected JTextField nameField;<text:line-break/><text:tab/>protected JComboBox&lt;CharacterClass&gt; classSelecter;<text:line-break/><text:tab/><text:line-break/><text:tab/>protected JButton startButton;<text:line-break/><text:tab/>protected JButton cancelButton;<text:line-break/><text:tab/><text:line-break/><text:tab/>private Toolkit tk = Toolkit.getDefaultToolkit();<text:line-break/><text:tab/><text:line-break/><text:tab/>public AddPlayerView (GameView parent) {<text:line-break/><text:tab/><text:tab/>super ();<text:line-break/><text:tab/><text:tab/>this.parent = parent;<text:line-break/><text:tab/><text:tab/><text:line-break/><text:tab/><text:tab/>initWindow();<text:line-break/><text:tab/><text:tab/>initComponents();<text:line-break/><text:tab/><text:tab/>initListeners();<text:line-break/><text:tab/>}<text:line-break/><text:tab/><text:line-break/><text:tab/>// Init The Window<text:line-break/><text:tab/>public void initWindow () {<text:line-break/><text:tab/><text:tab/>setSize(300,200);<text:line-break/><text:tab/><text:tab/>setLocation(((int)tk.getScreenSize().getWidth()/2) - 150, ((int)tk.getScreenSize().getHeight()/2) - 75);<text:line-break/><text:tab/><text:tab/>setVisible(true);<text:line-break/><text:tab/><text:tab/>setLayout(layout);<text:line-break/><text:tab/>}<text:line-break/><text:tab/><text:line-break/><text:tab/>// Init All The Components<text:line-break/><text:tab/>public void initComponents () {<text:line-break/><text:tab/><text:tab/>nameField = new JTextField();<text:line-break/><text:tab/><text:tab/>nameField = new JTextField();<text:line-break/><text:tab/><text:tab/>nameLabel = new JLabel("Enter Player Name:");<text:line-break/><text:tab/><text:tab/>chooseLabel = new JLabel("Choose Your Class:");<text:line-break/><text:line-break/></text:span><text:soft-page-break/><text:span text:style-name="T27"><text:tab/><text:tab/>classSelecter = new JComboBox&lt;CharacterClass&gt;();<text:line-break/><text:tab/><text:tab/>classSelecter.setModel(new DefaultComboBoxModel&lt;CharacterClass&gt;(CharacterClass.values()));<text:line-break/><text:line-break/><text:tab/><text:tab/>startButton = new JButton("OK");<text:line-break/><text:tab/><text:tab/>cancelButton = new JButton("Cancel");<text:line-break/><text:tab/><text:tab/><text:line-break/><text:tab/><text:tab/>addToFrame(this, nameLabel, layout, 0, 0, 1, 1);<text:line-break/><text:tab/><text:tab/>addToFrame(this, nameField, layout, 1, 0, 1, 1);<text:line-break/><text:tab/><text:tab/>addToFrame(this, chooseLabel, layout, 0, 1, 1, 1);<text:line-break/><text:tab/><text:tab/>addToFrame(this, classSelecter, layout, 1, 1, 1, 1);<text:line-break/><text:tab/><text:tab/>addToFrame(this, startButton, layout, 0, 2, 1, 1);<text:line-break/><text:tab/><text:tab/>addToFrame(this, cancelButton, layout, 1, 2, 1, 1);<text:line-break/><text:tab/>}<text:line-break/><text:tab/><text:line-break/><text:tab/>// Initialize The Listeners<text:line-break/><text:tab/>public void initListeners () {<text:line-break/> <text:s text:c="7"/>cancelButton.addActionListener(new ActionListener() {<text:line-break/> <text:s text:c="11"/>public void actionPerformed(ActionEvent arg0) {<text:line-break/> <text:s text:c="11"/><text:tab/>closeWindow();<text:line-break/> <text:s text:c="11"/>}<text:line-break/> <text:s text:c="7"/>});<text:tab/><text:tab/><text:line-break/> <text:s text:c="7"/><text:line-break/> <text:s text:c="7"/>startButton.addActionListener(new ActionListener() {<text:line-break/> <text:s text:c="11"/>public void actionPerformed(ActionEvent arg0) {<text:line-break/> <text:s text:c="11"/><text:tab/>parent.addPlayer(nameField.getText(), classSelecter.getItemAt(classSelecter.getSelectedIndex()));<text:line-break/> <text:s text:c="15"/>closeWindow();<text:line-break/> <text:s text:c="11"/>}<text:line-break/> <text:s text:c="7"/>});<text:line-break/><text:tab/>}<text:line-break/><text:tab/><text:line-break/><text:tab/>// Closes The Window When Called<text:line-break/><text:tab/>public void closeWindow () {<text:line-break/><text:tab/><text:tab/>dispose();<text:line-break/><text:tab/>}<text:line-break/>}</text:span></text:p>
      <text:p text:style-name="P15"><text:span text:style-name="T27"/></text:p>
      <text:p text:style-name="P15"><text:span text:style-name="T13">Class: </text:span><text:span text:style-name="T15">BoardView.java</text:span></text:p>
      <text:p text:style-name="P15"><text:span text:style-name="T15">package views;<text:line-break/><text:line-break/>import java.awt.Dimension;<text:line-break/>import java.awt.Graphics;<text:line-break/>import java.awt.Image;<text:line-break/>import java.awt.Toolkit;<text:line-break/>import java.awt.event.ActionEvent;<text:line-break/>import java.awt.event.ActionListener;<text:line-break/>import java.awt.event.MouseAdapter;<text:line-break/>import java.awt.event.MouseEvent;<text:line-break/></text:span><text:soft-page-break/><text:span text:style-name="T15">import java.io.File;<text:line-break/>import java.io.IOException;<text:line-break/>import java.util.ArrayList;<text:line-break/><text:line-break/>import javax.imageio.ImageIO;<text:line-break/>import javax.swing.JFrame;<text:line-break/>import javax.swing.JPanel;<text:line-break/><text:line-break/>import models.BoardModels.Clearing;<text:line-break/>import models.BoardModels.Dwelling;<text:line-break/>import models.characterModels.playerEnums.CharacterClass;<text:line-break/>import models.otherEntities.TreasureModel;<text:line-break/><text:line-break/>public class BoardView extends JPanel {<text:line-break/><text:line-break/><text:tab/>private static final long serialVersionUID = -3255182183312639441L;<text:line-break/><text:tab/><text:line-break/><text:tab/>//Field declarations<text:line-break/><text:tab/>private Image img;<text:line-break/><text:tab/>private Toolkit tk = Toolkit.getDefaultToolkit();<text:line-break/><text:line-break/><text:tab/>private ArrayList&lt;Clearing&gt; theButtons = new ArrayList&lt;Clearing&gt;();<text:line-break/><text:tab/><text:line-break/><text:tab/>private Clearing cliff1 = new Clearing("cl1");<text:line-break/><text:tab/>private Clearing cliff2 = new Clearing("cl2");<text:line-break/><text:tab/>private Clearing cliff3 = new Clearing("cl3");<text:line-break/><text:tab/>private Clearing cliff4 = new Clearing("cl4");<text:line-break/><text:tab/>private Clearing cliff5 = new Clearing("cl5");<text:line-break/><text:tab/>private Clearing cliff6 = new Clearing("cl6");<text:line-break/><text:line-break/><text:tab/>private Clearing evalley1 = new Clearing("ev1");<text:line-break/><text:tab/>private Clearing evalley2 = new Clearing("ev2");<text:line-break/><text:tab/>private Clearing evalley4 = new Clearing("ev4");<text:line-break/><text:tab/>private Clearing evalley5 = new Clearing("ev5");<text:line-break/><text:tab/><text:line-break/><text:tab/>private Clearing hpass1 = new Clearing("hp1");<text:line-break/><text:tab/>private Clearing hpass2 = new Clearing("hp2");<text:line-break/><text:tab/>private Clearing hpass3 = new Clearing("hp3");<text:line-break/><text:tab/>private Clearing hpass4 = new Clearing("hp4");<text:line-break/><text:tab/>private Clearing hpass5 = new Clearing("hp5");<text:line-break/><text:tab/>private Clearing hpass6 = new Clearing("hp6");<text:line-break/><text:tab/><text:line-break/><text:tab/>private Clearing ledges1 = new Clearing("le1");<text:line-break/><text:tab/>private Clearing ledges2 = new Clearing("le2");<text:line-break/><text:tab/>private Clearing ledges3 = new Clearing("le3");<text:line-break/><text:tab/>private Clearing ledges4 = new Clearing("le4");<text:line-break/><text:tab/>private Clearing ledges5 = new Clearing("le5");<text:line-break/><text:tab/>private Clearing ledges6 = new Clearing("le6");<text:line-break/><text:tab/><text:line-break/></text:span><text:soft-page-break/><text:span text:style-name="T15"><text:tab/>private Clearing bland1 = new Clearing("bl1");<text:line-break/><text:tab/>private Clearing bland2 = new Clearing("bl2");<text:line-break/><text:tab/>private Clearing bland3 = new Clearing("bl3");<text:line-break/><text:tab/>private Clearing bland4 = new Clearing("bl4");<text:line-break/><text:tab/>private Clearing bland5 = new Clearing("bl5");<text:line-break/><text:tab/>private Clearing bland6 = new Clearing("bl6");<text:line-break/><text:tab/><text:line-break/><text:tab/>private Clearing cavern1 = new Clearing("ca1");<text:line-break/><text:tab/>private Clearing cavern2 = new Clearing("ca2");<text:line-break/><text:tab/>private Clearing cavern3 = new Clearing("ca3");<text:line-break/><text:tab/>private Clearing cavern4 = new Clearing("ca4");<text:line-break/><text:tab/>private Clearing cavern5 = new Clearing("ca5");<text:line-break/><text:tab/>private Clearing cavern6 = new Clearing("ca6");<text:line-break/><text:tab/><text:line-break/><text:tab/>private Clearing crag1 = new Clearing("cr1");<text:line-break/><text:tab/>private Clearing crag2 = new Clearing("cr2");<text:line-break/><text:tab/>private Clearing crag3 = new Clearing("cr3");<text:line-break/><text:tab/>private Clearing crag4 = new Clearing("cr4");<text:line-break/><text:tab/>private Clearing crag5 = new Clearing("cr5");<text:line-break/><text:tab/>private Clearing crag6 = new Clearing("cr6");<text:line-break/><text:tab/><text:line-break/><text:tab/>private Clearing owoods2 = new Clearing("ow2");<text:line-break/><text:tab/>private Clearing owoods4 = new Clearing("ow4");<text:line-break/><text:tab/>private Clearing owoods5 = new Clearing("ow5");<text:line-break/><text:tab/><text:line-break/><text:tab/>private Clearing bvalley1 = new Clearing("bv1");<text:line-break/><text:tab/>private Clearing bvalley2 = new Clearing("bv2");<text:line-break/><text:tab/>private Clearing bvalley4 = new Clearing("bv4");<text:line-break/><text:tab/>private Clearing bvalley5 = new Clearing("bv5");<text:line-break/><text:tab/><text:line-break/><text:tab/>private Clearing mountain1 = new Clearing("mo1");<text:line-break/><text:tab/>private Clearing mountain2 = new Clearing("mo2");<text:line-break/><text:tab/>private Clearing mountain3 = new Clearing("mo3");<text:line-break/><text:tab/>private Clearing mountain4 = new Clearing("mo4");<text:line-break/><text:tab/>private Clearing mountain5 = new Clearing("mo5");<text:line-break/><text:tab/>private Clearing mountain6 = new Clearing("mo6");<text:line-break/><text:tab/><text:line-break/><text:tab/>private Clearing dvalley1 = new Clearing("dv1");<text:line-break/><text:tab/>private Clearing dvalley2 = new Clearing("dv2");<text:line-break/><text:tab/>private Clearing dvalley4 = new Clearing("dv4");<text:line-break/><text:tab/>private Clearing dvalley5 = new Clearing("dv5");<text:line-break/><text:tab/><text:line-break/><text:tab/>private Clearing dwoods1 = new Clearing("dw1");<text:line-break/><text:tab/>private Clearing dwoods2 = new Clearing("dw2");<text:line-break/><text:tab/>private Clearing dwoods3 = new Clearing("dw3");<text:line-break/><text:tab/>private Clearing dwoods4 = new Clearing("dw4");<text:line-break/><text:tab/>private Clearing dwoods5 = new Clearing("dw5");<text:line-break/><text:tab/>private Clearing dwoods6 = new Clearing("dw6");<text:line-break/><text:tab/><text:line-break/></text:span><text:soft-page-break/><text:span text:style-name="T15"><text:tab/>private Clearing mwoods2 = new Clearing("mw2");<text:line-break/><text:tab/>private Clearing mwoods4 = new Clearing("mw4");<text:line-break/><text:tab/>private Clearing mwoods5 = new Clearing("mw5");<text:line-break/><text:tab/><text:line-break/><text:tab/>private Clearing caves1 = new Clearing("cv1");<text:line-break/><text:tab/>private Clearing caves2 = new Clearing("cv2");<text:line-break/><text:tab/>private Clearing caves3 = new Clearing("cv3");<text:line-break/><text:tab/>private Clearing caves4 = new Clearing("cv4");<text:line-break/><text:tab/>private Clearing caves5 = new Clearing("cv5");<text:line-break/><text:tab/>private Clearing caves6 = new Clearing("cv6");<text:line-break/><text:tab/><text:line-break/><text:tab/>private Clearing pwoods2 = new Clearing("pw2");<text:line-break/><text:tab/>private Clearing pwoods4 = new Clearing("pw4");<text:line-break/><text:tab/>private Clearing pwoods5 = new Clearing("pw5");<text:line-break/><text:tab/><text:line-break/><text:tab/>private Clearing cvalley1 = new Clearing("cv1");<text:line-break/><text:tab/>private Clearing cvalley2 = new Clearing("cv2");<text:line-break/><text:tab/>private Clearing cvalley4 = new Clearing("cv4");<text:line-break/><text:tab/>private Clearing cvalley5 = new Clearing("cv5");<text:line-break/><text:tab/><text:line-break/><text:tab/>private Clearing nwoods5 = new Clearing("nw5");<text:line-break/><text:tab/>private Clearing nwoods2 = new Clearing("nw2");<text:line-break/><text:tab/>private Clearing nwoods4 = new Clearing("nw4");<text:line-break/><text:tab/><text:line-break/><text:tab/>private Clearing ruins1 = new Clearing("ru1");<text:line-break/><text:tab/>private Clearing ruins2 = new Clearing("ru2");<text:line-break/><text:tab/>private Clearing ruins3 = new Clearing("ru3");<text:line-break/><text:tab/>private Clearing ruins4 = new Clearing("ru4");<text:line-break/><text:tab/>private Clearing ruins5 = new Clearing("ru5");<text:line-break/><text:tab/>private Clearing ruins6 = new Clearing("ru6");<text:line-break/><text:tab/><text:line-break/><text:tab/>private Clearing avalley1 = new Clearing("av1");<text:line-break/><text:tab/>private Clearing avalley2 = new Clearing("av2");<text:line-break/><text:tab/>private Clearing avalley4 = new Clearing("av4");<text:line-break/><text:tab/>private Clearing avalley5 = new Clearing("av5");<text:line-break/><text:tab/><text:line-break/><text:tab/>private Clearing lwoods2 = new Clearing("lw2");<text:line-break/><text:tab/>private Clearing lwoods4 = new Clearing("lw4");<text:line-break/><text:tab/>private Clearing lwoods5 = new Clearing("lw5");<text:line-break/><text:tab/><text:line-break/><text:tab/>private Dwelling inn;<text:line-break/><text:line-break/><text:tab/>private GameView parent;<text:line-break/><text:tab/>private JFrame hoverFrame = null;<text:line-break/><text:tab/>private HoverView hoverPanel;<text:line-break/><text:tab/><text:line-break/><text:tab/>//Constructor for the BoardView<text:line-break/><text:tab/>public BoardView (GameView parent){<text:line-break/><text:tab/><text:tab/>init();<text:line-break/></text:span><text:soft-page-break/><text:span text:style-name="T15"><text:tab/><text:tab/>this.parent = parent;<text:line-break/><text:tab/><text:tab/><text:line-break/><text:tab/><text:tab/>// Now For The Inn<text:line-break/><text:tab/><text:tab/>try {<text:line-break/><text:tab/><text:tab/><text:tab/>Image innImage = ImageIO.read(getClass().getResource("/dwellings_c/inn.gif"));<text:line-break/><text:tab/><text:tab/><text:tab/>inn = new Dwelling(dvalley4, innImage);<text:line-break/><text:tab/><text:tab/><text:tab/>inn.getClearingThisOn().addImageToList(inn.getImageRepresentation());<text:line-break/><text:tab/><text:tab/>} catch (Exception e) {<text:line-break/><text:tab/><text:tab/><text:tab/>e.printStackTrace();<text:line-break/><text:tab/><text:tab/>}<text:line-break/><text:tab/>}<text:line-break/><text:tab/>//Initialization method, sets up the board<text:line-break/><text:tab/>private void init(){<text:line-break/><text:tab/><text:tab/>try {<text:line-break/><text:tab/><text:tab/><text:tab/>img = ImageIO.read(getClass().getResource("/theMap3.gif"));<text:line-break/><text:tab/><text:tab/>} catch (IOException e) {<text:line-break/><text:tab/><text:tab/><text:tab/>e.printStackTrace();<text:line-break/><text:tab/><text:tab/>}<text:line-break/><text:line-break/><text:tab/><text:tab/>setPreferredSize( new Dimension(1300,1486));<text:line-break/><text:tab/><text:tab/>setLayout(null);<text:line-break/><text:tab/><text:tab/><text:line-break/><text:tab/><text:tab/>theButtons.add(cliff1);<text:line-break/><text:tab/><text:tab/>theButtons.add(cliff2);<text:line-break/><text:tab/><text:tab/>theButtons.add(cliff3);<text:line-break/><text:tab/><text:tab/>theButtons.add(cliff4);<text:line-break/><text:tab/><text:tab/>theButtons.add(cliff5);<text:line-break/><text:tab/><text:tab/>theButtons.add(cliff6);<text:line-break/><text:tab/><text:tab/><text:line-break/><text:tab/><text:tab/>theButtons.add(evalley1);<text:line-break/><text:tab/><text:tab/>theButtons.add(evalley2);<text:line-break/><text:tab/><text:tab/>theButtons.add(evalley4);<text:line-break/><text:tab/><text:tab/>theButtons.add(evalley5);<text:line-break/><text:tab/><text:tab/><text:line-break/><text:tab/><text:tab/>theButtons.add(hpass1);<text:line-break/><text:tab/><text:tab/>theButtons.add(hpass2);<text:line-break/><text:tab/><text:tab/>theButtons.add(hpass3);<text:line-break/><text:tab/><text:tab/>theButtons.add(hpass4);<text:line-break/><text:tab/><text:tab/>theButtons.add(hpass5);<text:line-break/><text:tab/><text:tab/>theButtons.add(hpass6);<text:line-break/><text:tab/><text:tab/><text:line-break/><text:tab/><text:tab/>theButtons.add(ledges1);<text:line-break/><text:tab/><text:tab/>theButtons.add(ledges2);<text:line-break/><text:tab/><text:tab/>theButtons.add(ledges3);<text:line-break/><text:tab/><text:tab/>theButtons.add(ledges4);<text:line-break/><text:tab/><text:tab/>theButtons.add(ledges5);<text:line-break/><text:tab/><text:tab/>theButtons.add(ledges6);<text:line-break/><text:tab/><text:tab/><text:line-break/></text:span><text:soft-page-break/><text:span text:style-name="T15"><text:tab/><text:tab/>theButtons.add(bland1);<text:line-break/><text:tab/><text:tab/>theButtons.add(bland2);<text:line-break/><text:tab/><text:tab/>theButtons.add(bland3);<text:line-break/><text:tab/><text:tab/>theButtons.add(bland4);<text:line-break/><text:tab/><text:tab/>theButtons.add(bland5);<text:line-break/><text:tab/><text:tab/>theButtons.add(bland6);<text:line-break/><text:tab/><text:tab/><text:line-break/><text:tab/><text:tab/>theButtons.add(cavern1);<text:line-break/><text:tab/><text:tab/>theButtons.add(cavern2);<text:line-break/><text:tab/><text:tab/>theButtons.add(cavern3);<text:line-break/><text:tab/><text:tab/>theButtons.add(cavern4);<text:line-break/><text:tab/><text:tab/>theButtons.add(cavern5);<text:line-break/><text:tab/><text:tab/>theButtons.add(cavern6);<text:line-break/><text:tab/><text:tab/><text:line-break/><text:tab/><text:tab/>theButtons.add(crag1);<text:line-break/><text:tab/><text:tab/>theButtons.add(crag2);<text:line-break/><text:tab/><text:tab/>theButtons.add(crag3);<text:line-break/><text:tab/><text:tab/>theButtons.add(crag4);<text:line-break/><text:tab/><text:tab/>theButtons.add(crag5);<text:line-break/><text:tab/><text:tab/>theButtons.add(crag6);<text:line-break/><text:tab/><text:tab/><text:line-break/><text:tab/><text:tab/>theButtons.add(owoods2);<text:line-break/><text:tab/><text:tab/>theButtons.add(owoods4);<text:line-break/><text:tab/><text:tab/>theButtons.add(owoods5);<text:line-break/><text:tab/><text:tab/><text:line-break/><text:tab/><text:tab/>theButtons.add(bvalley1);<text:line-break/><text:tab/><text:tab/>theButtons.add(bvalley2);<text:line-break/><text:tab/><text:tab/>theButtons.add(bvalley4);<text:line-break/><text:tab/><text:tab/>theButtons.add(bvalley5);<text:line-break/><text:tab/><text:tab/><text:line-break/><text:tab/><text:tab/>theButtons.add(mountain1);<text:line-break/><text:tab/><text:tab/>theButtons.add(mountain2);<text:line-break/><text:tab/><text:tab/>theButtons.add(mountain3);<text:line-break/><text:tab/><text:tab/>theButtons.add(mountain4);<text:line-break/><text:tab/><text:tab/>theButtons.add(mountain5);<text:line-break/><text:tab/><text:tab/>theButtons.add(mountain6);<text:line-break/><text:tab/><text:tab/><text:line-break/><text:tab/><text:tab/>theButtons.add(dvalley1);<text:line-break/><text:tab/><text:tab/>theButtons.add(dvalley2);<text:line-break/><text:tab/><text:tab/>theButtons.add(dvalley4);<text:line-break/><text:tab/><text:tab/>theButtons.add(dvalley5);<text:line-break/><text:tab/><text:tab/><text:line-break/><text:tab/><text:tab/>theButtons.add(dwoods1);<text:line-break/><text:tab/><text:tab/>theButtons.add(dwoods2);<text:line-break/><text:tab/><text:tab/>theButtons.add(dwoods3);<text:line-break/><text:tab/><text:tab/>theButtons.add(dwoods4);<text:line-break/><text:tab/><text:tab/>theButtons.add(dwoods5);<text:line-break/><text:tab/><text:tab/>theButtons.add(dwoods6);<text:line-break/><text:tab/><text:tab/><text:line-break/></text:span><text:soft-page-break/><text:span text:style-name="T15"><text:tab/><text:tab/>theButtons.add(mwoods2);<text:line-break/><text:tab/><text:tab/>theButtons.add(mwoods4);<text:line-break/><text:tab/><text:tab/>theButtons.add(mwoods5);<text:line-break/><text:tab/><text:tab/><text:line-break/><text:tab/><text:tab/>theButtons.add(caves1);<text:line-break/><text:tab/><text:tab/>theButtons.add(caves2);<text:line-break/><text:tab/><text:tab/>theButtons.add(caves3);<text:line-break/><text:tab/><text:tab/>theButtons.add(caves4);<text:line-break/><text:tab/><text:tab/>theButtons.add(caves5);<text:line-break/><text:tab/><text:tab/>theButtons.add(caves6);<text:line-break/><text:tab/><text:tab/><text:line-break/><text:tab/><text:tab/>theButtons.add(pwoods2);<text:line-break/><text:tab/><text:tab/>theButtons.add(pwoods4);<text:line-break/><text:tab/><text:tab/>theButtons.add(pwoods5);<text:line-break/><text:tab/><text:tab/><text:line-break/><text:tab/><text:tab/>theButtons.add(cvalley1);<text:line-break/><text:tab/><text:tab/>theButtons.add(cvalley2);<text:line-break/><text:tab/><text:tab/>theButtons.add(cvalley4);<text:line-break/><text:tab/><text:tab/>theButtons.add(cvalley5);<text:line-break/><text:tab/><text:tab/><text:line-break/><text:tab/><text:tab/>theButtons.add(nwoods5);<text:line-break/><text:tab/><text:tab/>theButtons.add(nwoods2);<text:line-break/><text:tab/><text:tab/>theButtons.add(nwoods4);<text:line-break/><text:tab/><text:tab/><text:line-break/><text:tab/><text:tab/>theButtons.add(ruins1);<text:line-break/><text:tab/><text:tab/>theButtons.add(ruins2);<text:line-break/><text:tab/><text:tab/>theButtons.add(ruins3);<text:line-break/><text:tab/><text:tab/>theButtons.add(ruins4);<text:line-break/><text:tab/><text:tab/>theButtons.add(ruins5);<text:line-break/><text:tab/><text:tab/>theButtons.add(ruins6);<text:line-break/><text:tab/><text:tab/><text:line-break/><text:tab/><text:tab/>theButtons.add(avalley1);<text:line-break/><text:tab/><text:tab/>theButtons.add(avalley2);<text:line-break/><text:tab/><text:tab/>theButtons.add(avalley4);<text:line-break/><text:tab/><text:tab/>theButtons.add(avalley5);<text:line-break/><text:tab/><text:tab/><text:line-break/><text:tab/><text:tab/>theButtons.add(lwoods2);<text:line-break/><text:tab/><text:tab/>theButtons.add(lwoods4);<text:line-break/><text:tab/><text:tab/>theButtons.add(lwoods5);<text:line-break/><text:tab/><text:tab/><text:line-break/><text:tab/><text:tab/>//Adds the components to the board<text:line-break/><text:tab/><text:tab/>for(int i = 0; i &lt; theButtons.size(); i++){<text:line-break/><text:tab/><text:tab/><text:tab/>add(theButtons.get(i).getButtonTiedToClearing());<text:line-break/><text:tab/><text:tab/>}<text:line-break/><text:tab/><text:tab/><text:line-break/><text:tab/><text:tab/>initClearings();<text:line-break/><text:tab/><text:tab/>addClearingListeners();<text:tab/><text:line-break/><text:tab/>}<text:line-break/><text:line-break/></text:span><text:soft-page-break/><text:span text:style-name="T15"><text:tab/>// Adds All Of The Clearing Listeners<text:line-break/><text:tab/>private void addClearingListeners() {<text:line-break/><text:tab/><text:tab/>for (Clearing c: theButtons) {<text:line-break/><text:tab/><text:tab/><text:tab/>addListener(c);<text:line-break/><text:tab/><text:tab/>}<text:line-break/><text:tab/>}<text:line-break/><text:line-break/><text:tab/>//Initializes the clearings<text:line-break/><text:tab/>private void initClearings() {<text:line-break/><text:tab/><text:tab/>cliff1.setLocation(419, 188);<text:line-break/><text:tab/><text:tab/>cliff2.setLocation(496, 204);<text:line-break/><text:tab/><text:tab/>cliff3.setLocation(473, 134);<text:line-break/><text:tab/><text:tab/>cliff4.setLocation(449, 62);<text:line-break/><text:tab/><text:tab/>cliff5.setLocation(527, 78);<text:line-break/><text:tab/><text:tab/>cliff6.setLocation(400, 120);<text:line-break/><text:tab/><text:tab/><text:line-break/><text:tab/><text:tab/>cliff1.addToConnectedClearings(cliff1, evalley2);<text:line-break/><text:tab/><text:tab/>cliff2.addToConnectedClearings(ledges3, cliff3);<text:line-break/><text:tab/><text:tab/>cliff3.addToConnectedClearings(cliff6, cliff5, cliff2);<text:line-break/><text:tab/><text:tab/>cliff4.addConnectedClearing(cliff6);<text:line-break/><text:tab/><text:tab/>cliff5.addToConnectedClearings(cliff3, cliff2);<text:tab/><text:tab/><text:line-break/><text:tab/><text:tab/>cliff6.addToConnectedClearings(cliff1, cliff4, cliff3);<text:line-break/><text:tab/><text:tab/><text:line-break/><text:tab/><text:tab/>evalley1.setLocation(255,267);<text:line-break/><text:tab/><text:tab/>evalley2.setLocation(355,260);<text:line-break/><text:tab/><text:tab/>evalley4.setLocation(350,355);<text:line-break/><text:tab/><text:tab/>evalley5.setLocation(250,370);<text:line-break/><text:tab/><text:tab/><text:line-break/><text:tab/><text:tab/>evalley1.addConnect</text:span></text:p>
      <text:p text:style-name="P15"><text:span text:style-name="T15">edClearing(evalley4);<text:line-break/><text:tab/><text:tab/>evalley2.addToConnectedClearings(cliff1, evalley5);<text:line-break/><text:tab/><text:tab/>evalley4.addToConnectedClearings(ledges2, evalley1, bland2);<text:line-break/><text:tab/><text:tab/>evalley5.addToConnectedClearings(hpass6, evalley2);<text:line-break/><text:tab/><text:tab/><text:line-break/><text:tab/><text:tab/>hpass1.setLocation(105,540);<text:line-break/><text:tab/><text:tab/>hpass2.setLocation(210,510);<text:line-break/><text:tab/><text:tab/>hpass3.setLocation(160,555);<text:line-break/><text:tab/><text:tab/>hpass4.setLocation(130,475);<text:line-break/><text:tab/><text:tab/>hpass5.setLocation(65,475);<text:line-break/><text:tab/><text:tab/>hpass6.setLocation(188,435);<text:line-break/><text:line-break/><text:tab/><text:tab/>hpass1.addToConnectedClearings(hpass5, hpass4);<text:line-break/><text:tab/><text:tab/>hpass2.addToConnectedClearings(hpass4, bland1);<text:line-break/><text:tab/><text:tab/>hpass3.addToConnectedClearings(hpass6, cavern5);<text:line-break/><text:tab/><text:tab/>hpass4.addToConnectedClearings(hpass1, hpass2);<text:line-break/><text:tab/><text:tab/>hpass5.addConnectedClearing(hpass1);<text:line-break/><text:tab/><text:tab/>hpass6.addToConnectedClearings(hpass3, evalley5);<text:line-break/><text:line-break/><text:tab/><text:tab/>ledges1.setLocation(572,321);<text:line-break/></text:span><text:soft-page-break/><text:span text:style-name="T15"><text:tab/><text:tab/>ledges2.setLocation(470,350);<text:line-break/><text:tab/><text:tab/>ledges3.setLocation(515,300);<text:line-break/><text:tab/><text:tab/>ledges4.setLocation(540,372);<text:line-break/><text:tab/><text:tab/>ledges5.setLocation(545,445);<text:line-break/><text:tab/><text:tab/>ledges6.setLocation(628,342);<text:line-break/><text:tab/><text:tab/><text:line-break/><text:tab/><text:tab/>ledges1.addToConnectedClearings(ledges6, ledges3, ledges4);<text:line-break/><text:tab/><text:tab/>ledges2.addToConnectedClearings(evalley4, ledges5);<text:line-break/><text:tab/><text:tab/>ledges3.addToConnectedClearings(ledges6, ledges1, cliff2);<text:line-break/><text:tab/><text:tab/>ledges4.addToConnectedClearings(bland4, ledges1, ledges6);<text:line-break/><text:tab/><text:tab/>ledges5.addToConnectedClearings(ledges2, owoods2);<text:line-break/><text:tab/><text:tab/>ledges6.addToConnectedClearings(ledges1, ledges3, ledges4);<text:tab/><text:line-break/><text:tab/><text:tab/><text:line-break/><text:tab/><text:tab/>bland1.setLocation(285,570);<text:line-break/><text:tab/><text:tab/>bland2.setLocation(385,470);<text:line-break/><text:tab/><text:tab/>bland3.setLocation(315,500);<text:tab/><text:line-break/><text:tab/><text:tab/>bland4.setLocation(445,613);<text:line-break/><text:tab/><text:tab/>bland5.setLocation(395,590);<text:line-break/><text:tab/><text:tab/>bland6.setLocation(350,558);<text:line-break/><text:line-break/><text:tab/><text:tab/>bland1.addToConnectedClearings(hpass2, bland6);<text:line-break/><text:tab/><text:tab/>bland2.addToConnectedClearings(owoods2, bland3, evalley4);<text:line-break/><text:tab/><text:tab/>bland3.addToConnectedClearings(bland2, bland6, bland5);<text:line-break/><text:tab/><text:tab/>bland4.addToConnectedClearings(ledges4, bland5, bland6);<text:line-break/><text:tab/><text:tab/>bland5.addToConnectedClearings(bland3, bland4, cavern2);<text:line-break/><text:tab/><text:tab/>bland6.addToConnectedClearings(bland1, bland3, bland4);<text:line-break/><text:tab/><text:tab/><text:tab/><text:tab/><text:tab/><text:line-break/><text:tab/><text:tab/>cavern1.setLocation(290,742);<text:tab/><text:tab/><text:line-break/><text:tab/><text:tab/>cavern2.setLocation(262,665);<text:line-break/><text:tab/><text:tab/>cavern3.setLocation(222,708);<text:line-break/><text:tab/><text:tab/>cavern4.setLocation(155,786);<text:line-break/><text:tab/><text:tab/>cavern5.setLocation(185,655);<text:line-break/><text:tab/><text:tab/>cavern6.setLocation(210,768);<text:line-break/><text:tab/><text:tab/><text:line-break/><text:tab/><text:tab/>cavern1.addToConnectedClearings(cavern3, cavern4, bvalley4);<text:line-break/><text:tab/><text:tab/>cavern2.addToConnectedClearings(cavern3, bland5);<text:line-break/><text:tab/><text:tab/>cavern3.addToConnectedClearings(cavern1, cavern2, cavern5, cavern6);<text:line-break/><text:tab/><text:tab/>cavern4.addToConnectedClearings(cavern1, cavern5, cavern6);<text:line-break/><text:tab/><text:tab/>cavern5.addToConnectedClearings(cavern3, cavern4, hpass3);<text:line-break/><text:tab/><text:tab/>cavern6.addToConnectedClearings(cavern3, cavern4);<text:line-break/><text:tab/><text:tab/><text:line-break/><text:tab/><text:tab/>crag1.setLocation(764,345);<text:line-break/><text:tab/><text:tab/>crag2.setLocation(800,500);<text:line-break/><text:tab/><text:tab/>crag3.setLocation(828,441);<text:line-break/><text:tab/><text:tab/>crag4.setLocation(730,403);<text:line-break/><text:tab/><text:tab/>crag5.setLocation(748,464);<text:line-break/><text:tab/><text:tab/>crag6.setLocation(816,382);<text:line-break/><text:line-break/><text:tab/><text:tab/>crag1.addToConnectedClearings(crag4, crag6);<text:line-break/></text:span><text:soft-page-break/><text:span text:style-name="T15"><text:tab/><text:tab/>crag2.addToConnectedClearings(crag5, crag3, dwoods1);<text:line-break/><text:tab/><text:tab/>crag3.addToConnectedClearings(crag2, crag5, crag6);<text:line-break/><text:tab/><text:tab/>crag4.addToConnectedClearings(crag1, crag4);<text:line-break/><text:tab/><text:tab/>crag5.addToConnectedClearings(crag3, crag2);<text:line-break/><text:tab/><text:tab/>crag6.addToConnectedClearings(crag3, crag4, crag1);<text:line-break/><text:tab/><text:line-break/><text:tab/><text:tab/>owoods2.setLocation(561,565);<text:line-break/><text:tab/><text:tab/>owoods4.setLocation(681,621);<text:line-break/><text:tab/><text:tab/>owoods5.setLocation(596,668);<text:line-break/><text:tab/><text:tab/><text:line-break/><text:tab/><text:tab/>owoods2.addToConnectedClearings(owoods4, bland2, ledges5);<text:line-break/><text:tab/><text:tab/>owoods4.addToConnectedClearings(owoods2, dwoods1);<text:line-break/><text:tab/><text:tab/>owoods5.addToConnectedClearings(bvalley1, mwoods5);<text:line-break/><text:tab/><text:tab/><text:line-break/><text:tab/><text:tab/>bvalley1.setLocation(500,719);<text:line-break/><text:tab/><text:tab/>bvalley2.setLocation(470,851);<text:line-break/><text:tab/><text:tab/>bvalley4.setLocation(375,802);<text:line-break/><text:tab/><text:tab/>bvalley5.setLocation(423,709);<text:line-break/><text:tab/><text:tab/><text:line-break/><text:tab/><text:tab/>bvalley1.addToConnectedClearings(bvalley4, owoods5);<text:line-break/><text:tab/><text:tab/>bvalley2.addToConnectedClearings(bvalley5, caves2);<text:line-break/><text:tab/><text:tab/>bvalley4.addToConnectedClearings(cavern1, mountain5);<text:line-break/><text:tab/><text:tab/>bvalley5.addToConnectedClearings(bland1, bland2);<text:line-break/><text:tab/><text:tab/><text:line-break/><text:tab/><text:tab/>mountain1.setLocation(248, 999);<text:line-break/><text:tab/><text:tab/>mountain2.setLocation(306, 1040);<text:line-break/><text:tab/><text:tab/>mountain3.setLocation(319, 973);<text:line-break/><text:tab/><text:tab/>mountain4.setLocation(200, 940);<text:line-break/><text:tab/><text:tab/>mountain5.setLocation(337, 900);<text:line-break/><text:tab/><text:tab/>mountain6.setLocation(263, 899);<text:line-break/><text:tab/><text:tab/><text:line-break/><text:tab/><text:tab/>mountain1.addConnectedClearing(mountain3);<text:line-break/><text:tab/><text:tab/>mountain2.addToConnectedClearings(mountain4, mountain5, pwoods4);<text:tab/><text:tab/><text:line-break/><text:tab/><text:tab/>mountain3.addToConnectedClearings(mountain1, mountain6);<text:line-break/><text:tab/><text:tab/>mountain4.addToConnectedClearings(mountain6, mountain2);<text:line-break/><text:tab/><text:tab/>mountain5.addToConnectedClearings(mountain6, mountain2, bvalley4);<text:line-break/><text:tab/><text:tab/>mountain6.addToConnectedClearings(mountain4, mountain5, mountain3);<text:line-break/><text:tab/><text:tab/><text:line-break/><text:tab/><text:tab/>dvalley1.setLocation(1037, 560);<text:line-break/><text:tab/><text:tab/>dvalley2.setLocation(1091, 508);<text:line-break/><text:tab/><text:tab/>dvalley4.setLocation(1003, 450);<text:line-break/><text:tab/><text:tab/>dvalley5.setLocation(966, 543);<text:line-break/><text:tab/><text:tab/><text:line-break/><text:tab/><text:tab/>dvalley1.addToConnectedClearings(cvalley1, dvalley4);<text:line-break/><text:tab/><text:tab/>dvalley2.addToConnectedClearings(dvalley5);<text:line-break/><text:tab/><text:tab/>dvalley4.addToConnectedClearings(dvalley1);<text:line-break/><text:tab/><text:tab/><text:line-break/><text:tab/><text:tab/>dwoods1.setLocation(782,620);<text:line-break/><text:tab/><text:tab/>dwoods2.setLocation(918,646);<text:line-break/></text:span><text:soft-page-break/><text:span text:style-name="T15"><text:tab/><text:tab/>dwoods3.setLocation(895,730);<text:line-break/><text:tab/><text:tab/>dwoods4.setLocation(760,691);<text:line-break/><text:tab/><text:tab/>dwoods5.setLocation(808,739);<text:line-break/><text:tab/><text:tab/>dwoods6.setLocation(846,680);<text:line-break/><text:line-break/><text:tab/><text:tab/>dwoods1.addToConnectedClearings(owoods4, crag2, dwoods6, dwoods4);<text:line-break/><text:tab/><text:tab/>dwoods2.addToConnectedClearings(dwoods3, cvalley2, dvalley5);<text:line-break/><text:tab/><text:tab/>dwoods3.addToConnectedClearings(dwoods6, dwoods5, dwoods2);<text:line-break/><text:tab/><text:tab/>dwoods4.addToConnectedClearings(dwoods1, dwoods5, dwoods6);<text:line-break/><text:tab/><text:tab/>dwoods5.addToConnectedClearings(mwoods5, dwoods4, dwoods3);<text:line-break/><text:tab/><text:tab/>dwoods6.addToConnectedClearings(dwoods1, dwoods4, dwoods3);<text:line-break/><text:tab/><text:line-break/><text:tab/><text:tab/>mwoods2.setLocation(730,887);<text:line-break/><text:tab/><text:tab/>mwoods4.setLocation(634,898);<text:line-break/><text:tab/><text:tab/>mwoods5.setLocation(695,776);<text:line-break/><text:tab/><text:tab/><text:line-break/><text:tab/><text:tab/>mwoods2.addToConnectedClearings(nwoods5, mwoods4, ruins5);<text:line-break/><text:tab/><text:tab/>mwoods4.addToConnectedClearings(caves5, mwoods2);<text:line-break/><text:tab/><text:tab/>mwoods5.addToConnectedClearings(owoods5, dwoods5);<text:line-break/><text:tab/><text:tab/><text:tab/><text:line-break/><text:tab/><text:tab/>caves1.setLocation(460,1071);<text:line-break/><text:tab/><text:tab/>caves2.setLocation(493,945);<text:line-break/><text:tab/><text:tab/>caves3.setLocation(518,1004);<text:line-break/><text:tab/><text:tab/>caves4.setLocation(438,1012);<text:line-break/><text:tab/><text:tab/>caves5.setLocation(564,959);<text:line-break/><text:tab/><text:tab/>caves6.setLocation(577,1067);<text:line-break/><text:tab/><text:tab/><text:line-break/><text:tab/><text:tab/>caves1.addToConnectedClearings(caves6, pwoods5);<text:line-break/><text:tab/><text:tab/>caves2.addToConnectedClearings(caves3, caves4, bvalley2);<text:line-break/><text:tab/><text:tab/>caves3.addToConnectedClearings(caves2, caves5);<text:line-break/><text:tab/><text:tab/>caves4.addToConnectedClearings(caves2, caves6);<text:line-break/><text:tab/><text:tab/>caves5.addToConnectedClearings(mwoods5, caves3);<text:line-break/><text:tab/><text:tab/>caves6.addToConnectedClearings(caves4, caves1);<text:line-break/><text:tab/><text:tab/><text:line-break/><text:tab/><text:tab/>pwoods2.setLocation(274, 1203);<text:line-break/><text:tab/><text:tab/>pwoods4.setLocation(320, 1126);<text:line-break/><text:tab/><text:tab/>pwoods5.setLocation(412, 1175);<text:line-break/><text:tab/><text:tab/><text:line-break/><text:tab/><text:tab/>pwoods2.addToConnectedClearings(pwoods4);<text:line-break/><text:tab/><text:tab/>pwoods4.addToConnectedClearings(pwoods2, mountain2);<text:line-break/><text:tab/><text:tab/>pwoods5.addToConnectedClearings(caves1);<text:tab/><text:tab/><text:line-break/><text:line-break/><text:tab/><text:tab/>cvalley1.setLocation(1063, 650);<text:line-break/><text:tab/><text:tab/>cvalley2.setLocation(1010, 700);<text:line-break/><text:tab/><text:tab/>cvalley4.setLocation(1094, 759);<text:line-break/><text:tab/><text:tab/>cvalley5.setLocation(1135, 667);<text:line-break/><text:tab/><text:tab/><text:line-break/><text:tab/><text:tab/>cvalley1.addToConnectedClearings(dvalley1, cvalley4);<text:line-break/><text:tab/><text:tab/>cvalley2.addToConnectedClearings(dwoods2, cvalley5);<text:line-break/></text:span><text:soft-page-break/><text:span text:style-name="T15"><text:tab/><text:tab/>cvalley4.addToConnectedClearings(nwoods5, cvalley1);<text:line-break/><text:tab/><text:tab/>cvalley5.addConnectedClearing(cvalley2);<text:line-break/><text:tab/><text:tab/><text:tab/><text:tab/><text:line-break/><text:tab/><text:tab/>nwoods2.setLocation(970,945);<text:line-break/><text:tab/><text:tab/>nwoods4.setLocation(876,959);<text:line-break/><text:tab/><text:tab/>nwoods5.setLocation(910,858);<text:line-break/><text:tab/><text:tab/><text:line-break/><text:tab/><text:tab/>nwoods2.addToConnectedClearings(nwoods4, avalley5);<text:line-break/><text:tab/><text:tab/>nwoods4.addToConnectedClearings(ruins1, nwoods2);<text:line-break/><text:tab/><text:tab/>nwoods5.addToConnectedClearings(cvalley4, mwoods2);<text:line-break/><text:tab/><text:tab/><text:tab/><text:tab/><text:line-break/><text:tab/><text:tab/>ruins1.setLocation(801,1031);<text:line-break/><text:tab/><text:tab/>ruins2.setLocation(815,1128);<text:line-break/><text:tab/><text:tab/>ruins3.setLocation(699,1129);<text:line-break/><text:tab/><text:tab/>ruins4.setLocation(730,1060);<text:line-break/><text:tab/><text:tab/>ruins5.setLocation(700,1000);<text:line-break/><text:tab/><text:tab/>ruins6.setLocation(760,1120);<text:line-break/><text:tab/><text:tab/><text:line-break/><text:tab/><text:tab/>ruins1.addToConnectedClearings(ruins5, nwoods4, ruins2, ruins4);<text:line-break/><text:tab/><text:tab/>ruins2.addToConnectedClearings(ruins1, lwoods4, avalley1);<text:line-break/><text:tab/><text:tab/>ruins3.addToConnectedClearings(ruins6, ruins5);<text:line-break/><text:tab/><text:tab/>ruins4.addToConnectedClearings(ruins1, ruins6);<text:line-break/><text:tab/><text:tab/>ruins5.addToConnectedClearings(ruins3, mwoods2, ruins1);<text:line-break/><text:tab/><text:tab/>ruins6.addToConnectedClearings(ruins3, ruins4);<text:line-break/><text:tab/><text:tab/><text:line-break/><text:tab/><text:tab/>avalley1.setLocation(915,1112);<text:line-break/><text:tab/><text:tab/>avalley2.setLocation(930,1180);<text:line-break/><text:tab/><text:tab/>avalley4.setLocation(1028,1140);<text:line-break/><text:tab/><text:tab/>avalley5.setLocation(968,1058);<text:line-break/><text:line-break/><text:tab/><text:tab/>avalley1.addToConnectedClearings(ruins2, avalley4);<text:line-break/><text:tab/><text:tab/>avalley2.addToConnectedClearings(lwoods5, avalley5);<text:line-break/><text:tab/><text:tab/>avalley4.addConnectedClearing(avalley1);<text:line-break/><text:tab/><text:tab/>avalley5.addToConnectedClearings(avalley2, nwoods2);<text:line-break/><text:tab/><text:tab/><text:line-break/><text:tab/><text:tab/>lwoods2.setLocation(803,1330);<text:line-break/><text:tab/><text:tab/>lwoods4.setLocation(800,1235);<text:line-break/><text:tab/><text:tab/>lwoods5.setLocation(883,1286);<text:line-break/><text:line-break/><text:tab/><text:tab/>lwoods2.addConnectedClearing(lwoods4);<text:line-break/><text:tab/><text:tab/>lwoods4.addToConnectedClearings(lwoods2, ruins2);<text:tab/><text:tab/><text:line-break/><text:tab/><text:tab/>lwoods5.addConnectedClearing(avalley2);<text:line-break/><text:tab/><text:tab/><text:line-break/><text:tab/><text:tab/>// Temp<text:line-break/><text:tab/><text:tab/>cavern1.addTreasures(new TreasureModel(true), new TreasureModel(false));<text:line-break/><text:tab/>}<text:line-break/><text:tab/><text:line-break/><text:tab/>//Adds a listener to the clearing that is passed to this function<text:line-break/><text:tab/>private void addListener (final Clearing c) {<text:line-break/></text:span><text:soft-page-break/><text:span text:style-name="T15"><text:tab/><text:tab/>c.getButtonTiedToClearing().addActionListener(new ActionListener() {<text:line-break/> <text:s text:c="11"/>public void actionPerformed(ActionEvent arg0) {<text:line-break/> <text:s text:c="11"/><text:tab/>if (parent.getCurrentPlayer().isMoving() &amp;&amp; parent.getCurrentPlayer().getCurrentClearing().isVaildMove(c)){<text:line-break/> <text:s text:c="11"/><text:tab/><text:tab/>parent.getCurrentPlayer().moveToClearing(c);<text:line-break/> <text:s text:c="11"/><text:tab/><text:tab/><text:line-break/> <text:s text:c="11"/><text:tab/><text:tab/>// If Player Has No More Movements Then Stop Them<text:line-break/> <text:s text:c="11"/><text:tab/><text:tab/>if (parent.getCurrentPlayer().getAvailableActions() &gt; 0) {<text:line-break/> <text:s text:c="11"/><text:tab/><text:tab/><text:tab/>c.highlightConnectedClearings();<text:line-break/> <text:s text:c="11"/><text:tab/><text:tab/>} else {<text:line-break/> <text:s text:c="11"/><text:tab/><text:tab/><text:tab/>parent.getCurrentPlayer().setMoving(false);<text:line-break/> <text:s text:c="11"/><text:tab/><text:tab/>}<text:line-break/> <text:s text:c="11"/><text:tab/>}<text:line-break/> <text:s text:c="11"/>}<text:line-break/> <text:s text:c="7"/>});<text:line-break/><text:tab/><text:tab/><text:line-break/><text:tab/><text:tab/>// Display The Images Here<text:line-break/><text:tab/><text:tab/>c.getButtonTiedToClearing().addMouseListener(new MouseAdapter() {<text:line-break/><text:tab/><text:tab/><text:tab/>@Override<text:line-break/><text:tab/><text:tab/><text:tab/>public void mouseEntered(MouseEvent e) {<text:line-break/><text:tab/><text:tab/><text:tab/><text:tab/>handleImageEnter(c);<text:line-break/><text:tab/><text:tab/><text:tab/>}<text:line-break/><text:tab/><text:tab/>});<text:line-break/><text:tab/>}<text:line-break/><text:tab/><text:line-break/><text:tab/>// Handles The Mouse Entering The Image<text:line-break/><text:tab/>private void handleImageEnter (Clearing c) {<text:line-break/><text:tab/><text:tab/><text:line-break/><text:tab/><text:tab/>if(c.getImageEnitiesOnThis().isEmpty() || c.getImageEnitiesOnThis().size() == 1){<text:line-break/><text:tab/><text:tab/><text:tab/>return;<text:line-break/><text:tab/><text:tab/>}<text:line-break/><text:tab/><text:tab/>if(hoverFrame!=null){<text:line-break/><text:tab/><text:tab/><text:tab/>hoverFrame.dispose();<text:line-break/><text:tab/><text:tab/>}<text:line-break/><text:tab/><text:tab/>hoverFrame = new JFrame();<text:line-break/><text:tab/><text:tab/>hoverPanel = new HoverView(c);<text:line-break/><text:tab/><text:tab/>hoverFrame.setSize(160, 250);<text:line-break/><text:tab/><text:tab/>hoverFrame.setLocation(tk.getScreenSize().width/2 - 300, 300);<text:line-break/><text:tab/><text:tab/>hoverFrame.setVisible(true);<text:line-break/><text:tab/><text:tab/>hoverFrame.add(hoverPanel);<text:line-break/><text:tab/>}<text:line-break/><text:line-break/><text:tab/>//Overrides the paint component method of jPanel<text:line-break/><text:tab/>@Override<text:line-break/><text:tab/>public void paintComponent(Graphics page)<text:line-break/><text:tab/>{<text:line-break/><text:tab/> <text:s text:c="3"/>super.paintComponent(page);<text:line-break/><text:tab/> <text:s text:c="3"/>page.drawImage(img, 0, 0, this);<text:line-break/><text:tab/>}<text:line-break/></text:span><text:soft-page-break/><text:span text:style-name="T15"><text:tab/><text:line-break/><text:tab/>//returns the default clearing of a class (always the inn)<text:line-break/><text:tab/>public Clearing getDefaultClearingForClass (CharacterClass c) {<text:line-break/><text:tab/><text:tab/>switch (c) {<text:line-break/><text:tab/><text:tab/>case SWORDSMAN: return inn.getClearingThisOn();<text:line-break/><text:tab/><text:tab/>case AMAZON: return inn.getClearingThisOn();<text:line-break/><text:tab/><text:tab/>case BLACKNIGHT: return inn.getClearingThisOn();<text:line-break/><text:tab/><text:tab/>case CAPTAIN: return inn.getClearingThisOn();<text:line-break/><text:tab/><text:tab/>case DWARF: return inn.getClearingThisOn();<text:line-break/><text:tab/><text:tab/>case ELF: return inn.getClearingThisOn();<text:line-break/><text:tab/><text:tab/>default: return avalley2;<text:line-break/><text:tab/><text:tab/>}<text:line-break/><text:tab/>}<text:line-break/>}<text:line-break/></text:span></text:p>
      <text:p text:style-name="P15"><text:span text:style-name="T13">Class: </text:span><text:span text:style-name="T15">CardView.java</text:span></text:p>
      <text:p text:style-name="P15"><text:span text:style-name="T15">package views;</text:span></text:p>
      <text:p text:style-name="P15"><text:span text:style-name="T15"/></text:p>
      <text:p text:style-name="P15"><text:span text:style-name="T15">import java.awt.Graphics;</text:span></text:p>
      <text:p text:style-name="P15"><text:span text:style-name="T15">import java.awt.Image;</text:span></text:p>
      <text:p text:style-name="P15"><text:span text:style-name="T15">import java.awt.Toolkit;</text:span></text:p>
      <text:p text:style-name="P15"><text:span text:style-name="T15"/></text:p>
      <text:p text:style-name="P15"><text:span text:style-name="T15">import javax.swing.JPanel;</text:span></text:p>
      <text:p text:style-name="P15"><text:span text:style-name="T15"/></text:p>
      <text:p text:style-name="P15"><text:span text:style-name="T15">import models.characterModels.playerEnums.CharacterClass;</text:span></text:p>
      <text:p text:style-name="P15"><text:span text:style-name="T15"/></text:p>
      <text:p text:style-name="P15"><text:span text:style-name="T15">public class CardView extends JPanel {</text:span></text:p>
      <text:p text:style-name="P15"><text:span text:style-name="T15"><text:tab/></text:span></text:p>
      <text:p text:style-name="P15"><text:span text:style-name="T15"><text:tab/>/**</text:span></text:p>
      <text:p text:style-name="P15"><text:span text:style-name="T15"><text:tab/> * </text:span></text:p>
      <text:p text:style-name="P15"><text:span text:style-name="T15"><text:tab/> */</text:span></text:p>
      <text:p text:style-name="P15"><text:span text:style-name="T15"><text:tab/>private static final long serialVersionUID = 3724840708083857909L;</text:span></text:p>
      <text:p text:style-name="P15"><text:span text:style-name="T15"><text:tab/>private Toolkit tk = Toolkit.getDefaultToolkit();</text:span></text:p>
      <text:p text:style-name="P15"><text:span text:style-name="T15"><text:tab/>private Image img;</text:span></text:p>
      <text:p text:style-name="P15"><text:span text:style-name="T15"/></text:p>
      <text:p text:style-name="P15"><text:span text:style-name="T15"><text:tab/>//constructor for cardview, displays the detailed character stats of the currently selected players class</text:span></text:p>
      <text:p text:style-name="P15"><text:span text:style-name="T15"><text:tab/>public CardView(String valueAt) {</text:span></text:p>
      <text:p text:style-name="P15"><text:span text:style-name="T15"><text:tab/><text:tab/>setSize(600,600);</text:span></text:p>
      <text:p text:style-name="P15"><text:span text:style-name="T15"><text:tab/><text:tab/>setLocation(((int)tk.getScreenSize().getWidth()/2) - 300, ((int)tk.getScreenSize().getHeight()/2) - 300);</text:span></text:p>
      <text:p text:style-name="P15"><text:span text:style-name="T15"><text:tab/><text:tab/>setVisible(true);</text:span></text:p>
      <text:p text:style-name="P15"><text:span text:style-name="T15"><text:tab/><text:tab/>CharacterClass charClass = CharacterClass.valueOf(valueAt);</text:span></text:p>
      <text:p text:style-name="P15"><text:span text:style-name="T15"><text:tab/><text:tab/>img = charClass.getDetailImage();</text:span></text:p>
      <text:p text:style-name="P15"><text:span text:style-name="T15"><text:tab/>}</text:span></text:p>
      <text:p text:style-name="P15"><text:span text:style-name="T15"><text:tab/></text:span></text:p>
      <text:p text:style-name="P15"><text:span text:style-name="T15"><text:tab/>//Overrides the paintComponent method in JPanel</text:span></text:p>
      <text:p text:style-name="P15"><text:span text:style-name="T15"><text:tab/>@Override</text:span></text:p>
      <text:p text:style-name="P15"><text:span text:style-name="T15"><text:tab/>public void paintComponent(Graphics page)</text:span></text:p>
      <text:p text:style-name="P15"><text:soft-page-break/><text:span text:style-name="T15"><text:tab/>{</text:span></text:p>
      <text:p text:style-name="P15"><text:span text:style-name="T15"><text:tab/> <text:s text:c="3"/>super.paintComponent(page);</text:span></text:p>
      <text:p text:style-name="P15"><text:span text:style-name="T15"><text:tab/> <text:s text:c="3"/>page.drawImage(img, 0, 0, this);</text:span></text:p>
      <text:p text:style-name="P15"><text:span text:style-name="T15"><text:tab/>}</text:span></text:p>
      <text:p text:style-name="P15"><text:span text:style-name="T15">}</text:span><text:span text:style-name="T27"><text:line-break/></text:span></text:p>
      <text:p text:style-name="P16"><text:span text:style-name="T27">Class: </text:span><text:span text:style-name="T15">CombatView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Toolkit;</text:span></text:p>
      <text:p text:style-name="P16"><text:span text:style-name="T15">import java.awt.event.ActionEvent;</text:span></text:p>
      <text:p text:style-name="P16"><text:span text:style-name="T15">import java.awt.event.ActionListener;</text:span></text:p>
      <text:p text:style-name="P16"><text:span text:style-name="T15">import java.util.ArrayList;</text:span></text:p>
      <text:p text:style-name="P16"><text:span text:style-name="T15"/></text:p>
      <text:p text:style-name="P16"><text:span text:style-name="T15">import javax.swing.DefaultComboBoxModel;</text:span></text:p>
      <text:p text:style-name="P16"><text:span text:style-name="T15">import javax.swing.JComboBox;</text:span></text:p>
      <text:p text:style-name="P16"><text:span text:style-name="T15">import javax.swing.JLabel;</text:span></text:p>
      <text:p text:style-name="P16"><text:span text:style-name="T15">import javax.swing.JScrollPane;</text:span></text:p>
      <text:p text:style-name="P16"><text:span text:style-name="T15"/></text:p>
      <text:p text:style-name="P16"><text:span text:style-name="T15">import models.characterModels.PlayerBase;</text:span></text:p>
      <text:p text:style-name="P16"><text:span text:style-name="T15">import models.characterModels.playerEnums.Attacks;</text:span></text:p>
      <text:p text:style-name="P16"><text:span text:style-name="T15">import models.chitModels.WeaponChit;</text:span></text:p>
      <text:p text:style-name="P16"><text:span text:style-name="T15">import controller.CombatPVPHandler;</text:span></text:p>
      <text:p text:style-name="P16"><text:span text:style-name="T15"/></text:p>
      <text:p text:style-name="P16"><text:span text:style-name="T15">public class CombatView extends FrameBase {</text:span></text:p>
      <text:p text:style-name="P16"><text:span text:style-name="T15"/></text:p>
      <text:p text:style-name="P16"><text:span text:style-name="T15"><text:s text:c="4"/>/**</text:span></text:p>
      <text:p text:style-name="P16"><text:span text:style-name="T15"><text:tab/> * </text:span></text:p>
      <text:p text:style-name="P16"><text:span text:style-name="T15"><text:tab/> */</text:span></text:p>
      <text:p text:style-name="P16"><text:span text:style-name="T15"><text:tab/>private static final long serialVersionUID = -611514956127664758L;</text:span></text:p>
      <text:p text:style-name="P16"><text:span text:style-name="T15"><text:s text:c="4"/>// Variables declaration <text:s text:c="20"/></text:span></text:p>
      <text:p text:style-name="P16"><text:span text:style-name="T15"><text:s text:c="4"/>private javax.swing.JButton chargeButton;</text:span></text:p>
      <text:p text:style-name="P16"><text:span text:style-name="T15"><text:s text:c="4"/>private javax.swing.JButton dodgeButton;</text:span></text:p>
      <text:p text:style-name="P16"><text:span text:style-name="T15"><text:s text:c="4"/>private javax.swing.JButton duckButton;</text:span></text:p>
      <text:p text:style-name="P16"><text:span text:style-name="T15"><text:s text:c="4"/>private javax.swing.JButton runButton;</text:span></text:p>
      <text:p text:style-name="P16"><text:span text:style-name="T15"><text:s text:c="4"/>private javax.swing.JButton alertButton;</text:span></text:p>
      <text:p text:style-name="P16"><text:span text:style-name="T15"><text:s text:c="4"/>private javax.swing.JButton activateButton;</text:span></text:p>
      <text:p text:style-name="P16"><text:span text:style-name="T15"><text:s text:c="4"/>private javax.swing.JButton abandonButton;</text:span></text:p>
      <text:p text:style-name="P16"><text:span text:style-name="T15"><text:s text:c="4"/>private javax.swing.JButton nextButton;</text:span></text:p>
      <text:p text:style-name="P16"><text:span text:style-name="T15"><text:s text:c="4"/>private javax.swing.JButton endButton;</text:span></text:p>
      <text:p text:style-name="P16"><text:span text:style-name="T15"><text:s text:c="4"/>private javax.swing.JButton resetButton;</text:span></text:p>
      <text:p text:style-name="P16"><text:span text:style-name="T15"><text:s text:c="4"/>private javax.swing.JButton thrustButton;</text:span></text:p>
      <text:p text:style-name="P16"><text:span text:style-name="T15"><text:s text:c="4"/>private javax.swing.JButton swingButton;</text:span></text:p>
      <text:p text:style-name="P16"><text:span text:style-name="T15"><text:s text:c="4"/>private javax.swing.JButton smashButton;</text:span></text:p>
      <text:p text:style-name="P16"><text:span text:style-name="T15"><text:s text:c="4"/>private javax.swing.JLabel jLabel1;</text:span></text:p>
      <text:p text:style-name="P16"><text:span text:style-name="T15"><text:s text:c="4"/>private javax.swing.JLabel jLabel2;</text:span></text:p>
      <text:p text:style-name="P16"><text:span text:style-name="T15"><text:s text:c="4"/>private JLabel targetPlayerLabel;</text:span></text:p>
      <text:p text:style-name="P16"><text:span text:style-name="T15"><text:s text:c="4"/>private JLabel weaponLabel;</text:span></text:p>
      <text:p text:style-name="P16"><text:span text:style-name="T15"><text:s text:c="4"/>private JLabel weaponHarmLabel;</text:span></text:p>
      <text:p text:style-name="P16"><text:soft-page-break/><text:span text:style-name="T15"><text:s text:c="4"/>private javax.swing.JLabel smashShield;</text:span></text:p>
      <text:p text:style-name="P16"><text:span text:style-name="T15"><text:s text:c="4"/>private javax.swing.JLabel swindShield;</text:span></text:p>
      <text:p text:style-name="P16"><text:span text:style-name="T15"><text:s text:c="4"/>private javax.swing.JLabel thrustShield;</text:span></text:p>
      <text:p text:style-name="P16"><text:span text:style-name="T15"><text:s text:c="4"/>private javax.swing.JLabel suitOfArmor;</text:span></text:p>
      <text:p text:style-name="P16"><text:span text:style-name="T15"><text:s text:c="4"/>private javax.swing.JLabel breastPlate;</text:span></text:p>
      <text:p text:style-name="P16"><text:span text:style-name="T15"><text:s text:c="4"/>private javax.swing.JLabel helmet;</text:span></text:p>
      <text:p text:style-name="P16"><text:span text:style-name="T15"><text:s text:c="4"/>private javax.swing.JTextArea textArea; <text:s/></text:span></text:p>
      <text:p text:style-name="P16"><text:span text:style-name="T15"><text:s text:c="4"/>private JScrollPane textContainer;</text:span></text:p>
      <text:p text:style-name="P16"><text:span text:style-name="T15"><text:s text:c="4"/>private JComboBox&lt;PlayerBase&gt; playersCanAttack;</text:span></text:p>
      <text:p text:style-name="P16"><text:span text:style-name="T15"><text:s text:c="4"/></text:span></text:p>
      <text:p text:style-name="P16"><text:span text:style-name="T15"><text:s text:c="4"/>// Setup The Combat Handler For The View</text:span></text:p>
      <text:p text:style-name="P16"><text:span text:style-name="T15"><text:s text:c="4"/>private CombatPVPHandler combatHandler;</text:span></text:p>
      <text:p text:style-name="P16"><text:span text:style-name="T15"><text:s text:c="4"/>private ArrayList&lt;PlayerBase&gt; combatingPlayers;</text:span></text:p>
      <text:p text:style-name="P16"><text:span text:style-name="T15"><text:s text:c="4"/>private ArrayList&lt;PlayerBase&gt; targetPlayers;</text:span></text:p>
      <text:p text:style-name="P16"><text:span text:style-name="T15"><text:s text:c="4"/>private Toolkit tk = Toolkit.getDefaultToolkit();</text:span></text:p>
      <text:p text:style-name="P16"><text:span text:style-name="T15"><text:s text:c="4"/></text:span></text:p>
      <text:p text:style-name="P16"><text:span text:style-name="T15"><text:s text:c="4"/>// Constructor For This</text:span></text:p>
      <text:p text:style-name="P16"><text:span text:style-name="T15"><text:s text:c="4"/>public CombatView(ArrayList&lt;PlayerBase&gt; combatingPlayers) {</text:span></text:p>
      <text:p text:style-name="P16"><text:span text:style-name="T15"><text:s text:c="4"/><text:tab/>this.combatingPlayers = combatingPlayers;</text:span></text:p>
      <text:p text:style-name="P16"><text:span text:style-name="T15"><text:s text:c="4"/><text:tab/>combatHandler = new CombatPVPHandler(combatingPlayers, this);</text:span></text:p>
      <text:p text:style-name="P16"><text:span text:style-name="T15"/></text:p>
      <text:p text:style-name="P16"><text:span text:style-name="T15"><text:s text:c="4"/><text:tab/>initComponents();</text:span></text:p>
      <text:p text:style-name="P16"><text:span text:style-name="T15"><text:s text:c="8"/>initWindow();</text:span></text:p>
      <text:p text:style-name="P16"><text:span text:style-name="T15"><text:s text:c="8"/>addAllComponents();</text:span></text:p>
      <text:p text:style-name="P16"><text:span text:style-name="T15"><text:s text:c="8"/>update();</text:span></text:p>
      <text:p text:style-name="P16"><text:span text:style-name="T15"><text:s text:c="4"/>}</text:span></text:p>
      <text:p text:style-name="P16"><text:span text:style-name="T15"><text:s text:c="4"/></text:span></text:p>
      <text:p text:style-name="P16"><text:span text:style-name="T15"><text:s text:c="4"/>// Initialize The Window</text:span></text:p>
      <text:p text:style-name="P16"><text:span text:style-name="T15"><text:s text:c="4"/>public void initWindow () {</text:span></text:p>
      <text:p text:style-name="P16"><text:span text:style-name="T15"><text:tab/><text:tab/>setSize(760,300);</text:span></text:p>
      <text:p text:style-name="P16"><text:span text:style-name="T15"><text:tab/><text:tab/>setLocation(((int)tk.getScreenSize().getWidth()/2) - 300, ((int)tk.getScreenSize().getHeight()/2) - 300);</text:span></text:p>
      <text:p text:style-name="P16"><text:span text:style-name="T15"><text:tab/><text:tab/>setLayout(layout);</text:span></text:p>
      <text:p text:style-name="P16"><text:span text:style-name="T15"><text:tab/><text:tab/>setName ("Combat Screen");</text:span></text:p>
      <text:p text:style-name="P16"><text:span text:style-name="T15"><text:tab/><text:tab/>setVisible(true);</text:span></text:p>
      <text:p text:style-name="P16"><text:span text:style-name="T15"><text:s text:c="4"/>}</text:span></text:p>
      <text:p text:style-name="P16"><text:span text:style-name="T15"><text:s text:c="4"/></text:span></text:p>
      <text:p text:style-name="P16"><text:span text:style-name="T15"><text:s text:c="4"/>// Adds All Of The Components To The Window</text:span></text:p>
      <text:p text:style-name="P16"><text:span text:style-name="T15"><text:s text:c="4"/>public void addAllComponents () {</text:span></text:p>
      <text:p text:style-name="P16"><text:span text:style-name="T15"><text:s text:c="4"/></text:span></text:p>
      <text:p text:style-name="P16"><text:span text:style-name="T15"><text:s text:c="4"/><text:tab/>// First Is The Text Area</text:span></text:p>
      <text:p text:style-name="P16"><text:span text:style-name="T15"><text:s text:c="4"/><text:tab/>addToFrame(this, textContainer, layout, 0, 0, 5, 5);</text:span></text:p>
      <text:p text:style-name="P16"><text:span text:style-name="T15"><text:s text:c="4"/><text:tab/> <text:s text:c="3"/><text:tab/></text:span></text:p>
      <text:p text:style-name="P16"><text:span text:style-name="T15"><text:s text:c="4"/><text:tab/>// Add In All Of The Attack Buttons Buttons</text:span></text:p>
      <text:p text:style-name="P16"><text:span text:style-name="T15"><text:s text:c="4"/><text:tab/>addToFrame(this, jLabel2, layout, 5, 0, 1, 1);</text:span></text:p>
      <text:p text:style-name="P16"><text:span text:style-name="T15"><text:s text:c="4"/><text:tab/>addToFrame(this, smashButton, layout, 6, 0, 1, 1);</text:span></text:p>
      <text:p text:style-name="P16"><text:span text:style-name="T15"><text:s text:c="4"/><text:tab/>addToFrame(this, thrustButton, layout, 7, 0, 1, 1);</text:span></text:p>
      <text:p text:style-name="P16"><text:span text:style-name="T15"><text:s text:c="4"/><text:tab/>addToFrame(this, swingButton, layout, 8, 0, 1, 1);</text:span></text:p>
      <text:p text:style-name="P16"><text:span text:style-name="T15"><text:s text:c="4"/><text:tab/></text:span></text:p>
      <text:p text:style-name="P16"><text:soft-page-break/><text:span text:style-name="T15"><text:s text:c="4"/><text:tab/>// Weapon Information</text:span></text:p>
      <text:p text:style-name="P16"><text:span text:style-name="T15"><text:s text:c="4"/><text:tab/>addToFrame(this, weaponLabel, layout, 5, 1, 1, 1);</text:span></text:p>
      <text:p text:style-name="P16"><text:span text:style-name="T15"><text:s text:c="4"/><text:tab/>addToFrame(this, weaponHarmLabel, layout, 6, 1, 1, 1);</text:span></text:p>
      <text:p text:style-name="P16"><text:span text:style-name="T15"><text:s text:c="4"/><text:tab/></text:span></text:p>
      <text:p text:style-name="P16"><text:span text:style-name="T15"><text:s text:c="4"/><text:tab/>// Attackable Players Window</text:span></text:p>
      <text:p text:style-name="P16"><text:span text:style-name="T15"><text:s text:c="4"/><text:tab/>addToFrame(this, targetPlayerLabel, layout, 5, 2, 1, 1);</text:span></text:p>
      <text:p text:style-name="P16"><text:span text:style-name="T15"><text:s text:c="4"/><text:tab/>addToFrame(this, playersCanAttack, layout, 6, 2, 3, 1);</text:span></text:p>
      <text:p text:style-name="P16"><text:span text:style-name="T15"><text:s text:c="4"/><text:tab/></text:span></text:p>
      <text:p text:style-name="P16"><text:span text:style-name="T15"><text:s text:c="4"/><text:tab/>// More Buttons</text:span></text:p>
      <text:p text:style-name="P16"><text:span text:style-name="T15"><text:s text:c="4"/><text:tab/>addToFrame (this, nextButton, layout, 5, 4, 2, 1);</text:span></text:p>
      <text:p text:style-name="P16"><text:span text:style-name="T15"><text:s text:c="4"/><text:tab/>addToFrame (this, runButton, layout, 7, 4, 2, 1);</text:span></text:p>
      <text:p text:style-name="P16"><text:span text:style-name="T15"><text:s text:c="4"/>}</text:span></text:p>
      <text:p text:style-name="P16"><text:span text:style-name="T15"><text:s text:c="21"/></text:span></text:p>
      <text:p text:style-name="P16"><text:span text:style-name="T15"><text:s text:c="4"/>private void initComponents() {</text:span></text:p>
      <text:p text:style-name="P16"><text:span text:style-name="T15"/></text:p>
      <text:p text:style-name="P16"><text:span text:style-name="T15"><text:s text:c="8"/>textArea = new javax.swing.JTextArea();</text:span></text:p>
      <text:p text:style-name="P16"><text:span text:style-name="T15"><text:s text:c="8"/>textContainer = new JScrollPane(textArea);</text:span></text:p>
      <text:p text:style-name="P16"><text:span text:style-name="T15"><text:s text:c="8"/></text:span></text:p>
      <text:p text:style-name="P16"><text:span text:style-name="T15"><text:s text:c="8"/>// Buttons</text:span></text:p>
      <text:p text:style-name="P16"><text:span text:style-name="T15"><text:s text:c="8"/>thrustButton = new javax.swing.JButton();</text:span></text:p>
      <text:p text:style-name="P16"><text:span text:style-name="T15"><text:s text:c="8"/>swingButton = new javax.swing.JButton();</text:span></text:p>
      <text:p text:style-name="P16"><text:span text:style-name="T15"><text:s text:c="8"/>smashButton = new javax.swing.JButton();</text:span></text:p>
      <text:p text:style-name="P16"><text:span text:style-name="T15"><text:s text:c="8"/>chargeButton = new javax.swing.JButton();</text:span></text:p>
      <text:p text:style-name="P16"><text:span text:style-name="T15"><text:s text:c="8"/>dodgeButton = new javax.swing.JButton();</text:span></text:p>
      <text:p text:style-name="P16"><text:span text:style-name="T15"><text:s text:c="8"/>duckButton = new javax.swing.JButton();</text:span></text:p>
      <text:p text:style-name="P16"><text:span text:style-name="T15"><text:s text:c="8"/>jLabel1 = new javax.swing.JLabel();</text:span></text:p>
      <text:p text:style-name="P16"><text:span text:style-name="T15"><text:s text:c="8"/>jLabel2 = new javax.swing.JLabel();</text:span></text:p>
      <text:p text:style-name="P16"><text:span text:style-name="T15"><text:s text:c="8"/>runButton = new javax.swing.JButton();</text:span></text:p>
      <text:p text:style-name="P16"><text:span text:style-name="T15"><text:s text:c="8"/>alertButton = new javax.swing.JButton();</text:span></text:p>
      <text:p text:style-name="P16"><text:span text:style-name="T15"><text:s text:c="8"/>activateButton = new javax.swing.JButton();</text:span></text:p>
      <text:p text:style-name="P16"><text:span text:style-name="T15"><text:s text:c="8"/>abandonButton = new javax.swing.JButton();</text:span></text:p>
      <text:p text:style-name="P16"><text:span text:style-name="T15"><text:s text:c="8"/>nextButton = new javax.swing.JButton();</text:span></text:p>
      <text:p text:style-name="P16"><text:span text:style-name="T15"><text:s text:c="8"/>endButton = new javax.swing.JButton();</text:span></text:p>
      <text:p text:style-name="P16"><text:span text:style-name="T15"><text:s text:c="8"/></text:span></text:p>
      <text:p text:style-name="P16"><text:span text:style-name="T15"><text:s text:c="8"/>// Labels</text:span></text:p>
      <text:p text:style-name="P16"><text:span text:style-name="T15"><text:s text:c="8"/>smashShield = new javax.swing.JLabel();</text:span></text:p>
      <text:p text:style-name="P16"><text:span text:style-name="T15"><text:s text:c="8"/>swindShield = new javax.swing.JLabel();</text:span></text:p>
      <text:p text:style-name="P16"><text:span text:style-name="T15"><text:s text:c="8"/>thrustShield = new javax.swing.JLabel();</text:span></text:p>
      <text:p text:style-name="P16"><text:span text:style-name="T15"><text:s text:c="8"/>suitOfArmor = new javax.swing.JLabel();</text:span></text:p>
      <text:p text:style-name="P16"><text:span text:style-name="T15"><text:s text:c="8"/>breastPlate = new javax.swing.JLabel();</text:span></text:p>
      <text:p text:style-name="P16"><text:span text:style-name="T15"><text:s text:c="8"/>helmet = new javax.swing.JLabel();</text:span></text:p>
      <text:p text:style-name="P16"><text:span text:style-name="T15"><text:s text:c="8"/>resetButton = new javax.swing.JButton();</text:span></text:p>
      <text:p text:style-name="P16"><text:span text:style-name="T15"><text:s text:c="8"/>targetPlayerLabel = new JLabel("Target:");</text:span></text:p>
      <text:p text:style-name="P16"><text:span text:style-name="T15"><text:s text:c="8"/>weaponLabel = new JLabel();</text:span></text:p>
      <text:p text:style-name="P16"><text:span text:style-name="T15"><text:s text:c="8"/>weaponHarmLabel = new JLabel();</text:span></text:p>
      <text:p text:style-name="P16"><text:span text:style-name="T15"><text:s text:c="8"/>playersCanAttack = new JComboBox&lt;&gt;();</text:span></text:p>
      <text:p text:style-name="P16"><text:span text:style-name="T15"><text:s text:c="8"/></text:span></text:p>
      <text:p text:style-name="P16"><text:span text:style-name="T15"><text:s text:c="8"/>// Setup The Listeners For This View</text:span></text:p>
      <text:p text:style-name="P16"><text:span text:style-name="T15"><text:s text:c="8"/>setupListeners();</text:span></text:p>
      <text:p text:style-name="P16"><text:soft-page-break/><text:span text:style-name="T15"><text:s text:c="8"/></text:span></text:p>
      <text:p text:style-name="P16"><text:span text:style-name="T15"><text:s text:c="8"/>// Setup The Scroll Pane For The Text Field</text:span></text:p>
      <text:p text:style-name="P16"><text:span text:style-name="T15"><text:s text:c="8"/>textArea.setColumns(20);</text:span></text:p>
      <text:p text:style-name="P16"><text:span text:style-name="T15"><text:s text:c="8"/>textArea.setRows(5);</text:span></text:p>
      <text:p text:style-name="P16"><text:span text:style-name="T15"><text:s text:c="8"/>textContainer.setHorizontalScrollBarPolicy(JScrollPane.HORIZONTAL_SCROLLBAR_NEVER);</text:span></text:p>
      <text:p text:style-name="P16"><text:span text:style-name="T15"><text:s text:c="8"/>textContainer.setVerticalScrollBarPolicy(JScrollPane.VERTICAL_SCROLLBAR_AS_NEEDED);</text:span></text:p>
      <text:p text:style-name="P16"><text:span text:style-name="T15"/></text:p>
      <text:p text:style-name="P16"><text:span text:style-name="T15"><text:s text:c="8"/>// Set the text of all the components</text:span></text:p>
      <text:p text:style-name="P16"><text:span text:style-name="T15"><text:s text:c="8"/>thrustButton.setText("Thrust");</text:span></text:p>
      <text:p text:style-name="P16"><text:span text:style-name="T15"><text:s text:c="8"/>swingButton.setText("Swing");</text:span></text:p>
      <text:p text:style-name="P16"><text:span text:style-name="T15"><text:s text:c="8"/>smashButton.setText("Smash");</text:span></text:p>
      <text:p text:style-name="P16"><text:span text:style-name="T15"><text:s text:c="8"/>chargeButton.setText("Charge");</text:span></text:p>
      <text:p text:style-name="P16"><text:span text:style-name="T15"><text:s text:c="8"/>dodgeButton.setText("Dodge");</text:span></text:p>
      <text:p text:style-name="P16"><text:span text:style-name="T15"><text:s text:c="8"/>duckButton.setText("Duck");</text:span></text:p>
      <text:p text:style-name="P16"><text:span text:style-name="T15"><text:s text:c="8"/>jLabel1.setText("Defences:");</text:span></text:p>
      <text:p text:style-name="P16"><text:span text:style-name="T15"><text:s text:c="8"/>jLabel2.setText("Attacks:");</text:span></text:p>
      <text:p text:style-name="P16"><text:span text:style-name="T15"><text:s text:c="8"/>runButton.setText("Run");</text:span></text:p>
      <text:p text:style-name="P16"><text:span text:style-name="T15"><text:s text:c="8"/>alertButton.setText("Alert Wepon/Chit");</text:span></text:p>
      <text:p text:style-name="P16"><text:span text:style-name="T15"><text:s text:c="8"/>activateButton.setText("Activate/Inactivate");</text:span></text:p>
      <text:p text:style-name="P16"><text:span text:style-name="T15"><text:s text:c="8"/>abandonButton.setText("Abandon Belongings");</text:span></text:p>
      <text:p text:style-name="P16"><text:span text:style-name="T15"><text:s text:c="8"/>nextButton.setText("Move To Next Attacker");</text:span></text:p>
      <text:p text:style-name="P16"><text:span text:style-name="T15"><text:s text:c="8"/>endButton.setText("End");</text:span></text:p>
      <text:p text:style-name="P16"><text:span text:style-name="T15"><text:s text:c="8"/>smashShield.setText("Protects Against Smash");</text:span></text:p>
      <text:p text:style-name="P16"><text:span text:style-name="T15"><text:s text:c="8"/>swindShield.setText("Protects Against Swing");</text:span></text:p>
      <text:p text:style-name="P16"><text:span text:style-name="T15"><text:s text:c="8"/>thrustShield.setText("Protects Against Thrust");</text:span></text:p>
      <text:p text:style-name="P16"><text:span text:style-name="T15"><text:s text:c="8"/>suitOfArmor.setText("Suit of Armor");</text:span></text:p>
      <text:p text:style-name="P16"><text:span text:style-name="T15"><text:s text:c="8"/>breastPlate.setText("Breastplate");</text:span></text:p>
      <text:p text:style-name="P16"><text:span text:style-name="T15"><text:s text:c="8"/>helmet.setText("Helmet");</text:span></text:p>
      <text:p text:style-name="P16"><text:span text:style-name="T15"><text:s text:c="8"/>resetButton.setText("Reset");</text:span></text:p>
      <text:p text:style-name="P16"><text:span text:style-name="T15"><text:s text:c="4"/>}</text:span></text:p>
      <text:p text:style-name="P16"><text:span text:style-name="T15"/></text:p>
      <text:p text:style-name="P16"><text:span text:style-name="T15"><text:s text:c="4"/>// Set up all the action listeners</text:span></text:p>
      <text:p text:style-name="P16"><text:span text:style-name="T15"><text:tab/>private void setupListeners() {</text:span></text:p>
      <text:p text:style-name="P16"><text:span text:style-name="T15"><text:tab/><text:tab/>thrust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combatHandler.setCurrentAttack(Attacks.THRUST);</text:span></text:p>
      <text:p text:style-name="P16"><text:span text:style-name="T15"><text:s text:c="16"/>nextButton.setEnabled(true);</text:span></text:p>
      <text:p text:style-name="P16"><text:span text:style-name="T15"><text:s text:c="16"/>println("Setting Current Attack To " + Attacks.THRUST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swing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combatHandler.setCurrentAttack(Attacks.SWING);</text:span></text:p>
      <text:p text:style-name="P16"><text:span text:style-name="T15"><text:s text:c="16"/>nextButton.setEnabled(true);</text:span></text:p>
      <text:p text:style-name="P16"><text:span text:style-name="T15"><text:s text:c="16"/>println("Setting Current Attack To " + Attacks.SWING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oft-page-break/><text:span text:style-name="T15"><text:s text:c="8"/>smash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combatHandler.setCurrentAttack(Attacks.SMASH);</text:span></text:p>
      <text:p text:style-name="P16"><text:span text:style-name="T15"><text:s text:c="16"/>nextButton.setEnabled(true);</text:span></text:p>
      <text:p text:style-name="P16"><text:span text:style-name="T15"><text:s text:c="16"/>println("Setting Current Attack To " + Attacks.SMASH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dodge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dodge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duck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duck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run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run pressed");</text:span></text:p>
      <text:p text:style-name="P16"><text:span text:style-name="T15"><text:s text:c="16"/>dispose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next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next pressed");</text:span></text:p>
      <text:p text:style-name="P16"><text:span text:style-name="T15"><text:s text:c="16"/>combatHandler.setCurrentDefender(targetPlayers.get(playersCanAttack.getSelectedIndex()));</text:span></text:p>
      <text:p text:style-name="P16"><text:span text:style-name="T15"><text:s text:c="16"/></text:span></text:p>
      <text:p text:style-name="P16"><text:span text:style-name="T15"><text:s text:c="16"/>// Display For Display Purposes</text:span></text:p>
      <text:p text:style-name="P16"><text:span text:style-name="T15"><text:s text:c="16"/>println ("Attack Submitted:");</text:span></text:p>
      <text:p text:style-name="P16"><text:span text:style-name="T15"><text:s text:c="16"/>println (" <text:s/>--- Attacker: " + combatHandler.getCurrentAttacker().getName());</text:span></text:p>
      <text:p text:style-name="P16"><text:span text:style-name="T15"><text:s text:c="16"/>println (" <text:s/>--- Defender: " + combatHandler.getCurrentDefender().getName());</text:span></text:p>
      <text:p text:style-name="P16"><text:span text:style-name="T15"><text:s text:c="16"/>println ("");</text:span></text:p>
      <text:p text:style-name="P16"><text:span text:style-name="T15"><text:s text:c="16"/></text:span></text:p>
      <text:p text:style-name="P16"><text:span text:style-name="T15"><text:s text:c="16"/>// Go To The Next Attack</text:span></text:p>
      <text:p text:style-name="P16"><text:span text:style-name="T15"><text:s text:c="16"/>combatHandler.setNextAttacker();</text:span></text:p>
      <text:p text:style-name="P16"><text:span text:style-name="T15"><text:s text:c="16"/>nextButton.setEnabled(false);</text:span></text:p>
      <text:p text:style-name="P16"><text:span text:style-name="T15"><text:s text:c="16"/>update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end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end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alert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alert pressed");</text:span></text:p>
      <text:p text:style-name="P16"><text:soft-page-break/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activate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activate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abandon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abandon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reset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reset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tab/>}</text:span></text:p>
      <text:p text:style-name="P16"><text:span text:style-name="T15"><text:s text:c="4"/></text:span></text:p>
      <text:p text:style-name="P16"><text:span text:style-name="T15"><text:s text:c="4"/>// Updates This Window With Need Material</text:span></text:p>
      <text:p text:style-name="P16"><text:span text:style-name="T15"><text:s text:c="4"/>private void update () {</text:span></text:p>
      <text:p text:style-name="P16"><text:span text:style-name="T15"><text:s text:c="4"/><text:tab/>// Get The Combobox ready</text:span></text:p>
      <text:p text:style-name="P16"><text:span text:style-name="T15"><text:s text:c="4"/><text:tab/>targetPlayers = getPlayersToAttack();</text:span></text:p>
      <text:p text:style-name="P16"><text:span text:style-name="T15"><text:s text:c="8"/>PlayerBase[] attackables = new PlayerBase[targetPlayers.size()];</text:span></text:p>
      <text:p text:style-name="P16"><text:span text:style-name="T15"><text:s text:c="8"/>attackables = targetPlayers.toArray(attackables);</text:span></text:p>
      <text:p text:style-name="P16"><text:span text:style-name="T15"><text:s text:c="8"/>DefaultComboBoxModel&lt;PlayerBase&gt; model = new DefaultComboBoxModel&lt;&gt;( attackables );</text:span></text:p>
      <text:p text:style-name="P16"><text:span text:style-name="T15"><text:s text:c="8"/>playersCanAttack.setModel(model);</text:span></text:p>
      <text:p text:style-name="P16"><text:span text:style-name="T15"><text:s text:c="8"/></text:span></text:p>
      <text:p text:style-name="P16"><text:span text:style-name="T15"><text:s text:c="8"/>// Set The Next Player To Disabled</text:span></text:p>
      <text:p text:style-name="P16"><text:span text:style-name="T15"><text:s text:c="8"/>nextButton.setText((combatHandler.getReadyPlayerNum() == combatingPlayers.size() - 1) </text:span></text:p>
      <text:p text:style-name="P16"><text:span text:style-name="T15"><text:s text:c="8"/><text:tab/><text:tab/><text:tab/><text:tab/><text:tab/>? "Start Combat" : "Move To Next Attacker");</text:span></text:p>
      <text:p text:style-name="P16"><text:span text:style-name="T15"><text:s text:c="8"/></text:span></text:p>
      <text:p text:style-name="P16"><text:span text:style-name="T15"><text:s text:c="8"/>// Player Weapon Display</text:span></text:p>
      <text:p text:style-name="P16"><text:span text:style-name="T15"><text:s text:c="8"/>WeaponChit equipWeapon = combatHandler.getCurrentAttacker().getWeapon();</text:span></text:p>
      <text:p text:style-name="P16"><text:span text:style-name="T15"><text:s text:c="8"/>weaponLabel.setText("Equipped Weapon: " + equipWeapon.getWeaponName());</text:span></text:p>
      <text:p text:style-name="P16"><text:span text:style-name="T15"><text:s text:c="8"/>weaponHarmLabel.setText("Harm Level: " + equipWeapon.getWeaponDamage());</text:span></text:p>
      <text:p text:style-name="P16"><text:span text:style-name="T15"><text:s text:c="4"/>}</text:span></text:p>
      <text:p text:style-name="P16"><text:span text:style-name="T15"><text:s text:c="4"/></text:span></text:p>
      <text:p text:style-name="P16"><text:span text:style-name="T15"><text:s text:c="4"/>// Get All Of The Players To Attack</text:span></text:p>
      <text:p text:style-name="P16"><text:span text:style-name="T15"><text:s text:c="4"/>private ArrayList&lt;PlayerBase&gt; getPlayersToAttack () {</text:span></text:p>
      <text:p text:style-name="P16"><text:span text:style-name="T15"><text:s text:c="4"/><text:tab/>ArrayList&lt;PlayerBase&gt; returnVal = new ArrayList&lt;&gt;();</text:span></text:p>
      <text:p text:style-name="P16"><text:span text:style-name="T15"><text:s text:c="4"/><text:tab/>for (PlayerBase p: combatingPlayers) {</text:span></text:p>
      <text:p text:style-name="P16"><text:span text:style-name="T15"><text:s text:c="4"/><text:tab/><text:tab/>if (p != combatHandler.getCurrentAttacker()) {</text:span></text:p>
      <text:p text:style-name="P16"><text:span text:style-name="T15"><text:s text:c="4"/><text:tab/><text:tab/><text:tab/>returnVal.add(p);</text:span></text:p>
      <text:p text:style-name="P16"><text:span text:style-name="T15"><text:s text:c="4"/><text:tab/><text:tab/>}</text:span></text:p>
      <text:p text:style-name="P16"><text:span text:style-name="T15"><text:s text:c="4"/><text:tab/>}</text:span></text:p>
      <text:p text:style-name="P16"><text:span text:style-name="T15"><text:s text:c="4"/><text:tab/>return returnVal;</text:span></text:p>
      <text:p text:style-name="P16"><text:span text:style-name="T15"><text:s text:c="4"/>}</text:span></text:p>
      <text:p text:style-name="P16"><text:span text:style-name="T15"><text:s text:c="4"/></text:span></text:p>
      <text:p text:style-name="P16"><text:soft-page-break/><text:span text:style-name="T15"><text:s text:c="4"/>//Used to set the armor labels</text:span></text:p>
      <text:p text:style-name="P16"><text:span text:style-name="T15"><text:s text:c="4"/>public void setArmor(String suit, String breast, String newHelmet){</text:span></text:p>
      <text:p text:style-name="P16"><text:span text:style-name="T15"><text:s text:c="4"/><text:tab/>suitOfArmor.setText(suit);</text:span></text:p>
      <text:p text:style-name="P16"><text:span text:style-name="T15"><text:s text:c="4"/><text:tab/>breastPlate.setText(breast);</text:span></text:p>
      <text:p text:style-name="P16"><text:span text:style-name="T15"><text:s text:c="4"/><text:tab/>helmet.setText(newHelmet);</text:span></text:p>
      <text:p text:style-name="P16"><text:span text:style-name="T15"><text:s text:c="4"/>}</text:span></text:p>
      <text:p text:style-name="P16"><text:span text:style-name="T15"><text:s text:c="4"/></text:span></text:p>
      <text:p text:style-name="P16"><text:span text:style-name="T15"><text:s text:c="4"/>//used to print a line to the text area</text:span></text:p>
      <text:p text:style-name="P16"><text:span text:style-name="T15"><text:s text:c="4"/>public void println(String theLine){</text:span></text:p>
      <text:p text:style-name="P16"><text:span text:style-name="T15"><text:s text:c="4"/><text:tab/>textArea.append(theLine + "\n");</text:span></text:p>
      <text:p text:style-name="P16"><text:span text:style-name="T15"><text:s text:c="4"/>}</text:span></text:p>
      <text:p text:style-name="P16"><text:span text:style-name="T15">}</text:span></text:p>
      <text:p text:style-name="P16"><text:span text:style-name="T15"/></text:p>
      <text:p text:style-name="P16"><text:span text:style-name="T27">Class: </text:span><text:span text:style-name="T15">FrameBase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GridBagConstraints;</text:span></text:p>
      <text:p text:style-name="P16"><text:span text:style-name="T15">import java.awt.GridBagLayout;</text:span></text:p>
      <text:p text:style-name="P16"><text:span text:style-name="T15">import java.awt.Insets;</text:span></text:p>
      <text:p text:style-name="P16"><text:span text:style-name="T15"/></text:p>
      <text:p text:style-name="P16"><text:span text:style-name="T15">import javax.swing.JComponent;</text:span></text:p>
      <text:p text:style-name="P16"><text:span text:style-name="T15">import javax.swing.JFrame;</text:span></text:p>
      <text:p text:style-name="P16"><text:span text:style-name="T15"/></text:p>
      <text:p text:style-name="P16"><text:span text:style-name="T15">public class FrameBase extends JFrame {</text:span></text:p>
      <text:p text:style-name="P16"><text:span text:style-name="T15"/></text:p>
      <text:p text:style-name="P16"><text:span text:style-name="T15"><text:tab/>/**</text:span></text:p>
      <text:p text:style-name="P16"><text:span text:style-name="T15"><text:tab/> * </text:span></text:p>
      <text:p text:style-name="P16"><text:span text:style-name="T15"><text:tab/> */</text:span></text:p>
      <text:p text:style-name="P16"><text:span text:style-name="T15"><text:tab/>private static final long serialVersionUID = -331601846460123149L;</text:span></text:p>
      <text:p text:style-name="P16"><text:span text:style-name="T15"><text:tab/>protected GridBagLayout layout = new GridBagLayout();</text:span></text:p>
      <text:p text:style-name="P16"><text:span text:style-name="T15"><text:tab/>protected GridBagConstraints layoutConstraints = new GridBagConstraints(); </text:span></text:p>
      <text:p text:style-name="P16"><text:span text:style-name="T15"><text:tab/><text:tab/></text:span></text:p>
      <text:p text:style-name="P16"><text:span text:style-name="T15"><text:tab/>//A method for adding other jFrames to this FrameBase</text:span></text:p>
      <text:p text:style-name="P16"><text:span text:style-name="T15"><text:tab/>protected void addToFrame (JFrame connectToFrame, JComponent theComponent, GridBagLayout layout, int x, int y, int gridWidth, int gridHeight){</text:span></text:p>
      <text:p text:style-name="P16"><text:span text:style-name="T15"><text:tab/><text:tab/>layoutConstraints.gridx = x;</text:span></text:p>
      <text:p text:style-name="P16"><text:span text:style-name="T15"><text:tab/><text:tab/>layoutConstraints.gridy = y;</text:span></text:p>
      <text:p text:style-name="P16"><text:span text:style-name="T15"><text:tab/><text:tab/>layoutConstraints.gridwidth = gridWidth;</text:span></text:p>
      <text:p text:style-name="P16"><text:span text:style-name="T15"><text:tab/><text:tab/>layoutConstraints.gridheight = gridHeight;</text:span></text:p>
      <text:p text:style-name="P16"><text:span text:style-name="T15"><text:tab/><text:tab/>layoutConstraints.fill = GridBagConstraints.BOTH;</text:span></text:p>
      <text:p text:style-name="P16"><text:span text:style-name="T15"><text:tab/><text:tab/>layoutConstraints.insets = new Insets(10, 5, 10, 5);</text:span></text:p>
      <text:p text:style-name="P16"><text:span text:style-name="T15"><text:tab/><text:tab/>layoutConstraints.anchor = GridBagConstraints.NORTHWEST;</text:span></text:p>
      <text:p text:style-name="P16"><text:span text:style-name="T15"><text:tab/><text:tab/>layoutConstraints.weightx = 1.0;</text:span></text:p>
      <text:p text:style-name="P16"><text:span text:style-name="T15"><text:tab/><text:tab/>layoutConstraints.weighty = 1.0;</text:span></text:p>
      <text:p text:style-name="P16"><text:span text:style-name="T15"><text:tab/><text:tab/>layout.setConstraints(theComponent, layoutConstraints);</text:span></text:p>
      <text:p text:style-name="P16"><text:span text:style-name="T15"><text:tab/><text:tab/>connectToFrame.add(theComponent);</text:span></text:p>
      <text:p text:style-name="P16"><text:span text:style-name="T15"><text:tab/>}</text:span></text:p>
      <text:p text:style-name="P16"><text:span text:style-name="T15">}</text:span></text:p>
      <text:p text:style-name="P16"><text:span text:style-name="T15"/></text:p>
      <text:p text:style-name="P16"><text:soft-page-break/><text:span text:style-name="T27">Class: </text:span><text:span text:style-name="T15">GameView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Dimension;</text:span></text:p>
      <text:p text:style-name="P16"><text:span text:style-name="T15">import java.awt.GridBagConstraints;</text:span></text:p>
      <text:p text:style-name="P16"><text:span text:style-name="T15">import java.awt.GridBagLayout;</text:span></text:p>
      <text:p text:style-name="P16"><text:span text:style-name="T15">import java.awt.Insets;</text:span></text:p>
      <text:p text:style-name="P16"><text:span text:style-name="T15">import java.awt.Toolkit;</text:span></text:p>
      <text:p text:style-name="P16"><text:span text:style-name="T15">import java.awt.event.ActionEvent;</text:span></text:p>
      <text:p text:style-name="P16"><text:span text:style-name="T15">import java.awt.event.ActionListener;</text:span></text:p>
      <text:p text:style-name="P16"><text:span text:style-name="T15">import java.awt.event.WindowAdapter;</text:span></text:p>
      <text:p text:style-name="P16"><text:span text:style-name="T15">import java.awt.event.WindowEvent;</text:span></text:p>
      <text:p text:style-name="P16"><text:span text:style-name="T15"/></text:p>
      <text:p text:style-name="P16"><text:span text:style-name="T15">import javax.swing.JComponent;</text:span></text:p>
      <text:p text:style-name="P16"><text:span text:style-name="T15">import javax.swing.JFrame;</text:span></text:p>
      <text:p text:style-name="P16"><text:span text:style-name="T15">import javax.swing.JMenu;</text:span></text:p>
      <text:p text:style-name="P16"><text:span text:style-name="T15">import javax.swing.JMenuBar;</text:span></text:p>
      <text:p text:style-name="P16"><text:span text:style-name="T15">import javax.swing.JMenuItem;</text:span></text:p>
      <text:p text:style-name="P16"><text:span text:style-name="T15">import javax.swing.JOptionPane;</text:span></text:p>
      <text:p text:style-name="P16"><text:span text:style-name="T15">import javax.swing.JPanel;</text:span></text:p>
      <text:p text:style-name="P16"><text:span text:style-name="T15">import javax.swing.JScrollPane;</text:span></text:p>
      <text:p text:style-name="P16"><text:span text:style-name="T15">import javax.swing.ScrollPaneConstants;</text:span></text:p>
      <text:p text:style-name="P16"><text:span text:style-name="T15">import javax.swing.event.ListSelectionEvent;</text:span></text:p>
      <text:p text:style-name="P16"><text:span text:style-name="T15">import javax.swing.event.ListSelectionListener;</text:span></text:p>
      <text:p text:style-name="P16"><text:span text:style-name="T15"/></text:p>
      <text:p text:style-name="P16"><text:span text:style-name="T15">import models.characterModels.PlayerBase;</text:span></text:p>
      <text:p text:style-name="P16"><text:span text:style-name="T15">import models.characterModels.playerEnums.CharacterClass;</text:span></text:p>
      <text:p text:style-name="P16"><text:span text:style-name="T15">import controller.clientController;</text:span></text:p>
      <text:p text:style-name="P16"><text:span text:style-name="T15"/></text:p>
      <text:p text:style-name="P16"><text:span text:style-name="T15">public class GameView extends FrameBase {</text:span></text:p>
      <text:p text:style-name="P16"><text:span text:style-name="T15"/></text:p>
      <text:p text:style-name="P16"><text:span text:style-name="T15"><text:tab/>private static final long serialVersionUID = 1789113344181363284L;</text:span></text:p>
      <text:p text:style-name="P16"><text:span text:style-name="T15"/></text:p>
      <text:p text:style-name="P16"><text:span text:style-name="T15"><text:tab/>//Field declarations</text:span></text:p>
      <text:p text:style-name="P16"><text:span text:style-name="T15"><text:tab/>private Toolkit tk = Toolkit.getDefaultToolkit();</text:span></text:p>
      <text:p text:style-name="P16"><text:span text:style-name="T15"><text:tab/></text:span></text:p>
      <text:p text:style-name="P16"><text:span text:style-name="T15"><text:tab/>private clientController theClient;</text:span></text:p>
      <text:p text:style-name="P16"><text:span text:style-name="T15"><text:tab/></text:span></text:p>
      <text:p text:style-name="P16"><text:span text:style-name="T15"><text:tab/>private JMenuBar menuBar = new JMenuBar();</text:span></text:p>
      <text:p text:style-name="P16"><text:span text:style-name="T15"/></text:p>
      <text:p text:style-name="P16"><text:span text:style-name="T15"><text:tab/>private JScrollPane scrollPane;</text:span></text:p>
      <text:p text:style-name="P16"><text:span text:style-name="T15"/></text:p>
      <text:p text:style-name="P16"><text:span text:style-name="T15"><text:tab/>private JPanel mainPanel;</text:span></text:p>
      <text:p text:style-name="P16"><text:span text:style-name="T15"><text:tab/>private BoardView theBoard;</text:span></text:p>
      <text:p text:style-name="P16"><text:span text:style-name="T15"><text:tab/></text:span></text:p>
      <text:p text:style-name="P16"><text:span text:style-name="T15"><text:tab/>private GridBagLayout layout = new GridBagLayout();</text:span></text:p>
      <text:p text:style-name="P16"><text:span text:style-name="T15"><text:tab/>private GridBagConstraints layoutConstraints = new GridBagConstraints();</text:span></text:p>
      <text:p text:style-name="P16"><text:span text:style-name="T15"/></text:p>
      <text:p text:style-name="P16"><text:span text:style-name="T15"><text:tab/>private JScrollPane theBoardScroller;</text:span></text:p>
      <text:p text:style-name="P16"><text:soft-page-break/><text:span text:style-name="T15"/></text:p>
      <text:p text:style-name="P16"><text:span text:style-name="T15"><text:tab/>private PlayerListView thePlayerList;</text:span></text:p>
      <text:p text:style-name="P16"><text:span text:style-name="T15"><text:tab/>private PlayerControllView thePlayerButtons;</text:span></text:p>
      <text:p text:style-name="P16"><text:span text:style-name="T15"/></text:p>
      <text:p text:style-name="P16"><text:span text:style-name="T15"><text:tab/>private CardView theCard;</text:span></text:p>
      <text:p text:style-name="P16"><text:span text:style-name="T15"/></text:p>
      <text:p text:style-name="P16"><text:span text:style-name="T15"><text:tab/>private JFrame cardViewer;</text:span></text:p>
      <text:p text:style-name="P16"><text:span text:style-name="T15"><text:tab/></text:span></text:p>
      <text:p text:style-name="P16"><text:span text:style-name="T15"><text:tab/>//Constructor for gameView</text:span></text:p>
      <text:p text:style-name="P16"><text:span text:style-name="T15"><text:tab/>public GameView(){</text:span></text:p>
      <text:p text:style-name="P16"><text:span text:style-name="T15"><text:tab/><text:tab/>init(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 Initialization Method </text:span></text:p>
      <text:p text:style-name="P16"><text:span text:style-name="T15"><text:tab/>public void init(){</text:span></text:p>
      <text:p text:style-name="P16"><text:span text:style-name="T15"><text:tab/><text:tab/></text:span></text:p>
      <text:p text:style-name="P16"><text:span text:style-name="T15"><text:tab/><text:tab/>theClient = new clientController(this);</text:span></text:p>
      <text:p text:style-name="P16"><text:span text:style-name="T15"><text:tab/><text:tab/></text:span></text:p>
      <text:p text:style-name="P16"><text:span text:style-name="T15"><text:tab/><text:tab/>mainPanel = new JPanel();</text:span></text:p>
      <text:p text:style-name="P16"><text:span text:style-name="T15"><text:tab/><text:tab/>scrollPane = new JScrollPane(mainPanel);</text:span></text:p>
      <text:p text:style-name="P16"><text:span text:style-name="T15"><text:tab/><text:tab/>scrollPane.setVerticalScrollBarPolicy(ScrollPaneConstants.VERTICAL_SCROLLBAR_AS_NEEDED);</text:span></text:p>
      <text:p text:style-name="P16"><text:span text:style-name="T15"><text:tab/><text:tab/>scrollPane.setHorizontalScrollBarPolicy(ScrollPaneConstants.HORIZONTAL_SCROLLBAR_AS_NEEDED);</text:span></text:p>
      <text:p text:style-name="P16"><text:span text:style-name="T15"><text:tab/><text:tab/>mainPanel.setLayout(layout);</text:span></text:p>
      <text:p text:style-name="P16"><text:span text:style-name="T15"><text:tab/><text:tab/>setSize((int)tk.getScreenSize().getWidth(),(int)tk.getScreenSize().getHeight()-40);</text:span></text:p>
      <text:p text:style-name="P16"><text:span text:style-name="T15"><text:tab/><text:tab/>setVisible(true);</text:span></text:p>
      <text:p text:style-name="P16"><text:span text:style-name="T15"><text:tab/><text:tab/>setTitle("Magic Realm");</text:span></text:p>
      <text:p text:style-name="P16"><text:span text:style-name="T15"><text:tab/><text:tab/>setJMenuBar(menuBar);</text:span></text:p>
      <text:p text:style-name="P16"><text:span text:style-name="T15"><text:tab/><text:tab/>add(scrollPane);</text:span></text:p>
      <text:p text:style-name="P16"><text:span text:style-name="T15"><text:tab/><text:tab/></text:span></text:p>
      <text:p text:style-name="P16"><text:span text:style-name="T15"><text:tab/><text:tab/>JMenu fileMenu = new JMenu("File");</text:span></text:p>
      <text:p text:style-name="P16"><text:span text:style-name="T15"><text:tab/><text:tab/></text:span></text:p>
      <text:p text:style-name="P16"><text:span text:style-name="T15"><text:tab/><text:tab/>menuBar.add(fileMenu);</text:span></text:p>
      <text:p text:style-name="P16"><text:span text:style-name="T15"><text:tab/><text:tab/></text:span></text:p>
      <text:p text:style-name="P16"><text:span text:style-name="T15"><text:tab/><text:tab/>JMenuItem newAction = new JMenuItem("New Game");</text:span></text:p>
      <text:p text:style-name="P16"><text:span text:style-name="T15"><text:s text:c="8"/>JMenuItem exitAction = new JMenuItem("Exit");</text:span></text:p>
      <text:p text:style-name="P16"><text:span text:style-name="T15"/></text:p>
      <text:p text:style-name="P16"><text:span text:style-name="T15"><text:s text:c="8"/>fileMenu.add(newAction);</text:span></text:p>
      <text:p text:style-name="P16"><text:span text:style-name="T15"><text:s text:c="8"/>fileMenu.add(exitAction);</text:span></text:p>
      <text:p text:style-name="P16"><text:span text:style-name="T15"><text:s text:c="8"/></text:span></text:p>
      <text:p text:style-name="P16"><text:span text:style-name="T15"><text:s text:c="8"/>//Action listeners</text:span></text:p>
      <text:p text:style-name="P16"><text:span text:style-name="T15"><text:s text:c="8"/>newActi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tartGame();</text:span></text:p>
      <text:p text:style-name="P16"><text:soft-page-break/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exitActi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exitGame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/></text:span></text:p>
      <text:p text:style-name="P16"><text:span text:style-name="T15"><text:s text:c="8"/>addWindowListener(new WindowAdapter(){</text:span></text:p>
      <text:p text:style-name="P16"><text:span text:style-name="T15"><text:s text:c="12"/>public void windowClosing(WindowEvent e){</text:span></text:p>
      <text:p text:style-name="P16"><text:span text:style-name="T15"><text:s text:c="12"/><text:tab/>exitGame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update method resizes the screen to get it to repaint</text:span></text:p>
      <text:p text:style-name="P16"><text:span text:style-name="T15"><text:tab/>private void update(){</text:span></text:p>
      <text:p text:style-name="P16"><text:span text:style-name="T15"><text:tab/><text:tab/>setSize((int)tk.getScreenSize().getWidth(),(int)tk.getScreenSize().getHeight()-20);</text:span></text:p>
      <text:p text:style-name="P16"><text:span text:style-name="T15"><text:tab/><text:tab/>setSize((int)tk.getScreenSize().getWidth(),(int)tk.getScreenSize().getHeight()-40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Dispalys the gameButtons and user interface</text:span></text:p>
      <text:p text:style-name="P16"><text:span text:style-name="T15"><text:tab/>private void showGameButtons(){</text:span></text:p>
      <text:p text:style-name="P16"><text:span text:style-name="T15"><text:tab/></text:span></text:p>
      <text:p text:style-name="P16"><text:span text:style-name="T15"><text:tab/><text:tab/>thePlayerList = new PlayerListView(this);</text:span></text:p>
      <text:p text:style-name="P16"><text:span text:style-name="T15"><text:tab/><text:tab/>addToGrid(thePlayerList, 0, 0, 1, 1);</text:span></text:p>
      <text:p text:style-name="P16"><text:span text:style-name="T15"><text:tab/><text:tab/></text:span></text:p>
      <text:p text:style-name="P16"><text:span text:style-name="T15"><text:tab/><text:tab/>thePlayerButtons = new PlayerControllView(this);</text:span></text:p>
      <text:p text:style-name="P16"><text:span text:style-name="T15"><text:tab/><text:tab/>addToGrid(thePlayerButtons, 0, 1, 1, 2);</text:span></text:p>
      <text:p text:style-name="P16"><text:span text:style-name="T15"><text:tab/><text:tab/></text:span></text:p>
      <text:p text:style-name="P16"><text:span text:style-name="T15"><text:tab/><text:tab/>//Action listeners</text:span></text:p>
      <text:p text:style-name="P16"><text:span text:style-name="T15"><text:s text:c="8"/>thePlayerList.getAddPlayerButton().addActionListener(new java.awt.event.ActionListener() {</text:span></text:p>
      <text:p text:style-name="P16"><text:span text:style-name="T15"><text:s text:c="12"/>public void actionPerformed(java.awt.event.ActionEvent evt) {</text:span></text:p>
      <text:p text:style-name="P16"><text:span text:style-name="T15"><text:s text:c="16"/>addPlayerMenu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thePlayerList.getjButton2().addActionListener(new java.awt.event.ActionListener() {</text:span></text:p>
      <text:p text:style-name="P16"><text:span text:style-name="T15"><text:s text:c="12"/>public void actionPerformed(java.awt.event.ActionEvent evt) {</text:span></text:p>
      <text:p text:style-name="P16"><text:span text:style-name="T15"><text:s text:c="16"/>removePlayer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thePlayerList.getjTable2().getSelectionModel().addListSelectionListener(new ListSelectionListener(){</text:span></text:p>
      <text:p text:style-name="P16"><text:span text:style-name="T15"><text:s text:c="8"/><text:tab/>@Override</text:span></text:p>
      <text:p text:style-name="P16"><text:span text:style-name="T15"><text:s text:c="8"/><text:tab/>public void valueChanged(ListSelectionEvent event){</text:span></text:p>
      <text:p text:style-name="P16"><text:soft-page-break/><text:span text:style-name="T15"><text:s text:c="8"/><text:tab/><text:tab/>if(thePlayerList.getjTable2().getSelectedRow()&gt;-1){</text:span></text:p>
      <text:p text:style-name="P16"><text:span text:style-name="T15"><text:s text:c="8"/><text:tab/><text:tab/><text:tab/>setPlayerInterface(thePlayerList.getjTable2().getSelectedRow());</text:span></text:p>
      <text:p text:style-name="P16"><text:span text:style-name="T15"><text:s text:c="8"/><text:tab/><text:tab/>}</text:span></text:p>
      <text:p text:style-name="P16"><text:span text:style-name="T15"><text:s text:c="8"/><text:tab/>}</text:span></text:p>
      <text:p text:style-name="P16"><text:span text:style-name="T15"><text:s text:c="8"/>});</text:span></text:p>
      <text:p text:style-name="P16"><text:span text:style-name="T15"><text:s text:c="6"/></text:span></text:p>
      <text:p text:style-name="P16"><text:span text:style-name="T15"><text:s text:c="8"/>thePlayerButtons.getjButton1().addActionListener(new java.awt.event.ActionListener() {</text:span></text:p>
      <text:p text:style-name="P16"><text:span text:style-name="T15"><text:s text:c="12"/>public void actionPerformed(java.awt.event.ActionEvent evt) {</text:span></text:p>
      <text:p text:style-name="P16"><text:span text:style-name="T15"><text:s text:c="16"/>showCard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thePlayerList.getStartGameButton().addActionListener(new ActionListener() {</text:span></text:p>
      <text:p text:style-name="P16"><text:span text:style-name="T15"><text:s text:c="8"/><text:tab/>@Override</text:span></text:p>
      <text:p text:style-name="P16"><text:span text:style-name="T15"><text:tab/><text:tab/><text:tab/>public void actionPerformed(ActionEvent arg0) {</text:span></text:p>
      <text:p text:style-name="P16"><text:span text:style-name="T15"><text:s text:c="8"/><text:tab/><text:tab/>handleStartGame();</text:span></text:p>
      <text:p text:style-name="P16"><text:span text:style-name="T15"><text:tab/><text:tab/><text:tab/>}</text:span></text:p>
      <text:p text:style-name="P16"><text:span text:style-name="T15"><text:tab/><text:tab/>}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happens when you press the start game button, initlizes the game</text:span></text:p>
      <text:p text:style-name="P16"><text:span text:style-name="T15"><text:tab/>private void handleStartGame () {</text:span></text:p>
      <text:p text:style-name="P16"><text:span text:style-name="T15"><text:tab/><text:tab/>System.out.println("Start Game Pressed");</text:span></text:p>
      <text:p text:style-name="P16"><text:span text:style-name="T15"><text:tab/><text:tab/></text:span></text:p>
      <text:p text:style-name="P16"><text:span text:style-name="T15"><text:tab/><text:tab/>theClient.startGame();</text:span></text:p>
      <text:p text:style-name="P16"><text:span text:style-name="T15"><text:tab/><text:tab/>thePlayerList.updateTable();</text:span></text:p>
      <text:p text:style-name="P16"><text:span text:style-name="T15"><text:tab/><text:tab/>thePlayerButtons.massSetButtonState(true);</text:span></text:p>
      <text:p text:style-name="P16"><text:span text:style-name="T15"><text:tab/><text:tab/>thePlayerList.getStartGameButton().setEnabled(false);</text:span></text:p>
      <text:p text:style-name="P16"><text:span text:style-name="T15"><text:tab/><text:tab/>JOptionPane.showMessageDialog(this, "The Game Has Started!");</text:span></text:p>
      <text:p text:style-name="P16"><text:span text:style-name="T15"><text:tab/>}</text:span></text:p>
      <text:p text:style-name="P16"><text:span text:style-name="T15"/></text:p>
      <text:p text:style-name="P16"><text:span text:style-name="T15"><text:tab/>//Shows the player's detailed character sheet</text:span></text:p>
      <text:p text:style-name="P16"><text:span text:style-name="T15"><text:tab/>private void showCard() {</text:span></text:p>
      <text:p text:style-name="P16"><text:span text:style-name="T15"><text:tab/><text:tab/>if(thePlayerList.getjTable2().getSelectedRow() == -1){</text:span></text:p>
      <text:p text:style-name="P16"><text:span text:style-name="T15"><text:tab/><text:tab/><text:tab/>return;</text:span></text:p>
      <text:p text:style-name="P16"><text:span text:style-name="T15"><text:tab/><text:tab/>}</text:span></text:p>
      <text:p text:style-name="P16"><text:span text:style-name="T15"><text:tab/><text:tab/>cardViewer = new JFrame();</text:span></text:p>
      <text:p text:style-name="P16"><text:span text:style-name="T15"><text:tab/><text:tab/>cardViewer.setSize(760,630);</text:span></text:p>
      <text:p text:style-name="P16"><text:span text:style-name="T15"><text:tab/><text:tab/>cardViewer.setLocation(((int)tk.getScreenSize().getWidth()/2) - 300, ((int)tk.getScreenSize().getHeight()/2) - 300);</text:span></text:p>
      <text:p text:style-name="P16"><text:span text:style-name="T15"><text:tab/><text:tab/>cardViewer.setVisible(true);</text:span></text:p>
      <text:p text:style-name="P16"><text:span text:style-name="T15"><text:tab/><text:tab/>theCard = new CardView((String) thePlayerList.getjTable2().getValueAt(thePlayerList.getjTable2().getSelectedRow(), 0));</text:span></text:p>
      <text:p text:style-name="P16"><text:span text:style-name="T15"><text:tab/><text:tab/>cardViewer.add(theCard);</text:span></text:p>
      <text:p text:style-name="P16"><text:span text:style-name="T15"><text:tab/>}</text:span></text:p>
      <text:p text:style-name="P16"><text:span text:style-name="T15"/></text:p>
      <text:p text:style-name="P16"><text:span text:style-name="T15"><text:tab/>//changes the ui to show details of the selected player</text:span></text:p>
      <text:p text:style-name="P16"><text:span text:style-name="T15"><text:tab/>private void setPlayerInterface(int selectedRow) {</text:span></text:p>
      <text:p text:style-name="P16"><text:span text:style-name="T15"><text:tab/><text:tab/>thePlayerButtons.getPlayerClassLabel().setText((String) </text:span><text:soft-page-break/><text:span text:style-name="T15">thePlayerList.getjTable2().getValueAt(selectedRow, 0));</text:span></text:p>
      <text:p text:style-name="P16"><text:span text:style-name="T15"><text:tab/><text:tab/>thePlayerButtons.getPlayerDisplayLabel().setText((String) thePlayerList.getjTable2().getValueAt(selectedRow, 1));</text:span></text:p>
      <text:p text:style-name="P16"><text:span text:style-name="T15"><text:tab/>}</text:span></text:p>
      <text:p text:style-name="P16"><text:span text:style-name="T15"/></text:p>
      <text:p text:style-name="P16"><text:span text:style-name="T15"><text:tab/>//removes the selected player for the player list and from the controller class</text:span></text:p>
      <text:p text:style-name="P16"><text:span text:style-name="T15"><text:tab/>private void removePlayer() {</text:span></text:p>
      <text:p text:style-name="P16"><text:span text:style-name="T15"><text:tab/><text:tab/></text:span></text:p>
      <text:p text:style-name="P16"><text:span text:style-name="T15"><text:tab/><text:tab/>if(thePlayerList.getjTable2().getSelectedRow()==-1){</text:span></text:p>
      <text:p text:style-name="P16"><text:span text:style-name="T15"><text:tab/><text:tab/><text:tab/>return;</text:span></text:p>
      <text:p text:style-name="P16"><text:span text:style-name="T15"><text:tab/><text:tab/>}</text:span></text:p>
      <text:p text:style-name="P16"><text:span text:style-name="T15"><text:tab/><text:tab/></text:span></text:p>
      <text:p text:style-name="P16"><text:span text:style-name="T15"><text:tab/><text:tab/>int selectedOption = JOptionPane.showConfirmDialog(null, </text:span></text:p>
      <text:p text:style-name="P16"><text:span text:style-name="T15"><text:s text:c="16"/>"Are you sure that you want to remove this player?", </text:span></text:p>
      <text:p text:style-name="P16"><text:span text:style-name="T15"><text:s text:c="16"/>"Choose", </text:span></text:p>
      <text:p text:style-name="P16"><text:span text:style-name="T15"><text:s text:c="16"/>JOptionPane.YES_NO_OPTION); </text:span></text:p>
      <text:p text:style-name="P16"><text:span text:style-name="T15"><text:tab/><text:tab/>if (selectedOption == JOptionPane.NO_OPTION) {</text:span></text:p>
      <text:p text:style-name="P16"><text:span text:style-name="T15"><text:tab/><text:tab/><text:tab/>return;</text:span></text:p>
      <text:p text:style-name="P16"><text:span text:style-name="T15"><text:tab/><text:tab/>}</text:span></text:p>
      <text:p text:style-name="P16"><text:span text:style-name="T15"><text:tab/></text:span></text:p>
      <text:p text:style-name="P16"><text:span text:style-name="T15"><text:tab/><text:tab/>String playerToRemoveName = (String) thePlayerList.getjTable2().getModel().getValueAt(thePlayerList.getjTable2().getSelectedRow(),1);</text:span></text:p>
      <text:p text:style-name="P16"><text:span text:style-name="T15"/></text:p>
      <text:p text:style-name="P16"><text:span text:style-name="T15"><text:tab/><text:tab/>thePlayerList.removePlayer();</text:span></text:p>
      <text:p text:style-name="P16"><text:span text:style-name="T15"><text:tab/><text:tab/>theClient.removePlayer(playerToRemoveName);</text:span></text:p>
      <text:p text:style-name="P16"><text:span text:style-name="T15"><text:tab/><text:tab/>thePlayerList.update();</text:span></text:p>
      <text:p text:style-name="P16"><text:span text:style-name="T15"><text:tab/>}</text:span></text:p>
      <text:p text:style-name="P16"><text:span text:style-name="T15"/></text:p>
      <text:p text:style-name="P16"><text:span text:style-name="T15"><text:tab/>//Displays and initializes the board in the game view</text:span></text:p>
      <text:p text:style-name="P16"><text:span text:style-name="T15"><text:tab/>private void showBoard(){</text:span></text:p>
      <text:p text:style-name="P16"><text:span text:style-name="T15"><text:tab/><text:tab/>theBoard = new BoardView(this);</text:span></text:p>
      <text:p text:style-name="P16"><text:span text:style-name="T15"><text:tab/><text:tab/>theBoardScroller = new JScrollPane(theBoard);</text:span></text:p>
      <text:p text:style-name="P16"><text:span text:style-name="T15"><text:tab/><text:tab/>theBoardScroller.setVerticalScrollBarPolicy(ScrollPaneConstants.VERTICAL_SCROLLBAR_ALWAYS);</text:span></text:p>
      <text:p text:style-name="P16"><text:span text:style-name="T15"><text:tab/><text:tab/>theBoardScroller.setHorizontalScrollBarPolicy(ScrollPaneConstants.HORIZONTAL_SCROLLBAR_ALWAYS);</text:span></text:p>
      <text:p text:style-name="P16"><text:span text:style-name="T15"><text:tab/><text:tab/>theBoardScroller.getVerticalScrollBar().setUnitIncrement(20);</text:span></text:p>
      <text:p text:style-name="P16"><text:span text:style-name="T15"><text:tab/><text:tab/>addToGrid(theBoardScroller, 1, 0, 4, 4);</text:span></text:p>
      <text:p text:style-name="P16"><text:span text:style-name="T15"><text:tab/><text:tab/>theBoardScroller.setPreferredSize(new Dimension(((int)tk.getScreenSize().getWidth()/2), ((int)tk.getScreenSize().getHeight()/2))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opens the addplayer menu that letss the user select their name and class</text:span></text:p>
      <text:p text:style-name="P16"><text:span text:style-name="T15"><text:tab/>private void addPlayerMenu(){</text:span></text:p>
      <text:p text:style-name="P16"><text:span text:style-name="T15"><text:tab/><text:tab/>new AddPlayerView(this);</text:span></text:p>
      <text:p text:style-name="P16"><text:soft-page-break/><text:span text:style-name="T15"><text:tab/>}</text:span></text:p>
      <text:p text:style-name="P16"><text:span text:style-name="T15"><text:tab/></text:span></text:p>
      <text:p text:style-name="P16"><text:span text:style-name="T15"><text:tab/>//Adds the new palyer to the controller and the UI list</text:span></text:p>
      <text:p text:style-name="P16"><text:span text:style-name="T15"><text:tab/>public void addPlayer(String playerName, CharacterClass playerClass){</text:span></text:p>
      <text:p text:style-name="P16"><text:span text:style-name="T15"><text:tab/><text:tab/>theClient.addPlayer(playerClass, playerName);</text:span></text:p>
      <text:p text:style-name="P16"><text:span text:style-name="T15"><text:tab/><text:tab/>thePlayerList.addPlayer(playerName, playerClass.name());</text:span></text:p>
      <text:p text:style-name="P16"><text:span text:style-name="T15"><text:tab/><text:tab/>setPlayerInterface(thePlayerList.getjTable2().getRowCount()-1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closes the game and disposes of all components</text:span></text:p>
      <text:p text:style-name="P16"><text:span text:style-name="T15"><text:tab/>private void exitGame(){</text:span></text:p>
      <text:p text:style-name="P16"><text:span text:style-name="T15"><text:tab/><text:tab/>System.out.println("Exiting");</text:span></text:p>
      <text:p text:style-name="P16"><text:span text:style-name="T15"><text:tab/><text:tab/>dispose();</text:span></text:p>
      <text:p text:style-name="P16"><text:span text:style-name="T15"><text:tab/><text:tab/>System.exit(0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 Starts The Game</text:span></text:p>
      <text:p text:style-name="P16"><text:span text:style-name="T15"><text:tab/>private void startGame(){</text:span></text:p>
      <text:p text:style-name="P16"><text:span text:style-name="T15"><text:tab/><text:tab/>showGameButtons();</text:span></text:p>
      <text:p text:style-name="P16"><text:span text:style-name="T15"><text:tab/><text:tab/>showBoard();</text:span></text:p>
      <text:p text:style-name="P16"><text:span text:style-name="T15"><text:tab/><text:tab/>update(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updates a player given their name</text:span></text:p>
      <text:p text:style-name="P16"><text:span text:style-name="T15"><text:tab/>public void updatePlayer (String name, CharacterClass charClass) {</text:span></text:p>
      <text:p text:style-name="P16"><text:span text:style-name="T15"><text:tab/><text:tab/>PlayerBase p = theClient.getPlayer(name, charClass);</text:span></text:p>
      <text:p text:style-name="P16"><text:span text:style-name="T15"><text:tab/><text:tab/></text:span></text:p>
      <text:p text:style-name="P16"><text:span text:style-name="T15"><text:tab/><text:tab/>if (p != null)</text:span></text:p>
      <text:p text:style-name="P16"><text:span text:style-name="T15"><text:tab/><text:tab/><text:tab/>thePlayerButtons.update(p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 Update The Table On Call</text:span></text:p>
      <text:p text:style-name="P16"><text:span text:style-name="T15"><text:tab/>public void updateRecordTable () {</text:span></text:p>
      <text:p text:style-name="P16"><text:span text:style-name="T15"><text:tab/><text:tab/>thePlayerButtons.update(getCurrentPlayer()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*------------------------------- Getters And Setters ---------------------------*/</text:span></text:p>
      <text:p text:style-name="P16"><text:span text:style-name="T15"><text:tab/>public BoardView getBoardView () {</text:span></text:p>
      <text:p text:style-name="P16"><text:span text:style-name="T15"><text:tab/><text:tab/>return theBoard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public PlayerBase getCurrentPlayer () {</text:span></text:p>
      <text:p text:style-name="P16"><text:span text:style-name="T15"><text:tab/><text:tab/>return theClient.getCurrentPlayer(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public clientController getGameController () {</text:span></text:p>
      <text:p text:style-name="P16"><text:span text:style-name="T15"><text:tab/><text:tab/>return theClient;</text:span></text:p>
      <text:p text:style-name="P16"><text:span text:style-name="T15"><text:tab/>}</text:span></text:p>
      <text:p text:style-name="P16"><text:span text:style-name="T15"><text:tab/></text:span></text:p>
      <text:p text:style-name="P16"><text:soft-page-break/><text:span text:style-name="T15"><text:tab/>public PlayerListView getPlayerList() {</text:span></text:p>
      <text:p text:style-name="P16"><text:span text:style-name="T15"><text:tab/><text:tab/>return thePlayerList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checks if the game has started or not</text:span></text:p>
      <text:p text:style-name="P16"><text:span text:style-name="T15"><text:tab/>public boolean hasGameStarted() {</text:span></text:p>
      <text:p text:style-name="P16"><text:span text:style-name="T15"><text:tab/><text:tab/>return theClient.isGameStarted(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 Sets The Grid Location Based On The Paramenters Given</text:span></text:p>
      <text:p text:style-name="P16"><text:span text:style-name="T15"><text:tab/>private void addToGrid(JComponent theComponent, int x, int y, int gridWidth, int gridHeight) {</text:span></text:p>
      <text:p text:style-name="P16"><text:span text:style-name="T15"><text:tab/><text:tab/>addToGrid(mainPanel, theComponent, x, y, gridWidth, gridHeight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used to add components to this frame in specified locations</text:span></text:p>
      <text:p text:style-name="P16"><text:span text:style-name="T15"><text:tab/>private void addToGrid(JPanel connectToFrame, JComponent theComponent, int x, int y, int gridWidth, int gridHeight) {</text:span></text:p>
      <text:p text:style-name="P16"><text:span text:style-name="T15"><text:tab/><text:tab/>layoutConstraints.gridx = x;</text:span></text:p>
      <text:p text:style-name="P16"><text:span text:style-name="T15"><text:tab/><text:tab/>layoutConstraints.gridy = y;</text:span></text:p>
      <text:p text:style-name="P16"><text:span text:style-name="T15"><text:tab/><text:tab/>layoutConstraints.gridwidth = gridWidth;</text:span></text:p>
      <text:p text:style-name="P16"><text:span text:style-name="T15"><text:tab/><text:tab/>layoutConstraints.gridheight = gridHeight;</text:span></text:p>
      <text:p text:style-name="P16"><text:span text:style-name="T15"><text:tab/><text:tab/>layoutConstraints.fill = GridBagConstraints.BOTH;</text:span></text:p>
      <text:p text:style-name="P16"><text:span text:style-name="T15"><text:tab/><text:tab/>layoutConstraints.insets = new Insets(10, 5, 10, 5);</text:span></text:p>
      <text:p text:style-name="P16"><text:span text:style-name="T15"><text:tab/><text:tab/>layoutConstraints.anchor = GridBagConstraints.NORTHWEST;</text:span></text:p>
      <text:p text:style-name="P16"><text:span text:style-name="T15"><text:tab/><text:tab/>layoutConstraints.weightx = 1.0;</text:span></text:p>
      <text:p text:style-name="P16"><text:span text:style-name="T15"><text:tab/><text:tab/>layoutConstraints.weighty = 1.0;</text:span></text:p>
      <text:p text:style-name="P16"><text:span text:style-name="T15"><text:tab/><text:tab/>layout.setConstraints(theComponent, layoutConstraints);</text:span></text:p>
      <text:p text:style-name="P16"><text:span text:style-name="T15"><text:tab/><text:tab/>mainPanel.add(theComponent);</text:span></text:p>
      <text:p text:style-name="P16"><text:span text:style-name="T15"><text:tab/>}</text:span></text:p>
      <text:p text:style-name="P16"><text:span text:style-name="T15">}</text:span></text:p>
      <text:p text:style-name="P16"><text:span text:style-name="T15"/></text:p>
      <text:p text:style-name="P16"><text:span text:style-name="T27">Class: </text:span><text:span text:style-name="T15">HoverView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Image;</text:span></text:p>
      <text:p text:style-name="P16"><text:span text:style-name="T15">import java.awt.event.ActionEvent;</text:span></text:p>
      <text:p text:style-name="P16"><text:span text:style-name="T15">import java.awt.event.ActionListener;</text:span></text:p>
      <text:p text:style-name="P16"><text:span text:style-name="T15">import java.util.ArrayList;</text:span></text:p>
      <text:p text:style-name="P16"><text:span text:style-name="T15"/></text:p>
      <text:p text:style-name="P16"><text:span text:style-name="T15">import javax.swing.ImageIcon;</text:span></text:p>
      <text:p text:style-name="P16"><text:span text:style-name="T15"/></text:p>
      <text:p text:style-name="P16"><text:span text:style-name="T15">import models.BoardModels.Clearing;</text:span></text:p>
      <text:p text:style-name="P16"><text:span text:style-name="T15"/></text:p>
      <text:p text:style-name="P16"><text:span text:style-name="T15">public class HoverView extends javax.swing.JPanel {</text:span></text:p>
      <text:p text:style-name="P16"><text:span text:style-name="T15"/></text:p>
      <text:p text:style-name="P16"><text:span text:style-name="T15"><text:tab/>/**</text:span></text:p>
      <text:p text:style-name="P16"><text:span text:style-name="T15"><text:tab/> * </text:span></text:p>
      <text:p text:style-name="P16"><text:span text:style-name="T15"><text:tab/> */</text:span></text:p>
      <text:p text:style-name="P16"><text:span text:style-name="T15"><text:tab/>private static final long serialVersionUID = 3848876528704176024L;</text:span></text:p>
      <text:p text:style-name="P16"><text:soft-page-break/><text:span text:style-name="T15"><text:tab/></text:span></text:p>
      <text:p text:style-name="P16"><text:span text:style-name="T15"><text:tab/>private ArrayList&lt;Image&gt; imageList;</text:span></text:p>
      <text:p text:style-name="P16"><text:span text:style-name="T15"/></text:p>
      <text:p text:style-name="P16"><text:span text:style-name="T15"><text:tab/>private int currentSelection;</text:span></text:p>
      <text:p text:style-name="P16"><text:span text:style-name="T15"><text:tab/></text:span></text:p>
      <text:p text:style-name="P16"><text:span text:style-name="T15"><text:s text:c="4"/>// Variables declaration <text:s text:c="20"/></text:span></text:p>
      <text:p text:style-name="P16"><text:span text:style-name="T15"><text:s text:c="4"/>private javax.swing.JButton backButton;</text:span></text:p>
      <text:p text:style-name="P16"><text:span text:style-name="T15"><text:s text:c="4"/>private javax.swing.JButton nextButton;</text:span></text:p>
      <text:p text:style-name="P16"><text:span text:style-name="T15"><text:s text:c="4"/>private javax.swing.JLabel imageLabel;</text:span></text:p>
      <text:p text:style-name="P16"><text:span text:style-name="T15"><text:s text:c="4"/>private javax.swing.JLabel counterLabel;</text:span></text:p>
      <text:p text:style-name="P16"><text:span text:style-name="T15"><text:s text:c="4"/>// End of variables declaration <text:s text:c="5"/></text:span></text:p>
      <text:p text:style-name="P16"><text:span text:style-name="T15"><text:s text:c="4"/></text:span></text:p>
      <text:p text:style-name="P16"><text:span text:style-name="T15"><text:s text:c="4"/>//Constructor for the hoverview</text:span></text:p>
      <text:p text:style-name="P16"><text:span text:style-name="T15"><text:tab/>public HoverView(Clearing c) {</text:span></text:p>
      <text:p text:style-name="P16"><text:span text:style-name="T15"><text:tab/><text:tab/>initComponents();</text:span></text:p>
      <text:p text:style-name="P16"><text:span text:style-name="T15"><text:tab/><text:tab/>imageList = c.getImageEnitiesOnThis();</text:span></text:p>
      <text:p text:style-name="P16"><text:span text:style-name="T15"><text:tab/><text:tab/>currentSelection = 1;</text:span></text:p>
      <text:p text:style-name="P16"><text:span text:style-name="T15"><text:tab/><text:tab/>if(imageList!=null &amp;&amp; imageList.size()&gt;0){</text:span></text:p>
      <text:p text:style-name="P16"><text:span text:style-name="T15"><text:tab/><text:tab/><text:tab/>setLabel(imageList.get(0));</text:span></text:p>
      <text:p text:style-name="P16"><text:span text:style-name="T15"><text:tab/><text:tab/><text:tab/>setCounter(imageList.size(), currentSelection);</text:span></text:p>
      <text:p text:style-name="P16"><text:span text:style-name="T15"><text:tab/><text:tab/>}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changes the numbers displayed in the item counter at the top</text:span></text:p>
      <text:p text:style-name="P16"><text:span text:style-name="T15"><text:tab/>private void setCounter(int size, int current){</text:span></text:p>
      <text:p text:style-name="P16"><text:span text:style-name="T15"><text:tab/><text:tab/>counterLabel.setText(current + "/" + size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used to change the image displayed in this view</text:span></text:p>
      <text:p text:style-name="P16"><text:span text:style-name="T15"><text:tab/>private void setLabel(Image image){</text:span></text:p>
      <text:p text:style-name="P16"><text:span text:style-name="T15"><text:tab/><text:tab/>ImageIcon icon = new ImageIcon(image); </text:span></text:p>
      <text:p text:style-name="P16"><text:span text:style-name="T15"><text:tab/><text:tab/>imageLabel.setIcon(icon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initializes this view</text:span></text:p>
      <text:p text:style-name="P16"><text:span text:style-name="T15"><text:tab/>private void initComponents() {</text:span></text:p>
      <text:p text:style-name="P16"><text:span text:style-name="T15"/></text:p>
      <text:p text:style-name="P16"><text:span text:style-name="T15"><text:s text:c="8"/>imageLabel = new javax.swing.JLabel();</text:span></text:p>
      <text:p text:style-name="P16"><text:span text:style-name="T15"><text:s text:c="8"/>counterLabel = new javax.swing.JLabel();</text:span></text:p>
      <text:p text:style-name="P16"><text:span text:style-name="T15"><text:s text:c="8"/>backButton = new javax.swing.JButton();</text:span></text:p>
      <text:p text:style-name="P16"><text:span text:style-name="T15"><text:s text:c="8"/>nextButton = new javax.swing.JButton();</text:span></text:p>
      <text:p text:style-name="P16"><text:span text:style-name="T15"/></text:p>
      <text:p text:style-name="P16"><text:span text:style-name="T15"><text:s text:c="8"/></text:span></text:p>
      <text:p text:style-name="P16"><text:span text:style-name="T15"><text:s text:c="8"/>//Action listeners</text:span></text:p>
      <text:p text:style-name="P16"><text:span text:style-name="T15"><text:s text:c="8"/>back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back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oft-page-break/><text:span text:style-name="T15"><text:s text:c="8"/></text:span></text:p>
      <text:p text:style-name="P16"><text:span text:style-name="T15"><text:s text:c="8"/>next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2"/><text:tab/>next(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//Set text for the components in this view</text:span></text:p>
      <text:p text:style-name="P16"><text:span text:style-name="T15"><text:s text:c="8"/>imageLabel.setText("");</text:span></text:p>
      <text:p text:style-name="P16"><text:span text:style-name="T15"><text:s text:c="8"/>counterLabel.setText("");</text:span></text:p>
      <text:p text:style-name="P16"><text:span text:style-name="T15"><text:s text:c="8"/>backButton.setText("Back");</text:span></text:p>
      <text:p text:style-name="P16"><text:span text:style-name="T15"><text:s text:c="8"/>nextButton.setText("Next");</text:span></text:p>
      <text:p text:style-name="P16"><text:span text:style-name="T15"/></text:p>
      <text:p text:style-name="P16"><text:span text:style-name="T15"><text:s text:c="8"/>//The layout </text:span></text:p>
      <text:p text:style-name="P16"><text:span text:style-name="T15"><text:s text:c="8"/>javax.swing.GroupLayout layout = new javax.swing.GroupLayout(this);</text:span></text:p>
      <text:p text:style-name="P16"><text:span text:style-name="T15"><text:s text:c="8"/>this.setLayout(layout);</text:span></text:p>
      <text:p text:style-name="P16"><text:span text:style-name="T15"><text:s text:c="8"/>layout.setHorizontalGroup(</text:span></text:p>
      <text:p text:style-name="P16"><text:span text:style-name="T15"><text:s text:c="12"/>layout.createParallelGroup(javax.swing.GroupLayout.Alignment.LEADING)</text:span></text:p>
      <text:p text:style-name="P16"><text:span text:style-name="T15"><text:s text:c="12"/>.addGroup(layout.createSequentialGroup()</text:span></text:p>
      <text:p text:style-name="P16"><text:span text:style-name="T15"><text:s text:c="16"/>.addContainerGap()</text:span></text:p>
      <text:p text:style-name="P16"><text:span text:style-name="T15"><text:s text:c="16"/>.addGroup(layout.createParallelGroup(javax.swing.GroupLayout.Alignment.LEADING)</text:span></text:p>
      <text:p text:style-name="P16"><text:span text:style-name="T15"><text:s text:c="20"/>.addComponent(imageLabel, javax.swing.GroupLayout.DEFAULT_SIZE, javax.swing.GroupLayout.DEFAULT_SIZE, Short.MAX_VALUE)</text:span></text:p>
      <text:p text:style-name="P16"><text:span text:style-name="T15"><text:s text:c="20"/>.addGroup(layout.createSequentialGroup()</text:span></text:p>
      <text:p text:style-name="P16"><text:span text:style-name="T15"><text:s text:c="24"/>.addGroup(layout.createParallelGroup(javax.swing.GroupLayout.Alignment.LEADING)</text:span></text:p>
      <text:p text:style-name="P16"><text:span text:style-name="T15"><text:s text:c="28"/>.addGroup(layout.createSequentialGroup()</text:span></text:p>
      <text:p text:style-name="P16"><text:span text:style-name="T15"><text:s text:c="32"/>.addComponent(backButton)</text:span></text:p>
      <text:p text:style-name="P16"><text:span text:style-name="T15"><text:s text:c="32"/>.addPreferredGap(javax.swing.LayoutStyle.ComponentPlacement.RELATED)</text:span></text:p>
      <text:p text:style-name="P16"><text:span text:style-name="T15"><text:s text:c="32"/>.addComponent(nextButton))</text:span></text:p>
      <text:p text:style-name="P16"><text:span text:style-name="T15"><text:s text:c="28"/>.addComponent(counterLabel, javax.swing.GroupLayout.PREFERRED_SIZE, 34, javax.swing.GroupLayout.PREFERRED_SIZE))</text:span></text:p>
      <text:p text:style-name="P16"><text:span text:style-name="T15"><text:s text:c="24"/>.addGap(0, 0, Short.MAX_VALUE)))</text:span></text:p>
      <text:p text:style-name="P16"><text:span text:style-name="T15"><text:s text:c="16"/>.addContainerGap())</text:span></text:p>
      <text:p text:style-name="P16"><text:span text:style-name="T15"><text:s text:c="8"/>);</text:span></text:p>
      <text:p text:style-name="P16"><text:span text:style-name="T15"><text:s text:c="8"/>layout.setVerticalGroup(</text:span></text:p>
      <text:p text:style-name="P16"><text:span text:style-name="T15"><text:s text:c="12"/>layout.createParallelGroup(javax.swing.GroupLayout.Alignment.LEADING)</text:span></text:p>
      <text:p text:style-name="P16"><text:span text:style-name="T15"><text:s text:c="12"/>.addGroup(layout.createSequentialGroup()</text:span></text:p>
      <text:p text:style-name="P16"><text:span text:style-name="T15"><text:s text:c="16"/>.addContainerGap(javax.swing.GroupLayout.DEFAULT_SIZE, Short.MAX_VALUE)</text:span></text:p>
      <text:p text:style-name="P16"><text:span text:style-name="T15"><text:s text:c="16"/>.addComponent(counterLabel, javax.swing.GroupLayout.PREFERRED_SIZE, 24, javax.swing.GroupLayout.PREFERRED_SIZE)</text:span></text:p>
      <text:p text:style-name="P16"><text:span text:style-name="T15"><text:s text:c="16"/>.addPreferredGap(javax.swing.LayoutStyle.ComponentPlacement.RELATED)</text:span></text:p>
      <text:p text:style-name="P16"><text:span text:style-name="T15"><text:s text:c="16"/>.addComponent(imageLabel, javax.swing.GroupLayout.PREFERRED_SIZE, 121, javax.swing.GroupLayout.PREFERRED_SIZE)</text:span></text:p>
      <text:p text:style-name="P16"><text:span text:style-name="T15"><text:s text:c="16"/>.addPreferredGap(javax.swing.LayoutStyle.ComponentPlacement.RELATED)</text:span></text:p>
      <text:p text:style-name="P16"><text:span text:style-name="T15"><text:s text:c="16"/>.addGroup(layout.createParallelGroup(javax.swing.GroupLayout.Alignment.BASELINE)</text:span></text:p>
      <text:p text:style-name="P16"><text:span text:style-name="T15"><text:s text:c="20"/>.addComponent(backButton)</text:span></text:p>
      <text:p text:style-name="P16"><text:span text:style-name="T15"><text:s text:c="20"/>.addComponent(nextButton)))</text:span></text:p>
      <text:p text:style-name="P16"><text:span text:style-name="T15"><text:s text:c="8"/>);</text:span></text:p>
      <text:p text:style-name="P16"><text:soft-page-break/><text:span text:style-name="T15"><text:s text:c="4"/>}</text:span></text:p>
      <text:p text:style-name="P16"><text:span text:style-name="T15"/></text:p>
      <text:p text:style-name="P16"><text:span text:style-name="T15"><text:tab/>//done when pressing the next button</text:span></text:p>
      <text:p text:style-name="P16"><text:span text:style-name="T15"><text:tab/>private void next() {</text:span></text:p>
      <text:p text:style-name="P16"><text:span text:style-name="T15"><text:tab/><text:tab/>if(currentSelection &lt; imageList.size()){</text:span></text:p>
      <text:p text:style-name="P16"><text:span text:style-name="T15"><text:tab/><text:tab/><text:tab/>currentSelection++;</text:span></text:p>
      <text:p text:style-name="P16"><text:span text:style-name="T15"><text:tab/><text:tab/><text:tab/>setLabel(imageList.get(currentSelection-1));</text:span></text:p>
      <text:p text:style-name="P16"><text:span text:style-name="T15"><text:tab/><text:tab/><text:tab/>setCounter(imageList.size(),currentSelection);</text:span></text:p>
      <text:p text:style-name="P16"><text:span text:style-name="T15"><text:tab/><text:tab/>}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//done when pressing the back button</text:span></text:p>
      <text:p text:style-name="P16"><text:span text:style-name="T15"><text:tab/>private void back() {</text:span></text:p>
      <text:p text:style-name="P16"><text:span text:style-name="T15"><text:tab/><text:tab/>if(currentSelection &gt; 1){</text:span></text:p>
      <text:p text:style-name="P16"><text:span text:style-name="T15"><text:tab/><text:tab/><text:tab/>currentSelection--;</text:span></text:p>
      <text:p text:style-name="P16"><text:span text:style-name="T15"><text:tab/><text:tab/><text:tab/>setLabel(imageList.get(currentSelection-1));</text:span></text:p>
      <text:p text:style-name="P16"><text:span text:style-name="T15"><text:tab/><text:tab/><text:tab/>setCounter(imageList.size(),currentSelection);</text:span></text:p>
      <text:p text:style-name="P16"><text:span text:style-name="T15"><text:tab/><text:tab/>}</text:span></text:p>
      <text:p text:style-name="P16"><text:span text:style-name="T15"><text:tab/>} <text:s text:c="18"/></text:span></text:p>
      <text:p text:style-name="P16"><text:span text:style-name="T15"><text:s text:c="13"/></text:span></text:p>
      <text:p text:style-name="P16"><text:span text:style-name="T15">}</text:span></text:p>
      <text:p text:style-name="P16"><text:span text:style-name="T15"/></text:p>
      <text:p text:style-name="P16"><text:span text:style-name="T27">Class: </text:span><text:span text:style-name="T15">PlayerControlView.java</text:span></text:p>
      <text:p text:style-name="P16"><text:span text:style-name="T15">package views;<text:line-break/><text:line-break/>import java.awt.Toolkit;<text:line-break/>import java.awt.event.ActionEvent;<text:line-break/>import java.awt.event.ActionListener;<text:line-break/>import java.util.ArrayList;<text:line-break/>import javax.swing.JFrame;<text:line-break/>import javax.swing.JOptionPane;<text:line-break/>import javax.swing.JScrollPane;<text:line-break/>import javax.swing.JTable;<text:line-break/>import javax.swing.table.DefaultTableModel;<text:line-break/><text:line-break/>import models.characterModels.PlayerBase;<text:line-break/>import models.otherEntities.TreasureModel;<text:line-break/><text:line-break/>public class PlayerControllView extends javax.swing.JPanel {<text:line-break/><text:tab/>// Variables declaration <text:s text:c="18"/><text:line-break/> <text:s text:c="3"/>private javax.swing.JButton jButton1;<text:line-break/> <text:s text:c="3"/>private javax.swing.JButton sendTurnButton;<text:line-break/> <text:s text:c="3"/>private javax.swing.JButton cancelActionButton;<text:line-break/> <text:s text:c="3"/>private javax.swing.JButton hideButton;<text:line-break/> <text:s text:c="3"/>private javax.swing.JButton moveButton;<text:line-break/> <text:s text:c="3"/>private javax.swing.JButton searchButton;<text:line-break/> <text:s text:c="3"/>private javax.swing.JButton restButton;<text:line-break/> <text:s text:c="3"/>private javax.swing.JButton tradeButton;<text:line-break/> <text:s text:c="3"/>private javax.swing.JLabel playerFameLabel;<text:line-break/></text:span><text:soft-page-break/><text:span text:style-name="T15"> <text:s text:c="3"/>private javax.swing.JLabel playerNotirityLabel;<text:line-break/> <text:s text:c="3"/>private javax.swing.JLabel playerVulnerLabel;<text:line-break/> <text:s text:c="3"/>private javax.swing.JLabel jLabel13;<text:line-break/> <text:s text:c="3"/>private javax.swing.JLabel jLabel14;<text:line-break/> <text:s text:c="3"/>private javax.swing.JLabel jLabel15;<text:line-break/> <text:s text:c="3"/>private javax.swing.JLabel jLabel16;<text:line-break/> <text:s text:c="3"/>private javax.swing.JLabel jLabel17;<text:line-break/> <text:s text:c="3"/>private javax.swing.JLabel jLabel18;<text:line-break/> <text:s text:c="3"/>private javax.swing.JLabel playerLabel;<text:line-break/> <text:s text:c="3"/>private javax.swing.JLabel playerClassDisplayLabel;<text:line-break/> <text:s text:c="3"/>private javax.swing.JLabel jLabel3;<text:line-break/> <text:s text:c="3"/>private javax.swing.JLabel jLabel4;<text:line-break/> <text:s text:c="3"/>private javax.swing.JLabel jLabel5;<text:line-break/> <text:s text:c="3"/>private javax.swing.JLabel jLabel6;<text:line-break/> <text:s text:c="3"/>private javax.swing.JLabel classLabel;<text:line-break/> <text:s text:c="3"/>private javax.swing.JLabel playerDisplayLabel;<text:line-break/> <text:s text:c="3"/>private javax.swing.JLabel playerGoldLabel;<text:line-break/> <text:s text:c="3"/>private javax.swing.JScrollPane jScrollPane1;<text:line-break/> <text:s text:c="3"/>private javax.swing.JScrollPane jScrollPane2;<text:line-break/> <text:s text:c="3"/>private javax.swing.JTabbedPane jTabbedPane1;<text:line-break/> <text:s text:c="3"/>private javax.swing.JTabbedPane jTabbedPane4;<text:line-break/> <text:s text:c="3"/>private javax.swing.JTabbedPane jTabbedPane5;<text:line-break/> <text:s text:c="3"/>private javax.swing.JTabbedPane jTabbedPane6;<text:line-break/> <text:s text:c="3"/>private javax.swing.JTable playerRecord;<text:line-break/><text:tab/>private static final long serialVersionUID = 1336340316590856087L;<text:line-break/> <text:s text:c="3"/><text:line-break/><text:tab/>private GameView parent;<text:line-break/><text:tab/>private javax.swing.JTable jTable2;<text:line-break/><text:tab/>private JScrollPane jScrollPane3;<text:line-break/><text:tab/>private JTable jTable3;<text:line-break/><text:tab/>private JScrollPane jScrollPane4;<text:line-break/><text:tab/><text:line-break/><text:tab/>private Toolkit tk = Toolkit.getDefaultToolkit();<text:line-break/><text:tab/><text:line-break/><text:tab/>//constructor for the playerControllView<text:line-break/> <text:s text:c="3"/>public PlayerControllView(GameView parentView) {<text:line-break/> <text:s text:c="7"/>initComponents();<text:line-break/> <text:s text:c="7"/>massSetButtonState(false);<text:line-break/> <text:s text:c="7"/>parent = parentView;<text:line-break/> <text:s text:c="3"/>}<text:line-break/> <text:s text:c="3"/><text:line-break/> <text:s text:c="3"/>//initializes the components in this view<text:line-break/> <text:s text:c="3"/>private void initComponents() {<text:line-break/><text:line-break/> <text:s text:c="7"/>setjButton1(new javax.swing.JButton());<text:line-break/> <text:s text:c="7"/>playerLabel = new javax.swing.JLabel();<text:line-break/> <text:s text:c="7"/>jLabel3 = new javax.swing.JLabel();<text:line-break/> <text:s text:c="7"/>jLabel4 = new javax.swing.JLabel();<text:line-break/> <text:s text:c="7"/>jLabel5 = new javax.swing.JLabel();<text:line-break/></text:span><text:soft-page-break/><text:span text:style-name="T15"> <text:s text:c="7"/>jLabel6 = new javax.swing.JLabel();<text:line-break/> <text:s text:c="7"/>setjLabel8(new javax.swing.JLabel());<text:line-break/> <text:s text:c="7"/>setPlayerGoldLabel(new javax.swing.JLabel());<text:line-break/> <text:s text:c="7"/>playerFameLabel = new javax.swing.JLabel();<text:line-break/> <text:s text:c="7"/>playerNotirityLabel = new javax.swing.JLabel();<text:line-break/> <text:s text:c="7"/>playerVulnerLabel = new javax.swing.JLabel();<text:line-break/> <text:s text:c="7"/>jLabel13 = new javax.swing.JLabel();<text:line-break/> <text:s text:c="7"/>jLabel14 = new javax.swing.JLabel();<text:line-break/> <text:s text:c="7"/>jLabel15 = new javax.swing.JLabel();<text:line-break/> <text:s text:c="7"/>jLabel16 = new javax.swing.JLabel();<text:line-break/> <text:s text:c="7"/>jLabel17 = new javax.swing.JLabel();<text:line-break/> <text:s text:c="7"/>jLabel18 = new javax.swing.JLabel();<text:line-break/> <text:s text:c="7"/>jScrollPane2 = new javax.swing.JScrollPane();<text:line-break/> <text:s text:c="7"/>jTabbedPane1 = new javax.swing.JTabbedPane();<text:line-break/> <text:s text:c="7"/>jScrollPane1 = new javax.swing.JScrollPane();<text:line-break/> <text:s text:c="7"/>playerRecord = new javax.swing.JTable();<text:line-break/> <text:s text:c="7"/>jTabbedPane4 = new javax.swing.JTabbedPane();<text:line-break/> <text:s text:c="7"/>jTabbedPane5 = new javax.swing.JTabbedPane();<text:line-break/> <text:s text:c="7"/>jTabbedPane6 = new javax.swing.JTabbedPane();<text:line-break/> <text:s text:c="7"/>sendTurnButton = new javax.swing.JButton();<text:line-break/> <text:s text:c="7"/>cancelActionButton = new javax.swing.JButton();<text:line-break/> <text:s text:c="7"/>hideButton = new javax.swing.JButton();<text:line-break/> <text:s text:c="7"/>moveButton = new javax.swing.JButton();<text:line-break/> <text:s text:c="7"/>searchButton = new javax.swing.JButton();<text:line-break/> <text:s text:c="7"/>restButton = new javax.swing.JButton();<text:line-break/> <text:s text:c="7"/>tradeButton = new javax.swing.JButton();<text:line-break/> <text:s text:c="7"/>classLabel = new javax.swing.JLabel();<text:line-break/> <text:s text:c="7"/>setjLabel20(new javax.swing.JLabel());<text:line-break/> <text:s text:c="7"/>jTable2 = new JTable();<text:line-break/> <text:s text:c="7"/>jTable3 = new JTable();<text:line-break/> <text:s text:c="7"/>jScrollPane3 = new javax.swing.JScrollPane();<text:line-break/> <text:s text:c="7"/>jScrollPane4= new javax.swing.JScrollPane();<text:line-break/><text:line-break/> <text:s text:c="7"/>//Set the text of components in this view<text:line-break/> <text:s text:c="7"/>getjButton1().setText("Show Card");<text:line-break/> <text:s text:c="7"/>playerLabel.setText("Player:");<text:line-break/> <text:s text:c="7"/>jLabel3.setText("Gold:");<text:line-break/> <text:s text:c="7"/>jLabel4.setText("Fame:");<text:line-break/> <text:s text:c="7"/>jLabel5.setText("Notoriety:");<text:line-break/> <text:s text:c="7"/>jLabel6.setText("Vulnerability:");<text:line-break/> <text:s text:c="7"/>getPlayerDisplayLabel().setText("None");<text:line-break/> <text:s text:c="7"/>getPlayerGoldLabel().setText("1");<text:line-break/> <text:s text:c="7"/>playerFameLabel.setText("2");<text:line-break/> <text:s text:c="7"/>playerNotirityLabel.setText("3");<text:line-break/> <text:s text:c="7"/>playerVulnerLabel.setText("4");<text:line-break/> <text:s text:c="7"/>jLabel13.setText("Badges:");<text:line-break/> <text:s text:c="7"/>jLabel14.setText("Colors:");<text:line-break/> <text:s text:c="7"/>jLabel15.setText("Curses:");<text:line-break/> <text:s text:c="7"/>jLabel16.setText("None");<text:line-break/></text:span><text:soft-page-break/><text:span text:style-name="T15"> <text:s text:c="7"/>jLabel17.setText("None");<text:line-break/> <text:s text:c="7"/>jLabel18.setText("None");<text:line-break/><text:line-break/> <text:s text:c="7"/>//Table declarations<text:line-break/> <text:s text:c="7"/>playerRecord.setModel(new javax.swing.table.DefaultTableModel(<text:line-break/> <text:s text:c="11"/>new Object [][] {<text:line-break/><text:line-break/> <text:s text:c="11"/>},<text:line-break/> <text:s text:c="11"/>new String [] {<text:line-break/> <text:s text:c="15"/>"Turn", "Mon", "Day", "Color", "Phases", "Action", "Kills"<text:line-break/> <text:s text:c="11"/>}<text:line-break/> <text:s text:c="7"/>) {<text:line-break/> <text:s text:c="11"/>/**<text:line-break/><text:tab/><text:tab/><text:tab/> * <text:line-break/><text:tab/><text:tab/><text:tab/> */<text:line-break/><text:tab/><text:tab/><text:tab/>private static final long serialVersionUID = 7653752904224053856L;<text:line-break/><text:tab/><text:tab/><text:tab/>boolean[] canEdit = new boolean [] {<text:line-break/> <text:s text:c="15"/>false, false, false, false, false, false, false<text:line-break/> <text:s text:c="11"/>};<text:line-break/><text:line-break/> <text:s text:c="11"/>public boolean isCellEditable(int rowIndex, int columnIndex) {<text:line-break/> <text:s text:c="15"/>return canEdit [columnIndex];<text:line-break/> <text:s text:c="11"/>}<text:line-break/> <text:s text:c="7"/>});<text:line-break/> <text:s text:c="7"/><text:line-break/> <text:s text:c="7"/>jTable2.setModel(new javax.swing.table.DefaultTableModel(<text:line-break/> <text:s text:c="15"/>new Object [][] {<text:line-break/><text:line-break/> <text:s text:c="15"/>},<text:line-break/> <text:s text:c="15"/>new String [] {<text:line-break/> <text:s text:c="19"/>"Name","Details"<text:line-break/> <text:s text:c="15"/>}<text:line-break/> <text:s text:c="11"/>) {<text:line-break/> <text:s text:c="15"/>/**<text:line-break/> <text:s text:c="3"/><text:tab/><text:tab/><text:tab/> * <text:line-break/> <text:s text:c="3"/><text:tab/><text:tab/><text:tab/> */<text:line-break/> <text:s text:c="3"/><text:tab/><text:tab/><text:tab/>private static final long serialVersionUID = 7653752904224053856L;<text:line-break/> <text:s text:c="3"/><text:tab/><text:tab/><text:tab/>boolean[] canEdit = new boolean [] {<text:line-break/> <text:s text:c="19"/>false, false<text:line-break/> <text:s text:c="15"/>};<text:line-break/><text:line-break/> <text:s text:c="15"/>public boolean isCellEditable(int rowIndex, int columnIndex) {<text:line-break/> <text:s text:c="19"/>return canEdit [columnIndex];<text:line-break/> <text:s text:c="15"/>}<text:line-break/> <text:s text:c="11"/>});<text:line-break/> <text:s text:c="7"/><text:line-break/> <text:s text:c="7"/>jTable3.setModel(new javax.swing.table.DefaultTableModel(<text:line-break/> <text:s text:c="15"/>new Object [][] {<text:line-break/><text:line-break/></text:span><text:soft-page-break/><text:span text:style-name="T15"> <text:s text:c="15"/>},<text:line-break/> <text:s text:c="15"/>new String [] {<text:line-break/> <text:s text:c="19"/>"Name","Details","Status"<text:line-break/> <text:s text:c="15"/>}<text:line-break/> <text:s text:c="11"/>) {<text:line-break/> <text:s text:c="15"/>/**<text:line-break/> <text:s text:c="3"/><text:tab/><text:tab/><text:tab/> * <text:line-break/> <text:s text:c="3"/><text:tab/><text:tab/><text:tab/> */<text:line-break/> <text:s text:c="3"/><text:tab/><text:tab/><text:tab/>private static final long serialVersionUID = 7653752904224053856L;<text:line-break/> <text:s text:c="3"/><text:tab/><text:tab/><text:tab/>boolean[] canEdit = new boolean [] {<text:line-break/> <text:s text:c="19"/>false, false<text:line-break/> <text:s text:c="15"/>};<text:line-break/><text:line-break/> <text:s text:c="15"/>public boolean isCellEditable(int rowIndex, int columnIndex) {<text:line-break/> <text:s text:c="19"/>return canEdit [columnIndex];<text:line-break/> <text:s text:c="15"/>}<text:line-break/> <text:s text:c="11"/>});<text:line-break/> <text:s text:c="7"/><text:line-break/> <text:s text:c="7"/>jScrollPane1.setViewportView(playerRecord);<text:line-break/> <text:s text:c="7"/>jScrollPane3.setViewportView(jTable2);<text:line-break/> <text:s text:c="7"/>jScrollPane4.setViewportView(jTable3);<text:line-break/> <text:s text:c="7"/><text:line-break/> <text:s text:c="7"/>jTabbedPane1.addTab("Record", jScrollPane1);<text:line-break/> <text:s text:c="7"/>jTabbedPane1.addTab("Chits", jScrollPane3);<text:line-break/> <text:s text:c="7"/>jTabbedPane1.addTab("Inventory", jScrollPane4);<text:line-break/> <text:s text:c="7"/>jTabbedPane1.addTab("Spells", jTabbedPane4);<text:line-break/> <text:s text:c="7"/>jTabbedPane1.addTab("Discoveries", jTabbedPane5);<text:line-break/> <text:s text:c="7"/>jTabbedPane1.addTab("Victory Requirements", jTabbedPane6);<text:line-break/><text:line-break/> <text:s text:c="7"/>jScrollPane2.setViewportView(jTabbedPane1);<text:line-break/><text:line-break/> <text:s text:c="7"/><text:line-break/> <text:s text:c="7"/>//Action listeners<text:line-break/> <text:s text:c="7"/>sendTurnButton.setText("Send Turn");<text:line-break/> <text:s text:c="7"/>sendTurnButton.addActionListener(new java.awt.event.ActionListener() {<text:line-break/> <text:s text:c="11"/>public void actionPerformed(java.awt.event.ActionEvent evt) {<text:line-break/> <text:s text:c="15"/>handleSendTurn();<text:line-break/> <text:s text:c="11"/>}<text:line-break/> <text:s text:c="7"/>});<text:line-break/> <text:s text:c="7"/><text:line-break/> <text:s text:c="7"/>cancelActionButton.setText("Cancel Action");<text:line-break/> <text:s text:c="7"/>cancelActionButton.addActionListener(new java.awt.event.ActionListener() {<text:line-break/> <text:s text:c="11"/>public void actionPerformed(java.awt.event.ActionEvent evt) {<text:line-break/> <text:s text:c="15"/>System.out.println("Cancel Action Has Been Pressed");<text:line-break/> <text:s text:c="11"/>}<text:line-break/> <text:s text:c="7"/>});<text:line-break/> <text:s text:c="7"/><text:line-break/><text:line-break/> <text:s text:c="7"/>hideButton.setText("Hide");<text:line-break/></text:span><text:soft-page-break/><text:span text:style-name="T15"> <text:s text:c="7"/>hideButton.addActionListener(new java.awt.event.ActionListener() {<text:line-break/> <text:s text:c="11"/>public void actionPerformed(java.awt.event.ActionEvent evt) {<text:line-break/> <text:s text:c="15"/>handleHideButton(evt);<text:line-break/> <text:s text:c="11"/>}<text:line-break/> <text:s text:c="7"/>});<text:line-break/><text:line-break/> <text:s text:c="7"/>moveButton.setText("Move");<text:line-break/> <text:s text:c="7"/>moveButton.addActionListener(new java.awt.event.ActionListener() {<text:line-break/> <text:s text:c="11"/>public void actionPerformed(java.awt.event.ActionEvent evt) {<text:line-break/> <text:s text:c="15"/>handleMoveButtonPress(evt);<text:line-break/> <text:s text:c="11"/>}<text:line-break/> <text:s text:c="7"/>});<text:line-break/><text:line-break/> <text:s text:c="7"/>searchButton.setText("Search");<text:line-break/><text:line-break/> <text:s text:c="7"/>// Button Needs To Be Expanded On And So Do Treasure<text:line-break/> <text:s text:c="7"/>searchButton.addActionListener(new ActionListener() {<text:line-break/><text:tab/><text:tab/><text:tab/>@Override<text:line-break/><text:tab/><text:tab/><text:tab/>public void actionPerformed(ActionEvent arg0) {<text:line-break/><text:tab/><text:tab/><text:tab/><text:tab/>System.out.println("Search Button Has Been Pressed");<text:line-break/><text:tab/><text:tab/><text:tab/><text:tab/>handleSearchButtonPressed();<text:line-break/><text:tab/><text:tab/><text:tab/>}<text:line-break/><text:tab/><text:tab/>});<text:line-break/><text:line-break/> <text:s text:c="7"/>restButton.setText("Rest");<text:line-break/> <text:s text:c="7"/>restButton.addActionListener(new ActionListener() {<text:line-break/><text:tab/><text:tab/><text:tab/>@Override<text:line-break/><text:tab/><text:tab/><text:tab/>public void actionPerformed(ActionEvent arg0) {<text:line-break/><text:tab/><text:tab/><text:tab/><text:tab/> System.out.println("Rest Button Has Been Pressed");<text:line-break/><text:tab/><text:tab/><text:tab/><text:tab/> parent.getCurrentPlayer().getCurrentClearing().updateConnectedTiles();<text:line-break/><text:tab/><text:tab/><text:tab/>}<text:line-break/><text:tab/><text:tab/>});<text:line-break/><text:line-break/> <text:s text:c="7"/>tradeButton.setText("Trade");<text:line-break/> <text:s text:c="7"/>tradeButton.addActionListener(new ActionListener() {<text:line-break/><text:tab/><text:tab/><text:tab/>@Override<text:line-break/><text:tab/><text:tab/><text:tab/>public void actionPerformed(ActionEvent arg0) {<text:line-break/><text:tab/><text:tab/><text:tab/><text:tab/> System.out.println("Trade Button Has Been Pressed");<text:line-break/><text:tab/><text:tab/><text:tab/><text:tab/> parent.getCurrentPlayer().getCurrentClearing().updateConnectedTiles();<text:line-break/><text:tab/><text:tab/><text:tab/><text:tab/> startTrading();<text:line-break/><text:tab/><text:tab/><text:tab/>}<text:line-break/><text:tab/><text:tab/>});<text:line-break/><text:line-break/> <text:s text:c="7"/>classLabel.setText("Class:");<text:line-break/> <text:s text:c="7"/>getPlayerClassLabel().setText("None");<text:line-break/><text:line-break/> <text:s text:c="7"/>//Layout for this view<text:line-break/> <text:s text:c="7"/>javax.swing.GroupLayout layout = new javax.swing.GroupLayout(this);<text:line-break/> <text:s text:c="7"/>this.setLayout(layout);<text:line-break/></text:span><text:soft-page-break/><text:span text:style-name="T15"> <text:s text:c="7"/>layout.setHorizontalGroup(<text:line-break/> <text:s text:c="11"/>layout.createParallelGroup(javax.swing.GroupLayout.Alignment.LEADING)<text:line-break/></text:span></text:p>
      <text:p text:style-name="P16"><text:span text:style-name="T15"><text:s text:c="12"/>.addGroup(layout.createSequentialGroup()<text:line-break/> <text:s text:c="15"/>.addContainerGap()<text:line-break/> <text:s text:c="15"/>.addGroup(layout.createParallelGroup(javax.swing.GroupLayout.Alignment.LEADING)<text:line-break/> <text:s text:c="19"/>.addGroup(layout.createParallelGroup(javax.swing.GroupLayout.Alignment.LEADING, false)<text:line-break/> <text:s text:c="23"/>.addComponent(playerLabel, javax.swing.GroupLayout.DEFAULT_SIZE, javax.swing.GroupLayout.DEFAULT_SIZE, Short.MAX_VALUE)<text:line-break/> <text:s text:c="23"/>.addComponent(jLabel3)<text:line-break/> <text:s text:c="23"/>.addComponent(jLabel4)<text:line-break/> <text:s text:c="23"/>.addComponent(jLabel5)<text:line-break/> <text:s text:c="23"/>.addComponent(jLabel6))<text:line-break/> <text:s text:c="19"/>.addComponent(classLabel))<text:line-break/> <text:s text:c="15"/>.addGap(18, 18, 18)<text:line-break/> <text:s text:c="15"/>.addGroup(layout.createParallelGroup(javax.swing.GroupLayout.Alignment.LEADING)<text:line-break/> <text:s text:c="19"/>.addGroup(layout.createSequentialGroup()<text:line-break/> <text:s text:c="23"/>.addGroup(layout.createParallelGroup(javax.swing.GroupLayout.Alignment.LEADING)<text:line-break/> <text:s text:c="27"/>.addComponent(playerVulnerLabel)<text:line-break/> <text:s text:c="27"/>.addComponent(getPlayerGoldLabel())<text:line-break/> <text:s text:c="27"/>.addComponent(playerFameLabel)<text:line-break/> <text:s text:c="27"/>.addComponent(playerNotirityLabel))<text:line-break/> <text:s text:c="23"/>.addGap(267, 267, 267)<text:line-break/> <text:s text:c="23"/>.addGroup(layout.createParallelGroup(javax.swing.GroupLayout.Alignment.LEADING)<text:line-break/> <text:s text:c="27"/>.addGroup(layout.createSequentialGroup()<text:line-break/> <text:s text:c="31"/>.addComponent(jLabel15)<text:line-break/> <text:s text:c="31"/>.addPreferredGap(javax.swing.LayoutStyle.ComponentPlacement.RELATED)<text:line-break/> <text:s text:c="31"/>.addComponent(jLabel18))<text:line-break/> <text:s text:c="27"/>.addGroup(layout.createSequentialGroup()<text:line-break/> <text:s text:c="31"/>.addComponent(jLabel14)<text:line-break/> <text:s text:c="31"/>.addPreferredGap(javax.swing.LayoutStyle.ComponentPlacement.UNRELATED)<text:line-break/> <text:s text:c="31"/>.addComponent(jLabel17))<text:line-break/> <text:s text:c="27"/>.addGroup(layout.createSequentialGroup()<text:line-break/> <text:s text:c="31"/>.addComponent(jLabel13)<text:line-break/> <text:s text:c="31"/>.addPreferredGap(javax.swing.LayoutStyle.ComponentPlacement.RELATED)<text:line-break/> <text:s text:c="31"/>.addComponent(jLabel16)))<text:line-break/> <text:s text:c="23"/>.addGap(0, 0, Short.MAX_VALUE))<text:line-break/> <text:s text:c="19"/>.addGroup(layout.createSequentialGroup()<text:line-break/> <text:s text:c="23"/>.addGroup(layout.createParallelGroup(javax.swing.GroupLayout.Alignment.LEADING)<text:line-break/> <text:s text:c="27"/>.addComponent(getPlayerDisplayLabel())<text:line-break/> <text:s text:c="27"/>.addComponent(getPlayerClassLabel()))<text:line-break/> <text:s text:c="23"/>.addPreferredGap(javax.swing.LayoutStyle.ComponentPlacement.RELATED, javax.swing.GroupLayout.DEFAULT_SIZE, Short.MAX_VALUE)<text:line-break/> <text:s text:c="23"/>.addComponent(getjButton1())))<text:line-break/> <text:s text:c="15"/>.addContainerGap())<text:line-break/></text:span><text:soft-page-break/><text:span text:style-name="T15"> <text:s text:c="11"/>.addComponent(jScrollPane2)<text:line-break/> <text:s text:c="11"/>.addGroup(layout.createSequentialGroup()<text:line-break/> <text:s text:c="15"/>.addComponent(sendTurnButton)<text:line-break/> <text:s text:c="15"/>.addPreferredGap(javax.swing.LayoutStyle.ComponentPlacement.RELATED)<text:line-break/> <text:s text:c="15"/>.addComponent(cancelActionButton)<text:line-break/> <text:s text:c="15"/>.addPreferredGap(javax.swing.LayoutStyle.ComponentPlacement.RELATED)<text:line-break/> <text:s text:c="15"/>.addComponent(hideButton)<text:line-break/> <text:s text:c="15"/>.addPreferredGap(javax.swing.LayoutStyle.ComponentPlacement.RELATED)<text:line-break/> <text:s text:c="15"/>.addComponent(moveButton)<text:line-break/> <text:s text:c="15"/>.addPreferredGap(javax.swing.LayoutStyle.ComponentPlacement.RELATED)<text:line-break/> <text:s text:c="15"/>.addComponent(searchButton)<text:line-break/> <text:s text:c="15"/>.addPreferredGap(javax.swing.LayoutStyle.ComponentPlacement.RELATED)<text:line-break/> <text:s text:c="15"/>.addComponent(restButton)<text:line-break/> <text:s text:c="15"/>.addPreferredGap(javax.swing.LayoutStyle.ComponentPlacement.RELATED)<text:line-break/> <text:s text:c="15"/>.addComponent(tradeButton)<text:line-break/> <text:s text:c="15"/>.addGap(0, 26, Short.MAX_VALUE))<text:line-break/> <text:s text:c="7"/>);<text:line-break/> <text:s text:c="7"/>layout.setVerticalGroup(<text:line-break/> <text:s text:c="11"/>layout.createParallelGroup(javax.swing.GroupLayout.Alignment.LEADING)<text:line-break/> <text:s text:c="11"/>.addGroup(layout.createSequentialGroup()<text:line-break/> <text:s text:c="15"/>.addContainerGap(javax.swing.GroupLayout.DEFAULT_SIZE, Short.MAX_VALUE)<text:line-break/> <text:s text:c="15"/>.addGroup(layout.createParallelGroup(javax.swing.GroupLayout.Alignment.LEADING)<text:line-break/> <text:s text:c="19"/>.addComponent(getjButton1())<text:line-break/> <text:s text:c="19"/>.addGroup(layout.createSequentialGroup()<text:line-break/> <text:s text:c="23"/>.addGroup(layout.createParallelGroup(javax.swing.GroupLayout.Alignment.BASELINE)<text:line-break/> <text:s text:c="27"/>.addComponent(classLabel)<text:line-break/> <text:s text:c="27"/>.addComponent(getPlayerClassLabel()))<text:line-break/> <text:s text:c="23"/>.addPreferredGap(javax.swing.LayoutStyle.ComponentPlacement.RELATED)<text:line-break/> <text:s text:c="23"/>.addGroup(layout.createParallelGroup(javax.swing.GroupLayout.Alignment.BASELINE)<text:line-break/> <text:s text:c="27"/>.addComponent(playerLabel)<text:line-break/> <text:s text:c="27"/>.addComponent(getPlayerDisplayLabel()))<text:line-break/> <text:s text:c="23"/>.addPreferredGap(javax.swing.LayoutStyle.ComponentPlacement.RELATED, javax.swing.GroupLayout.DEFAULT_SIZE, Short.MAX_VALUE)<text:line-break/> <text:s text:c="23"/>.addGroup(layout.createParallelGroup(javax.swing.GroupLayout.Alignment.BASELINE)<text:line-break/> <text:s text:c="27"/>.addComponent(jLabel3)<text:line-break/> <text:s text:c="27"/>.addComponent(getPlayerGoldLabel()))<text:line-break/> <text:s text:c="23"/>.addPreferredGap(javax.swing.LayoutStyle.ComponentPlacement.RELATED)<text:line-break/> <text:s text:c="23"/>.addGroup(layout.createParallelGroup(javax.swing.GroupLayout.Alignment.LEADING)<text:line-break/> <text:s text:c="27"/>.addGroup(layout.createSequentialGroup()<text:line-break/> <text:s text:c="31"/>.addGroup(layout.createParallelGroup(javax.swing.GroupLayout.Alignment.BASELINE)<text:line-break/> <text:s text:c="35"/>.addComponent(jLabel4)<text:line-break/> <text:s text:c="35"/>.addComponent(playerFameLabel))<text:line-break/> <text:s text:c="31"/>.addPreferredGap(javax.swing.LayoutStyle.ComponentPlacement.RELATED)<text:line-break/> <text:s text:c="31"/></text:span><text:soft-page-break/><text:span text:style-name="T15">.addGroup(layout.createParallelGroup(javax.swing.GroupLayout.Alignment.BASELINE)<text:line-break/> <text:s text:c="35"/>.addComponent(jLabel5)<text:line-break/> <text:s text:c="35"/>.addComponent(playerNotirityLabel))<text:line-break/> <text:s text:c="31"/>.addPreferredGap(javax.swing.LayoutStyle.ComponentPlacement.RELATED)<text:line-break/> <text:s text:c="31"/>.addGroup(layout.createParallelGroup(javax.swing.GroupLayout.Alignment.BASELINE)<text:line-break/> <text:s text:c="35"/>.addComponent(jLabel6)<text:line-break/> <text:s text:c="35"/>.addComponent(playerVulnerLabel)))<text:line-break/> <text:s text:c="27"/>.addGroup(layout.createSequentialGroup()<text:line-break/> <text:s text:c="31"/>.addGroup(layout.createParallelGroup(javax.swing.GroupLayout.Alignment.BASELINE)<text:line-break/> <text:s text:c="35"/>.addComponent(jLabel13)<text:line-break/> <text:s text:c="35"/>.addComponent(jLabel16))<text:line-break/> <text:s text:c="31"/>.addPreferredGap(javax.swing.LayoutStyle.ComponentPlacement.RELATED)<text:line-break/> <text:s text:c="31"/>.addGroup(layout.createParallelGroup(javax.swing.GroupLayout.Alignment.BASELINE)<text:line-break/> <text:s text:c="35"/>.addComponent(jLabel14)<text:line-break/> <text:s text:c="35"/>.addComponent(jLabel17))<text:line-break/> <text:s text:c="31"/>.addPreferredGap(javax.swing.LayoutStyle.ComponentPlacement.RELATED)<text:line-break/> <text:s text:c="31"/>.addGroup(layout.createParallelGroup(javax.swing.GroupLayout.Alignment.BASELINE)<text:line-break/> <text:s text:c="35"/>.addComponent(jLabel15)<text:line-break/> <text:s text:c="35"/>.addComponent(jLabel18))))))<text:line-break/> <text:s text:c="15"/>.addGap(121, 121, 121)<text:line-break/> <text:s text:c="15"/>.addGroup(layout.createParallelGroup(javax.swing.GroupLayout.Alignment.BASELINE)<text:line-break/> <text:s text:c="19"/>.addComponent(sendTurnButton)<text:line-break/> <text:s text:c="19"/>.addComponent(cancelActionButton)<text:line-break/> <text:s text:c="19"/>.addComponent(hideButton)<text:line-break/> <text:s text:c="19"/>.addComponent(moveButton)<text:line-break/> <text:s text:c="19"/>.addComponent(searchButton)<text:line-break/> <text:s text:c="19"/>.addComponent(restButton)<text:line-break/> <text:s text:c="19"/>.addComponent(tradeButton))<text:line-break/> <text:s text:c="15"/>.addPreferredGap(javax.swing.LayoutStyle.ComponentPlacement.RELATED)<text:line-break/> <text:s text:c="15"/>.addComponent(jScrollPane2, javax.swing.GroupLayout.PREFERRED_SIZE, 267, javax.swing.GroupLayout.PREFERRED_SIZE)<text:line-break/> <text:s text:c="15"/>.addGap(15, 15, 15))<text:line-break/> <text:s text:c="7"/>);<text:line-break/> <text:s text:c="3"/>} <text:s text:c="20"/><text:line-break/><text:line-break/><text:tab/>/*---------------------- Update The View With A Player --------------------- */<text:line-break/> <text:s text:c="3"/>public void update(PlayerBase p) {<text:line-break/> <text:s text:c="3"/><text:tab/>playerDisplayLabel.setText(p.getName());<text:line-break/> <text:s text:c="3"/><text:tab/>playerClassDisplayLabel.setText(p.getPlayerClass().name());<text:line-break/> <text:s text:c="3"/><text:tab/>playerGoldLabel.setText("" + p.getCurrentGold());<text:line-break/> <text:s text:c="3"/><text:tab/>playerFameLabel.setText("" + p.getCurrentFame());<text:line-break/> <text:s text:c="3"/><text:tab/>playerNotirityLabel.setText("" + p.getCurrentNotirity());<text:line-break/> <text:s text:c="3"/><text:tab/>playerVulnerLabel.setText ("" + p.getVulnerability().name());<text:line-break/> <text:s text:c="3"/><text:tab/><text:line-break/> <text:s text:c="3"/><text:tab/>displayRecord(p);<text:line-break/></text:span><text:soft-page-break/><text:span text:style-name="T15"> <text:s text:c="3"/>}<text:line-break/> <text:s text:c="3"/><text:line-break/> <text:s text:c="3"/>// Builds The Record Panel Table<text:line-break/> <text:s text:c="3"/>private void displayRecord (PlayerBase p) { <text:line-break/> <text:s text:c="3"/><text:tab/>// Initialize The Data<text:line-break/> <text:s text:c="3"/><text:tab/>ArrayList&lt;String&gt; playerLog = p.getRecordLog();<text:line-break/> <text:s text:c="7"/>String[] headers = {"Turn", "Mon", "Day", "Color", "Phases", "Action", "Kills"};<text:line-break/> <text:s text:c="3"/><text:tab/>String[][] data = new String[playerLog.size()][headers.length];<text:line-break/> <text:s text:c="3"/><text:tab/><text:line-break/> <text:s text:c="3"/><text:tab/>// Loop Over The Data<text:line-break/> <text:s text:c="3"/><text:tab/>for (int i = 0; i &lt; playerLog.size(); i++) {<text:line-break/> <text:s text:c="3"/><text:tab/><text:tab/>data[i][0] = "" + i;<text:line-break/> <text:s text:c="3"/><text:tab/><text:tab/>data[i][1] = "";<text:line-break/> <text:s text:c="3"/><text:tab/><text:tab/>data[i][2] = "";<text:line-break/> <text:s text:c="3"/><text:tab/><text:tab/>data[i][3] = "";<text:line-break/> <text:s text:c="3"/><text:tab/><text:tab/>data[i][4] = "";<text:line-break/> <text:s text:c="3"/><text:tab/><text:tab/>data[i][5] = playerLog.get(i);<text:line-break/> <text:s text:c="3"/><text:tab/><text:tab/>data[i][6] = "" + p.getKillCount();<text:line-break/> <text:s text:c="3"/><text:tab/>}<text:line-break/> <text:s text:c="3"/><text:tab/><text:line-break/> <text:s text:c="3"/><text:tab/>// Get The Table Model Ready<text:line-break/> <text:s text:c="3"/><text:tab/>DefaultTableModel newModel = new DefaultTableModel(data, headers);<text:line-break/> <text:s text:c="3"/><text:tab/>playerRecord.setModel(newModel);<text:line-break/> <text:s text:c="3"/>}<text:line-break/> <text:s text:c="3"/><text:line-break/> <text:s text:c="3"/>// Opens The New Search Dialog<text:line-break/> <text:s text:c="3"/>private void search() {<text:line-break/><text:tab/><text:tab/>PlayerBase currPlayer = parent.getCurrentPlayer();<text:line-break/><text:tab/><text:tab/>ArrayList&lt;TreasureModel&gt; treasures = currPlayer.getCurrentClearing().getTreasuresPlayerFound(currPlayer);<text:line-break/><text:tab/><text:tab/><text:line-break/><text:tab/><text:tab/>// Make The Dialog Appear<text:line-break/><text:tab/><text:tab/>TreasureViewDialog lootDialog = new TreasureViewDialog(parent, "Loot", false, treasures, currPlayer);<text:line-break/><text:tab/><text:tab/>lootDialog.setVisible(true);<text:line-break/><text:tab/>}<text:line-break/> <text:s text:c="2"/><text:line-break/><text:tab/>public void startTrading(){<text:line-break/><text:tab/><text:tab/>JFrame tradeFrame = new JFrame();<text:line-break/><text:tab/><text:tab/>TradeView tradePanel = new TradeView();<text:line-break/><text:tab/><text:tab/>tradeFrame.setSize(495,355);<text:line-break/><text:tab/><text:tab/>tradeFrame.setLocation(((int)tk.getScreenSize().getWidth()/2)</text:span></text:p>
      <text:list xml:id="list8470991555157376230" text:style-name="L2">
        <text:list-item>
          <text:p text:style-name="P17"><text:span text:style-name="T15">300, ((int)tk.getScreenSize().getHeight()/2) - 300);<text:line-break/> tradeFrame.setVisible(true);<text:line-break/> tradeFrame.add(tradePanel);<text:line-break/> }<text:line-break/> /*---------------------- Event Handler Methods ----------------------------- */<text:line-break/> private void handleSearchButtonPressed() {<text:line-break/> PlayerBase currentPlayer = parent.getCurrentPlayer();<text:line-break/></text:span><text:soft-page-break/><text:span text:style-name="T15"><text:tab/><text:tab/>currentPlayer.getCurrentClearing().updateConnectedTiles();<text:line-break/><text:tab/><text:tab/><text:line-break/><text:tab/><text:tab/>if (currentPlayer.getAvailableActions() &gt; 0) {<text:line-break/><text:tab/><text:tab/><text:tab/>search();<text:line-break/><text:tab/><text:tab/>} else {<text:line-break/> <text:s text:c="3"/><text:tab/><text:tab/>JOptionPane.showMessageDialog(this, "You Have No More Actions For This Turn");<text:line-break/> <text:s text:c="3"/><text:tab/>}<text:line-break/><text:tab/>}<text:line-break/><text:tab/><text:line-break/> <text:s text:c="3"/>private void handleHideButton(java.awt.event.ActionEvent evt) { <text:s text:c="40"/><text:line-break/> <text:s text:c="3"/><text:tab/>System.out.println("Hide Button Has Been Pressed");<text:line-break/> <text:s text:c="3"/><text:tab/>PlayerBase currentPlayer = parent.getCurrentPlayer();<text:line-break/> <text:s text:c="3"/><text:tab/><text:line-break/> <text:s text:c="3"/><text:tab/>if(currentPlayer == null){<text:line-break/> <text:s text:c="3"/><text:tab/><text:tab/>return;<text:line-break/> <text:s text:c="3"/><text:tab/>}<text:line-break/> <text:s text:c="3"/><text:tab/><text:line-break/> <text:s text:c="3"/><text:tab/>// Still Want To Update And Clear The Surronding Tiles If Need Be<text:line-break/> <text:s text:c="3"/><text:tab/>currentPlayer.getCurrentClearing().updateConnectedTiles();<text:line-break/><text:line-break/> <text:s text:c="3"/><text:tab/>// If The Player Can Do The Action<text:line-break/> <text:s text:c="3"/><text:tab/>if (currentPlayer.getAvailableActions() &gt; 0) {<text:line-break/> <text:s text:c="3"/><text:tab/><text:tab/>currentPlayer.attemptHide();<text:line-break/> <text:s text:c="3"/><text:tab/>} else {<text:line-break/> <text:s text:c="3"/><text:tab/><text:tab/>JOptionPane.showMessageDialog(this, "You Have No More Actions For This Turn");<text:line-break/> <text:s text:c="3"/><text:tab/>}<text:line-break/> <text:s text:c="3"/>} <text:s text:c="39"/><text:line-break/><text:line-break/> <text:s text:c="3"/>// Handles The Move Button Press<text:line-break/> <text:s text:c="3"/>private void handleMoveButtonPress(java.awt.event.ActionEvent evt) { <text:s text:c="40"/><text:line-break/> <text:s text:c="3"/><text:tab/>System.out.println("Move Has Been Pressed");<text:line-break/> <text:s text:c="3"/><text:tab/>PlayerBase currentPlayer = parent.getCurrentPlayer();<text:line-break/> <text:s text:c="3"/><text:tab/><text:line-break/> <text:s text:c="3"/><text:tab/>// If There Is No Current Player Do Nothing<text:line-break/> <text:s text:c="3"/><text:tab/>if(currentPlayer==null){<text:line-break/> <text:s text:c="3"/><text:tab/><text:tab/>return;<text:line-break/> <text:s text:c="3"/><text:tab/>}<text:line-break/> <text:s text:c="3"/><text:tab/><text:line-break/> <text:s text:c="3"/><text:tab/>// If The Player Still Has Actions Available<text:line-break/> <text:s text:c="3"/><text:tab/>if (currentPlayer.getAvailableActions() &gt; 0) {<text:line-break/> <text:s text:c="3"/><text:tab/><text:tab/>currentPlayer.getCurrentClearing().highlightConnectedClearings();<text:line-break/> <text:s text:c="3"/><text:tab/><text:tab/>currentPlayer.setMoving(true);<text:line-break/> <text:s text:c="3"/><text:tab/>} else {<text:line-break/> <text:s text:c="3"/><text:tab/><text:tab/>JOptionPane.showMessageDialog(this, "You Have No More Actions For This Turn");<text:line-break/> <text:s text:c="3"/><text:tab/>}<text:line-break/></text:span><text:soft-page-break/><text:span text:style-name="T15"> <text:s text:c="3"/>} <text:s text:c="39"/><text:line-break/><text:line-break/> <text:s text:c="3"/>//method used for sending a turn to the controller<text:line-break/> <text:s text:c="3"/>private void handleSendTurn () {<text:line-break/> <text:s text:c="3"/><text:tab/>System.out.println("Send Turn Has Been Pressed");<text:line-break/> <text:s text:c="3"/><text:tab/><text:line-break/> <text:s text:c="3"/><text:tab/>// If The Game Has Started<text:line-break/> <text:s text:c="3"/><text:tab/>if (parent.hasGameStarted()) {<text:line-break/> <text:s text:c="3"/><text:tab/><text:tab/>if(parent.getCurrentPlayer()==null){<text:line-break/> <text:s text:c="3"/><text:tab/><text:tab/><text:tab/>return;<text:line-break/> <text:s text:c="3"/><text:tab/><text:tab/>}<text:line-break/> <text:s text:c="3"/><text:tab/><text:tab/><text:line-break/> <text:s text:c="3"/><text:tab/><text:tab/>PlayerBase currentPlayer = parent.getCurrentPlayer();<text:line-break/> <text:s text:c="3"/><text:tab/><text:tab/>currentPlayer.getCurrentClearing().updateConnectedTiles();<text:line-break/> <text:s text:c="3"/><text:tab/><text:tab/>currentPlayer.endPlayerTurn();<text:line-break/> <text:s text:c="3"/><text:tab/><text:tab/>parent.getGameController().moveToNextPlayer();<text:line-break/> <text:s text:c="3"/><text:tab/><text:tab/>parent.getPlayerList().updateTable();<text:line-break/> <text:s text:c="3"/><text:tab/><text:tab/>parent.updateRecordTable();<text:line-break/> <text:s text:c="3"/><text:tab/><text:line-break/> <text:s text:c="3"/><text:tab/><text:tab/>// If There Is Multiple Players In The Clearing Then Fight<text:line-break/> <text:s text:c="3"/><text:tab/><text:tab/>ArrayList&lt;PlayerBase&gt; playersInClearing = currentPlayer.getCurrentClearing().getPlayersInClearing();<text:line-break/> <text:s text:c="3"/><text:tab/><text:tab/>if (playersInClearing.size() &gt; 1) {<text:line-break/> <text:s text:c="3"/><text:tab/><text:tab/><text:tab/>startCombat(playersInClearing);<text:line-break/> <text:s text:c="3"/><text:tab/><text:tab/>}<text:line-break/> <text:s text:c="3"/><text:tab/>}<text:line-break/> <text:s text:c="3"/>}<text:line-break/><text:line-break/><text:tab/>// Shows The Combat In It's Own View<text:line-break/><text:tab/>public void startCombat(ArrayList &lt;PlayerBase&gt; combatingPlayers){<text:line-break/><text:tab/><text:tab/>new CombatView(combatingPlayers);<text:line-break/><text:tab/>}<text:line-break/><text:tab/><text:line-break/> <text:s text:c="3"/>/*----------------- Getters And Setters ------------------- */<text:line-break/> <text:s text:c="3"/><text:line-break/> <text:s text:c="3"/>public javax.swing.JLabel getPlayerClassLabel() {<text:line-break/><text:tab/><text:tab/>return playerClassDisplayLabel;<text:line-break/><text:tab/>}<text:line-break/><text:line-break/><text:tab/>public void setjLabel20(javax.swing.JLabel jLabel20) {<text:line-break/><text:tab/><text:tab/>this.playerClassDisplayLabel = jLabel20;<text:line-break/><text:tab/>}<text:line-break/><text:line-break/><text:line-break/><text:tab/>public javax.swing.JLabel getPlayerDisplayLabel() {<text:line-break/><text:tab/><text:tab/>return playerDisplayLabel;<text:line-break/><text:tab/>}<text:line-break/><text:line-break/><text:tab/>public void setjLabel8(javax.swing.JLabel jLabel8) {<text:line-break/></text:span><text:soft-page-break/><text:span text:style-name="T15"><text:tab/><text:tab/>this.playerDisplayLabel = jLabel8;<text:line-break/><text:tab/>}<text:line-break/><text:line-break/><text:line-break/><text:tab/>public javax.swing.JLabel getPlayerGoldLabel() {<text:line-break/><text:tab/><text:tab/>return playerGoldLabel;<text:line-break/><text:tab/>}<text:line-break/><text:line-break/><text:tab/>public void setPlayerGoldLabel(javax.swing.JLabel jLabel9) {<text:line-break/><text:tab/><text:tab/>this.playerGoldLabel = jLabel9;<text:line-break/><text:tab/>}<text:line-break/><text:line-break/><text:tab/>public javax.swing.JButton getjButton1() {<text:line-break/><text:tab/><text:tab/>return jButton1;<text:line-break/><text:tab/>}<text:line-break/><text:line-break/><text:tab/>public void setjButton1(javax.swing.JButton jButton1) {<text:line-break/><text:tab/><text:tab/>this.jButton1 = jButton1;<text:line-break/><text:tab/>} <text:s text:c="2"/><text:line-break/><text:tab/><text:line-break/><text:tab/>public void addToInventory(String theName, String theDetails){<text:line-break/><text:tab/><text:tab/>((DefaultTableModel) getjTable3().getModel()).addRow(new Object[]{theName,theDetails,"Active"});<text:line-break/><text:tab/>}<text:line-break/><text:tab/><text:line-break/><text:tab/>public void addToChits(String theName, String theDetails){<text:line-break/><text:tab/><text:tab/>((DefaultTableModel) getjTable2().getModel()).addRow(new Object[]{theName,theDetails});<text:line-break/><text:tab/>}<text:line-break/><text:tab/><text:line-break/><text:tab/>public void removeFromInvenotry(){<text:line-break/><text:tab/><text:tab/>if(getjTable3().getSelectedRow()==-1){<text:line-break/><text:tab/><text:tab/><text:tab/>return;<text:line-break/><text:tab/><text:tab/>}<text:line-break/><text:tab/><text:tab/>((DefaultTableModel) getjTable3().getModel()).removeRow(getjTable3().getSelectedRow());<text:line-break/><text:tab/>}<text:line-break/><text:tab/><text:line-break/><text:tab/>public void addToRecord(String theTurn, String theMon, String theDay, String theColor, String thePhases, String theAction, String theKills){<text:line-break/><text:tab/><text:tab/>((DefaultTableModel) getjTable1().getModel()).addRow(new Object[]{theTurn,theMon,theDay,theColor,thePhases,theAction,theKills});<text:line-break/><text:tab/>}<text:line-break/><text:tab/><text:line-break/><text:tab/>private JTable getjTable1() {<text:line-break/><text:tab/><text:tab/>return jTable2;<text:line-break/><text:tab/>}<text:line-break/><text:line-break/><text:tab/>public void removeFromRecord(){<text:line-break/></text:span><text:soft-page-break/><text:span text:style-name="T15"><text:tab/><text:tab/>if(getjTable1().getSelectedRow()==-1){<text:line-break/><text:tab/><text:tab/><text:tab/>return;<text:line-break/><text:tab/><text:tab/>}<text:line-break/><text:tab/><text:tab/>((DefaultTableModel) getjTable1().getModel()).removeRow(getjTable1().getSelectedRow());<text:line-break/><text:tab/>}<text:line-break/><text:tab/><text:line-break/><text:tab/>public void removeFromChits(){<text:line-break/><text:tab/><text:tab/>if(getjTable2().getSelectedRow()==-1){<text:line-break/><text:tab/><text:tab/><text:tab/>return;<text:line-break/><text:tab/><text:tab/>}<text:line-break/><text:tab/><text:tab/>((DefaultTableModel) getjTable2().getModel()).removeRow(getjTable2().getSelectedRow());<text:line-break/><text:tab/>}<text:line-break/><text:tab/><text:line-break/><text:tab/>public void changeItemStatus(String theStatus){<text:line-break/><text:tab/><text:tab/>((DefaultTableModel) getjTable3().getModel()).setValueAt(theStatus, getjTable2().getSelectedRow(), 2);<text:line-break/><text:tab/>}<text:line-break/><text:line-break/><text:tab/>private JTable getjTable3() {<text:line-break/><text:tab/><text:tab/>return jTable3;<text:line-break/><text:tab/>}<text:line-break/><text:line-break/><text:tab/>private JTable getjTable2() {<text:line-break/><text:tab/><text:tab/>return jTable2;<text:line-break/><text:tab/>}<text:line-break/><text:tab/><text:line-break/><text:tab/>public void massSetButtonState (boolean state) {<text:line-break/><text:tab/><text:tab/>sendTurnButton.setEnabled(state);<text:line-break/><text:tab/><text:tab/>cancelActionButton.setEnabled(state);<text:line-break/><text:tab/><text:tab/>hideButton.setEnabled(state);<text:line-break/><text:tab/><text:tab/>moveButton.setEnabled(state);<text:line-break/><text:tab/><text:tab/>searchButton.setEnabled(state);<text:line-break/><text:tab/><text:tab/>restButton.setEnabled(state);<text:line-break/><text:tab/><text:tab/>tradeButton.setEnabled(state);<text:line-break/><text:tab/>}<text:line-break/>}</text:span></text:p>
        </text:list-item>
      </text:list>
      <text:p text:style-name="P16"><text:span text:style-name="T15"/></text:p>
      <text:p text:style-name="P16"><text:span text:style-name="T27">Class: </text:span><text:span text:style-name="T15">PlayerListView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event.MouseAdapter;</text:span></text:p>
      <text:p text:style-name="P16"><text:span text:style-name="T15">import java.awt.event.MouseEvent;</text:span></text:p>
      <text:p text:style-name="P16"><text:span text:style-name="T15"/></text:p>
      <text:p text:style-name="P16"><text:span text:style-name="T15">import javax.swing.JTable;</text:span></text:p>
      <text:p text:style-name="P16"><text:span text:style-name="T15">import javax.swing.table.DefaultTableModel;</text:span></text:p>
      <text:p text:style-name="P16"><text:span text:style-name="T15"/></text:p>
      <text:p text:style-name="P16"><text:span text:style-name="T15">import models.characterModels.PlayerBase;</text:span></text:p>
      <text:p text:style-name="P16"><text:soft-page-break/><text:span text:style-name="T15">import models.characterModels.playerEnums.CharacterClass;</text:span></text:p>
      <text:p text:style-name="P16"><text:span text:style-name="T15"/></text:p>
      <text:p text:style-name="P16"><text:span text:style-name="T15"><text:tab/>public class PlayerListView extends javax.swing.JPanel {</text:span></text:p>
      <text:p text:style-name="P16"><text:span text:style-name="T15"/></text:p>
      <text:p text:style-name="P16"><text:span text:style-name="T15"><text:tab/><text:tab/>//Variable declarations</text:span></text:p>
      <text:p text:style-name="P16"><text:span text:style-name="T15"><text:tab/><text:tab/>private javax.swing.JButton addPlayerButton;</text:span></text:p>
      <text:p text:style-name="P16"><text:span text:style-name="T15"><text:tab/> <text:s text:c="3"/>private javax.swing.JButton removePlayerButton;</text:span></text:p>
      <text:p text:style-name="P16"><text:span text:style-name="T15"><text:tab/> <text:s text:c="3"/>private javax.swing.JButton startGameButton;</text:span></text:p>
      <text:p text:style-name="P16"><text:span text:style-name="T15"><text:tab/> <text:s text:c="3"/>private javax.swing.JScrollPane jScrollPane3;</text:span></text:p>
      <text:p text:style-name="P16"><text:span text:style-name="T15"><text:tab/> <text:s text:c="3"/>private javax.swing.JTable jTable2; <text:s text:c="5"/></text:span></text:p>
      <text:p text:style-name="P16"><text:span text:style-name="T15"><text:tab/> <text:s text:c="3"/></text:span></text:p>
      <text:p text:style-name="P16"><text:span text:style-name="T15"><text:tab/> <text:s text:c="3"/>private GameView parent;</text:span></text:p>
      <text:p text:style-name="P16"><text:span text:style-name="T15"><text:tab/> <text:s text:c="3"/></text:span></text:p>
      <text:p text:style-name="P16"><text:span text:style-name="T15"><text:tab/><text:tab/>private static final long serialVersionUID = 1L;</text:span></text:p>
      <text:p text:style-name="P16"><text:span text:style-name="T15"><text:tab/><text:tab/></text:span></text:p>
      <text:p text:style-name="P16"><text:span text:style-name="T15"><text:tab/><text:tab/>//Constructor for this view</text:span></text:p>
      <text:p text:style-name="P16"><text:span text:style-name="T15"><text:tab/> <text:s text:c="3"/>public PlayerListView(GameView parent) {</text:span></text:p>
      <text:p text:style-name="P16"><text:span text:style-name="T15"><text:tab/> <text:s text:c="3"/><text:tab/>this.parent = parent; </text:span></text:p>
      <text:p text:style-name="P16"><text:span text:style-name="T15"><text:tab/> <text:s text:c="7"/>initComponents();</text:span></text:p>
      <text:p text:style-name="P16"><text:span text:style-name="T15"><text:tab/> <text:s text:c="3"/>}</text:span></text:p>
      <text:p text:style-name="P16"><text:span text:style-name="T15"><text:s text:c="16"/></text:span></text:p>
      <text:p text:style-name="P16"><text:span text:style-name="T15"><text:tab/> <text:s text:c="3"/>//Initializes the components in this view</text:span></text:p>
      <text:p text:style-name="P16"><text:span text:style-name="T15"><text:tab/> <text:s text:c="3"/>private void initComponents() {</text:span></text:p>
      <text:p text:style-name="P16"><text:span text:style-name="T15"/></text:p>
      <text:p text:style-name="P16"><text:span text:style-name="T15"><text:tab/> <text:s text:c="7"/>setjButton1(new javax.swing.JButton());</text:span></text:p>
      <text:p text:style-name="P16"><text:span text:style-name="T15"><text:tab/> <text:s text:c="7"/>setjButton2(new javax.swing.JButton());</text:span></text:p>
      <text:p text:style-name="P16"><text:span text:style-name="T15"><text:tab/> <text:s text:c="7"/>startGameButton = new javax.swing.JButton();</text:span></text:p>
      <text:p text:style-name="P16"><text:span text:style-name="T15"><text:tab/> <text:s text:c="7"/>jScrollPane3 = new javax.swing.JScrollPane();</text:span></text:p>
      <text:p text:style-name="P16"><text:span text:style-name="T15"><text:tab/> <text:s text:c="7"/>setjTable2(new javax.swing.JTable());</text:span></text:p>
      <text:p text:style-name="P16"><text:span text:style-name="T15"/></text:p>
      <text:p text:style-name="P16"><text:span text:style-name="T15"><text:tab/> <text:s text:c="7"/>getAddPlayerButton().setText("Add Player");</text:span></text:p>
      <text:p text:style-name="P16"><text:span text:style-name="T15"><text:tab/> <text:s text:c="7"/>getjButton2().setText("Remove Player");</text:span></text:p>
      <text:p text:style-name="P16"><text:span text:style-name="T15"><text:tab/> <text:s text:c="7"/>startGameButton.setText("Start Game");</text:span></text:p>
      <text:p text:style-name="P16"><text:span text:style-name="T15"><text:tab/> <text:s text:c="7"/></text:span></text:p>
      <text:p text:style-name="P16"><text:span text:style-name="T15"><text:tab/> <text:s text:c="7"/>//Table declaration</text:span></text:p>
      <text:p text:style-name="P16"><text:span text:style-name="T15"><text:tab/> <text:s text:c="7"/>getjTable2().setModel(new javax.swing.table.DefaultTableModel(</text:span></text:p>
      <text:p text:style-name="P16"><text:span text:style-name="T15"><text:tab/> <text:s text:c="11"/>new Object [][] {</text:span></text:p>
      <text:p text:style-name="P16"><text:span text:style-name="T15"/></text:p>
      <text:p text:style-name="P16"><text:span text:style-name="T15"><text:tab/> <text:s text:c="11"/>},</text:span></text:p>
      <text:p text:style-name="P16"><text:span text:style-name="T15"><text:tab/> <text:s text:c="11"/>new String [] {</text:span></text:p>
      <text:p text:style-name="P16"><text:span text:style-name="T15"><text:tab/> <text:s text:c="15"/>"Class", "Player", "Status"</text:span></text:p>
      <text:p text:style-name="P16"><text:span text:style-name="T15"><text:tab/> <text:s text:c="11"/>}</text:span></text:p>
      <text:p text:style-name="P16"><text:span text:style-name="T15"><text:tab/> <text:s text:c="7"/>) {</text:span></text:p>
      <text:p text:style-name="P16"><text:span text:style-name="T15"><text:tab/> <text:s text:c="11"/>/**</text:span></text:p>
      <text:p text:style-name="P16"><text:span text:style-name="T15"><text:tab/><text:tab/><text:tab/><text:tab/> * </text:span></text:p>
      <text:p text:style-name="P16"><text:span text:style-name="T15"><text:tab/><text:tab/><text:tab/><text:tab/> */</text:span></text:p>
      <text:p text:style-name="P16"><text:span text:style-name="T15"><text:tab/><text:tab/><text:tab/><text:tab/>private static final long serialVersionUID = -7438589133658495131L;</text:span></text:p>
      <text:p text:style-name="P16"><text:span text:style-name="T15"><text:tab/><text:tab/><text:tab/><text:tab/>boolean[] canEdit = new boolean [] {</text:span></text:p>
      <text:p text:style-name="P16"><text:span text:style-name="T15"><text:tab/> <text:s text:c="15"/>false, false, false</text:span></text:p>
      <text:p text:style-name="P16"><text:soft-page-break/><text:span text:style-name="T15"><text:tab/> <text:s text:c="11"/>};</text:span></text:p>
      <text:p text:style-name="P16"><text:span text:style-name="T15"/></text:p>
      <text:p text:style-name="P16"><text:span text:style-name="T15"><text:tab/> <text:s text:c="11"/>public boolean isCellEditable(int rowIndex, int columnIndex) {</text:span></text:p>
      <text:p text:style-name="P16"><text:span text:style-name="T15"><text:tab/> <text:s text:c="15"/>return canEdit [columnIndex];</text:span></text:p>
      <text:p text:style-name="P16"><text:span text:style-name="T15"><text:tab/> <text:s text:c="11"/>}</text:span></text:p>
      <text:p text:style-name="P16"><text:span text:style-name="T15"><text:tab/> <text:s text:c="7"/>});</text:span></text:p>
      <text:p text:style-name="P16"><text:span text:style-name="T15"><text:tab/><text:tab/><text:tab/>getjTable2().setSelectionMode(1);</text:span></text:p>
      <text:p text:style-name="P16"><text:span text:style-name="T15"><text:tab/><text:tab/><text:tab/></text:span></text:p>
      <text:p text:style-name="P16"><text:span text:style-name="T15"><text:tab/><text:tab/><text:tab/>//Action listeners</text:span></text:p>
      <text:p text:style-name="P16"><text:span text:style-name="T15"><text:tab/><text:tab/><text:tab/>getjTable2().addMouseListener(new MouseAdapter() {</text:span></text:p>
      <text:p text:style-name="P16"><text:span text:style-name="T15"><text:tab/> <text:s text:c="7"/><text:tab/>@Override</text:span></text:p>
      <text:p text:style-name="P16"><text:span text:style-name="T15"><text:tab/> <text:s text:c="7"/><text:tab/>public void mouseClicked(MouseEvent e) {</text:span></text:p>
      <text:p text:style-name="P16"><text:span text:style-name="T15"><text:tab/> <text:s text:c="7"/><text:tab/><text:tab/> <text:s/>JTable target = (JTable)e.getSource();</text:span></text:p>
      <text:p text:style-name="P16"><text:span text:style-name="T15"><text:tab/> <text:s text:c="7"/><text:tab/> <text:s text:c="5"/>int row = target.getSelectedRow();</text:span></text:p>
      <text:p text:style-name="P16"><text:span text:style-name="T15"/></text:p>
      <text:p text:style-name="P16"><text:span text:style-name="T15"><text:tab/> <text:s text:c="7"/><text:tab/> <text:s text:c="5"/>String test = (String) jTable2.getValueAt(row, 1);</text:span></text:p>
      <text:p text:style-name="P16"><text:span text:style-name="T15"><text:tab/> <text:s text:c="7"/><text:tab/> <text:s text:c="5"/>CharacterClass characterClass = CharacterClass.valueOf((String)jTable2.getValueAt(row, 0));</text:span></text:p>
      <text:p text:style-name="P16"><text:span text:style-name="T15"><text:tab/> <text:s text:c="7"/><text:tab/> <text:s text:c="5"/>parent.updatePlayer(test, characterClass);</text:span></text:p>
      <text:p text:style-name="P16"><text:span text:style-name="T15"><text:tab/> <text:s text:c="7"/><text:tab/>}</text:span></text:p>
      <text:p text:style-name="P16"><text:span text:style-name="T15"><text:tab/><text:tab/><text:tab/>});</text:span></text:p>
      <text:p text:style-name="P16"><text:span text:style-name="T15"/></text:p>
      <text:p text:style-name="P16"><text:span text:style-name="T15"><text:tab/> <text:s text:c="7"/>jScrollPane3.setViewportView(getjTable2());</text:span></text:p>
      <text:p text:style-name="P16"><text:span text:style-name="T15"/></text:p>
      <text:p text:style-name="P16"><text:span text:style-name="T15"><text:tab/> <text:s text:c="7"/>//Layout for this view</text:span></text:p>
      <text:p text:style-name="P16"><text:span text:style-name="T15"><text:tab/> <text:s text:c="7"/>javax.swing.GroupLayout layout = new javax.swing.GroupLayout(this);</text:span></text:p>
      <text:p text:style-name="P16"><text:span text:style-name="T15"><text:tab/> <text:s text:c="7"/>this.setLayout(layout);</text:span></text:p>
      <text:p text:style-name="P16"><text:span text:style-name="T15"><text:tab/> <text:s text:c="7"/>layout.setHorizontalGroup(</text:span></text:p>
      <text:p text:style-name="P16"><text:span text:style-name="T15"><text:tab/> <text:s text:c="11"/>layout.createParallelGroup(javax.swing.GroupLayout.Alignment.LEADING)</text:span></text:p>
      <text:p text:style-name="P16"><text:span text:style-name="T15"><text:tab/> <text:s text:c="11"/>.addGroup(javax.swing.GroupLayout.Alignment.TRAILING, layout.createSequentialGroup()</text:span></text:p>
      <text:p text:style-name="P16"><text:span text:style-name="T15"><text:tab/> <text:s text:c="15"/>.addContainerGap()</text:span></text:p>
      <text:p text:style-name="P16"><text:span text:style-name="T15"><text:tab/> <text:s text:c="15"/>.addGroup(layout.createParallelGroup(javax.swing.GroupLayout.Alignment.LEADING, false)</text:span></text:p>
      <text:p text:style-name="P16"><text:span text:style-name="T15"><text:tab/> <text:s text:c="19"/>.addComponent(getjButton2(), javax.swing.GroupLayout.DEFAULT_SIZE, javax.swing.GroupLayout.DEFAULT_SIZE, Short.MAX_VALUE)</text:span></text:p>
      <text:p text:style-name="P16"><text:span text:style-name="T15"><text:tab/> <text:s text:c="19"/>.addComponent(getAddPlayerButton(), javax.swing.GroupLayout.DEFAULT_SIZE, javax.swing.GroupLayout.DEFAULT_SIZE, Short.MAX_VALUE)</text:span></text:p>
      <text:p text:style-name="P16"><text:span text:style-name="T15"><text:tab/> <text:s text:c="19"/>.addComponent(startGameButton, javax.swing.GroupLayout.DEFAULT_SIZE, javax.swing.GroupLayout.DEFAULT_SIZE, Short.MAX_VALUE))</text:span></text:p>
      <text:p text:style-name="P16"><text:span text:style-name="T15"><text:tab/> <text:s text:c="15"/>.addPreferredGap(javax.swing.LayoutStyle.ComponentPlacement.RELATED)</text:span></text:p>
      <text:p text:style-name="P16"><text:span text:style-name="T15"><text:tab/> <text:s text:c="15"/>.addComponent(jScrollPane3, javax.swing.GroupLayout.DEFAULT_SIZE, 709, Short.MAX_VALUE))</text:span></text:p>
      <text:p text:style-name="P16"><text:span text:style-name="T15"><text:tab/> <text:s text:c="7"/>);</text:span></text:p>
      <text:p text:style-name="P16"><text:span text:style-name="T15"><text:tab/> <text:s text:c="7"/>layout.setVerticalGroup(</text:span></text:p>
      <text:p text:style-name="P16"><text:span text:style-name="T15"><text:tab/> <text:s text:c="11"/>layout.createParallelGroup(javax.swing.GroupLayout.Alignment.LEADING)</text:span></text:p>
      <text:p text:style-name="P16"><text:span text:style-name="T15"><text:tab/> <text:s text:c="11"/>.addGroup(layout.createSequentialGroup()</text:span></text:p>
      <text:p text:style-name="P16"><text:span text:style-name="T15"><text:tab/> <text:s text:c="15"/>.addComponent(getAddPlayerButton())</text:span></text:p>
      <text:p text:style-name="P16"><text:soft-page-break/><text:span text:style-name="T15"><text:tab/> <text:s text:c="15"/>.addPreferredGap(javax.swing.LayoutStyle.ComponentPlacement.RELATED)</text:span></text:p>
      <text:p text:style-name="P16"><text:span text:style-name="T15"><text:tab/> <text:s text:c="15"/>.addComponent(getjButton2())</text:span></text:p>
      <text:p text:style-name="P16"><text:span text:style-name="T15"><text:tab/> <text:s text:c="15"/>.addPreferredGap(javax.swing.LayoutStyle.ComponentPlacement.RELATED)</text:span></text:p>
      <text:p text:style-name="P16"><text:span text:style-name="T15"><text:tab/> <text:s text:c="15"/>.addComponent(startGameButton)</text:span></text:p>
      <text:p text:style-name="P16"><text:span text:style-name="T15"><text:tab/> <text:s text:c="15"/>.addContainerGap(javax.swing.GroupLayout.DEFAULT_SIZE, Short.MAX_VALUE))</text:span></text:p>
      <text:p text:style-name="P16"><text:span text:style-name="T15"><text:tab/> <text:s text:c="11"/>.addComponent(jScrollPane3, javax.swing.GroupLayout.PREFERRED_SIZE, 0, Short.MAX_VALUE)</text:span></text:p>
      <text:p text:style-name="P16"><text:span text:style-name="T15"><text:tab/> <text:s text:c="7"/>);</text:span></text:p>
      <text:p text:style-name="P16"><text:span text:style-name="T15"><text:tab/> <text:s text:c="7"/></text:span></text:p>
      <text:p text:style-name="P16"><text:span text:style-name="T15"><text:tab/> <text:s text:c="7"/>// Finally Update The Buttons With The Table Value</text:span></text:p>
      <text:p text:style-name="P16"><text:span text:style-name="T15"><text:tab/> <text:s text:c="7"/>update();</text:span></text:p>
      <text:p text:style-name="P16"><text:span text:style-name="T15"><text:tab/> <text:s text:c="3"/>} <text:s text:c="6"/></text:span></text:p>
      <text:p text:style-name="P16"><text:span text:style-name="T15"><text:tab/> <text:s text:c="3"/></text:span></text:p>
      <text:p text:style-name="P16"><text:span text:style-name="T15"><text:tab/> <text:s text:c="3"/>// Sets The Current Player To Active While The Others Are Waiting</text:span></text:p>
      <text:p text:style-name="P16"><text:span text:style-name="T15"><text:tab/> <text:s text:c="3"/>public void updateTable () {</text:span></text:p>
      <text:p text:style-name="P16"><text:span text:style-name="T15"><text:tab/> <text:s text:c="3"/><text:tab/>PlayerBase currentPlayer = parent.getCurrentPlayer();</text:span></text:p>
      <text:p text:style-name="P16"><text:span text:style-name="T15"><text:tab/> <text:s text:c="3"/><text:tab/></text:span></text:p>
      <text:p text:style-name="P16"><text:span text:style-name="T15"><text:tab/> <text:s text:c="3"/><text:tab/>for (int i = 0; i &lt; jTable2.getRowCount(); i++) {</text:span></text:p>
      <text:p text:style-name="P16"><text:span text:style-name="T15"><text:tab/> <text:s text:c="3"/><text:tab/><text:tab/>String playerClass = (String)jTable2.getValueAt(i, 0);</text:span></text:p>
      <text:p text:style-name="P16"><text:span text:style-name="T15"><text:tab/> <text:s text:c="3"/><text:tab/><text:tab/>String playerName = (String)jTable2.getValueAt(i, 1);</text:span></text:p>
      <text:p text:style-name="P16"><text:span text:style-name="T15"><text:tab/> <text:s text:c="3"/><text:tab/><text:tab/></text:span></text:p>
      <text:p text:style-name="P16"><text:span text:style-name="T15"><text:tab/> <text:s text:c="3"/><text:tab/><text:tab/>// If The Player Is The Current Player Then Set Them To Playing</text:span></text:p>
      <text:p text:style-name="P16"><text:span text:style-name="T15"><text:tab/> <text:s text:c="3"/><text:tab/><text:tab/>if (currentPlayer.getName().equals(playerName) &amp;&amp; currentPlayer.getPlayerClass().name().equals(playerClass))</text:span></text:p>
      <text:p text:style-name="P16"><text:span text:style-name="T15"><text:tab/> <text:s text:c="3"/><text:tab/><text:tab/><text:tab/>jTable2.setValueAt("Playing", i, 2);</text:span></text:p>
      <text:p text:style-name="P16"><text:span text:style-name="T15"><text:tab/> <text:s text:c="3"/><text:tab/><text:tab/>else</text:span></text:p>
      <text:p text:style-name="P16"><text:span text:style-name="T15"><text:tab/> <text:s text:c="3"/><text:tab/><text:tab/><text:tab/>jTable2.setValueAt("Waiting", i, 2);</text:span></text:p>
      <text:p text:style-name="P16"><text:span text:style-name="T15"><text:tab/> <text:s text:c="3"/><text:tab/>}</text:span></text:p>
      <text:p text:style-name="P16"><text:span text:style-name="T15"><text:tab/> <text:s text:c="3"/>}</text:span></text:p>
      <text:p text:style-name="P16"><text:span text:style-name="T15"><text:s text:c="3"/></text:span></text:p>
      <text:p text:style-name="P16"><text:span text:style-name="T15"><text:tab/> <text:s text:c="3"/>// Updates The Buttons Enability</text:span></text:p>
      <text:p text:style-name="P16"><text:span text:style-name="T15"><text:tab/> <text:s text:c="3"/>public void update (){</text:span></text:p>
      <text:p text:style-name="P16"><text:span text:style-name="T15"><text:tab/> <text:s text:c="3"/><text:tab/>startGameButton.setEnabled(jTable2.getRowCount() &gt; 0);</text:span></text:p>
      <text:p text:style-name="P16"><text:span text:style-name="T15"><text:tab/> <text:s text:c="3"/>}</text:span></text:p>
      <text:p text:style-name="P16"><text:span text:style-name="T15"><text:tab/> <text:s text:c="3"/></text:span></text:p>
      <text:p text:style-name="P16"><text:span text:style-name="T15"><text:tab/> <text:s text:c="3"/>public javax.swing.JButton getjButton2() {</text:span></text:p>
      <text:p text:style-name="P16"><text:span text:style-name="T15"><text:tab/><text:tab/><text:tab/>return removePlayerButton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void setjButton2(javax.swing.JButton jButton2) {</text:span></text:p>
      <text:p text:style-name="P16"><text:span text:style-name="T15"><text:tab/><text:tab/><text:tab/>this.removePlayerButton = jButton2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javax.swing.JButton getAddPlayerButton() {</text:span></text:p>
      <text:p text:style-name="P16"><text:span text:style-name="T15"><text:tab/><text:tab/><text:tab/>return addPlayerButton;</text:span></text:p>
      <text:p text:style-name="P16"><text:span text:style-name="T15"><text:tab/><text:tab/>}</text:span></text:p>
      <text:p text:style-name="P16"><text:span text:style-name="T15"><text:tab/><text:tab/></text:span></text:p>
      <text:p text:style-name="P16"><text:span text:style-name="T15"><text:tab/><text:tab/>public void setjButton1(javax.swing.JButton jButton1) {</text:span></text:p>
      <text:p text:style-name="P16"><text:soft-page-break/><text:span text:style-name="T15"><text:tab/><text:tab/><text:tab/>this.addPlayerButton = jButton1;</text:span></text:p>
      <text:p text:style-name="P16"><text:span text:style-name="T15"><text:tab/><text:tab/>}</text:span></text:p>
      <text:p text:style-name="P16"><text:span text:style-name="T15"><text:tab/><text:tab/></text:span></text:p>
      <text:p text:style-name="P16"><text:span text:style-name="T15"><text:tab/><text:tab/>public javax.swing.JButton getStartGameButton() {</text:span></text:p>
      <text:p text:style-name="P16"><text:span text:style-name="T15"><text:tab/><text:tab/><text:tab/>return startGameButton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void setStartGameButton(javax.swing.JButton startGameButton) {</text:span></text:p>
      <text:p text:style-name="P16"><text:span text:style-name="T15"><text:tab/><text:tab/><text:tab/>this.startGameButton = startGameButton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void addPlayer(String pName, String pClass){</text:span></text:p>
      <text:p text:style-name="P16"><text:span text:style-name="T15"><text:tab/><text:tab/><text:tab/>((DefaultTableModel) getjTable2().getModel()).addRow(new Object[]{pClass,pName,"Waiting"});</text:span></text:p>
      <text:p text:style-name="P16"><text:span text:style-name="T15"><text:tab/><text:tab/><text:tab/>update();</text:span></text:p>
      <text:p text:style-name="P16"><text:span text:style-name="T15"><text:tab/><text:tab/>}</text:span></text:p>
      <text:p text:style-name="P16"><text:span text:style-name="T15"><text:tab/><text:tab/></text:span></text:p>
      <text:p text:style-name="P16"><text:span text:style-name="T15"><text:tab/><text:tab/>public void removePlayer(){</text:span></text:p>
      <text:p text:style-name="P16"><text:span text:style-name="T15"><text:tab/><text:tab/><text:tab/>if(getjTable2().getSelectedRow()==-1){</text:span></text:p>
      <text:p text:style-name="P16"><text:span text:style-name="T15"><text:tab/><text:tab/><text:tab/><text:tab/>return;</text:span></text:p>
      <text:p text:style-name="P16"><text:span text:style-name="T15"><text:tab/><text:tab/><text:tab/>}</text:span></text:p>
      <text:p text:style-name="P16"><text:span text:style-name="T15"><text:tab/><text:tab/><text:tab/>((DefaultTableModel) getjTable2().getModel()).removeRow(getjTable2().getSelectedRow())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javax.swing.JTable getjTable2() {</text:span></text:p>
      <text:p text:style-name="P16"><text:span text:style-name="T15"><text:tab/><text:tab/><text:tab/>return jTable2;</text:span></text:p>
      <text:p text:style-name="P16"><text:span text:style-name="T15"><text:tab/><text:tab/>}</text:span></text:p>
      <text:p text:style-name="P16"><text:span text:style-name="T15"/></text:p>
      <text:p text:style-name="P16"><text:span text:style-name="T15"><text:tab/><text:tab/>public void setjTable2(javax.swing.JTable jTable2) {</text:span></text:p>
      <text:p text:style-name="P16"><text:span text:style-name="T15"><text:tab/><text:tab/><text:tab/>this.jTable2 = jTable2;</text:span></text:p>
      <text:p text:style-name="P16"><text:span text:style-name="T15"><text:tab/><text:tab/>} <text:s text:c="8"/></text:span></text:p>
      <text:p text:style-name="P16"><text:span text:style-name="T15"><text:tab/>}</text:span></text:p>
      <text:p text:style-name="P16"><text:span text:style-name="T15"/></text:p>
      <text:p text:style-name="P16"><text:span text:style-name="T27">Class: </text:span><text:span text:style-name="T15">TradeView.java</text:span></text:p>
      <text:p text:style-name="P16"><text:span text:style-name="T15">package views;</text:span></text:p>
      <text:p text:style-name="P16"><text:span text:style-name="T15"/></text:p>
      <text:p text:style-name="P16"><text:span text:style-name="T15">import java.awt.event.ActionEvent;</text:span></text:p>
      <text:p text:style-name="P16"><text:span text:style-name="T15">import java.awt.event.ActionListener;</text:span></text:p>
      <text:p text:style-name="P16"><text:span text:style-name="T15"/></text:p>
      <text:p text:style-name="P16"><text:span text:style-name="T15">import javax.swing.table.DefaultTableModel;</text:span></text:p>
      <text:p text:style-name="P16"><text:span text:style-name="T15"/></text:p>
      <text:p text:style-name="P16"><text:span text:style-name="T15">/*</text:span></text:p>
      <text:p text:style-name="P16"><text:span text:style-name="T15"><text:s/>* </text:span></text:p>
      <text:p text:style-name="P16"><text:span text:style-name="T15"><text:s/>*/</text:span></text:p>
      <text:p text:style-name="P16"><text:span text:style-name="T15">public class TradeView extends javax.swing.JPanel {</text:span></text:p>
      <text:p text:style-name="P16"><text:span text:style-name="T15"/></text:p>
      <text:p text:style-name="P16"><text:span text:style-name="T15"><text:s text:c="4"/>/**</text:span></text:p>
      <text:p text:style-name="P16"><text:span text:style-name="T15"><text:tab/> * </text:span></text:p>
      <text:p text:style-name="P16"><text:soft-page-break/><text:span text:style-name="T15"><text:tab/> */</text:span></text:p>
      <text:p text:style-name="P16"><text:span text:style-name="T15"><text:tab/>private static final long serialVersionUID = 1L;</text:span></text:p>
      <text:p text:style-name="P16"><text:span text:style-name="T15"/></text:p>
      <text:p text:style-name="P16"><text:span text:style-name="T15"><text:s text:c="4"/>// Variables declaration <text:s text:c="16"/></text:span></text:p>
      <text:p text:style-name="P16"><text:span text:style-name="T15"><text:s text:c="4"/>private javax.swing.JButton sellButton;</text:span></text:p>
      <text:p text:style-name="P16"><text:span text:style-name="T15"><text:s text:c="4"/>private javax.swing.JButton buyButton;</text:span></text:p>
      <text:p text:style-name="P16"><text:span text:style-name="T15"><text:s text:c="4"/>private javax.swing.JButton cancelButton;</text:span></text:p>
      <text:p text:style-name="P16"><text:span text:style-name="T15"><text:s text:c="4"/>private javax.swing.JLabel jLabel1;</text:span></text:p>
      <text:p text:style-name="P16"><text:span text:style-name="T15"><text:s text:c="4"/>private javax.swing.JLabel jLabel2;</text:span></text:p>
      <text:p text:style-name="P16"><text:span text:style-name="T15"><text:s text:c="4"/>private javax.swing.JScrollPane jScrollPane1;</text:span></text:p>
      <text:p text:style-name="P16"><text:span text:style-name="T15"><text:s text:c="4"/>private javax.swing.JScrollPane jScrollPane2;</text:span></text:p>
      <text:p text:style-name="P16"><text:span text:style-name="T15"><text:s text:c="4"/>private javax.swing.JTable myInventory;</text:span></text:p>
      <text:p text:style-name="P16"><text:span text:style-name="T15"><text:s text:c="4"/>private javax.swing.JTable theirInventory;</text:span></text:p>
      <text:p text:style-name="P16"><text:span text:style-name="T15"><text:s text:c="4"/>// End of variables declaration <text:s text:c="4"/></text:span></text:p>
      <text:p text:style-name="P16"><text:span text:style-name="T15"><text:s text:c="4"/></text:span></text:p>
      <text:p text:style-name="P16"><text:span text:style-name="T15"><text:s text:c="4"/>//Constructor for this view</text:span></text:p>
      <text:p text:style-name="P16"><text:span text:style-name="T15"><text:s text:c="4"/>public TradeView() {</text:span></text:p>
      <text:p text:style-name="P16"><text:span text:style-name="T15"><text:s text:c="8"/>initComponents();</text:span></text:p>
      <text:p text:style-name="P16"><text:span text:style-name="T15"><text:s text:c="4"/>}</text:span></text:p>
      <text:p text:style-name="P16"><text:span text:style-name="T15"><text:s text:c="16"/></text:span></text:p>
      <text:p text:style-name="P16"><text:span text:style-name="T15"><text:s text:c="4"/>//Initializes the components</text:span></text:p>
      <text:p text:style-name="P16"><text:span text:style-name="T15"><text:s text:c="4"/>private void initComponents() {</text:span></text:p>
      <text:p text:style-name="P16"><text:span text:style-name="T15"/></text:p>
      <text:p text:style-name="P16"><text:span text:style-name="T15"><text:s text:c="8"/>jScrollPane1 = new javax.swing.JScrollPane();</text:span></text:p>
      <text:p text:style-name="P16"><text:span text:style-name="T15"><text:s text:c="8"/>myInventory = new javax.swing.JTable();</text:span></text:p>
      <text:p text:style-name="P16"><text:span text:style-name="T15"><text:s text:c="8"/>jScrollPane2 = new javax.swing.JScrollPane();</text:span></text:p>
      <text:p text:style-name="P16"><text:span text:style-name="T15"><text:s text:c="8"/>theirInventory = new javax.swing.JTable();</text:span></text:p>
      <text:p text:style-name="P16"><text:span text:style-name="T15"><text:s text:c="8"/>jLabel1 = new javax.swing.JLabel();</text:span></text:p>
      <text:p text:style-name="P16"><text:span text:style-name="T15"><text:s text:c="8"/>jLabel2 = new javax.swing.JLabel();</text:span></text:p>
      <text:p text:style-name="P16"><text:span text:style-name="T15"><text:s text:c="8"/>sellButton = new javax.swing.JButton();</text:span></text:p>
      <text:p text:style-name="P16"><text:span text:style-name="T15"><text:s text:c="8"/>buyButton = new javax.swing.JButton();</text:span></text:p>
      <text:p text:style-name="P16"><text:span text:style-name="T15"><text:s text:c="8"/>cancelButton = new javax.swing.JButton();</text:span></text:p>
      <text:p text:style-name="P16"><text:span text:style-name="T15"/></text:p>
      <text:p text:style-name="P16"><text:span text:style-name="T15"><text:s text:c="8"/>//Table declaration</text:span></text:p>
      <text:p text:style-name="P16"><text:span text:style-name="T15"><text:s text:c="8"/>myInventory.setModel(new javax.swing.table.DefaultTableModel(</text:span></text:p>
      <text:p text:style-name="P16"><text:span text:style-name="T15"><text:s text:c="12"/>new Object [][] {</text:span></text:p>
      <text:p text:style-name="P16"><text:span text:style-name="T15"/></text:p>
      <text:p text:style-name="P16"><text:span text:style-name="T15"><text:s text:c="12"/>},</text:span></text:p>
      <text:p text:style-name="P16"><text:span text:style-name="T15"><text:s text:c="12"/>new String [] {</text:span></text:p>
      <text:p text:style-name="P16"><text:span text:style-name="T15"><text:s text:c="16"/>"Name", "Description", "Value"</text:span></text:p>
      <text:p text:style-name="P16"><text:span text:style-name="T15"><text:s text:c="12"/>}</text:span></text:p>
      <text:p text:style-name="P16"><text:span text:style-name="T15"><text:s text:c="8"/>) {</text:span></text:p>
      <text:p text:style-name="P16"><text:span text:style-name="T15"><text:s text:c="12"/>/**</text:span></text:p>
      <text:p text:style-name="P16"><text:span text:style-name="T15"><text:tab/><text:tab/><text:tab/> * </text:span></text:p>
      <text:p text:style-name="P16"><text:span text:style-name="T15"><text:tab/><text:tab/><text:tab/> */</text:span></text:p>
      <text:p text:style-name="P16"><text:span text:style-name="T15"><text:tab/><text:tab/><text:tab/>private static final long serialVersionUID = 1L;</text:span></text:p>
      <text:p text:style-name="P16"><text:span text:style-name="T15"><text:tab/><text:tab/><text:tab/>boolean[] canEdit = new boolean [] {</text:span></text:p>
      <text:p text:style-name="P16"><text:span text:style-name="T15"><text:s text:c="16"/>false, false, false</text:span></text:p>
      <text:p text:style-name="P16"><text:span text:style-name="T15"><text:s text:c="12"/>};</text:span></text:p>
      <text:p text:style-name="P16"><text:soft-page-break/><text:span text:style-name="T15"/></text:p>
      <text:p text:style-name="P16"><text:span text:style-name="T15"><text:s text:c="12"/>public boolean isCellEditable(int rowIndex, int columnIndex) {</text:span></text:p>
      <text:p text:style-name="P16"><text:span text:style-name="T15"><text:s text:c="16"/>return canEdit [columnIndex]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jScrollPane1.setViewportView(myInventory);</text:span></text:p>
      <text:p text:style-name="P16"><text:span text:style-name="T15"/></text:p>
      <text:p text:style-name="P16"><text:span text:style-name="T15"><text:s text:c="8"/>theirInventory.setModel(new javax.swing.table.DefaultTableModel(</text:span></text:p>
      <text:p text:style-name="P16"><text:span text:style-name="T15"><text:s text:c="12"/>new Object [][] {</text:span></text:p>
      <text:p text:style-name="P16"><text:span text:style-name="T15"/></text:p>
      <text:p text:style-name="P16"><text:span text:style-name="T15"><text:s text:c="12"/>},</text:span></text:p>
      <text:p text:style-name="P16"><text:span text:style-name="T15"><text:s text:c="12"/>new String [] {</text:span></text:p>
      <text:p text:style-name="P16"><text:span text:style-name="T15"><text:s text:c="16"/>"Name", "Description", "Value"</text:span></text:p>
      <text:p text:style-name="P16"><text:span text:style-name="T15"><text:s text:c="12"/>}</text:span></text:p>
      <text:p text:style-name="P16"><text:span text:style-name="T15"><text:s text:c="8"/>) {</text:span></text:p>
      <text:p text:style-name="P16"><text:span text:style-name="T15"><text:s text:c="12"/>/**</text:span></text:p>
      <text:p text:style-name="P16"><text:span text:style-name="T15"><text:tab/><text:tab/><text:tab/> * </text:span></text:p>
      <text:p text:style-name="P16"><text:span text:style-name="T15"><text:tab/><text:tab/><text:tab/> */</text:span></text:p>
      <text:p text:style-name="P16"><text:span text:style-name="T15"><text:tab/><text:tab/><text:tab/>private static final long serialVersionUID = 1L;</text:span></text:p>
      <text:p text:style-name="P16"><text:span text:style-name="T15"><text:tab/><text:tab/><text:tab/>boolean[] canEdit = new boolean [] {</text:span></text:p>
      <text:p text:style-name="P16"><text:span text:style-name="T15"><text:s text:c="16"/>false, false, false</text:span></text:p>
      <text:p text:style-name="P16"><text:span text:style-name="T15"><text:s text:c="12"/>};</text:span></text:p>
      <text:p text:style-name="P16"><text:span text:style-name="T15"/></text:p>
      <text:p text:style-name="P16"><text:span text:style-name="T15"><text:s text:c="12"/>public boolean isCellEditable(int rowIndex, int columnIndex) {</text:span></text:p>
      <text:p text:style-name="P16"><text:span text:style-name="T15"><text:s text:c="16"/>return canEdit [columnIndex]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//Action listeners</text:span></text:p>
      <text:p text:style-name="P16"><text:span text:style-name="T15"><text:s text:c="8"/>buy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buy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sell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sell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cancelButton.addActionListener(new ActionListener() {</text:span></text:p>
      <text:p text:style-name="P16"><text:span text:style-name="T15"><text:s text:c="12"/>public void actionPerformed(ActionEvent arg0) {</text:span></text:p>
      <text:p text:style-name="P16"><text:span text:style-name="T15"><text:s text:c="16"/>System.out.println("cancel pressed");</text:span></text:p>
      <text:p text:style-name="P16"><text:span text:style-name="T15"><text:s text:c="12"/>}</text:span></text:p>
      <text:p text:style-name="P16"><text:span text:style-name="T15"><text:s text:c="8"/>});</text:span></text:p>
      <text:p text:style-name="P16"><text:span text:style-name="T15"><text:s text:c="8"/></text:span></text:p>
      <text:p text:style-name="P16"><text:span text:style-name="T15"><text:s text:c="8"/>jScrollPane2.setViewportView(theirInventory);</text:span></text:p>
      <text:p text:style-name="P16"><text:span text:style-name="T15"/></text:p>
      <text:p text:style-name="P16"><text:span text:style-name="T15"><text:s text:c="8"/>jLabel1.setText("Your Invenotry:");</text:span></text:p>
      <text:p text:style-name="P16"><text:span text:style-name="T15"/></text:p>
      <text:p text:style-name="P16"><text:soft-page-break/><text:span text:style-name="T15"><text:s text:c="8"/>jLabel2.setText("Their Inventory:");</text:span></text:p>
      <text:p text:style-name="P16"><text:span text:style-name="T15"/></text:p>
      <text:p text:style-name="P16"><text:span text:style-name="T15"><text:s text:c="8"/>sellButton.setText("Sell");</text:span></text:p>
      <text:p text:style-name="P16"><text:span text:style-name="T15"/></text:p>
      <text:p text:style-name="P16"><text:span text:style-name="T15"><text:s text:c="8"/>buyButton.setText("Buy");</text:span></text:p>
      <text:p text:style-name="P16"><text:span text:style-name="T15"/></text:p>
      <text:p text:style-name="P16"><text:span text:style-name="T15"><text:s text:c="8"/>cancelButton.setText("Cancel");</text:span></text:p>
      <text:p text:style-name="P16"><text:span text:style-name="T15"><text:s text:c="8"/></text:span></text:p>
      <text:p text:style-name="P16"><text:span text:style-name="T15"><text:s text:c="8"/>//Layout for this view</text:span></text:p>
      <text:p text:style-name="P16"><text:span text:style-name="T15"><text:s text:c="8"/>javax.swing.GroupLayout layout = new javax.swing.GroupLayout(this);</text:span></text:p>
      <text:p text:style-name="P16"><text:span text:style-name="T15"><text:s text:c="8"/>this.setLayout(layout);</text:span></text:p>
      <text:p text:style-name="P16"><text:span text:style-name="T15"><text:s text:c="8"/>layout.setHorizontalGroup(</text:span></text:p>
      <text:p text:style-name="P16"><text:span text:style-name="T15"><text:s text:c="12"/>layout.createParallelGroup(javax.swing.GroupLayout.Alignment.LEADING)</text:span></text:p>
      <text:p text:style-name="P16"><text:span text:style-name="T15"><text:s text:c="12"/>.addGroup(layout.createSequentialGroup()</text:span></text:p>
      <text:p text:style-name="P16"><text:span text:style-name="T15"><text:s text:c="16"/>.addContainerGap()</text:span></text:p>
      <text:p text:style-name="P16"><text:span text:style-name="T15"><text:s text:c="16"/>.addGroup(layout.createParallelGroup(javax.swing.GroupLayout.Alignment.LEADING)</text:span></text:p>
      <text:p text:style-name="P16"><text:span text:style-name="T15"><text:s text:c="20"/>.addGroup(layout.createSequentialGroup()</text:span></text:p>
      <text:p text:style-name="P16"><text:span text:style-name="T15"><text:s text:c="24"/>.addGroup(layout.createParallelGroup(javax.swing.GroupLayout.Alignment.LEADING)</text:span></text:p>
      <text:p text:style-name="P16"><text:span text:style-name="T15"><text:s text:c="28"/>.addComponent(jScrollPane2, javax.swing.GroupLayout.PREFERRED_SIZE, 215, javax.swing.GroupLayout.PREFERRED_SIZE)</text:span></text:p>
      <text:p text:style-name="P16"><text:span text:style-name="T15"><text:s text:c="28"/>.addComponent(sellButton))</text:span></text:p>
      <text:p text:style-name="P16"><text:span text:style-name="T15"><text:s text:c="24"/>.addPreferredGap(javax.swing.LayoutStyle.ComponentPlacement.RELATED, 19, Short.MAX_VALUE)</text:span></text:p>
      <text:p text:style-name="P16"><text:span text:style-name="T15"><text:s text:c="24"/>.addGroup(layout.createParallelGroup(javax.swing.GroupLayout.Alignment.LEADING)</text:span></text:p>
      <text:p text:style-name="P16"><text:span text:style-name="T15"><text:s text:c="28"/>.addGroup(layout.createSequentialGroup()</text:span></text:p>
      <text:p text:style-name="P16"><text:span text:style-name="T15"><text:s text:c="32"/>.addComponent(cancelButton)</text:span></text:p>
      <text:p text:style-name="P16"><text:span text:style-name="T15"><text:s text:c="32"/>.addGap(99, 99, 99)</text:span></text:p>
      <text:p text:style-name="P16"><text:span text:style-name="T15"><text:s text:c="32"/>.addComponent(buyButton))</text:span></text:p>
      <text:p text:style-name="P16"><text:span text:style-name="T15"><text:s text:c="28"/>.addComponent(jScrollPane1, javax.swing.GroupLayout.PREFERRED_SIZE, 215, javax.swing.GroupLayout.PREFERRED_SIZE))</text:span></text:p>
      <text:p text:style-name="P16"><text:span text:style-name="T15"><text:s text:c="24"/>.addContainerGap())</text:span></text:p>
      <text:p text:style-name="P16"><text:span text:style-name="T15"><text:s text:c="20"/>.addGroup(layout.createSequentialGroup()</text:span></text:p>
      <text:p text:style-name="P16"><text:span text:style-name="T15"><text:s text:c="24"/>.addComponent(jLabel1, javax.swing.GroupLayout.PREFERRED_SIZE, 92, javax.swing.GroupLayout.PREFERRED_SIZE)</text:span></text:p>
      <text:p text:style-name="P16"><text:span text:style-name="T15"><text:s text:c="24"/>.addPreferredGap(javax.swing.LayoutStyle.ComponentPlacement.RELATED, javax.swing.GroupLayout.DEFAULT_SIZE, Short.MAX_VALUE)</text:span></text:p>
      <text:p text:style-name="P16"><text:span text:style-name="T15"><text:s text:c="24"/>.addComponent(jLabel2, javax.swing.GroupLayout.PREFERRED_SIZE, 92, javax.swing.GroupLayout.PREFERRED_SIZE))))</text:span></text:p>
      <text:p text:style-name="P16"><text:span text:style-name="T15"><text:s text:c="8"/>);</text:span></text:p>
      <text:p text:style-name="P16"><text:span text:style-name="T15"><text:s text:c="8"/>layout.setVerticalGroup(</text:span></text:p>
      <text:p text:style-name="P16"><text:span text:style-name="T15"><text:s text:c="12"/>layout.createParallelGroup(javax.swing.GroupLayout.Alignment.LEADING)</text:span></text:p>
      <text:p text:style-name="P16"><text:span text:style-name="T15"><text:s text:c="12"/>.addGroup(layout.createSequentialGroup()</text:span></text:p>
      <text:p text:style-name="P16"><text:span text:style-name="T15"><text:s text:c="16"/>.addGroup(layout.createParallelGroup(javax.swing.GroupLayout.Alignment.TRAILING)</text:span></text:p>
      <text:p text:style-name="P16"><text:span text:style-name="T15"><text:s text:c="20"/>.addComponent(jLabel1, javax.swing.GroupLayout.PREFERRED_SIZE, 17, javax.swing.GroupLayout.PREFERRED_SIZE)</text:span></text:p>
      <text:p text:style-name="P16"><text:span text:style-name="T15"><text:s text:c="20"/>.addComponent(jLabel2, javax.swing.GroupLayout.PREFERRED_SIZE, 17, javax.swing.GroupLayout.PREFERRED_SIZE))</text:span></text:p>
      <text:p text:style-name="P16"><text:soft-page-break/><text:span text:style-name="T15"><text:s text:c="16"/>.addPreferredGap(javax.swing.LayoutStyle.ComponentPlacement.RELATED)</text:span></text:p>
      <text:p text:style-name="P16"><text:span text:style-name="T15"><text:s text:c="16"/>.addGroup(layout.createParallelGroup(javax.swing.GroupLayout.Alignment.TRAILING)</text:span></text:p>
      <text:p text:style-name="P16"><text:span text:style-name="T15"><text:s text:c="20"/>.addComponent(jScrollPane2, javax.swing.GroupLayout.PREFERRED_SIZE, 244, javax.swing.GroupLayout.PREFERRED_SIZE)</text:span></text:p>
      <text:p text:style-name="P16"><text:span text:style-name="T15"><text:s text:c="20"/>.addComponent(jScrollPane1, javax.swing.GroupLayout.PREFERRED_SIZE, 244, javax.swing.GroupLayout.PREFERRED_SIZE))</text:span></text:p>
      <text:p text:style-name="P16"><text:span text:style-name="T15"><text:s text:c="16"/>.addPreferredGap(javax.swing.LayoutStyle.ComponentPlacement.RELATED)</text:span></text:p>
      <text:p text:style-name="P16"><text:span text:style-name="T15"><text:s text:c="16"/>.addGroup(layout.createParallelGroup(javax.swing.GroupLayout.Alignment.BASELINE)</text:span></text:p>
      <text:p text:style-name="P16"><text:span text:style-name="T15"><text:s text:c="20"/>.addComponent(sellButton)</text:span></text:p>
      <text:p text:style-name="P16"><text:span text:style-name="T15"><text:s text:c="20"/>.addComponent(buyButton)</text:span></text:p>
      <text:p text:style-name="P16"><text:span text:style-name="T15"><text:s text:c="20"/>.addComponent(cancelButton))</text:span></text:p>
      <text:p text:style-name="P16"><text:span text:style-name="T15"><text:s text:c="16"/>.addContainerGap(javax.swing.GroupLayout.DEFAULT_SIZE, Short.MAX_VALUE))</text:span></text:p>
      <text:p text:style-name="P16"><text:span text:style-name="T15"><text:s text:c="8"/>);</text:span></text:p>
      <text:p text:style-name="P16"><text:span text:style-name="T15"><text:s text:c="4"/>} <text:s text:c="22"/></text:span></text:p>
      <text:p text:style-name="P16"><text:span text:style-name="T15"><text:s text:c="4"/></text:span></text:p>
      <text:p text:style-name="P16"><text:span text:style-name="T15"><text:s text:c="4"/>//Getter ,setter, adder, remover</text:span></text:p>
      <text:p text:style-name="P16"><text:span text:style-name="T15"><text:tab/>public void addToInventory(String theName, String theDetails, String theValue){</text:span></text:p>
      <text:p text:style-name="P16"><text:span text:style-name="T15"><text:tab/><text:tab/>((DefaultTableModel) myInventory.getModel()).addRow(new Object[]{theName,theDetails,theValue}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public void addToOtherInventory(String theName, String theDetails, String theValue){</text:span></text:p>
      <text:p text:style-name="P16"><text:span text:style-name="T15"><text:tab/><text:tab/>((DefaultTableModel) theirInventory.getModel()).addRow(new Object[]{theName,theDetails,theValue});</text:span></text:p>
      <text:p text:style-name="P16"><text:span text:style-name="T15"><text:tab/>}</text:span></text:p>
      <text:p text:style-name="P16"><text:span text:style-name="T15"><text:tab/></text:span></text:p>
      <text:p text:style-name="P16"><text:span text:style-name="T15"><text:tab/>public void removeFromInvenotry(){</text:span></text:p>
      <text:p text:style-name="P16"><text:span text:style-name="T15"><text:tab/><text:tab/>if(myInventory.getSelectedRow()==-1){</text:span></text:p>
      <text:p text:style-name="P16"><text:span text:style-name="T15"><text:tab/><text:tab/><text:tab/>return;</text:span></text:p>
      <text:p text:style-name="P16"><text:span text:style-name="T15"><text:tab/><text:tab/>}</text:span></text:p>
      <text:p text:style-name="P16"><text:span text:style-name="T15"><text:tab/><text:tab/>((DefaultTableModel) myInventory.getModel()).removeRow(myInventory.getSelectedRow());</text:span></text:p>
      <text:p text:style-name="P16"><text:span text:style-name="T15"><text:tab/>}</text:span></text:p>
      <text:p text:style-name="P16"><text:span text:style-name="T15"><text:tab/>public void removeFromTheirInvenotry(){</text:span></text:p>
      <text:p text:style-name="P16"><text:span text:style-name="T15"><text:tab/><text:tab/>if(theirInventory.getSelectedRow()==-1){</text:span></text:p>
      <text:p text:style-name="P16"><text:span text:style-name="T15"><text:tab/><text:tab/><text:tab/>return;</text:span></text:p>
      <text:p text:style-name="P16"><text:span text:style-name="T15"><text:tab/><text:tab/>}</text:span></text:p>
      <text:p text:style-name="P16"><text:span text:style-name="T15"><text:tab/><text:tab/>((DefaultTableModel) theirInventory.getModel()).removeRow(theirInventory.getSelectedRow());</text:span></text:p>
      <text:p text:style-name="P16"><text:span text:style-name="T15"><text:tab/>}</text:span></text:p>
      <text:p text:style-name="P16"><text:span text:style-name="T15">}</text:span></text:p>
      <text:p text:style-name="P16"><text:span text:style-name="T15"/></text:p>
      <text:p text:style-name="P16"><text:span text:style-name="T27">Class: </text:span><text:span text:style-name="T15">TreasureViewDialog.java</text:span></text:p>
      <text:p text:style-name="P16"><text:span text:style-name="T15">package views;<text:line-break/><text:line-break/>import java.awt.GridBagConstraints;<text:line-break/>import java.awt.GridBagLayout;<text:line-break/>import java.awt.Insets;<text:line-break/>import java.awt.event.ActionEvent;<text:line-break/></text:span><text:soft-page-break/><text:span text:style-name="T15">import java.awt.event.ActionListener;<text:line-break/>import java.util.ArrayList;<text:line-break/><text:line-break/>import javax.swing.JButton;<text:line-break/>import javax.swing.JComponent;<text:line-break/>import javax.swing.JDialog;<text:line-break/>import javax.swing.JFrame;<text:line-break/>import javax.swing.JList;<text:line-break/>import javax.swing.JOptionPane;<text:line-break/>import javax.swing.JScrollPane;<text:line-break/><text:line-break/>import models.characterModels.PlayerBase;<text:line-break/>import models.otherEntities.TreasureModel;<text:line-break/><text:line-break/>public class TreasureViewDialog extends JDialog{<text:line-break/><text:line-break/><text:tab/>//Variable declarations<text:line-break/><text:tab/>private JButton lootButton;<text:line-break/><text:tab/>private JButton searchButton;<text:line-break/><text:tab/>private JButton cancelButton;<text:line-break/><text:tab/>private JList&lt;TreasureModel&gt; treasureList;<text:line-break/><text:tab/>private JScrollPane scrollPane;<text:line-break/><text:tab/><text:line-break/><text:tab/>private ArrayList &lt;TreasureModel&gt; treasures;<text:line-break/><text:tab/>private PlayerBase thePlayer;<text:line-break/><text:tab/><text:line-break/><text:tab/>protected GridBagLayout layout = new GridBagLayout();<text:line-break/><text:tab/>protected GridBagConstraints layoutConstraints = new GridBagConstraints(); <text:line-break/><text:tab/><text:line-break/><text:tab/>private static final long serialVersionUID = -7494254554569510620L;<text:line-break/><text:tab/><text:tab/><text:line-break/><text:tab/>// Dialog That The Player Will See When Looting<text:line-break/><text:tab/>public TreasureViewDialog (JFrame owner, String title, boolean modal, ArrayList&lt;TreasureModel&gt; treasures, PlayerBase player) {<text:line-break/><text:tab/><text:tab/>super(owner, title, modal);<text:line-break/><text:tab/><text:tab/>this.treasures = treasures;<text:line-break/><text:tab/><text:tab/>this.thePlayer = player;<text:line-break/><text:tab/><text:tab/>initWindow();<text:line-break/><text:tab/><text:tab/>addListeners();<text:line-break/><text:tab/>}<text:line-break/><text:tab/><text:line-break/><text:tab/>// Initialize The Window<text:line-break/><text:tab/>private void initWindow() {<text:line-break/><text:tab/><text:tab/>setSize (300,300);<text:line-break/><text:tab/><text:tab/>setLayout(layout);<text:line-break/><text:tab/><text:tab/>TreasureModel[] temp = new TreasureModel[treasures.size()];<text:line-break/><text:tab/><text:tab/>temp = treasures.toArray(temp);<text:line-break/><text:tab/><text:tab/><text:line-break/><text:tab/><text:tab/>treasureList = new JList&lt;&gt;(temp);<text:line-break/></text:span><text:soft-page-break/><text:span text:style-name="T15"><text:tab/><text:tab/>scrollPane = new JScrollPane(treasureList);<text:line-break/><text:tab/><text:tab/>lootButton = new JButton("Loot Treasure");<text:line-break/><text:tab/><text:tab/>cancelButton = new JButton("Cancel");<text:line-break/><text:tab/><text:tab/>searchButton = new JButton ("Search Clearing");<text:line-break/><text:tab/><text:tab/><text:line-break/><text:tab/><text:tab/>// Add The Stuff To The View<text:line-break/><text:tab/><text:tab/>addToFrame(scrollPane, 0, 0, 2, 2);<text:line-break/><text:tab/><text:tab/>addToFrame(lootButton, 0, 2, 1, 1);<text:line-break/><text:tab/><text:tab/>addToFrame(searchButton, 1, 2, 1, 1);<text:line-break/><text:tab/><text:tab/>addToFrame(cancelButton, 0, 3, 2, 1);<text:line-break/><text:tab/>}<text:line-break/><text:tab/><text:line-break/><text:tab/>// Add The Listeners<text:line-break/><text:tab/>private void addListeners () {<text:line-break/><text:tab/><text:tab/>lootButton.addActionListener(new ActionListener() {<text:line-break/><text:tab/><text:tab/><text:tab/>@Override<text:line-break/><text:tab/><text:tab/><text:tab/>public void actionPerformed(ActionEvent arg0) {<text:line-break/><text:tab/><text:tab/><text:tab/><text:tab/>System.out.println("Loot Button Has Been Pressed");<text:line-break/><text:tab/><text:tab/><text:tab/><text:tab/>handleLootButton();<text:line-break/><text:tab/><text:tab/><text:tab/>}<text:line-break/><text:tab/><text:tab/>});<text:line-break/><text:tab/><text:tab/><text:line-break/><text:tab/><text:tab/>cancelButton.addActionListener(new ActionListener() {<text:line-break/><text:tab/><text:tab/><text:tab/>@Override<text:line-break/><text:tab/><text:tab/><text:tab/>public void actionPerformed(ActionEvent e) {<text:line-break/><text:tab/><text:tab/><text:tab/><text:tab/>dispose();<text:line-break/><text:tab/><text:tab/><text:tab/>}<text:line-break/><text:tab/><text:tab/>});<text:line-break/><text:tab/><text:tab/><text:line-break/><text:tab/><text:tab/>searchButton.addActionListener(new ActionListener() {<text:tab/><text:tab/><text:line-break/><text:tab/><text:tab/><text:tab/>@Override<text:line-break/><text:tab/><text:tab/><text:tab/>public void actionPerformed(ActionEvent arg0) {<text:line-break/><text:tab/><text:tab/><text:tab/><text:tab/>handleSearchButton();<text:line-break/><text:tab/><text:tab/><text:tab/>}<text:line-break/><text:tab/><text:tab/>});<text:line-break/><text:tab/>}<text:line-break/><text:tab/><text:line-break/><text:tab/><text:line-break/><text:tab/>// Handles The Looting<text:line-break/><text:tab/>private void handleLootButton () {<text:line-break/><text:tab/><text:tab/>if (thePlayer.getAvailableActions() &gt; 0) {<text:line-break/><text:tab/><text:tab/><text:tab/>thePlayer.getCurrentClearing().playerLootClearing(thePlayer);<text:tab/><text:tab/><text:line-break/><text:tab/><text:tab/><text:tab/>refreshTreasureList();<text:line-break/><text:tab/><text:tab/>} else {<text:line-break/> <text:s text:c="3"/><text:tab/><text:tab/>JOptionPane.showMessageDialog(this, "You Have No More Actions For This Turn");<text:line-break/> <text:s text:c="3"/><text:tab/>}<text:line-break/><text:tab/>}<text:line-break/><text:tab/><text:line-break/> <text:s text:c="3"/>// Handles The Searching<text:line-break/></text:span><text:soft-page-break/><text:span text:style-name="T15"><text:tab/>private void handleSearchButton() {<text:line-break/><text:tab/><text:tab/>System.out.println("Find test");<text:line-break/><text:line-break/><text:tab/><text:tab/>// If There Is Available Actions<text:line-break/><text:tab/><text:tab/>if (thePlayer.getAvailableActions() &gt; 0) {<text:line-break/><text:tab/><text:tab/><text:tab/>ArrayList&lt;TreasureModel&gt; foundTreasures = thePlayer.searchCurrentClearing();<text:line-break/><text:tab/><text:tab/><text:tab/>if (foundTreasures.size() == 0) {<text:line-break/><text:tab/><text:tab/><text:tab/><text:tab/>JOptionPane.showMessageDialog(this, "You Didn't Find Anything In Your Search");<text:line-break/><text:tab/><text:tab/><text:tab/>} else {<text:line-break/><text:tab/><text:tab/><text:tab/><text:tab/>refreshTreasureList();<text:line-break/><text:tab/><text:tab/><text:tab/><text:tab/>JOptionPane.showMessageDialog(this, "You Found Some Treasure In The Clearing. You Can Now Loot It");<text:line-break/><text:tab/><text:tab/><text:tab/>}<text:line-break/><text:tab/><text:tab/>} else {<text:line-break/> <text:s text:c="3"/><text:tab/><text:tab/>JOptionPane.showMessageDialog(this, "You Have No More Actions For This Turn");<text:line-break/> <text:s text:c="3"/><text:tab/>}<text:line-break/><text:tab/>}<text:line-break/><text:line-break/><text:tab/>private void refreshTreasureList() {<text:line-break/><text:tab/><text:tab/>treasures = thePlayer.getCurrentClearing().getTreasuresPlayerFound(thePlayer);<text:line-break/><text:tab/><text:tab/>TreasureModel[] temp = new TreasureModel[treasures.size()];<text:line-break/><text:tab/><text:tab/>temp = treasures.toArray(temp);<text:line-break/><text:tab/><text:tab/>treasureList.setListData(temp);<text:line-break/><text:tab/>}<text:line-break/> <text:s text:c="3"/><text:line-break/><text:tab/>// Add To This Frame <text:line-break/><text:tab/>protected void addToFrame (JComponent theComponent, int x, int y, int gridWidth, int gridHeight){<text:line-break/><text:tab/><text:tab/>layoutConstraints.gridx = x;<text:line-break/><text:tab/><text:tab/>layoutConstraints.gridy = y;<text:line-break/><text:tab/><text:tab/>layoutConstraints.gridwidth = gridWidth;<text:line-break/><text:tab/><text:tab/>layoutConstraints.gridheight = gridHeight;<text:line-break/><text:tab/><text:tab/>layoutConstraints.fill = GridBagConstraints.BOTH;<text:line-break/><text:tab/><text:tab/>layoutConstraints.insets = new Insets(10, 5, 10, 5);<text:line-break/><text:tab/><text:tab/>layoutConstraints.anchor = GridBagConstraints.NORTHWEST;<text:line-break/><text:tab/><text:tab/>layoutConstraints.weightx = 1.0;<text:line-break/><text:tab/><text:tab/>layoutConstraints.weighty = 1.0;<text:line-break/><text:tab/><text:tab/>layout.setConstraints(theComponent, layoutConstraints);<text:line-break/><text:tab/><text:tab/>add(theComponent);<text:line-break/><text:tab/>}<text:line-break/>}<text:line-break/></text:span></text:p>
      <text:p text:style-name="P16"><text:span text:style-name="T15"><text:line-break/></text:span></text:p>
      <text:p text:style-name="P16"><text:span text:style-name="T15"/></text:p>
      <text:p text:style-name="P16"><text:span text:style-name="T15"/></text:p>
      <text:p text:style-name="P1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2T20:33:00.18</meta:creation-date>
    <dc:date>2015-02-22T21:11:15.37</dc:date>
    <meta:editing-duration>PT38M</meta:editing-duration>
    <meta:editing-cycles>28</meta:editing-cycles>
    <meta:generator>OpenOffice/4.1.0$Win32 OpenOffice.org_project/410m18$Build-9764</meta:generator>
    <meta:document-statistic meta:table-count="0" meta:image-count="0" meta:object-count="0" meta:page-count="115" meta:paragraph-count="3928" meta:word-count="15385" meta:character-count="167746"/>
  </office:meta>
</office:document-meta>
</file>